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5134in"/>
    </style:style>
    <style:style style:name="co4" style:family="table-column">
      <style:table-column-properties fo:break-before="auto" style:column-width="0.4693in"/>
    </style:style>
    <style:style style:name="co5" style:family="table-column">
      <style:table-column-properties fo:break-before="auto" style:column-width="0.6772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6661in"/>
    </style:style>
    <style:style style:name="co8" style:family="table-column">
      <style:table-column-properties fo:break-before="auto" style:column-width="0.6882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6547in"/>
    </style:style>
    <style:style style:name="co11" style:family="table-column">
      <style:table-column-properties fo:break-before="auto" style:column-width="0.6681in"/>
    </style:style>
    <style:style style:name="co12" style:family="table-column">
      <style:table-column-properties fo:break-before="auto" style:column-width="0.8846in"/>
    </style:style>
    <style:style style:name="co13" style:family="table-column">
      <style:table-column-properties fo:break-before="auto" style:column-width="0.9307in"/>
    </style:style>
    <style:style style:name="co14" style:family="table-column">
      <style:table-column-properties fo:break-before="auto" style:column-width="0.8209in"/>
    </style:style>
    <style:style style:name="co15" style:family="table-column">
      <style:table-column-properties fo:break-before="auto" style:column-width="2.7547in"/>
    </style:style>
    <style:style style:name="co16" style:family="table-column">
      <style:table-column-properties fo:break-before="auto" style:column-width="2.1319in"/>
    </style:style>
    <style:style style:name="co17" style:family="table-column">
      <style:table-column-properties fo:break-before="auto" style:column-width="0.7992in"/>
    </style:style>
    <style:style style:name="co18" style:family="table-column">
      <style:table-column-properties fo:break-before="auto" style:column-width="0.7335in"/>
    </style:style>
    <style:style style:name="co19" style:family="table-column">
      <style:table-column-properties fo:break-before="auto" style:column-width="1.1028in"/>
    </style:style>
    <style:style style:name="co20" style:family="table-column">
      <style:table-column-properties fo:break-before="auto" style:column-width="2.5146in"/>
    </style:style>
    <style:style style:name="co21" style:family="table-column">
      <style:table-column-properties fo:break-before="auto" style:column-width="1.75in"/>
    </style:style>
    <style:style style:name="co22" style:family="table-column">
      <style:table-column-properties fo:break-before="auto" style:column-width="1.6291in"/>
    </style:style>
    <style:style style:name="co23" style:family="table-column">
      <style:table-column-properties fo:break-before="auto" style:column-width="1.1484in"/>
    </style:style>
    <style:style style:name="co24" style:family="table-column">
      <style:table-column-properties fo:break-before="auto" style:column-width="5.2898in"/>
    </style:style>
    <style:style style:name="co25" style:family="table-column">
      <style:table-column-properties fo:break-before="auto" style:column-width="2.1102in"/>
    </style:style>
    <style:style style:name="co26" style:family="table-column">
      <style:table-column-properties fo:break-before="auto" style:column-width="1.1161in"/>
    </style:style>
    <style:style style:name="co27" style:family="table-column">
      <style:table-column-properties fo:break-before="auto" style:column-width="1.1047in"/>
    </style:style>
    <style:style style:name="co28" style:family="table-column">
      <style:table-column-properties fo:break-before="auto" style:column-width="1.5091in"/>
    </style:style>
    <style:style style:name="co29" style:family="table-column">
      <style:table-column-properties fo:break-before="auto" style:column-width="1.4764in"/>
    </style:style>
    <style:style style:name="co30" style:family="table-column">
      <style:table-column-properties fo:break-before="auto" style:column-width="2.4819in"/>
    </style:style>
    <style:style style:name="co31" style:family="table-column">
      <style:table-column-properties fo:break-before="auto" style:column-width="2.1646in"/>
    </style:style>
    <style:style style:name="co32" style:family="table-column">
      <style:table-column-properties fo:break-before="auto" style:column-width="1.6626in"/>
    </style:style>
    <style:style style:name="co33" style:family="table-column">
      <style:table-column-properties fo:break-before="auto" style:column-width="3.8909in"/>
    </style:style>
    <style:style style:name="co34" style:family="table-column">
      <style:table-column-properties fo:break-before="auto" style:column-width="1.1709in"/>
    </style:style>
    <style:style style:name="co35" style:family="table-column">
      <style:table-column-properties fo:break-before="auto" style:column-width="1.1272in"/>
    </style:style>
    <style:style style:name="co36" style:family="table-column">
      <style:table-column-properties fo:break-before="auto" style:column-width="0.16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fo:background-color="#0066cc" style:text-align-source="fix" style:repeat-content="false" fo:wrap-option="wrap"/>
      <style:paragraph-properties fo:text-align="center" fo:margin-left="0in"/>
      <style:text-properties fo:color="#ffffff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579d1c" style:text-align-source="fix" style:repeat-content="false" fo:wrap-option="wrap"/>
      <style:paragraph-properties fo:text-align="center" fo:margin-left="0in"/>
      <style:text-properties fo:color="#ffffff"/>
    </style:style>
    <style:style style:name="ce4" style:family="table-cell" style:parent-style-name="Default" style:data-style-name="N101"/>
    <style:style style:name="ce5" style:family="table-cell" style:parent-style-name="Default">
      <style:table-cell-properties fo:background-color="#ff6633" style:text-align-source="fix" style:repeat-content="false" fo:wrap-option="wrap"/>
      <style:paragraph-properties fo:text-align="center" fo:margin-left="0in"/>
      <style:text-properties fo:color="#ffffff"/>
    </style:style>
    <style:style style:name="ce6" style:family="table-cell" style:parent-style-name="Default" style:data-style-name="N104">
      <style:table-cell-properties fo:background-color="#ff6633" style:text-align-source="fix" style:repeat-content="false" fo:wrap-option="wrap"/>
      <style:paragraph-properties fo:text-align="center" fo:margin-left="0in"/>
      <style:text-properties fo:color="#ffffff"/>
    </style:style>
    <style:style style:name="ce7" style:family="table-cell" style:parent-style-name="Default" style:data-style-name="N104"/>
    <style:style style:name="ce8" style:family="table-cell" style:parent-style-name="Default">
      <style:table-cell-properties fo:background-color="#ffd320" style:text-align-source="fix" style:repeat-content="false" fo:wrap-option="wrap"/>
      <style:paragraph-properties fo:text-align="center" fo:margin-left="0in"/>
      <style:text-properties fo:color="#ffffff"/>
    </style:style>
    <style:style style:name="ce9" style:family="table-cell" style:parent-style-name="Default" style:data-style-name="N104">
      <style:table-cell-properties fo:background-color="#ffd320" style:text-align-source="fix" style:repeat-content="false" fo:wrap-option="wrap"/>
      <style:paragraph-properties fo:text-align="center" fo:margin-left="0in"/>
      <style:text-properties fo:color="#ffffff"/>
    </style:style>
    <style:style style:name="ce10" style:family="table-cell" style:parent-style-name="Default" style:data-style-name="N11"/>
    <style:style style:name="ce1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color="#ffffff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3" style:family="table-cell" style:parent-style-name="Default" style:data-style-name="N37"/>
    <style:style style:name="ce14" style:family="table-cell" style:parent-style-name="Default" style:data-style-name="N43"/>
    <style:style style:name="ce15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graphs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graphs.K24" table:end-x="0.878in" table:end-y="0.1362in" draw:z-index="6" draw:style-name="gr1" svg:width="8.824in" svg:height="3.713in" svg:x="0.0551in" svg:y="0.1571in">
              <draw:object draw:notify-on-update-of-ranges="'Data by month'.R32:'Data by month'.R43 'Data by month'.S31:'Data by month'.S31 'Data by month'.S32:'Data by month'.S43 'Data by month'.T31:'Data by month'.T31 'Data by month'.T32:'Data by month'.T43 'Data by month'.U31:'Data by month'.U31 'Data by month'.U32:'Data by month'.U43 'Data by month'.V31:'Data by month'.V31 'Data by month'.V32:'Data by month'.V43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  <table:table-row table:style-name="ro1" table:number-rows-repeated="24">
          <table:table-cell table:number-columns-repeated="2"/>
        </table:table-row>
        <table:table-row table:style-name="ro1">
          <table:table-cell/>
          <table:table-cell>
            <draw:frame table:end-cell-address="graphs.E43" table:end-x="0.5161in" table:end-y="0.1256in" draw:z-index="7" draw:style-name="gr1" svg:width="3.15in" svg:height="2.7504in" svg:x="0.0331in" svg:y="0.0425in">
              <draw:object draw:notify-on-update-of-ranges="'Data by month'.P49:'Data by month'.P53 'Data by month'.Q48:'Data by month'.Q48 'Data by month'.Q49:'Data by month'.Q53 'Data by month'.R48:'Data by month'.R48 'Data by month'.R49:'Data by month'.R5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1" table:number-rows-repeated="18">
          <table:table-cell table:number-columns-repeated="2"/>
        </table:table-row>
        <table:table-row table:style-name="ro1">
          <table:table-cell>
            <draw:frame table:end-cell-address="graphs.E62" table:end-x="0.478in" table:end-y="0.1484in" draw:z-index="1" draw:style-name="gr1" svg:width="3.1492in" svg:height="2.7555in" svg:x="0.8846in" svg:y="0.0602in">
              <draw:object draw:notify-on-update-of-ranges="'Data by month'.O32:'Data by month'.O35 'Data by month'.P31:'Data by month'.P31 'Data by month'.P32:'Data by month'.P3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 table:number-rows-repeated="16">
          <table:table-cell table:number-columns-repeated="2"/>
        </table:table-row>
        <table:table-row table:style-name="ro1">
          <table:table-cell/>
          <table:table-cell>
            <draw:frame table:end-cell-address="graphs.P81" table:end-x="0.2307in" table:end-y="0.0315in" draw:z-index="2" draw:style-name="gr1" svg:width="12.6768in" svg:height="3.0331in" svg:x="0in" svg:y="0.0213in">
              <draw:object draw:notify-on-update-of-ranges="'Data by month'.A3:'Data by month'.A44 'Data by month'.K2:'Data by month'.K2 'Data by month'.K3:'Data by month'.K4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 table:number-rows-repeated="18">
          <table:table-cell table:number-columns-repeated="2"/>
        </table:table-row>
        <table:table-row table:style-name="ro1">
          <table:table-cell>
            <draw:frame table:end-cell-address="graphs.O98" table:end-x="0.2307in" table:end-y="0.0417in" draw:z-index="3" draw:style-name="gr1" svg:width="11.8535in" svg:height="2.7087in" svg:x="0.8232in" svg:y="0in">
              <draw:object draw:notify-on-update-of-ranges="'Data by month'.A3:'Data by month'.A41 'Data by month'.L2:'Data by month'.L2 'Data by month'.L3:'Data by month'.L4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</table:table-row>
        <table:table-row table:style-name="ro1" table:number-rows-repeated="16">
          <table:table-cell table:number-columns-repeated="2"/>
        </table:table-row>
        <table:table-row table:style-name="ro1">
          <table:table-cell>
            <draw:frame table:end-cell-address="graphs.J117" table:end-x="0.878in" table:end-y="0.0417in" draw:z-index="4" draw:style-name="gr1" svg:width="8.0012in" svg:height="3.0646in" svg:x="0.878in" svg:y="0in">
              <draw:object draw:notify-on-update-of-ranges="'Data by month'.R32:'Data by month'.R43 'Data by month'.S31:'Data by month'.S31 'Data by month'.S32:'Data by month'.S43 'Data by month'.T31:'Data by month'.T31 'Data by month'.T32:'Data by month'.T43 'Data by month'.U31:'Data by month'.U31 'Data by month'.U32:'Data by month'.U43 'Data by month'.V31:'Data by month'.V31 'Data by month'.V32:'Data by month'.V4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</table:table-row>
        <table:table-row table:style-name="ro1" table:number-rows-repeated="18">
          <table:table-cell table:number-columns-repeated="2"/>
        </table:table-row>
        <table:table-row table:style-name="ro1">
          <table:table-cell>
            <draw:frame table:end-cell-address="graphs.J136" table:end-x="0.3402in" table:end-y="0.1776in" draw:z-index="5" draw:style-name="gr1" svg:width="7.4567in" svg:height="3.1921in" svg:x="0.8846in" svg:y="0.0083in">
              <draw:object draw:notify-on-update-of-ranges="'Data by month'.S31:'Data by month'.V31 'Data by month'.R32:'Data by month'.R32 'Data by month'.S32:'Data by month'.V32 'Data by month'.R33:'Data by month'.R33 'Data by month'.S33:'Data by month'.V33 'Data by month'.R34:'Data by month'.R34 'Data by month'.S34:'Data by month'.V34 'Data by month'.R35:'Data by month'.R35 'Data by month'.S35:'Data by month'.V35 'Data by month'.R36:'Data by month'.R36 'Data by month'.S36:'Data by month'.V36 'Data by month'.R37:'Data by month'.R37 'Data by month'.S37:'Data by month'.V37 'Data by month'.R38:'Data by month'.R38 'Data by month'.S38:'Data by month'.V38 'Data by month'.R39:'Data by month'.R39 'Data by month'.S39:'Data by month'.V39 'Data by month'.R40:'Data by month'.R40 'Data by month'.S40:'Data by month'.V40 'Data by month'.R41:'Data by month'.R41 'Data by month'.S41:'Data by month'.V41 'Data by month'.R42:'Data by month'.R42 'Data by month'.S42:'Data by month'.V42 'Data by month'.R43:'Data by month'.R43 'Data by month'.S43:'Data by month'.V4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/>
        </table:table-row>
        <table:table-row table:style-name="ro1" table:number-rows-repeated="20">
          <table:table-cell table:number-columns-repeated="2"/>
        </table:table-row>
        <table:table-row table:style-name="ro1">
          <table:table-cell/>
          <table:table-cell>
            <draw:frame table:end-cell-address="graphs.L165" table:end-x="0.8563in" table:end-y="0.1256in" draw:z-index="0" draw:name="Monthly Donations" draw:style-name="gr1" svg:width="9.5268in" svg:height="4.4764in" svg:x="0.2197in" svg:y="0.0945in">
              <draw:object draw:notify-on-update-of-ranges="'Data by month'.A4:'Data by month'.A43 'Data by month'.E3:'Data by month'.E3 'Data by month'.E4:'Data by month'.E4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Data by month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ce7"/>
        <table:table-column table:style-name="co7" table:default-cell-style-name="ce7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" table:number-columns-repeated="1012" table:default-cell-style-name="Default"/>
        <table:table-row table:style-name="ro2">
          <table:table-cell table:style-name="ce1" table:number-columns-repeated="3"/>
          <table:table-cell table:style-name="ce3" office:value-type="string" table:number-columns-spanned="3" table:number-rows-spanned="1">
            <text:p>Total</text:p>
          </table:table-cell>
          <table:covered-table-cell table:number-columns-repeated="2" table:style-name="ce3"/>
          <table:table-cell table:style-name="ce5" office:value-type="string" table:number-columns-spanned="3" table:number-rows-spanned="1">
            <text:p>Monthly </text:p>
          </table:table-cell>
          <table:covered-table-cell table:number-columns-repeated="2" table:style-name="ce6"/>
          <table:table-cell table:style-name="ce8" office:value-type="string" table:number-columns-spanned="3" table:number-rows-spanned="1">
            <text:p>One Time</text:p>
          </table:table-cell>
          <table:covered-table-cell table:number-columns-repeated="2" table:style-name="ce8"/>
          <table:table-cell table:style-name="ce1"/>
          <table:table-cell table:style-name="ce11"/>
          <table:table-cell table:style-name="ce12" table:number-columns-repeated="1010"/>
        </table:table-row>
        <table:table-row table:style-name="ro3">
          <table:table-cell table:style-name="ce1" office:value-type="string">
            <text:p>Date</text:p>
          </table:table-cell>
          <table:table-cell table:style-name="ce1" office:value-type="string">
            <text:p>Month</text:p>
          </table:table-cell>
          <table:table-cell table:style-name="ce1" office:value-type="string">
            <text:p>Year</text:p>
          </table:table-cell>
          <table:table-cell table:style-name="ce3" office:value-type="string">
            <text:p># Donors</text:p>
          </table:table-cell>
          <table:table-cell table:style-name="ce3" office:value-type="string">
            <text:p><text:s/>Revenue</text:p>
          </table:table-cell>
          <table:table-cell table:style-name="ce3" office:value-type="string">
            <text:p>Average</text:p>
          </table:table-cell>
          <table:table-cell table:style-name="ce5" office:value-type="string">
            <text:p># Donors</text:p>
          </table:table-cell>
          <table:table-cell table:style-name="ce6" office:value-type="string">
            <text:p><text:s/>Revenue</text:p>
          </table:table-cell>
          <table:table-cell table:style-name="ce6" office:value-type="string">
            <text:p>Average</text:p>
          </table:table-cell>
          <table:table-cell table:style-name="ce8" office:value-type="string">
            <text:p># Donors</text:p>
          </table:table-cell>
          <table:table-cell table:style-name="ce9" office:value-type="string">
            <text:p><text:s/>Revenue</text:p>
          </table:table-cell>
          <table:table-cell table:style-name="ce9" office:value-type="string">
            <text:p>Average</text:p>
          </table:table-cell>
          <table:table-cell table:style-name="ce1" office:value-type="string">
            <text:p>Percentage Monthly</text:p>
          </table:table-cell>
          <table:table-cell table:style-name="ce11"/>
          <table:table-cell table:style-name="ce12" table:number-columns-repeated="1010"/>
        </table:table-row>
        <table:table-row table:style-name="ro1">
          <table:table-cell table:style-name="ce2" office:value-type="string">
            <text:p>Jan 2006</text:p>
          </table:table-cell>
          <table:table-cell office:value-type="string">
            <text:p>Jan</text:p>
          </table:table-cell>
          <table:table-cell office:value-type="float" office:value="2006">
            <text:p>2006</text:p>
          </table:table-cell>
          <table:table-cell table:formula="of:=DCOUNT(['Donations Data'.A1:.AG981]; ['Donations Data'.L1];[.O3:.P4])" office:value-type="float" office:value="13">
            <text:p>13</text:p>
          </table:table-cell>
          <table:table-cell table:style-name="ce4" table:formula="of:=DSUM(['Donations Data'.A1:.AG981]; ['Donations Data'.L1]; [.O3:.P4])" office:value-type="currency" office:currency="USD" office:value="613.76">
            <text:p>$614</text:p>
          </table:table-cell>
          <table:table-cell table:style-name="ce4" table:formula="of:=[.E3]/[.D3]" office:value-type="currency" office:currency="USD" office:value="47.2123076923077">
            <text:p>$47</text:p>
          </table:table-cell>
          <table:table-cell table:number-columns-repeated="2"/>
          <table:table-cell/>
          <table:table-cell table:formula="of:=[.D3]-[.G3]" office:value-type="float" office:value="13">
            <text:p>13</text:p>
          </table:table-cell>
          <table:table-cell table:style-name="ce4" table:formula="of:=[.E3]-[.H3]" office:value-type="currency" office:currency="USD" office:value="613.76">
            <text:p>$614</text:p>
          </table:table-cell>
          <table:table-cell table:formula="of:=[.K3]/[.J3]" office:value-type="currency" office:currency="USD" office:value="47.2123076923077">
            <text:p>$47</text:p>
          </table:table-cell>
          <table:table-cell table:style-name="ce10" table:formula="of:=[.H3]/[.K3]" office:value-type="percentage" office:value="0">
            <text:p>0.00%</text:p>
          </table:table-cell>
          <table:table-cell table:style-name="ce10"/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table:number-columns-repeated="998"/>
        </table:table-row>
        <table:table-row table:style-name="ro1">
          <table:table-cell office:value-type="string">
            <text:p>Feb 2006</text:p>
          </table:table-cell>
          <table:table-cell office:value-type="string">
            <text:p>Feb</text:p>
          </table:table-cell>
          <table:table-cell office:value-type="float" office:value="2006">
            <text:p>2006</text:p>
          </table:table-cell>
          <table:table-cell table:formula="of:=DCOUNT(['Donations Data'.A1:.AG981]; ['Donations Data'.L1];[.O5:.P6])" office:value-type="float" office:value="10">
            <text:p>10</text:p>
          </table:table-cell>
          <table:table-cell table:style-name="ce4" table:formula="of:=DSUM(['Donations Data'.A1:.AG981]; ['Donations Data'.L1]; [.O5:.P6])" office:value-type="currency" office:currency="USD" office:value="480.38">
            <text:p>$480</text:p>
          </table:table-cell>
          <table:table-cell table:style-name="ce4" table:formula="of:=[.E4]/[.D4]" office:value-type="currency" office:currency="USD" office:value="48.038">
            <text:p>$48</text:p>
          </table:table-cell>
          <table:table-cell table:number-columns-repeated="2"/>
          <table:table-cell/>
          <table:table-cell table:formula="of:=[.D4]-[.G4]" office:value-type="float" office:value="10">
            <text:p>10</text:p>
          </table:table-cell>
          <table:table-cell table:style-name="ce4" table:formula="of:=[.E4]-[.H4]" office:value-type="currency" office:currency="USD" office:value="480.38">
            <text:p>$480</text:p>
          </table:table-cell>
          <table:table-cell table:formula="of:=[.K4]/[.J4]" office:value-type="currency" office:currency="USD" office:value="48.038">
            <text:p>$48</text:p>
          </table:table-cell>
          <table:table-cell table:style-name="ce10" table:formula="of:=[.H4]/[.K4]" office:value-type="percentage" office:value="0">
            <text:p>0.00%</text:p>
          </table:table-cell>
          <table:table-cell table:style-name="ce10"/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/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  <table:table-cell/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  <table:table-cell/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  <table:table-cell office:value-type="string">
            <text:p>Adopt a hacker</text:p>
          </table:table-cell>
          <table:table-cell table:number-columns-repeated="998"/>
        </table:table-row>
        <table:table-row table:style-name="ro1">
          <table:table-cell office:value-type="string">
            <text:p>Mar 2006</text:p>
          </table:table-cell>
          <table:table-cell office:value-type="string">
            <text:p>Mar</text:p>
          </table:table-cell>
          <table:table-cell office:value-type="float" office:value="2006">
            <text:p>2006</text:p>
          </table:table-cell>
          <table:table-cell table:formula="of:=DCOUNT(['Donations Data'.A1:.AG981]; ['Donations Data'.L1]; [.O7:.P8])" office:value-type="float" office:value="12">
            <text:p>12</text:p>
          </table:table-cell>
          <table:table-cell table:style-name="ce4" table:formula="of:=DSUM(['Donations Data'.A1:.AG981]; ['Donations Data'.L1]; [.O7:.P8])" office:value-type="currency" office:currency="USD" office:value="667.22">
            <text:p>$667</text:p>
          </table:table-cell>
          <table:table-cell table:style-name="ce4" table:formula="of:=[.E5]/[.D5]" office:value-type="currency" office:currency="USD" office:value="55.6016666666667">
            <text:p>$56</text:p>
          </table:table-cell>
          <table:table-cell table:number-columns-repeated="2"/>
          <table:table-cell/>
          <table:table-cell table:formula="of:=[.D5]-[.G5]" office:value-type="float" office:value="12">
            <text:p>12</text:p>
          </table:table-cell>
          <table:table-cell table:style-name="ce4" table:formula="of:=[.E5]-[.H5]" office:value-type="currency" office:currency="USD" office:value="667.22">
            <text:p>$667</text:p>
          </table:table-cell>
          <table:table-cell table:formula="of:=[.K5]/[.J5]" office:value-type="currency" office:currency="USD" office:value="55.6016666666667">
            <text:p>$56</text:p>
          </table:table-cell>
          <table:table-cell table:style-name="ce10" table:formula="of:=[.H5]/[.K5]" office:value-type="percentage" office:value="0">
            <text:p>0.00%</text:p>
          </table:table-cell>
          <table:table-cell table:style-name="ce10"/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  <table:table-cell office:value-type="string">
            <text:p>Friends of GNOME - Adopt a hacker for $10/month</text:p>
          </table:table-cell>
          <table:table-cell table:number-columns-repeated="998"/>
        </table:table-row>
        <table:table-row table:style-name="ro1">
          <table:table-cell office:value-type="string">
            <text:p>Apr 2006</text:p>
          </table:table-cell>
          <table:table-cell office:value-type="string">
            <text:p>Apr</text:p>
          </table:table-cell>
          <table:table-cell office:value-type="float" office:value="2006">
            <text:p>2006</text:p>
          </table:table-cell>
          <table:table-cell table:formula="of:=DCOUNT(['Donations Data'.A1:.AG981]; ['Donations Data'.L1];[.O9:.P10])" office:value-type="float" office:value="47">
            <text:p>47</text:p>
          </table:table-cell>
          <table:table-cell table:style-name="ce4" table:formula="of:=DSUM(['Donations Data'.A1:.AG981]; ['Donations Data'.L1];[.O9:.P10])" office:value-type="currency" office:currency="USD" office:value="7715.57">
            <text:p>$7,716</text:p>
          </table:table-cell>
          <table:table-cell table:style-name="ce4" table:formula="of:=[.E6]/[.D6]" office:value-type="currency" office:currency="USD" office:value="164.161063829787">
            <text:p>$164</text:p>
          </table:table-cell>
          <table:table-cell table:number-columns-repeated="2"/>
          <table:table-cell/>
          <table:table-cell table:formula="of:=[.D6]-[.G6]" office:value-type="float" office:value="47">
            <text:p>47</text:p>
          </table:table-cell>
          <table:table-cell table:style-name="ce4" table:formula="of:=[.E6]-[.H6]" office:value-type="currency" office:currency="USD" office:value="7715.57">
            <text:p>$7,716</text:p>
          </table:table-cell>
          <table:table-cell table:formula="of:=[.K6]/[.J6]" office:value-type="currency" office:currency="USD" office:value="164.161063829787">
            <text:p>$164</text:p>
          </table:table-cell>
          <table:table-cell table:style-name="ce10" table:formula="of:=[.H6]/[.K6]" office:value-type="percentage" office:value="0">
            <text:p>0.00%</text:p>
          </table:table-cell>
          <table:table-cell table:style-name="ce10"/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/>
          <table:table-cell office:value-type="float" office:value="2">
            <text:p>2</text:p>
          </table:table-cell>
          <table:table-cell office:value-type="float" office:value="2007">
            <text:p>2007</text:p>
          </table:table-cell>
          <table:table-cell/>
          <table:table-cell office:value-type="float" office:value="2">
            <text:p>2</text:p>
          </table:table-cell>
          <table:table-cell office:value-type="float" office:value="2008">
            <text:p>2008</text:p>
          </table:table-cell>
          <table:table-cell/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Item Title</text:p>
          </table:table-cell>
          <table:table-cell table:number-columns-repeated="998"/>
        </table:table-row>
        <table:table-row table:style-name="ro1">
          <table:table-cell office:value-type="string">
            <text:p>May 2006</text:p>
          </table:table-cell>
          <table:table-cell office:value-type="string">
            <text:p>May</text:p>
          </table:table-cell>
          <table:table-cell office:value-type="float" office:value="2006">
            <text:p>2006</text:p>
          </table:table-cell>
          <table:table-cell table:formula="of:=DCOUNT(['Donations Data'.A1:.AG981]; ['Donations Data'.L1];[.O11:.P12])" office:value-type="float" office:value="26">
            <text:p>26</text:p>
          </table:table-cell>
          <table:table-cell table:style-name="ce4" table:formula="of:=DSUM(['Donations Data'.A1:.AG981]; ['Donations Data'.L1];[.O11:.P12])" office:value-type="currency" office:currency="USD" office:value="1203.37">
            <text:p>$1,203</text:p>
          </table:table-cell>
          <table:table-cell table:style-name="ce4" table:formula="of:=[.E7]/[.D7]" office:value-type="currency" office:currency="USD" office:value="46.2834615384616">
            <text:p>$46</text:p>
          </table:table-cell>
          <table:table-cell table:number-columns-repeated="2"/>
          <table:table-cell/>
          <table:table-cell table:formula="of:=[.D7]-[.G7]" office:value-type="float" office:value="26">
            <text:p>26</text:p>
          </table:table-cell>
          <table:table-cell table:style-name="ce4" table:formula="of:=[.E7]-[.H7]" office:value-type="currency" office:currency="USD" office:value="1203.37">
            <text:p>$1,203</text:p>
          </table:table-cell>
          <table:table-cell table:formula="of:=[.K7]/[.J7]" office:value-type="currency" office:currency="USD" office:value="46.2834615384616">
            <text:p>$46</text:p>
          </table:table-cell>
          <table:table-cell table:style-name="ce10" table:formula="of:=[.H7]/[.K7]" office:value-type="percentage" office:value="0">
            <text:p>0.00%</text:p>
          </table:table-cell>
          <table:table-cell table:style-name="ce10"/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float" office:value="2">
            <text:p>2</text:p>
          </table:table-cell>
          <table:table-cell office:value-type="float" office:value="2009">
            <text:p>2009</text:p>
          </table:table-cell>
          <table:table-cell office:value-type="string">
            <text:p>Adopt a hacker</text:p>
          </table:table-cell>
          <table:table-cell table:number-columns-repeated="998"/>
        </table:table-row>
        <table:table-row table:style-name="ro1">
          <table:table-cell office:value-type="string">
            <text:p>Jun 2006</text:p>
          </table:table-cell>
          <table:table-cell office:value-type="string">
            <text:p>Jun</text:p>
          </table:table-cell>
          <table:table-cell office:value-type="float" office:value="2006">
            <text:p>2006</text:p>
          </table:table-cell>
          <table:table-cell table:formula="of:=DCOUNT(['Donations Data'.A1:.AG981]; ['Donations Data'.L1];[.O13:.P14])" office:value-type="float" office:value="18">
            <text:p>18</text:p>
          </table:table-cell>
          <table:table-cell table:style-name="ce4" table:formula="of:=DSUM(['Donations Data'.A1:.AG981]; ['Donations Data'.L1];[.O13:.P14])" office:value-type="currency" office:currency="USD" office:value="1050.02">
            <text:p>$1,050</text:p>
          </table:table-cell>
          <table:table-cell table:style-name="ce4" table:formula="of:=[.E8]/[.D8]" office:value-type="currency" office:currency="USD" office:value="58.3344444444445">
            <text:p>$58</text:p>
          </table:table-cell>
          <table:table-cell table:number-columns-repeated="2"/>
          <table:table-cell/>
          <table:table-cell table:formula="of:=[.D8]-[.G8]" office:value-type="float" office:value="18">
            <text:p>18</text:p>
          </table:table-cell>
          <table:table-cell table:style-name="ce4" table:formula="of:=[.E8]-[.H8]" office:value-type="currency" office:currency="USD" office:value="1050.02">
            <text:p>$1,050</text:p>
          </table:table-cell>
          <table:table-cell table:formula="of:=[.K8]/[.J8]" office:value-type="currency" office:currency="USD" office:value="58.3344444444445">
            <text:p>$58</text:p>
          </table:table-cell>
          <table:table-cell table:style-name="ce10" table:formula="of:=[.H8]/[.K8]" office:value-type="percentage" office:value="0">
            <text:p>0.00%</text:p>
          </table:table-cell>
          <table:table-cell table:style-name="ce10"/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/>
          <table:table-cell office:value-type="float" office:value="3">
            <text:p>3</text:p>
          </table:table-cell>
          <table:table-cell office:value-type="float" office:value="2007">
            <text:p>2007</text:p>
          </table:table-cell>
          <table:table-cell/>
          <table:table-cell office:value-type="float" office:value="3">
            <text:p>3</text:p>
          </table:table-cell>
          <table:table-cell office:value-type="float" office:value="2008">
            <text:p>2008</text:p>
          </table:table-cell>
          <table:table-cell/>
          <table:table-cell office:value-type="float" office:value="2">
            <text:p>2</text:p>
          </table:table-cell>
          <table:table-cell office:value-type="float" office:value="2009">
            <text:p>2009</text:p>
          </table:table-cell>
          <table:table-cell office:value-type="string">
            <text:p>Friends of GNOME - Adopt a hacker for $10/month</text:p>
          </table:table-cell>
          <table:table-cell table:number-columns-repeated="998"/>
        </table:table-row>
        <table:table-row table:style-name="ro1">
          <table:table-cell office:value-type="string">
            <text:p>Jul 2006</text:p>
          </table:table-cell>
          <table:table-cell office:value-type="string">
            <text:p>Jul</text:p>
          </table:table-cell>
          <table:table-cell office:value-type="float" office:value="2006">
            <text:p>2006</text:p>
          </table:table-cell>
          <table:table-cell table:formula="of:=DCOUNT(['Donations Data'.A1:.AG981]; ['Donations Data'.L1];[.O15:.P16])" office:value-type="float" office:value="10">
            <text:p>10</text:p>
          </table:table-cell>
          <table:table-cell table:style-name="ce4" table:formula="of:=DSUM(['Donations Data'.A1:.AG981]; ['Donations Data'.L1]; [.O15:.P16])" office:value-type="currency" office:currency="USD" office:value="1027.68">
            <text:p>$1,028</text:p>
          </table:table-cell>
          <table:table-cell table:style-name="ce4" table:formula="of:=[.E9]/[.D9]" office:value-type="currency" office:currency="USD" office:value="102.768">
            <text:p>$103</text:p>
          </table:table-cell>
          <table:table-cell table:number-columns-repeated="2"/>
          <table:table-cell/>
          <table:table-cell table:formula="of:=[.D9]-[.G9]" office:value-type="float" office:value="10">
            <text:p>10</text:p>
          </table:table-cell>
          <table:table-cell table:style-name="ce4" table:formula="of:=[.E9]-[.H9]" office:value-type="currency" office:currency="USD" office:value="1027.68">
            <text:p>$1,028</text:p>
          </table:table-cell>
          <table:table-cell table:formula="of:=[.K9]/[.J9]" office:value-type="currency" office:currency="USD" office:value="102.768">
            <text:p>$103</text:p>
          </table:table-cell>
          <table:table-cell table:style-name="ce10" table:formula="of:=[.H9]/[.K9]" office:value-type="percentage" office:value="0">
            <text:p>0.00%</text:p>
          </table:table-cell>
          <table:table-cell table:style-name="ce10"/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Item Title</text:p>
          </table:table-cell>
          <table:table-cell table:number-columns-repeated="998"/>
        </table:table-row>
        <table:table-row table:style-name="ro1">
          <table:table-cell office:value-type="string">
            <text:p>Aug 2006</text:p>
          </table:table-cell>
          <table:table-cell office:value-type="string">
            <text:p>Aug</text:p>
          </table:table-cell>
          <table:table-cell office:value-type="float" office:value="2006">
            <text:p>2006</text:p>
          </table:table-cell>
          <table:table-cell table:formula="of:=DCOUNT(['Donations Data'.A1:.AG981]; ['Donations Data'.L1];[.O17:.P18])" office:value-type="float" office:value="10">
            <text:p>10</text:p>
          </table:table-cell>
          <table:table-cell table:style-name="ce4" table:formula="of:=DSUM(['Donations Data'.A1:.AG981]; ['Donations Data'.L1];[.O17:.P18])" office:value-type="currency" office:currency="USD" office:value="301.24">
            <text:p>$301</text:p>
          </table:table-cell>
          <table:table-cell table:style-name="ce4" table:formula="of:=[.E10]/[.D10]" office:value-type="currency" office:currency="USD" office:value="30.124">
            <text:p>$30</text:p>
          </table:table-cell>
          <table:table-cell table:number-columns-repeated="2"/>
          <table:table-cell/>
          <table:table-cell table:formula="of:=[.D10]-[.G10]" office:value-type="float" office:value="10">
            <text:p>10</text:p>
          </table:table-cell>
          <table:table-cell table:style-name="ce4" table:formula="of:=[.E10]-[.H10]" office:value-type="currency" office:currency="USD" office:value="301.24">
            <text:p>$301</text:p>
          </table:table-cell>
          <table:table-cell table:formula="of:=[.K10]/[.J10]" office:value-type="currency" office:currency="USD" office:value="30.124">
            <text:p>$30</text:p>
          </table:table-cell>
          <table:table-cell table:style-name="ce10" table:formula="of:=[.H10]/[.K10]" office:value-type="percentage" office:value="0">
            <text:p>0.00%</text:p>
          </table:table-cell>
          <table:table-cell table:style-name="ce10"/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/>
          <table:table-cell office:value-type="float" office:value="4">
            <text:p>4</text:p>
          </table:table-cell>
          <table:table-cell office:value-type="float" office:value="2007">
            <text:p>2007</text:p>
          </table:table-cell>
          <table:table-cell/>
          <table:table-cell office:value-type="float" office:value="4">
            <text:p>4</text:p>
          </table:table-cell>
          <table:table-cell office:value-type="float" office:value="2008">
            <text:p>2008</text:p>
          </table:table-cell>
          <table:table-cell/>
          <table:table-cell office:value-type="float" office:value="3">
            <text:p>3</text:p>
          </table:table-cell>
          <table:table-cell office:value-type="float" office:value="2009">
            <text:p>2009</text:p>
          </table:table-cell>
          <table:table-cell office:value-type="string">
            <text:p>Adopt a hacker</text:p>
          </table:table-cell>
          <table:table-cell table:number-columns-repeated="998"/>
        </table:table-row>
        <table:table-row table:style-name="ro1">
          <table:table-cell office:value-type="string">
            <text:p>Sep 2006</text:p>
          </table:table-cell>
          <table:table-cell office:value-type="string">
            <text:p>Sep</text:p>
          </table:table-cell>
          <table:table-cell office:value-type="float" office:value="2006">
            <text:p>2006</text:p>
          </table:table-cell>
          <table:table-cell table:formula="of:=DCOUNT(['Donations Data'.A1:.AG981]; ['Donations Data'.L1];[.O19:.P20])" office:value-type="float" office:value="15">
            <text:p>15</text:p>
          </table:table-cell>
          <table:table-cell table:style-name="ce4" table:formula="of:=DSUM(['Donations Data'.A1:.AG981]; ['Donations Data'.L1]; [.O19:.P20])" office:value-type="currency" office:currency="USD" office:value="298.63">
            <text:p>$299</text:p>
          </table:table-cell>
          <table:table-cell table:style-name="ce4" table:formula="of:=[.E11]/[.D11]" office:value-type="currency" office:currency="USD" office:value="19.9086666666667">
            <text:p>$20</text:p>
          </table:table-cell>
          <table:table-cell table:number-columns-repeated="2"/>
          <table:table-cell/>
          <table:table-cell table:formula="of:=[.D11]-[.G11]" office:value-type="float" office:value="15">
            <text:p>15</text:p>
          </table:table-cell>
          <table:table-cell table:style-name="ce4" table:formula="of:=[.E11]-[.H11]" office:value-type="currency" office:currency="USD" office:value="298.63">
            <text:p>$299</text:p>
          </table:table-cell>
          <table:table-cell table:formula="of:=[.K11]/[.J11]" office:value-type="currency" office:currency="USD" office:value="19.9086666666667">
            <text:p>$20</text:p>
          </table:table-cell>
          <table:table-cell table:style-name="ce10" table:formula="of:=[.H11]/[.K11]" office:value-type="percentage" office:value="0">
            <text:p>0.00%</text:p>
          </table:table-cell>
          <table:table-cell table:style-name="ce10"/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float" office:value="3">
            <text:p>3</text:p>
          </table:table-cell>
          <table:table-cell office:value-type="float" office:value="2009">
            <text:p>2009</text:p>
          </table:table-cell>
          <table:table-cell office:value-type="string">
            <text:p>Friends of GNOME - Adopt a hacker for $10/month</text:p>
          </table:table-cell>
          <table:table-cell table:number-columns-repeated="998"/>
        </table:table-row>
        <table:table-row table:style-name="ro1">
          <table:table-cell office:value-type="string">
            <text:p>Oct 2006</text:p>
          </table:table-cell>
          <table:table-cell office:value-type="string">
            <text:p>Oct</text:p>
          </table:table-cell>
          <table:table-cell office:value-type="float" office:value="2006">
            <text:p>2006</text:p>
          </table:table-cell>
          <table:table-cell table:formula="of:=DCOUNT(['Donations Data'.A1:.AG981]; ['Donations Data'.L1];[.O21:.P22])" office:value-type="float" office:value="10">
            <text:p>10</text:p>
          </table:table-cell>
          <table:table-cell table:style-name="ce4" table:formula="of:=DSUM(['Donations Data'.A1:.AG981]; ['Donations Data'.L1]; [.O21:.P22])" office:value-type="currency" office:currency="USD" office:value="140.25">
            <text:p>$140</text:p>
          </table:table-cell>
          <table:table-cell table:style-name="ce4" table:formula="of:=[.E12]/[.D12]" office:value-type="currency" office:currency="USD" office:value="14.025">
            <text:p>$14</text:p>
          </table:table-cell>
          <table:table-cell table:number-columns-repeated="2"/>
          <table:table-cell/>
          <table:table-cell table:formula="of:=[.D12]-[.G12]" office:value-type="float" office:value="10">
            <text:p>10</text:p>
          </table:table-cell>
          <table:table-cell table:style-name="ce4" table:formula="of:=[.E12]-[.H12]" office:value-type="currency" office:currency="USD" office:value="140.25">
            <text:p>$140</text:p>
          </table:table-cell>
          <table:table-cell table:formula="of:=[.K12]/[.J12]" office:value-type="currency" office:currency="USD" office:value="14.025">
            <text:p>$14</text:p>
          </table:table-cell>
          <table:table-cell table:style-name="ce10" table:formula="of:=[.H12]/[.K12]" office:value-type="percentage" office:value="0">
            <text:p>0.00%</text:p>
          </table:table-cell>
          <table:table-cell table:style-name="ce10"/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/>
          <table:table-cell office:value-type="float" office:value="5">
            <text:p>5</text:p>
          </table:table-cell>
          <table:table-cell office:value-type="float" office:value="2007">
            <text:p>2007</text:p>
          </table:table-cell>
          <table:table-cell/>
          <table:table-cell office:value-type="float" office:value="5">
            <text:p>5</text:p>
          </table:table-cell>
          <table:table-cell office:value-type="float" office:value="2008">
            <text:p>2008</text:p>
          </table:table-cell>
          <table:table-cell/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Item Title</text:p>
          </table:table-cell>
          <table:table-cell table:number-columns-repeated="998"/>
        </table:table-row>
        <table:table-row table:style-name="ro1">
          <table:table-cell office:value-type="string">
            <text:p>Nov 2006</text:p>
          </table:table-cell>
          <table:table-cell office:value-type="string">
            <text:p>Nov</text:p>
          </table:table-cell>
          <table:table-cell office:value-type="float" office:value="2006">
            <text:p>2006</text:p>
          </table:table-cell>
          <table:table-cell table:formula="of:=DCOUNT(['Donations Data'.A1:.AG981]; ['Donations Data'.L1];[.O23:.P24])" office:value-type="float" office:value="8">
            <text:p>8</text:p>
          </table:table-cell>
          <table:table-cell table:style-name="ce4" table:formula="of:=DSUM(['Donations Data'.A1:.AG981]; ['Donations Data'.L1]; [.O23:.P24])" office:value-type="currency" office:currency="USD" office:value="120.66">
            <text:p>$121</text:p>
          </table:table-cell>
          <table:table-cell table:style-name="ce4" table:formula="of:=[.E13]/[.D13]" office:value-type="currency" office:currency="USD" office:value="15.0825">
            <text:p>$15</text:p>
          </table:table-cell>
          <table:table-cell table:number-columns-repeated="2"/>
          <table:table-cell/>
          <table:table-cell table:formula="of:=[.D13]-[.G13]" office:value-type="float" office:value="8">
            <text:p>8</text:p>
          </table:table-cell>
          <table:table-cell table:style-name="ce4" table:formula="of:=[.E13]-[.H13]" office:value-type="currency" office:currency="USD" office:value="120.66">
            <text:p>$121</text:p>
          </table:table-cell>
          <table:table-cell table:formula="of:=[.K13]/[.J13]" office:value-type="currency" office:currency="USD" office:value="15.0825">
            <text:p>$15</text:p>
          </table:table-cell>
          <table:table-cell table:style-name="ce10" table:formula="of:=[.H13]/[.K13]" office:value-type="percentage" office:value="0">
            <text:p>0.00%</text:p>
          </table:table-cell>
          <table:table-cell table:style-name="ce10"/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float" office:value="4">
            <text:p>4</text:p>
          </table:table-cell>
          <table:table-cell office:value-type="float" office:value="2009">
            <text:p>2009</text:p>
          </table:table-cell>
          <table:table-cell office:value-type="string">
            <text:p>Adopt a hacker</text:p>
          </table:table-cell>
          <table:table-cell table:number-columns-repeated="998"/>
        </table:table-row>
        <table:table-row table:style-name="ro1">
          <table:table-cell office:value-type="string">
            <text:p>Dec 2006</text:p>
          </table:table-cell>
          <table:table-cell office:value-type="string">
            <text:p>Dec</text:p>
          </table:table-cell>
          <table:table-cell office:value-type="float" office:value="2006">
            <text:p>2006</text:p>
          </table:table-cell>
          <table:table-cell table:formula="of:=DCOUNT(['Donations Data'.A1:.AG981]; ['Donations Data'.L1];[.O25:.P26])" office:value-type="float" office:value="14">
            <text:p>14</text:p>
          </table:table-cell>
          <table:table-cell table:style-name="ce4" table:formula="of:=DSUM(['Donations Data'.A1:.AG981]; ['Donations Data'.L1]; [.O25:.P26])" office:value-type="currency" office:currency="USD" office:value="1565.56">
            <text:p>$1,566</text:p>
          </table:table-cell>
          <table:table-cell table:style-name="ce4" table:formula="of:=[.E14]/[.D14]" office:value-type="currency" office:currency="USD" office:value="111.825714285714">
            <text:p>$112</text:p>
          </table:table-cell>
          <table:table-cell table:number-columns-repeated="2"/>
          <table:table-cell/>
          <table:table-cell table:formula="of:=[.D14]-[.G14]" office:value-type="float" office:value="14">
            <text:p>14</text:p>
          </table:table-cell>
          <table:table-cell table:style-name="ce4" table:formula="of:=[.E14]-[.H14]" office:value-type="currency" office:currency="USD" office:value="1565.56">
            <text:p>$1,566</text:p>
          </table:table-cell>
          <table:table-cell table:formula="of:=[.K14]/[.J14]" office:value-type="currency" office:currency="USD" office:value="111.825714285714">
            <text:p>$112</text:p>
          </table:table-cell>
          <table:table-cell table:style-name="ce10" table:formula="of:=[.H14]/[.K14]" office:value-type="percentage" office:value="0">
            <text:p>0.00%</text:p>
          </table:table-cell>
          <table:table-cell table:style-name="ce10"/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/>
          <table:table-cell office:value-type="float" office:value="6">
            <text:p>6</text:p>
          </table:table-cell>
          <table:table-cell office:value-type="float" office:value="2007">
            <text:p>2007</text:p>
          </table:table-cell>
          <table:table-cell/>
          <table:table-cell office:value-type="float" office:value="6">
            <text:p>6</text:p>
          </table:table-cell>
          <table:table-cell office:value-type="float" office:value="2008">
            <text:p>2008</text:p>
          </table:table-cell>
          <table:table-cell/>
          <table:table-cell office:value-type="float" office:value="4">
            <text:p>4</text:p>
          </table:table-cell>
          <table:table-cell office:value-type="float" office:value="2009">
            <text:p>2009</text:p>
          </table:table-cell>
          <table:table-cell office:value-type="string">
            <text:p>Friends of GNOME - Adopt a hacker for $10/month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Jan 2007</text:p>
          </table:table-cell>
          <table:table-cell office:value-type="string">
            <text:p>Jan</text:p>
          </table:table-cell>
          <table:table-cell office:value-type="float" office:value="2007">
            <text:p>2007</text:p>
          </table:table-cell>
          <table:table-cell table:formula="of:=DCOUNT(['Donations Data'.A1:.AG981]; ['Donations Data'.L1];[.R3:.S4])" office:value-type="float" office:value="14">
            <text:p>14</text:p>
          </table:table-cell>
          <table:table-cell table:style-name="ce4" table:formula="of:=DSUM(['Donations Data'.A1:.AG981]; ['Donations Data'.L1]; [.R3:.S4])" office:value-type="currency" office:currency="USD" office:value="236.23">
            <text:p>$236</text:p>
          </table:table-cell>
          <table:table-cell table:style-name="ce4" table:formula="of:=[.E15]/[.D15]" office:value-type="currency" office:currency="USD" office:value="16.8735714285714">
            <text:p>$17</text:p>
          </table:table-cell>
          <table:table-cell table:number-columns-repeated="2"/>
          <table:table-cell/>
          <table:table-cell table:formula="of:=[.D15]-[.G15]" office:value-type="float" office:value="14">
            <text:p>14</text:p>
          </table:table-cell>
          <table:table-cell table:style-name="ce4" table:formula="of:=[.E15]-[.H15]" office:value-type="currency" office:currency="USD" office:value="236.23">
            <text:p>$236</text:p>
          </table:table-cell>
          <table:table-cell table:formula="of:=[.K15]/[.J15]" office:value-type="currency" office:currency="USD" office:value="16.8735714285714">
            <text:p>$17</text:p>
          </table:table-cell>
          <table:table-cell table:style-name="ce10" table:formula="of:=[.H15]/[.K15]" office:value-type="percentage" office:value="0">
            <text:p>0.00%</text:p>
          </table:table-cell>
          <table:table-cell table:style-name="ce10"/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Item Title</text:p>
          </table:table-cell>
          <table:table-cell table:number-columns-repeated="998"/>
        </table:table-row>
        <table:table-row table:style-name="ro1">
          <table:table-cell office:value-type="string">
            <text:p>Feb 2007</text:p>
          </table:table-cell>
          <table:table-cell office:value-type="string">
            <text:p>Feb</text:p>
          </table:table-cell>
          <table:table-cell office:value-type="float" office:value="2007">
            <text:p>2007</text:p>
          </table:table-cell>
          <table:table-cell table:formula="of:=DCOUNT(['Donations Data'.A1:.AG981]; ['Donations Data'.L1];[.R5:.S6])" office:value-type="float" office:value="15">
            <text:p>15</text:p>
          </table:table-cell>
          <table:table-cell table:style-name="ce4" table:formula="of:=DSUM(['Donations Data'.A1:.AG981]; ['Donations Data'.L1]; [.R5:.S6])" office:value-type="currency" office:currency="USD" office:value="340.24">
            <text:p>$340</text:p>
          </table:table-cell>
          <table:table-cell table:style-name="ce4" table:formula="of:=[.E16]/[.D16]" office:value-type="currency" office:currency="USD" office:value="22.6826666666667">
            <text:p>$23</text:p>
          </table:table-cell>
          <table:table-cell table:number-columns-repeated="2"/>
          <table:table-cell/>
          <table:table-cell table:formula="of:=[.D16]-[.G16]" office:value-type="float" office:value="15">
            <text:p>15</text:p>
          </table:table-cell>
          <table:table-cell table:style-name="ce4" table:formula="of:=[.E16]-[.H16]" office:value-type="currency" office:currency="USD" office:value="340.24">
            <text:p>$340</text:p>
          </table:table-cell>
          <table:table-cell table:formula="of:=[.K16]/[.J16]" office:value-type="currency" office:currency="USD" office:value="22.6826666666667">
            <text:p>$23</text:p>
          </table:table-cell>
          <table:table-cell table:style-name="ce10" table:formula="of:=[.H16]/[.K16]" office:value-type="percentage" office:value="0">
            <text:p>0.00%</text:p>
          </table:table-cell>
          <table:table-cell table:style-name="ce10"/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/>
          <table:table-cell office:value-type="float" office:value="7">
            <text:p>7</text:p>
          </table:table-cell>
          <table:table-cell office:value-type="float" office:value="2007">
            <text:p>2007</text:p>
          </table:table-cell>
          <table:table-cell/>
          <table:table-cell office:value-type="float" office:value="7">
            <text:p>7</text:p>
          </table:table-cell>
          <table:table-cell office:value-type="float" office:value="2008">
            <text:p>2008</text:p>
          </table:table-cell>
          <table:table-cell/>
          <table:table-cell office:value-type="float" office:value="5">
            <text:p>5</text:p>
          </table:table-cell>
          <table:table-cell office:value-type="float" office:value="2009">
            <text:p>2009</text:p>
          </table:table-cell>
          <table:table-cell office:value-type="string">
            <text:p>Adopt a hacker</text:p>
          </table:table-cell>
          <table:table-cell table:number-columns-repeated="998"/>
        </table:table-row>
        <table:table-row table:style-name="ro1">
          <table:table-cell office:value-type="string">
            <text:p>Mar 2007</text:p>
          </table:table-cell>
          <table:table-cell office:value-type="string">
            <text:p>Mar</text:p>
          </table:table-cell>
          <table:table-cell office:value-type="float" office:value="2007">
            <text:p>2007</text:p>
          </table:table-cell>
          <table:table-cell table:formula="of:=DCOUNT(['Donations Data'.A1:.AG981]; ['Donations Data'.L1];[.R7:.S8])" office:value-type="float" office:value="12">
            <text:p>12</text:p>
          </table:table-cell>
          <table:table-cell table:style-name="ce4" table:formula="of:=DSUM(['Donations Data'.A1:.AG981]; ['Donations Data'.L1]; [.R7:.S8])" office:value-type="currency" office:currency="USD" office:value="207.16">
            <text:p>$207</text:p>
          </table:table-cell>
          <table:table-cell table:style-name="ce4" table:formula="of:=[.E17]/[.D17]" office:value-type="currency" office:currency="USD" office:value="17.2633333333333">
            <text:p>$17</text:p>
          </table:table-cell>
          <table:table-cell table:number-columns-repeated="2"/>
          <table:table-cell/>
          <table:table-cell table:formula="of:=[.D17]-[.G17]" office:value-type="float" office:value="12">
            <text:p>12</text:p>
          </table:table-cell>
          <table:table-cell table:style-name="ce4" table:formula="of:=[.E17]-[.H17]" office:value-type="currency" office:currency="USD" office:value="207.16">
            <text:p>$207</text:p>
          </table:table-cell>
          <table:table-cell table:formula="of:=[.K17]/[.J17]" office:value-type="currency" office:currency="USD" office:value="17.2633333333333">
            <text:p>$17</text:p>
          </table:table-cell>
          <table:table-cell table:style-name="ce10" table:formula="of:=[.H17]/[.K17]" office:value-type="percentage" office:value="0">
            <text:p>0.00%</text:p>
          </table:table-cell>
          <table:table-cell table:style-name="ce10"/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float" office:value="5">
            <text:p>5</text:p>
          </table:table-cell>
          <table:table-cell office:value-type="float" office:value="2009">
            <text:p>2009</text:p>
          </table:table-cell>
          <table:table-cell office:value-type="string">
            <text:p>Friends of GNOME - Adopt a hacker for $10/month</text:p>
          </table:table-cell>
          <table:table-cell table:number-columns-repeated="998"/>
        </table:table-row>
        <table:table-row table:style-name="ro1">
          <table:table-cell office:value-type="string">
            <text:p>Apr 2007</text:p>
          </table:table-cell>
          <table:table-cell office:value-type="string">
            <text:p>Apr</text:p>
          </table:table-cell>
          <table:table-cell office:value-type="float" office:value="2007">
            <text:p>2007</text:p>
          </table:table-cell>
          <table:table-cell table:formula="of:=DCOUNT(['Donations Data'.A1:.AG981]; ['Donations Data'.L1];[.R9:.S10])" office:value-type="float" office:value="7">
            <text:p>7</text:p>
          </table:table-cell>
          <table:table-cell table:style-name="ce4" table:formula="of:=DSUM(['Donations Data'.A1:.AG981]; ['Donations Data'.L1]; [.R9:.S10])" office:value-type="currency" office:currency="USD" office:value="238.26">
            <text:p>$238</text:p>
          </table:table-cell>
          <table:table-cell table:style-name="ce4" table:formula="of:=[.E18]/[.D18]" office:value-type="currency" office:currency="USD" office:value="34.0371428571429">
            <text:p>$34</text:p>
          </table:table-cell>
          <table:table-cell table:number-columns-repeated="2"/>
          <table:table-cell/>
          <table:table-cell table:formula="of:=[.D18]-[.G18]" office:value-type="float" office:value="7">
            <text:p>7</text:p>
          </table:table-cell>
          <table:table-cell table:style-name="ce4" table:formula="of:=[.E18]-[.H18]" office:value-type="currency" office:currency="USD" office:value="238.26">
            <text:p>$238</text:p>
          </table:table-cell>
          <table:table-cell table:formula="of:=[.K18]/[.J18]" office:value-type="currency" office:currency="USD" office:value="34.0371428571429">
            <text:p>$34</text:p>
          </table:table-cell>
          <table:table-cell table:style-name="ce10" table:formula="of:=[.H18]/[.K18]" office:value-type="percentage" office:value="0">
            <text:p>0.00%</text:p>
          </table:table-cell>
          <table:table-cell table:style-name="ce10"/>
          <table:table-cell office:value-type="float" office:value="8">
            <text:p>8</text:p>
          </table:table-cell>
          <table:table-cell office:value-type="float" office:value="2006">
            <text:p>2006</text:p>
          </table:table-cell>
          <table:table-cell/>
          <table:table-cell office:value-type="float" office:value="8">
            <text:p>8</text:p>
          </table:table-cell>
          <table:table-cell office:value-type="float" office:value="2007">
            <text:p>2007</text:p>
          </table:table-cell>
          <table:table-cell/>
          <table:table-cell office:value-type="float" office:value="8">
            <text:p>8</text:p>
          </table:table-cell>
          <table:table-cell office:value-type="float" office:value="2008">
            <text:p>2008</text:p>
          </table:table-cell>
          <table:table-cell/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Item Title</text:p>
          </table:table-cell>
          <table:table-cell table:number-columns-repeated="998"/>
        </table:table-row>
        <table:table-row table:style-name="ro1">
          <table:table-cell office:value-type="string">
            <text:p>May 2007</text:p>
          </table:table-cell>
          <table:table-cell office:value-type="string">
            <text:p>May</text:p>
          </table:table-cell>
          <table:table-cell office:value-type="float" office:value="2007">
            <text:p>2007</text:p>
          </table:table-cell>
          <table:table-cell table:formula="of:=DCOUNT(['Donations Data'.A1:.AG981]; ['Donations Data'.L1];[.R11:.S12])" office:value-type="float" office:value="12">
            <text:p>12</text:p>
          </table:table-cell>
          <table:table-cell table:style-name="ce4" table:formula="of:=DSUM(['Donations Data'.A1:.AG981]; ['Donations Data'.L1];[.R11:.S12])" office:value-type="currency" office:currency="USD" office:value="247.3">
            <text:p>$247</text:p>
          </table:table-cell>
          <table:table-cell table:style-name="ce4" table:formula="of:=[.E19]/[.D19]" office:value-type="currency" office:currency="USD" office:value="20.6083333333333">
            <text:p>$21</text:p>
          </table:table-cell>
          <table:table-cell table:number-columns-repeated="2"/>
          <table:table-cell/>
          <table:table-cell table:formula="of:=[.D19]-[.G19]" office:value-type="float" office:value="12">
            <text:p>12</text:p>
          </table:table-cell>
          <table:table-cell table:style-name="ce4" table:formula="of:=[.E19]-[.H19]" office:value-type="currency" office:currency="USD" office:value="247.3">
            <text:p>$247</text:p>
          </table:table-cell>
          <table:table-cell table:formula="of:=[.K19]/[.J19]" office:value-type="currency" office:currency="USD" office:value="20.6083333333333">
            <text:p>$21</text:p>
          </table:table-cell>
          <table:table-cell table:style-name="ce10" table:formula="of:=[.H19]/[.K19]" office:value-type="percentage" office:value="0">
            <text:p>0.00%</text:p>
          </table:table-cell>
          <table:table-cell table:style-name="ce10"/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float" office:value="6">
            <text:p>6</text:p>
          </table:table-cell>
          <table:table-cell office:value-type="float" office:value="2009">
            <text:p>2009</text:p>
          </table:table-cell>
          <table:table-cell office:value-type="string">
            <text:p>Adopt a hacker</text:p>
          </table:table-cell>
          <table:table-cell table:number-columns-repeated="998"/>
        </table:table-row>
        <table:table-row table:style-name="ro1">
          <table:table-cell office:value-type="string">
            <text:p>Jun 2007</text:p>
          </table:table-cell>
          <table:table-cell office:value-type="string">
            <text:p>Jun</text:p>
          </table:table-cell>
          <table:table-cell office:value-type="float" office:value="2007">
            <text:p>2007</text:p>
          </table:table-cell>
          <table:table-cell table:formula="of:=DCOUNT(['Donations Data'.A1:.AG981]; ['Donations Data'.L1];[.R13:.S14])" office:value-type="float" office:value="5">
            <text:p>5</text:p>
          </table:table-cell>
          <table:table-cell table:style-name="ce4" table:formula="of:=DSUM(['Donations Data'.A1:.AG981]; ['Donations Data'.L1]; [.R13:.S14])" office:value-type="currency" office:currency="USD" office:value="61.46">
            <text:p>$61</text:p>
          </table:table-cell>
          <table:table-cell table:style-name="ce4" table:formula="of:=[.E20]/[.D20]" office:value-type="currency" office:currency="USD" office:value="12.292">
            <text:p>$12</text:p>
          </table:table-cell>
          <table:table-cell table:number-columns-repeated="2"/>
          <table:table-cell/>
          <table:table-cell table:formula="of:=[.D20]-[.G20]" office:value-type="float" office:value="5">
            <text:p>5</text:p>
          </table:table-cell>
          <table:table-cell table:style-name="ce4" table:formula="of:=[.E20]-[.H20]" office:value-type="currency" office:currency="USD" office:value="61.46">
            <text:p>$61</text:p>
          </table:table-cell>
          <table:table-cell table:formula="of:=[.K20]/[.J20]" office:value-type="currency" office:currency="USD" office:value="12.292">
            <text:p>$12</text:p>
          </table:table-cell>
          <table:table-cell table:style-name="ce10" table:formula="of:=[.H20]/[.K20]" office:value-type="percentage" office:value="0">
            <text:p>0.00%</text:p>
          </table:table-cell>
          <table:table-cell table:style-name="ce10"/>
          <table:table-cell office:value-type="float" office:value="9">
            <text:p>9</text:p>
          </table:table-cell>
          <table:table-cell office:value-type="float" office:value="2006">
            <text:p>2006</text:p>
          </table:table-cell>
          <table:table-cell/>
          <table:table-cell office:value-type="float" office:value="9">
            <text:p>9</text:p>
          </table:table-cell>
          <table:table-cell office:value-type="float" office:value="2007">
            <text:p>2007</text:p>
          </table:table-cell>
          <table:table-cell/>
          <table:table-cell office:value-type="float" office:value="9">
            <text:p>9</text:p>
          </table:table-cell>
          <table:table-cell office:value-type="float" office:value="2008">
            <text:p>2008</text:p>
          </table:table-cell>
          <table:table-cell/>
          <table:table-cell office:value-type="float" office:value="6">
            <text:p>6</text:p>
          </table:table-cell>
          <table:table-cell office:value-type="float" office:value="2009">
            <text:p>2009</text:p>
          </table:table-cell>
          <table:table-cell office:value-type="string">
            <text:p>Friends of GNOME - Adopt a hacker for $10/month</text:p>
          </table:table-cell>
          <table:table-cell table:number-columns-repeated="998"/>
        </table:table-row>
        <table:table-row table:style-name="ro1">
          <table:table-cell office:value-type="string">
            <text:p>Jul 2007</text:p>
          </table:table-cell>
          <table:table-cell office:value-type="string">
            <text:p>Jul</text:p>
          </table:table-cell>
          <table:table-cell office:value-type="float" office:value="2007">
            <text:p>2007</text:p>
          </table:table-cell>
          <table:table-cell table:formula="of:=DCOUNT(['Donations Data'.A1:.AG981]; ['Donations Data'.L1];[.R15:.S16])" office:value-type="float" office:value="9">
            <text:p>9</text:p>
          </table:table-cell>
          <table:table-cell table:style-name="ce4" table:formula="of:=DSUM(['Donations Data'.A1:.AG981]; ['Donations Data'.L1];[.R15:.S16])" office:value-type="currency" office:currency="USD" office:value="197.5">
            <text:p>$198</text:p>
          </table:table-cell>
          <table:table-cell table:style-name="ce4" table:formula="of:=[.E21]/[.D21]" office:value-type="currency" office:currency="USD" office:value="21.9444444444444">
            <text:p>$22</text:p>
          </table:table-cell>
          <table:table-cell table:number-columns-repeated="2"/>
          <table:table-cell/>
          <table:table-cell table:formula="of:=[.D21]-[.G21]" office:value-type="float" office:value="9">
            <text:p>9</text:p>
          </table:table-cell>
          <table:table-cell table:style-name="ce4" table:formula="of:=[.E21]-[.H21]" office:value-type="currency" office:currency="USD" office:value="197.5">
            <text:p>$198</text:p>
          </table:table-cell>
          <table:table-cell table:formula="of:=[.K21]/[.J21]" office:value-type="currency" office:currency="USD" office:value="21.9444444444444">
            <text:p>$22</text:p>
          </table:table-cell>
          <table:table-cell table:style-name="ce10" table:formula="of:=[.H21]/[.K21]" office:value-type="percentage" office:value="0">
            <text:p>0.00%</text:p>
          </table:table-cell>
          <table:table-cell table:style-name="ce10"/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Item Title</text:p>
          </table:table-cell>
          <table:table-cell table:number-columns-repeated="998"/>
        </table:table-row>
        <table:table-row table:style-name="ro1">
          <table:table-cell office:value-type="string">
            <text:p>Aug 2007</text:p>
          </table:table-cell>
          <table:table-cell office:value-type="string">
            <text:p>Aug</text:p>
          </table:table-cell>
          <table:table-cell office:value-type="float" office:value="2007">
            <text:p>2007</text:p>
          </table:table-cell>
          <table:table-cell table:formula="of:=DCOUNT(['Donations Data'.A1:.AG981]; ['Donations Data'.L1];[.R17:.S18])" office:value-type="float" office:value="7">
            <text:p>7</text:p>
          </table:table-cell>
          <table:table-cell table:style-name="ce4" table:formula="of:=DSUM(['Donations Data'.A1:.AG981]; ['Donations Data'.L1]; [.R17:.S18])" office:value-type="currency" office:currency="USD" office:value="179.13">
            <text:p>$179</text:p>
          </table:table-cell>
          <table:table-cell table:style-name="ce4" table:formula="of:=[.E22]/[.D22]" office:value-type="currency" office:currency="USD" office:value="25.59">
            <text:p>$26</text:p>
          </table:table-cell>
          <table:table-cell table:number-columns-repeated="2"/>
          <table:table-cell/>
          <table:table-cell table:formula="of:=[.D22]-[.G22]" office:value-type="float" office:value="7">
            <text:p>7</text:p>
          </table:table-cell>
          <table:table-cell table:style-name="ce4" table:formula="of:=[.E22]-[.H22]" office:value-type="currency" office:currency="USD" office:value="179.13">
            <text:p>$179</text:p>
          </table:table-cell>
          <table:table-cell table:formula="of:=[.K22]/[.J22]" office:value-type="currency" office:currency="USD" office:value="25.59">
            <text:p>$26</text:p>
          </table:table-cell>
          <table:table-cell table:style-name="ce10" table:formula="of:=[.H22]/[.K22]" office:value-type="percentage" office:value="0">
            <text:p>0.00%</text:p>
          </table:table-cell>
          <table:table-cell table:style-name="ce10"/>
          <table:table-cell office:value-type="float" office:value="10">
            <text:p>10</text:p>
          </table:table-cell>
          <table:table-cell office:value-type="float" office:value="2006">
            <text:p>2006</text:p>
          </table:table-cell>
          <table:table-cell/>
          <table:table-cell office:value-type="float" office:value="10">
            <text:p>10</text:p>
          </table:table-cell>
          <table:table-cell office:value-type="float" office:value="2007">
            <text:p>2007</text:p>
          </table:table-cell>
          <table:table-cell/>
          <table:table-cell office:value-type="float" office:value="10">
            <text:p>10</text:p>
          </table:table-cell>
          <table:table-cell office:value-type="float" office:value="2008">
            <text:p>2008</text:p>
          </table:table-cell>
          <table:table-cell/>
          <table:table-cell office:value-type="float" office:value="7">
            <text:p>7</text:p>
          </table:table-cell>
          <table:table-cell office:value-type="float" office:value="2009">
            <text:p>2009</text:p>
          </table:table-cell>
          <table:table-cell office:value-type="string">
            <text:p>Adopt a hacker</text:p>
          </table:table-cell>
          <table:table-cell table:number-columns-repeated="998"/>
        </table:table-row>
        <table:table-row table:style-name="ro1">
          <table:table-cell office:value-type="string">
            <text:p>Sep 2007</text:p>
          </table:table-cell>
          <table:table-cell office:value-type="string">
            <text:p>Sep</text:p>
          </table:table-cell>
          <table:table-cell office:value-type="float" office:value="2007">
            <text:p>2007</text:p>
          </table:table-cell>
          <table:table-cell table:formula="of:=DCOUNT(['Donations Data'.A1:.AG981]; ['Donations Data'.L1];[.R19:.S20])" office:value-type="float" office:value="9">
            <text:p>9</text:p>
          </table:table-cell>
          <table:table-cell table:style-name="ce4" table:formula="of:=DSUM(['Donations Data'.A1:.AG981]; ['Donations Data'.L1];[.R19:.S20])" office:value-type="currency" office:currency="USD" office:value="1339.78">
            <text:p>$1,340</text:p>
          </table:table-cell>
          <table:table-cell table:style-name="ce4" table:formula="of:=[.E23]/[.D23]" office:value-type="currency" office:currency="USD" office:value="148.864444444444">
            <text:p>$149</text:p>
          </table:table-cell>
          <table:table-cell table:number-columns-repeated="2"/>
          <table:table-cell/>
          <table:table-cell table:formula="of:=[.D23]-[.G23]" office:value-type="float" office:value="9">
            <text:p>9</text:p>
          </table:table-cell>
          <table:table-cell table:style-name="ce4" table:formula="of:=[.E23]-[.H23]" office:value-type="currency" office:currency="USD" office:value="1339.78">
            <text:p>$1,340</text:p>
          </table:table-cell>
          <table:table-cell table:formula="of:=[.K23]/[.J23]" office:value-type="currency" office:currency="USD" office:value="148.864444444444">
            <text:p>$149</text:p>
          </table:table-cell>
          <table:table-cell table:style-name="ce10" table:formula="of:=[.H23]/[.K23]" office:value-type="percentage" office:value="0">
            <text:p>0.00%</text:p>
          </table:table-cell>
          <table:table-cell table:style-name="ce10"/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float" office:value="7">
            <text:p>7</text:p>
          </table:table-cell>
          <table:table-cell office:value-type="float" office:value="2009">
            <text:p>2009</text:p>
          </table:table-cell>
          <table:table-cell office:value-type="string">
            <text:p>Friends of GNOME - Adopt a hacker for $10/month</text:p>
          </table:table-cell>
          <table:table-cell table:number-columns-repeated="998"/>
        </table:table-row>
        <table:table-row table:style-name="ro1">
          <table:table-cell office:value-type="string">
            <text:p>Oct 2007</text:p>
          </table:table-cell>
          <table:table-cell office:value-type="string">
            <text:p>Oct</text:p>
          </table:table-cell>
          <table:table-cell office:value-type="float" office:value="2007">
            <text:p>2007</text:p>
          </table:table-cell>
          <table:table-cell table:formula="of:=DCOUNT(['Donations Data'.A1:.AG981]; ['Donations Data'.L1];[.R21:.S22])" office:value-type="float" office:value="8">
            <text:p>8</text:p>
          </table:table-cell>
          <table:table-cell table:style-name="ce4" table:formula="of:=DSUM(['Donations Data'.A1:.AG981]; ['Donations Data'.L1]; [.R21:.S22])" office:value-type="currency" office:currency="USD" office:value="183.87">
            <text:p>$184</text:p>
          </table:table-cell>
          <table:table-cell table:style-name="ce4" table:formula="of:=[.E24]/[.D24]" office:value-type="currency" office:currency="USD" office:value="22.98375">
            <text:p>$23</text:p>
          </table:table-cell>
          <table:table-cell table:number-columns-repeated="2"/>
          <table:table-cell/>
          <table:table-cell table:formula="of:=[.D24]-[.G24]" office:value-type="float" office:value="8">
            <text:p>8</text:p>
          </table:table-cell>
          <table:table-cell table:style-name="ce4" table:formula="of:=[.E24]-[.H24]" office:value-type="currency" office:currency="USD" office:value="183.87">
            <text:p>$184</text:p>
          </table:table-cell>
          <table:table-cell table:formula="of:=[.K24]/[.J24]" office:value-type="currency" office:currency="USD" office:value="22.98375">
            <text:p>$23</text:p>
          </table:table-cell>
          <table:table-cell table:style-name="ce10" table:formula="of:=[.H24]/[.K24]" office:value-type="percentage" office:value="0">
            <text:p>0.00%</text:p>
          </table:table-cell>
          <table:table-cell table:style-name="ce10"/>
          <table:table-cell office:value-type="float" office:value="11">
            <text:p>11</text:p>
          </table:table-cell>
          <table:table-cell office:value-type="float" office:value="2006">
            <text:p>2006</text:p>
          </table:table-cell>
          <table:table-cell/>
          <table:table-cell office:value-type="float" office:value="11">
            <text:p>11</text:p>
          </table:table-cell>
          <table:table-cell office:value-type="float" office:value="2007">
            <text:p>2007</text:p>
          </table:table-cell>
          <table:table-cell/>
          <table:table-cell office:value-type="float" office:value="11">
            <text:p>11</text:p>
          </table:table-cell>
          <table:table-cell office:value-type="float" office:value="2008">
            <text:p>2008</text:p>
          </table:table-cell>
          <table:table-cell/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Item Title</text:p>
          </table:table-cell>
          <table:table-cell table:number-columns-repeated="998"/>
        </table:table-row>
        <table:table-row table:style-name="ro1">
          <table:table-cell office:value-type="string">
            <text:p>Nov 2007</text:p>
          </table:table-cell>
          <table:table-cell office:value-type="string">
            <text:p>Nov</text:p>
          </table:table-cell>
          <table:table-cell office:value-type="float" office:value="2007">
            <text:p>2007</text:p>
          </table:table-cell>
          <table:table-cell table:formula="of:=DCOUNT(['Donations Data'.A1:.AG981]; ['Donations Data'.L1];[.R23:.S24])" office:value-type="float" office:value="4">
            <text:p>4</text:p>
          </table:table-cell>
          <table:table-cell table:style-name="ce4" table:formula="of:=DSUM(['Donations Data'.A1:.AG981]; ['Donations Data'.L1];[.R23:.S24])" office:value-type="currency" office:currency="USD" office:value="12.61">
            <text:p>$13</text:p>
          </table:table-cell>
          <table:table-cell table:style-name="ce4" table:formula="of:=[.E25]/[.D25]" office:value-type="currency" office:currency="USD" office:value="3.1525">
            <text:p>$3</text:p>
          </table:table-cell>
          <table:table-cell table:number-columns-repeated="2"/>
          <table:table-cell/>
          <table:table-cell table:formula="of:=[.D25]-[.G25]" office:value-type="float" office:value="4">
            <text:p>4</text:p>
          </table:table-cell>
          <table:table-cell table:style-name="ce4" table:formula="of:=[.E25]-[.H25]" office:value-type="currency" office:currency="USD" office:value="12.61">
            <text:p>$13</text:p>
          </table:table-cell>
          <table:table-cell table:formula="of:=[.K25]/[.J25]" office:value-type="currency" office:currency="USD" office:value="3.1525">
            <text:p>$3</text:p>
          </table:table-cell>
          <table:table-cell table:style-name="ce10" table:formula="of:=[.H25]/[.K25]" office:value-type="percentage" office:value="0">
            <text:p>0.00%</text:p>
          </table:table-cell>
          <table:table-cell table:style-name="ce10"/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<text:s/>Item Title</text:p>
          </table:table-cell>
          <table:table-cell office:value-type="float" office:value="8">
            <text:p>8</text:p>
          </table:table-cell>
          <table:table-cell office:value-type="float" office:value="2009">
            <text:p>2009</text:p>
          </table:table-cell>
          <table:table-cell office:value-type="string">
            <text:p>Adopt a hacker</text:p>
          </table:table-cell>
          <table:table-cell table:number-columns-repeated="998"/>
        </table:table-row>
        <table:table-row table:style-name="ro1">
          <table:table-cell office:value-type="string">
            <text:p>Dec 2007</text:p>
          </table:table-cell>
          <table:table-cell office:value-type="string">
            <text:p>Dec</text:p>
          </table:table-cell>
          <table:table-cell office:value-type="float" office:value="2007">
            <text:p>2007</text:p>
          </table:table-cell>
          <table:table-cell table:formula="of:=DCOUNT(['Donations Data'.A1:.AG981]; ['Donations Data'.L1];[.R25:.S26])" office:value-type="float" office:value="12">
            <text:p>12</text:p>
          </table:table-cell>
          <table:table-cell table:style-name="ce4" table:formula="of:=DSUM(['Donations Data'.A1:.AG981]; ['Donations Data'.L1]; [.R25:.S26])" office:value-type="currency" office:currency="USD" office:value="777.21">
            <text:p>$777</text:p>
          </table:table-cell>
          <table:table-cell table:style-name="ce4" table:formula="of:=[.E26]/[.D26]" office:value-type="currency" office:currency="USD" office:value="64.7675">
            <text:p>$65</text:p>
          </table:table-cell>
          <table:table-cell table:number-columns-repeated="2"/>
          <table:table-cell/>
          <table:table-cell table:formula="of:=[.D26]-[.G26]" office:value-type="float" office:value="12">
            <text:p>12</text:p>
          </table:table-cell>
          <table:table-cell table:style-name="ce4" table:formula="of:=[.E26]-[.H26]" office:value-type="currency" office:currency="USD" office:value="777.21">
            <text:p>$777</text:p>
          </table:table-cell>
          <table:table-cell table:formula="of:=[.K26]/[.J26]" office:value-type="currency" office:currency="USD" office:value="64.7675">
            <text:p>$65</text:p>
          </table:table-cell>
          <table:table-cell table:style-name="ce10" table:formula="of:=[.H26]/[.K26]" office:value-type="percentage" office:value="0">
            <text:p>0.00%</text:p>
          </table:table-cell>
          <table:table-cell table:style-name="ce10"/>
          <table:table-cell office:value-type="float" office:value="12">
            <text:p>12</text:p>
          </table:table-cell>
          <table:table-cell office:value-type="float" office:value="2006">
            <text:p>2006</text:p>
          </table:table-cell>
          <table:table-cell/>
          <table:table-cell office:value-type="float" office:value="12">
            <text:p>12</text:p>
          </table:table-cell>
          <table:table-cell office:value-type="float" office:value="2007">
            <text:p>2007</text:p>
          </table:table-cell>
          <table:table-cell/>
          <table:table-cell office:value-type="float" office:value="12">
            <text:p>12</text:p>
          </table:table-cell>
          <table:table-cell office:value-type="float" office:value="2008">
            <text:p>2008</text:p>
          </table:table-cell>
          <table:table-cell/>
          <table:table-cell office:value-type="float" office:value="8">
            <text:p>8</text:p>
          </table:table-cell>
          <table:table-cell office:value-type="float" office:value="2009">
            <text:p>2009</text:p>
          </table:table-cell>
          <table:table-cell office:value-type="string">
            <text:p>Friends of GNOME - Adopt a hacker for $10/month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Jan 2008</text:p>
          </table:table-cell>
          <table:table-cell office:value-type="string">
            <text:p>Jan</text:p>
          </table:table-cell>
          <table:table-cell office:value-type="float" office:value="2008">
            <text:p>2008</text:p>
          </table:table-cell>
          <table:table-cell table:formula="of:=DCOUNT(['Donations Data'.A1:.AG981]; ['Donations Data'.L1];[.U3:.V4])" office:value-type="float" office:value="11">
            <text:p>11</text:p>
          </table:table-cell>
          <table:table-cell table:style-name="ce4" table:formula="of:=DSUM(['Donations Data'.A1:.AG981]; ['Donations Data'.L1]; [.U3:.V4])" office:value-type="currency" office:currency="USD" office:value="278.06">
            <text:p>$278</text:p>
          </table:table-cell>
          <table:table-cell table:style-name="ce4" table:formula="of:=[.E27]/[.D27]" office:value-type="currency" office:currency="USD" office:value="25.2781818181818">
            <text:p>$25</text:p>
          </table:table-cell>
          <table:table-cell table:number-columns-repeated="2"/>
          <table:table-cell/>
          <table:table-cell table:formula="of:=[.D27]-[.G27]" office:value-type="float" office:value="11">
            <text:p>11</text:p>
          </table:table-cell>
          <table:table-cell table:style-name="ce4" table:formula="of:=[.E27]-[.H27]" office:value-type="currency" office:currency="USD" office:value="278.06">
            <text:p>$278</text:p>
          </table:table-cell>
          <table:table-cell table:formula="of:=[.K27]/[.J27]" office:value-type="currency" office:currency="USD" office:value="25.2781818181818">
            <text:p>$25</text:p>
          </table:table-cell>
          <table:table-cell table:style-name="ce10" table:formula="of:=[.H27]/[.K27]" office:value-type="percentage" office:value="0">
            <text:p>0.00%</text:p>
          </table:table-cell>
          <table:table-cell table:style-name="ce10"/>
          <table:table-cell table:number-columns-repeated="9"/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Item Title</text:p>
          </table:table-cell>
          <table:table-cell table:number-columns-repeated="998"/>
        </table:table-row>
        <table:table-row table:style-name="ro1">
          <table:table-cell office:value-type="string">
            <text:p>Feb 2008</text:p>
          </table:table-cell>
          <table:table-cell office:value-type="string">
            <text:p>Feb</text:p>
          </table:table-cell>
          <table:table-cell office:value-type="float" office:value="2008">
            <text:p>2008</text:p>
          </table:table-cell>
          <table:table-cell table:formula="of:=DCOUNT(['Donations Data'.A1:.AG981]; ['Donations Data'.L1];[.U5:.V6])" office:value-type="float" office:value="9">
            <text:p>9</text:p>
          </table:table-cell>
          <table:table-cell table:style-name="ce4" table:formula="of:=DSUM(['Donations Data'.A1:.AG981]; ['Donations Data'.L1]; [.U5:.V6])" office:value-type="currency" office:currency="USD" office:value="194.37">
            <text:p>$194</text:p>
          </table:table-cell>
          <table:table-cell table:style-name="ce4" table:formula="of:=[.E28]/[.D28]" office:value-type="currency" office:currency="USD" office:value="21.5966666666667">
            <text:p>$22</text:p>
          </table:table-cell>
          <table:table-cell table:number-columns-repeated="2"/>
          <table:table-cell/>
          <table:table-cell table:formula="of:=[.D28]-[.G28]" office:value-type="float" office:value="9">
            <text:p>9</text:p>
          </table:table-cell>
          <table:table-cell table:style-name="ce4" table:formula="of:=[.E28]-[.H28]" office:value-type="currency" office:currency="USD" office:value="194.37">
            <text:p>$194</text:p>
          </table:table-cell>
          <table:table-cell table:formula="of:=[.K28]/[.J28]" office:value-type="currency" office:currency="USD" office:value="21.5966666666667">
            <text:p>$22</text:p>
          </table:table-cell>
          <table:table-cell table:style-name="ce10" table:formula="of:=[.H28]/[.K28]" office:value-type="percentage" office:value="0">
            <text:p>0.00%</text:p>
          </table:table-cell>
          <table:table-cell table:style-name="ce10"/>
          <table:table-cell table:number-columns-repeated="9"/>
          <table:table-cell office:value-type="float" office:value="9">
            <text:p>9</text:p>
          </table:table-cell>
          <table:table-cell office:value-type="float" office:value="2009">
            <text:p>2009</text:p>
          </table:table-cell>
          <table:table-cell office:value-type="string">
            <text:p>Adopt a hacker</text:p>
          </table:table-cell>
          <table:table-cell table:number-columns-repeated="998"/>
        </table:table-row>
        <table:table-row table:style-name="ro1">
          <table:table-cell office:value-type="string">
            <text:p>Mar 2008</text:p>
          </table:table-cell>
          <table:table-cell office:value-type="string">
            <text:p>Mar</text:p>
          </table:table-cell>
          <table:table-cell office:value-type="float" office:value="2008">
            <text:p>2008</text:p>
          </table:table-cell>
          <table:table-cell table:formula="of:=DCOUNT(['Donations Data'.A1:.AG981]; ['Donations Data'.L1];[.U7:.V8])" office:value-type="float" office:value="11">
            <text:p>11</text:p>
          </table:table-cell>
          <table:table-cell table:style-name="ce4" table:formula="of:=DSUM(['Donations Data'.A1:.AG981]; ['Donations Data'.L1]; [.U7:.V8])" office:value-type="currency" office:currency="USD" office:value="358.8">
            <text:p>$359</text:p>
          </table:table-cell>
          <table:table-cell table:style-name="ce4" table:formula="of:=[.E29]/[.D29]" office:value-type="currency" office:currency="USD" office:value="32.6181818181818">
            <text:p>$33</text:p>
          </table:table-cell>
          <table:table-cell table:number-columns-repeated="2"/>
          <table:table-cell/>
          <table:table-cell table:formula="of:=[.D29]-[.G29]" office:value-type="float" office:value="11">
            <text:p>11</text:p>
          </table:table-cell>
          <table:table-cell table:style-name="ce4" table:formula="of:=[.E29]-[.H29]" office:value-type="currency" office:currency="USD" office:value="358.8">
            <text:p>$359</text:p>
          </table:table-cell>
          <table:table-cell table:formula="of:=[.K29]/[.J29]" office:value-type="currency" office:currency="USD" office:value="32.6181818181818">
            <text:p>$33</text:p>
          </table:table-cell>
          <table:table-cell table:style-name="ce10" table:formula="of:=[.H29]/[.K29]" office:value-type="percentage" office:value="0">
            <text:p>0.00%</text:p>
          </table:table-cell>
          <table:table-cell table:style-name="ce10"/>
          <table:table-cell table:number-columns-repeated="9"/>
          <table:table-cell office:value-type="float" office:value="9">
            <text:p>9</text:p>
          </table:table-cell>
          <table:table-cell office:value-type="float" office:value="2009">
            <text:p>2009</text:p>
          </table:table-cell>
          <table:table-cell office:value-type="string">
            <text:p>Friends of GNOME - Adopt a hacker for $10/month</text:p>
          </table:table-cell>
          <table:table-cell table:number-columns-repeated="998"/>
        </table:table-row>
        <table:table-row table:style-name="ro1">
          <table:table-cell office:value-type="string">
            <text:p>Apr 2008</text:p>
          </table:table-cell>
          <table:table-cell office:value-type="string">
            <text:p>Apr</text:p>
          </table:table-cell>
          <table:table-cell office:value-type="float" office:value="2008">
            <text:p>2008</text:p>
          </table:table-cell>
          <table:table-cell table:formula="of:=DCOUNT(['Donations Data'.A1:.AG981]; ['Donations Data'.L1];[.U9:.V10])" office:value-type="float" office:value="8">
            <text:p>8</text:p>
          </table:table-cell>
          <table:table-cell table:style-name="ce4" table:formula="of:=DSUM(['Donations Data'.A1:.AG981]; ['Donations Data'.L1];[.U9:.V10])" office:value-type="currency" office:currency="USD" office:value="885.33">
            <text:p>$885</text:p>
          </table:table-cell>
          <table:table-cell table:style-name="ce4" table:formula="of:=[.E30]/[.D30]" office:value-type="currency" office:currency="USD" office:value="110.66625">
            <text:p>$111</text:p>
          </table:table-cell>
          <table:table-cell table:number-columns-repeated="2"/>
          <table:table-cell/>
          <table:table-cell table:formula="of:=[.D30]-[.G30]" office:value-type="float" office:value="8">
            <text:p>8</text:p>
          </table:table-cell>
          <table:table-cell table:style-name="ce4" table:formula="of:=[.E30]-[.H30]" office:value-type="currency" office:currency="USD" office:value="885.33">
            <text:p>$885</text:p>
          </table:table-cell>
          <table:table-cell table:formula="of:=[.K30]/[.J30]" office:value-type="currency" office:currency="USD" office:value="110.66625">
            <text:p>$111</text:p>
          </table:table-cell>
          <table:table-cell table:style-name="ce10" table:formula="of:=[.H30]/[.K30]" office:value-type="percentage" office:value="0">
            <text:p>0.00%</text:p>
          </table:table-cell>
          <table:table-cell table:style-name="ce10"/>
          <table:table-cell table:number-columns-repeated="9"/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Item Title</text:p>
          </table:table-cell>
          <table:table-cell table:number-columns-repeated="998"/>
        </table:table-row>
        <table:table-row table:style-name="ro1">
          <table:table-cell office:value-type="string">
            <text:p>May 2008</text:p>
          </table:table-cell>
          <table:table-cell office:value-type="string">
            <text:p>May</text:p>
          </table:table-cell>
          <table:table-cell office:value-type="float" office:value="2008">
            <text:p>2008</text:p>
          </table:table-cell>
          <table:table-cell table:formula="of:=DCOUNT(['Donations Data'.A1:.AG981]; ['Donations Data'.L1];[.U11:.V114])" office:value-type="float" office:value="71">
            <text:p>71</text:p>
          </table:table-cell>
          <table:table-cell table:style-name="ce4" table:formula="of:=DSUM(['Donations Data'.A1:.AG981]; ['Donations Data'.L1]; [.U11:.V12])" office:value-type="currency" office:currency="USD" office:value="488.92">
            <text:p>$489</text:p>
          </table:table-cell>
          <table:table-cell table:style-name="ce4" table:formula="of:=[.E31]/[.D31]" office:value-type="currency" office:currency="USD" office:value="6.88619718309859">
            <text:p>$7</text:p>
          </table:table-cell>
          <table:table-cell table:number-columns-repeated="2"/>
          <table:table-cell/>
          <table:table-cell table:formula="of:=[.D31]-[.G31]" office:value-type="float" office:value="71">
            <text:p>71</text:p>
          </table:table-cell>
          <table:table-cell table:style-name="ce4" table:formula="of:=[.E31]-[.H31]" office:value-type="currency" office:currency="USD" office:value="488.92">
            <text:p>$489</text:p>
          </table:table-cell>
          <table:table-cell table:formula="of:=[.K31]/[.J31]" office:value-type="currency" office:currency="USD" office:value="6.88619718309859">
            <text:p>$7</text:p>
          </table:table-cell>
          <table:table-cell table:style-name="ce10" table:formula="of:=[.H31]/[.K31]" office:value-type="percentage" office:value="0">
            <text:p>0.00%</text:p>
          </table:table-cell>
          <table:table-cell table:style-name="ce10"/>
          <table:table-cell office:value-type="string">
            <text:p>Year</text:p>
          </table:table-cell>
          <table:table-cell office:value-type="string">
            <text:p>Total</text:p>
          </table:table-cell>
          <table:table-cell/>
          <table:table-cell office:value-type="string">
            <text:p>Month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float" office:value="2008">
            <text:p>2008</text:p>
          </table:table-cell>
          <table:table-cell office:value-type="float" office:value="2009">
            <text:p>2009</text:p>
          </table:table-cell>
          <table:table-cell/>
          <table:table-cell office:value-type="float" office:value="9">
            <text:p>9</text:p>
          </table:table-cell>
          <table:table-cell office:value-type="float" office:value="2009">
            <text:p>2009</text:p>
          </table:table-cell>
          <table:table-cell office:value-type="string">
            <text:p>Adopt a hacker</text:p>
          </table:table-cell>
          <table:table-cell table:number-columns-repeated="998"/>
        </table:table-row>
        <table:table-row table:style-name="ro1">
          <table:table-cell office:value-type="string">
            <text:p>Jun 2008</text:p>
          </table:table-cell>
          <table:table-cell office:value-type="string">
            <text:p>Jun</text:p>
          </table:table-cell>
          <table:table-cell office:value-type="float" office:value="2008">
            <text:p>2008</text:p>
          </table:table-cell>
          <table:table-cell table:formula="of:=DCOUNT(['Donations Data'.A1:.AG981]; ['Donations Data'.L1];[.U13:.V14])" office:value-type="float" office:value="6">
            <text:p>6</text:p>
          </table:table-cell>
          <table:table-cell table:style-name="ce4" table:formula="of:=DSUM(['Donations Data'.A1:.AG981]; ['Donations Data'.L1]; [.U13:.V14])" office:value-type="currency" office:currency="USD" office:value="750.65">
            <text:p>$751</text:p>
          </table:table-cell>
          <table:table-cell table:style-name="ce4" table:formula="of:=[.E32]/[.D32]" office:value-type="currency" office:currency="USD" office:value="125.108333333333">
            <text:p>$125</text:p>
          </table:table-cell>
          <table:table-cell table:number-columns-repeated="2"/>
          <table:table-cell/>
          <table:table-cell table:formula="of:=[.D32]-[.G32]" office:value-type="float" office:value="6">
            <text:p>6</text:p>
          </table:table-cell>
          <table:table-cell table:style-name="ce4" table:formula="of:=[.E32]-[.H32]" office:value-type="currency" office:currency="USD" office:value="750.65">
            <text:p>$751</text:p>
          </table:table-cell>
          <table:table-cell table:formula="of:=[.K32]/[.J32]" office:value-type="currency" office:currency="USD" office:value="125.108333333333">
            <text:p>$125</text:p>
          </table:table-cell>
          <table:table-cell table:style-name="ce10" table:formula="of:=[.H32]/[.K32]" office:value-type="percentage" office:value="0">
            <text:p>0.00%</text:p>
          </table:table-cell>
          <table:table-cell table:style-name="ce10"/>
          <table:table-cell office:value-type="float" office:value="2006">
            <text:p>2006</text:p>
          </table:table-cell>
          <table:table-cell table:formula="of:=DSUM(['Donations Data'.A1:.AG981]; ['Donations Data'.L1]; [.P3:.P4])" office:value-type="float" office:value="15184.34">
            <text:p>15184.34</text:p>
          </table:table-cell>
          <table:table-cell/>
          <table:table-cell office:value-type="string">
            <text:p>Jan</text:p>
          </table:table-cell>
          <table:table-cell table:style-name="ce4" table:formula="of:=[.E3]" office:value-type="currency" office:currency="USD" office:value="613.76">
            <text:p>$614</text:p>
          </table:table-cell>
          <table:table-cell table:formula="of:=[.E15]" office:value-type="currency" office:currency="USD" office:value="236.23">
            <text:p>$236</text:p>
          </table:table-cell>
          <table:table-cell table:formula="of:=[.E27]" office:value-type="currency" office:currency="USD" office:value="278.06">
            <text:p>$278</text:p>
          </table:table-cell>
          <table:table-cell table:formula="of:=[.E39]" office:value-type="currency" office:currency="USD" office:value="3853.46">
            <text:p>$3,853</text:p>
          </table:table-cell>
          <table:table-cell/>
          <table:table-cell office:value-type="float" office:value="9">
            <text:p>9</text:p>
          </table:table-cell>
          <table:table-cell office:value-type="float" office:value="2009">
            <text:p>2009</text:p>
          </table:table-cell>
          <table:table-cell office:value-type="string">
            <text:p>Friends of GNOME - Adopt a hacker for $10/month</text:p>
          </table:table-cell>
          <table:table-cell table:number-columns-repeated="998"/>
        </table:table-row>
        <table:table-row table:style-name="ro1">
          <table:table-cell office:value-type="string">
            <text:p>Jul 2008</text:p>
          </table:table-cell>
          <table:table-cell office:value-type="string">
            <text:p>Jul</text:p>
          </table:table-cell>
          <table:table-cell office:value-type="float" office:value="2008">
            <text:p>2008</text:p>
          </table:table-cell>
          <table:table-cell table:formula="of:=DCOUNT(['Donations Data'.A1:.AG981]; ['Donations Data'.L1];[.U15:.V16])" office:value-type="float" office:value="8">
            <text:p>8</text:p>
          </table:table-cell>
          <table:table-cell table:style-name="ce4" table:formula="of:=DSUM(['Donations Data'.A1:.AG981]; ['Donations Data'.L1]; [.U15:.V16])" office:value-type="currency" office:currency="USD" office:value="847.69">
            <text:p>$848</text:p>
          </table:table-cell>
          <table:table-cell table:style-name="ce4" table:formula="of:=[.E33]/[.D33]" office:value-type="currency" office:currency="USD" office:value="105.96125">
            <text:p>$106</text:p>
          </table:table-cell>
          <table:table-cell table:number-columns-repeated="2"/>
          <table:table-cell/>
          <table:table-cell table:formula="of:=[.D33]-[.G33]" office:value-type="float" office:value="8">
            <text:p>8</text:p>
          </table:table-cell>
          <table:table-cell table:style-name="ce4" table:formula="of:=[.E33]-[.H33]" office:value-type="currency" office:currency="USD" office:value="847.69">
            <text:p>$848</text:p>
          </table:table-cell>
          <table:table-cell table:formula="of:=[.K33]/[.J33]" office:value-type="currency" office:currency="USD" office:value="105.96125">
            <text:p>$106</text:p>
          </table:table-cell>
          <table:table-cell table:style-name="ce10" table:formula="of:=[.H33]/[.K33]" office:value-type="percentage" office:value="0">
            <text:p>0.00%</text:p>
          </table:table-cell>
          <table:table-cell table:style-name="ce10"/>
          <table:table-cell office:value-type="float" office:value="2007">
            <text:p>2007</text:p>
          </table:table-cell>
          <table:table-cell table:formula="of:=DSUM(['Donations Data'.A1:.AG981]; ['Donations Data'.L1]; [.S3:.S4])" office:value-type="float" office:value="4020.75">
            <text:p>4020.75</text:p>
          </table:table-cell>
          <table:table-cell/>
          <table:table-cell office:value-type="string">
            <text:p>Feb</text:p>
          </table:table-cell>
          <table:table-cell table:style-name="ce4" table:formula="of:=[.E4]" office:value-type="currency" office:currency="USD" office:value="480.38">
            <text:p>$480</text:p>
          </table:table-cell>
          <table:table-cell table:formula="of:=[.E16]" office:value-type="currency" office:currency="USD" office:value="340.24">
            <text:p>$340</text:p>
          </table:table-cell>
          <table:table-cell table:formula="of:=[.E28]" office:value-type="currency" office:currency="USD" office:value="194.37">
            <text:p>$194</text:p>
          </table:table-cell>
          <table:table-cell table:formula="of:=[.E40]" office:value-type="currency" office:currency="USD" office:value="1205.35">
            <text:p>$1,205</text:p>
          </table:table-cell>
          <table:table-cell/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Item Title</text:p>
          </table:table-cell>
          <table:table-cell table:number-columns-repeated="998"/>
        </table:table-row>
        <table:table-row table:style-name="ro1">
          <table:table-cell office:value-type="string">
            <text:p>Aug 2008</text:p>
          </table:table-cell>
          <table:table-cell office:value-type="string">
            <text:p>Aug</text:p>
          </table:table-cell>
          <table:table-cell office:value-type="float" office:value="2008">
            <text:p>2008</text:p>
          </table:table-cell>
          <table:table-cell table:formula="of:=DCOUNT(['Donations Data'.A1:.AG981]; ['Donations Data'.L1];[.U17:.V18])" office:value-type="float" office:value="7">
            <text:p>7</text:p>
          </table:table-cell>
          <table:table-cell table:style-name="ce4" table:formula="of:=DSUM(['Donations Data'.A1:.AG981]; ['Donations Data'.L1]; [.U17:.V18])" office:value-type="currency" office:currency="USD" office:value="126.76">
            <text:p>$127</text:p>
          </table:table-cell>
          <table:table-cell table:style-name="ce4" table:formula="of:=[.E34]/[.D34]" office:value-type="currency" office:currency="USD" office:value="18.1085714285714">
            <text:p>$18</text:p>
          </table:table-cell>
          <table:table-cell table:number-columns-repeated="2"/>
          <table:table-cell/>
          <table:table-cell table:formula="of:=[.D34]-[.G34]" office:value-type="float" office:value="7">
            <text:p>7</text:p>
          </table:table-cell>
          <table:table-cell table:style-name="ce4" table:formula="of:=[.E34]-[.H34]" office:value-type="currency" office:currency="USD" office:value="126.76">
            <text:p>$127</text:p>
          </table:table-cell>
          <table:table-cell table:formula="of:=[.K34]/[.J34]" office:value-type="currency" office:currency="USD" office:value="18.1085714285714">
            <text:p>$18</text:p>
          </table:table-cell>
          <table:table-cell table:style-name="ce10" table:formula="of:=[.H34]/[.K34]" office:value-type="percentage" office:value="0">
            <text:p>0.00%</text:p>
          </table:table-cell>
          <table:table-cell table:style-name="ce10"/>
          <table:table-cell office:value-type="float" office:value="2008">
            <text:p>2008</text:p>
          </table:table-cell>
          <table:table-cell table:formula="of:=DSUM(['Donations Data'.A1:.AG981]; ['Donations Data'.L1]; [.V3:.V4])" office:value-type="float" office:value="6423.65">
            <text:p>6423.65</text:p>
          </table:table-cell>
          <table:table-cell/>
          <table:table-cell office:value-type="string">
            <text:p>Mar</text:p>
          </table:table-cell>
          <table:table-cell table:style-name="ce4" table:formula="of:=[.E5]" office:value-type="currency" office:currency="USD" office:value="667.22">
            <text:p>$667</text:p>
          </table:table-cell>
          <table:table-cell table:formula="of:=[.E17]" office:value-type="currency" office:currency="USD" office:value="207.16">
            <text:p>$207</text:p>
          </table:table-cell>
          <table:table-cell table:formula="of:=[.E29]" office:value-type="currency" office:currency="USD" office:value="358.8">
            <text:p>$359</text:p>
          </table:table-cell>
          <table:table-cell table:formula="of:=[.E41]" office:value-type="currency" office:currency="USD" office:value="1652.54">
            <text:p>$1,653</text:p>
          </table:table-cell>
          <table:table-cell/>
          <table:table-cell office:value-type="float" office:value="9">
            <text:p>9</text:p>
          </table:table-cell>
          <table:table-cell office:value-type="float" office:value="2009">
            <text:p>2009</text:p>
          </table:table-cell>
          <table:table-cell office:value-type="string">
            <text:p>Adopt a hacker</text:p>
          </table:table-cell>
          <table:table-cell table:number-columns-repeated="998"/>
        </table:table-row>
        <table:table-row table:style-name="ro1">
          <table:table-cell office:value-type="string">
            <text:p>Sep 2008</text:p>
          </table:table-cell>
          <table:table-cell office:value-type="string">
            <text:p>Sep</text:p>
          </table:table-cell>
          <table:table-cell office:value-type="float" office:value="2008">
            <text:p>2008</text:p>
          </table:table-cell>
          <table:table-cell table:formula="of:=DCOUNT(['Donations Data'.A1:.AG981]; ['Donations Data'.L1];[.U19:.V20])" office:value-type="float" office:value="12">
            <text:p>12</text:p>
          </table:table-cell>
          <table:table-cell table:style-name="ce4" table:formula="of:=DSUM(['Donations Data'.A1:.AG981]; ['Donations Data'.L1];[.U19:.V20])" office:value-type="currency" office:currency="USD" office:value="1038.99">
            <text:p>$1,039</text:p>
          </table:table-cell>
          <table:table-cell table:style-name="ce4" table:formula="of:=[.E35]/[.D35]" office:value-type="currency" office:currency="USD" office:value="86.5825">
            <text:p>$87</text:p>
          </table:table-cell>
          <table:table-cell table:number-columns-repeated="2"/>
          <table:table-cell/>
          <table:table-cell table:formula="of:=[.D35]-[.G35]" office:value-type="float" office:value="12">
            <text:p>12</text:p>
          </table:table-cell>
          <table:table-cell table:style-name="ce4" table:formula="of:=[.E35]-[.H35]" office:value-type="currency" office:currency="USD" office:value="1038.99">
            <text:p>$1,039</text:p>
          </table:table-cell>
          <table:table-cell table:formula="of:=[.K35]/[.J35]" office:value-type="currency" office:currency="USD" office:value="86.5825">
            <text:p>$87</text:p>
          </table:table-cell>
          <table:table-cell table:style-name="ce10" table:formula="of:=[.H35]/[.K35]" office:value-type="percentage" office:value="0">
            <text:p>0.00%</text:p>
          </table:table-cell>
          <table:table-cell table:style-name="ce10"/>
          <table:table-cell office:value-type="float" office:value="2009">
            <text:p>2009</text:p>
          </table:table-cell>
          <table:table-cell table:formula="of:=DSUM(['Donations Data'.A1:.AG981]; ['Donations Data'.L1]; [.Y3:.Y4])" office:value-type="float" office:value="16910.4399999999">
            <text:p>16910.44</text:p>
          </table:table-cell>
          <table:table-cell/>
          <table:table-cell office:value-type="string">
            <text:p>Apr</text:p>
          </table:table-cell>
          <table:table-cell table:style-name="ce4" table:formula="of:=[.E6]" office:value-type="currency" office:currency="USD" office:value="7715.57">
            <text:p>$7,716</text:p>
          </table:table-cell>
          <table:table-cell table:formula="of:=[.E18]" office:value-type="currency" office:currency="USD" office:value="238.26">
            <text:p>$238</text:p>
          </table:table-cell>
          <table:table-cell table:formula="of:=[.E30]" office:value-type="currency" office:currency="USD" office:value="885.33">
            <text:p>$885</text:p>
          </table:table-cell>
          <table:table-cell table:formula="of:=[.E42]" office:value-type="currency" office:currency="USD" office:value="3315.77999999999">
            <text:p>$3,316</text:p>
          </table:table-cell>
          <table:table-cell/>
          <table:table-cell office:value-type="float" office:value="9">
            <text:p>9</text:p>
          </table:table-cell>
          <table:table-cell office:value-type="float" office:value="2009">
            <text:p>2009</text:p>
          </table:table-cell>
          <table:table-cell office:value-type="string">
            <text:p>Friends of GNOME - Adopt a hacker for $10/month</text:p>
          </table:table-cell>
          <table:table-cell table:number-columns-repeated="998"/>
        </table:table-row>
        <table:table-row table:style-name="ro1">
          <table:table-cell office:value-type="string">
            <text:p>Oct 2008</text:p>
          </table:table-cell>
          <table:table-cell office:value-type="string">
            <text:p>Oct</text:p>
          </table:table-cell>
          <table:table-cell office:value-type="float" office:value="2008">
            <text:p>2008</text:p>
          </table:table-cell>
          <table:table-cell table:formula="of:=DCOUNT(['Donations Data'.A1:.AG981]; ['Donations Data'.L1];[.U21:.V22])" office:value-type="float" office:value="8">
            <text:p>8</text:p>
          </table:table-cell>
          <table:table-cell table:style-name="ce4" table:formula="of:=DSUM(['Donations Data'.A1:.AG981]; ['Donations Data'.L1]; [.U21:.V22])" office:value-type="currency" office:currency="USD" office:value="88.85">
            <text:p>$89</text:p>
          </table:table-cell>
          <table:table-cell table:style-name="ce4" table:formula="of:=[.E36]/[.D36]" office:value-type="currency" office:currency="USD" office:value="11.10625">
            <text:p>$11</text:p>
          </table:table-cell>
          <table:table-cell table:number-columns-repeated="2"/>
          <table:table-cell/>
          <table:table-cell table:formula="of:=[.D36]-[.G36]" office:value-type="float" office:value="8">
            <text:p>8</text:p>
          </table:table-cell>
          <table:table-cell table:style-name="ce4" table:formula="of:=[.E36]-[.H36]" office:value-type="currency" office:currency="USD" office:value="88.85">
            <text:p>$89</text:p>
          </table:table-cell>
          <table:table-cell table:formula="of:=[.K36]/[.J36]" office:value-type="currency" office:currency="USD" office:value="11.10625">
            <text:p>$11</text:p>
          </table:table-cell>
          <table:table-cell table:style-name="ce10" table:formula="of:=[.H36]/[.K36]" office:value-type="percentage" office:value="0">
            <text:p>0.00%</text:p>
          </table:table-cell>
          <table:table-cell table:style-name="ce10"/>
          <table:table-cell table:number-columns-repeated="3"/>
          <table:table-cell office:value-type="string">
            <text:p>May</text:p>
          </table:table-cell>
          <table:table-cell table:style-name="ce4" table:formula="of:=[.E7]" office:value-type="currency" office:currency="USD" office:value="1203.37">
            <text:p>$1,203</text:p>
          </table:table-cell>
          <table:table-cell table:formula="of:=[.E19]" office:value-type="currency" office:currency="USD" office:value="247.3">
            <text:p>$247</text:p>
          </table:table-cell>
          <table:table-cell table:formula="of:=[.E31]" office:value-type="currency" office:currency="USD" office:value="488.92">
            <text:p>$489</text:p>
          </table:table-cell>
          <table:table-cell table:formula="of:=[.E43]" office:value-type="currency" office:currency="USD" office:value="7340.87000000001">
            <text:p>$7,341</text:p>
          </table:table-cell>
          <table:table-cell/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Item Title</text:p>
          </table:table-cell>
          <table:table-cell table:number-columns-repeated="998"/>
        </table:table-row>
        <table:table-row table:style-name="ro1">
          <table:table-cell office:value-type="string">
            <text:p>Nov 2008</text:p>
          </table:table-cell>
          <table:table-cell office:value-type="string">
            <text:p>Nov</text:p>
          </table:table-cell>
          <table:table-cell office:value-type="float" office:value="2008">
            <text:p>2008</text:p>
          </table:table-cell>
          <table:table-cell table:formula="of:=DCOUNT(['Donations Data'.A1:.AG981]; ['Donations Data'.L1];[.U23:.V24])" office:value-type="float" office:value="7">
            <text:p>7</text:p>
          </table:table-cell>
          <table:table-cell table:style-name="ce4" table:formula="of:=DSUM(['Donations Data'.A1:.AG981]; ['Donations Data'.L1]; [.U23:.V24])" office:value-type="currency" office:currency="USD" office:value="212.08">
            <text:p>$212</text:p>
          </table:table-cell>
          <table:table-cell table:style-name="ce4" table:formula="of:=[.E37]/[.D37]" office:value-type="currency" office:currency="USD" office:value="30.2971428571429">
            <text:p>$30</text:p>
          </table:table-cell>
          <table:table-cell table:number-columns-repeated="2"/>
          <table:table-cell/>
          <table:table-cell table:formula="of:=[.D37]-[.G37]" office:value-type="float" office:value="7">
            <text:p>7</text:p>
          </table:table-cell>
          <table:table-cell table:style-name="ce4" table:formula="of:=[.E37]-[.H37]" office:value-type="currency" office:currency="USD" office:value="212.08">
            <text:p>$212</text:p>
          </table:table-cell>
          <table:table-cell table:formula="of:=[.K37]/[.J37]" office:value-type="currency" office:currency="USD" office:value="30.2971428571429">
            <text:p>$30</text:p>
          </table:table-cell>
          <table:table-cell table:style-name="ce10" table:formula="of:=[.H37]/[.E37]" office:value-type="percentage" office:value="0">
            <text:p>0.00%</text:p>
          </table:table-cell>
          <table:table-cell table:style-name="ce10"/>
          <table:table-cell table:number-columns-repeated="3"/>
          <table:table-cell office:value-type="string">
            <text:p>Jun</text:p>
          </table:table-cell>
          <table:table-cell table:style-name="ce4" table:formula="of:=[.E8]" office:value-type="currency" office:currency="USD" office:value="1050.02">
            <text:p>$1,050</text:p>
          </table:table-cell>
          <table:table-cell table:formula="of:=[.E20]" office:value-type="currency" office:currency="USD" office:value="61.46">
            <text:p>$61</text:p>
          </table:table-cell>
          <table:table-cell table:formula="of:=[.E32]" office:value-type="currency" office:currency="USD" office:value="750.65">
            <text:p>$751</text:p>
          </table:table-cell>
          <table:table-cell table:formula="of:=[.E44]" office:value-type="currency" office:currency="USD" office:value="0">
            <text:p>$0</text:p>
          </table:table-cell>
          <table:table-cell/>
          <table:table-cell office:value-type="float" office:value="9">
            <text:p>9</text:p>
          </table:table-cell>
          <table:table-cell office:value-type="float" office:value="2009">
            <text:p>2009</text:p>
          </table:table-cell>
          <table:table-cell office:value-type="string">
            <text:p>Adopt a hacker</text:p>
          </table:table-cell>
          <table:table-cell table:number-columns-repeated="998"/>
        </table:table-row>
        <table:table-row table:style-name="ro1">
          <table:table-cell office:value-type="string">
            <text:p>Dec 2008</text:p>
          </table:table-cell>
          <table:table-cell office:value-type="string">
            <text:p>Dec</text:p>
          </table:table-cell>
          <table:table-cell office:value-type="float" office:value="2008">
            <text:p>2008</text:p>
          </table:table-cell>
          <table:table-cell table:formula="of:=DCOUNT(['Donations Data'.A1:.AG981]; ['Donations Data'.L1];[.U25:.V26])" office:value-type="float" office:value="11">
            <text:p>11</text:p>
          </table:table-cell>
          <table:table-cell table:style-name="ce4" table:formula="of:=DSUM(['Donations Data'.A1:.AG981]; ['Donations Data'.L1]; [.U25:.V26])" office:value-type="currency" office:currency="USD" office:value="1153.15">
            <text:p>$1,153</text:p>
          </table:table-cell>
          <table:table-cell table:style-name="ce4" table:formula="of:=[.E38]/[.D38]" office:value-type="currency" office:currency="USD" office:value="104.831818181818">
            <text:p>$105</text:p>
          </table:table-cell>
          <table:table-cell table:number-columns-repeated="2"/>
          <table:table-cell/>
          <table:table-cell table:formula="of:=[.D38]-[.G38]" office:value-type="float" office:value="11">
            <text:p>11</text:p>
          </table:table-cell>
          <table:table-cell table:style-name="ce4" table:formula="of:=[.E38]-[.H38]" office:value-type="currency" office:currency="USD" office:value="1153.15">
            <text:p>$1,153</text:p>
          </table:table-cell>
          <table:table-cell table:formula="of:=[.K38]/[.J38]" office:value-type="currency" office:currency="USD" office:value="104.831818181818">
            <text:p>$105</text:p>
          </table:table-cell>
          <table:table-cell table:style-name="ce10" table:formula="of:=[.H38]/[.E38]" office:value-type="percentage" office:value="0">
            <text:p>0.00%</text:p>
          </table:table-cell>
          <table:table-cell table:style-name="ce10"/>
          <table:table-cell table:number-columns-repeated="3"/>
          <table:table-cell office:value-type="string">
            <text:p>Jul</text:p>
          </table:table-cell>
          <table:table-cell table:style-name="ce4" table:formula="of:=[.E9]" office:value-type="currency" office:currency="USD" office:value="1027.68">
            <text:p>$1,028</text:p>
          </table:table-cell>
          <table:table-cell table:formula="of:=[.E21]" office:value-type="currency" office:currency="USD" office:value="197.5">
            <text:p>$198</text:p>
          </table:table-cell>
          <table:table-cell table:formula="of:=[.E33]" office:value-type="currency" office:currency="USD" office:value="847.69">
            <text:p>$848</text:p>
          </table:table-cell>
          <table:table-cell table:formula="of:=[.E45]" office:value-type="currency" office:currency="USD" office:value="0">
            <text:p>$0</text:p>
          </table:table-cell>
          <table:table-cell/>
          <table:table-cell office:value-type="float" office:value="9">
            <text:p>9</text:p>
          </table:table-cell>
          <table:table-cell office:value-type="float" office:value="2009">
            <text:p>2009</text:p>
          </table:table-cell>
          <table:table-cell office:value-type="string">
            <text:p>Friends of GNOME - Adopt a hacker for $10/month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Jan 2009</text:p>
          </table:table-cell>
          <table:table-cell office:value-type="string">
            <text:p>Jan</text:p>
          </table:table-cell>
          <table:table-cell office:value-type="float" office:value="2009">
            <text:p>2009</text:p>
          </table:table-cell>
          <table:table-cell table:formula="of:=DCOUNT(['Donations Data'.$A$1:.$AG$20000]; ['Donations Data'.$L$1];[.$X$3:.$Y$4])" office:value-type="float" office:value="111">
            <text:p>111</text:p>
          </table:table-cell>
          <table:table-cell table:style-name="ce4" table:formula="of:=DSUM(['Donations Data'.$A$1:.$AG$20000]; ['Donations Data'.$L$1];[.$X$3:.$Y$4])" office:value-type="currency" office:currency="USD" office:value="3853.46">
            <text:p>$3,853</text:p>
          </table:table-cell>
          <table:table-cell table:style-name="ce4" table:formula="of:=[.E39]/[.D39]" office:value-type="currency" office:currency="USD" office:value="34.7158558558558">
            <text:p>$35</text:p>
          </table:table-cell>
          <table:table-cell table:formula="of:=DCOUNT(['Donations Data'.$A$1:.$AG$20000]; ['Donations Data'.$L$1];[.$X$3:.$Z$5])" office:value-type="float" office:value="51">
            <text:p>51</text:p>
          </table:table-cell>
          <table:table-cell table:formula="of:=DSUM(['Donations Data'.$A$1:.$AG$20000]; ['Donations Data'.$L$1];[.$X$3:.$Z$5])" office:value-type="currency" office:currency="USD" office:value="476.01">
            <text:p>$476.01</text:p>
          </table:table-cell>
          <table:table-cell table:formula="of:=[.H39]/[.G39]" office:value-type="currency" office:currency="USD" office:value="9.33352941176471">
            <text:p>$9.33</text:p>
          </table:table-cell>
          <table:table-cell table:formula="of:=[.D39]-[.G39]" office:value-type="float" office:value="60">
            <text:p>60</text:p>
          </table:table-cell>
          <table:table-cell table:style-name="ce4" table:formula="of:=[.E39]-[.H39]" office:value-type="currency" office:currency="USD" office:value="3377.44999999999">
            <text:p>$3,377</text:p>
          </table:table-cell>
          <table:table-cell table:formula="of:=[.K39]/[.J39]" office:value-type="currency" office:currency="USD" office:value="56.2908333333333">
            <text:p>$56</text:p>
          </table:table-cell>
          <table:table-cell table:style-name="ce10" table:formula="of:=[.H39]/[.E39]" office:value-type="percentage" office:value="0.123527946313184">
            <text:p>12.35%</text:p>
          </table:table-cell>
          <table:table-cell table:style-name="ce10"/>
          <table:table-cell table:number-columns-repeated="3"/>
          <table:table-cell office:value-type="string">
            <text:p>Aug</text:p>
          </table:table-cell>
          <table:table-cell table:style-name="ce4" table:formula="of:=[.E10]" office:value-type="currency" office:currency="USD" office:value="301.24">
            <text:p>$301</text:p>
          </table:table-cell>
          <table:table-cell table:formula="of:=[.E22]" office:value-type="currency" office:currency="USD" office:value="179.13">
            <text:p>$179</text:p>
          </table:table-cell>
          <table:table-cell table:formula="of:=[.E34]" office:value-type="currency" office:currency="USD" office:value="126.76">
            <text:p>$127</text:p>
          </table:table-cell>
          <table:table-cell table:formula="of:=[.E46]" office:value-type="currency" office:currency="USD" office:value="0">
            <text:p>$0</text:p>
          </table:table-cell>
          <table:table-cell table:number-columns-repeated="1002"/>
        </table:table-row>
        <table:table-row table:style-name="ro1">
          <table:table-cell office:value-type="string">
            <text:p>Feb 2009</text:p>
          </table:table-cell>
          <table:table-cell office:value-type="string">
            <text:p>Feb</text:p>
          </table:table-cell>
          <table:table-cell office:value-type="float" office:value="2009">
            <text:p>2009</text:p>
          </table:table-cell>
          <table:table-cell table:formula="of:=DCOUNT(['Donations Data'.$A$1:.$AG$20000]; ['Donations Data'.$L$1];[.$X$6:.$Y$7])" office:value-type="float" office:value="42">
            <text:p>42</text:p>
          </table:table-cell>
          <table:table-cell table:style-name="ce4" table:formula="of:=DSUM(['Donations Data'.$A$1:.$AG$20000]; ['Donations Data'.$L$1];[.$X$6:.$Y$7])" office:value-type="currency" office:currency="USD" office:value="1205.35">
            <text:p>$1,205</text:p>
          </table:table-cell>
          <table:table-cell table:style-name="ce4" table:formula="of:=[.E40]/[.D40]" office:value-type="currency" office:currency="USD" office:value="28.6988095238095">
            <text:p>$29</text:p>
          </table:table-cell>
          <table:table-cell table:formula="of:=DCOUNT(['Donations Data'.$A$1:.$AG$20000]; ['Donations Data'.$L$1];[.$X$6:.$Z$8])" office:value-type="float" office:value="14">
            <text:p>14</text:p>
          </table:table-cell>
          <table:table-cell table:formula="of:=DSUM(['Donations Data'.$A$1:.$AG$20000]; ['Donations Data'.$L$1];[.$X$6:.$Z$8])" office:value-type="currency" office:currency="USD" office:value="130.84">
            <text:p>$130.84</text:p>
          </table:table-cell>
          <table:table-cell table:formula="of:=[.H40]/[.G40]" office:value-type="currency" office:currency="USD" office:value="9.34571428571429">
            <text:p>$9.35</text:p>
          </table:table-cell>
          <table:table-cell table:formula="of:=[.D40]-[.G40]" office:value-type="float" office:value="28">
            <text:p>28</text:p>
          </table:table-cell>
          <table:table-cell table:style-name="ce4" table:formula="of:=[.E40]-[.H40]" office:value-type="currency" office:currency="USD" office:value="1074.51">
            <text:p>$1,075</text:p>
          </table:table-cell>
          <table:table-cell table:formula="of:=[.K40]/[.J40]" office:value-type="currency" office:currency="USD" office:value="38.3753571428571">
            <text:p>$38</text:p>
          </table:table-cell>
          <table:table-cell table:style-name="ce10" table:formula="of:=[.H40]/[.E40]" office:value-type="percentage" office:value="0.10854938399635">
            <text:p>10.85%</text:p>
          </table:table-cell>
          <table:table-cell table:style-name="ce10"/>
          <table:table-cell table:number-columns-repeated="3"/>
          <table:table-cell office:value-type="string">
            <text:p>Sep</text:p>
          </table:table-cell>
          <table:table-cell table:style-name="ce4" table:formula="of:=[.E11]" office:value-type="currency" office:currency="USD" office:value="298.63">
            <text:p>$299</text:p>
          </table:table-cell>
          <table:table-cell table:formula="of:=[.E23]" office:value-type="currency" office:currency="USD" office:value="1339.78">
            <text:p>$1,340</text:p>
          </table:table-cell>
          <table:table-cell table:formula="of:=[.E35]" office:value-type="currency" office:currency="USD" office:value="1038.99">
            <text:p>$1,039</text:p>
          </table:table-cell>
          <table:table-cell table:formula="of:=[.E47]" office:value-type="currency" office:currency="USD" office:value="0">
            <text:p>$0</text:p>
          </table:table-cell>
          <table:table-cell table:number-columns-repeated="1002"/>
        </table:table-row>
        <table:table-row table:style-name="ro1">
          <table:table-cell office:value-type="string">
            <text:p>Mar 2009</text:p>
          </table:table-cell>
          <table:table-cell office:value-type="string">
            <text:p>Mar</text:p>
          </table:table-cell>
          <table:table-cell office:value-type="float" office:value="2009">
            <text:p>2009</text:p>
          </table:table-cell>
          <table:table-cell table:formula="of:=DCOUNT(['Donations Data'.$A$1:.$AG$20000]; ['Donations Data'.$L$1];[.$X$9:.$Y$10])" office:value-type="float" office:value="59">
            <text:p>59</text:p>
          </table:table-cell>
          <table:table-cell table:style-name="ce4" table:formula="of:=DSUM(['Donations Data'.$A$1:.$AG$20000]; ['Donations Data'.$L$1];[.$X$9:.$Y$10])" office:value-type="currency" office:currency="USD" office:value="1652.54">
            <text:p>$1,653</text:p>
          </table:table-cell>
          <table:table-cell table:style-name="ce4" table:formula="of:=[.E41]/[.D41]" office:value-type="currency" office:currency="USD" office:value="28.0091525423729">
            <text:p>$28</text:p>
          </table:table-cell>
          <table:table-cell table:formula="of:=DCOUNT(['Donations Data'.$A$1:.$AG$20000]; ['Donations Data'.$L$1];[.$X$9:.$Z$11])" office:value-type="float" office:value="37">
            <text:p>37</text:p>
          </table:table-cell>
          <table:table-cell table:formula="of:=DSUM(['Donations Data'.$A$1:.$AG$20000]; ['Donations Data'.$L$1];[.$X$9:.$Z$11])" office:value-type="currency" office:currency="USD" office:value="345.67">
            <text:p>$345.67</text:p>
          </table:table-cell>
          <table:table-cell table:formula="of:=[.H41]/[.G41]" office:value-type="currency" office:currency="USD" office:value="9.34243243243244">
            <text:p>$9.34</text:p>
          </table:table-cell>
          <table:table-cell table:formula="of:=[.D41]-[.G41]" office:value-type="float" office:value="22">
            <text:p>22</text:p>
          </table:table-cell>
          <table:table-cell table:style-name="ce4" table:formula="of:=[.E41]-[.H41]" office:value-type="currency" office:currency="USD" office:value="1306.87">
            <text:p>$1,307</text:p>
          </table:table-cell>
          <table:table-cell table:formula="of:=[.K41]/[.J41]" office:value-type="currency" office:currency="USD" office:value="59.4031818181818">
            <text:p>$59</text:p>
          </table:table-cell>
          <table:table-cell table:style-name="ce10" table:formula="of:=[.H41]/[.E41]" office:value-type="percentage" office:value="0.209174967020466">
            <text:p>20.92%</text:p>
          </table:table-cell>
          <table:table-cell table:style-name="ce10"/>
          <table:table-cell table:number-columns-repeated="3"/>
          <table:table-cell office:value-type="string">
            <text:p>Oct</text:p>
          </table:table-cell>
          <table:table-cell table:style-name="ce4" table:formula="of:=[.E12]" office:value-type="currency" office:currency="USD" office:value="140.25">
            <text:p>$140</text:p>
          </table:table-cell>
          <table:table-cell table:formula="of:=[.E24]" office:value-type="currency" office:currency="USD" office:value="183.87">
            <text:p>$184</text:p>
          </table:table-cell>
          <table:table-cell table:formula="of:=[.E36]" office:value-type="currency" office:currency="USD" office:value="88.85">
            <text:p>$89</text:p>
          </table:table-cell>
          <table:table-cell table:formula="of:=[.E48]" office:value-type="currency" office:currency="USD" office:value="0">
            <text:p>$0</text:p>
          </table:table-cell>
          <table:table-cell table:number-columns-repeated="1002"/>
        </table:table-row>
        <table:table-row table:style-name="ro1">
          <table:table-cell office:value-type="string">
            <text:p>Apr 2009</text:p>
          </table:table-cell>
          <table:table-cell office:value-type="string">
            <text:p>Apr</text:p>
          </table:table-cell>
          <table:table-cell office:value-type="float" office:value="2009">
            <text:p>2009</text:p>
          </table:table-cell>
          <table:table-cell table:formula="of:=DCOUNT(['Donations Data'.$A$1:.$AG$20000]; ['Donations Data'.$L$1];[.$X$12:.$Y$13])" office:value-type="float" office:value="110">
            <text:p>110</text:p>
          </table:table-cell>
          <table:table-cell table:style-name="ce4" table:formula="of:=DSUM(['Donations Data'.$A$1:.$AG$20000]; ['Donations Data'.$L$1];[.$X$12:.$Y$13])" office:value-type="currency" office:currency="USD" office:value="3315.77999999999">
            <text:p>$3,316</text:p>
          </table:table-cell>
          <table:table-cell table:style-name="ce4" table:formula="of:=[.E42]/[.D42]" office:value-type="currency" office:currency="USD" office:value="30.1434545454545">
            <text:p>$30</text:p>
          </table:table-cell>
          <table:table-cell table:formula="of:=DCOUNT(['Donations Data'.$A$1:.$AG$20000]; ['Donations Data'.$L$1];[.$X$12:.$Z$14])" office:value-type="float" office:value="64">
            <text:p>64</text:p>
          </table:table-cell>
          <table:table-cell table:formula="of:=DSUM(['Donations Data'.$A$1:.$AG$20000]; ['Donations Data'.$L$1];[.$X$12:.$Z$14])" office:value-type="currency" office:currency="USD" office:value="599.03">
            <text:p>$599.03</text:p>
          </table:table-cell>
          <table:table-cell table:formula="of:=[.H42]/[.G42]" office:value-type="currency" office:currency="USD" office:value="9.35984375">
            <text:p>$9.36</text:p>
          </table:table-cell>
          <table:table-cell table:formula="of:=[.D42]-[.G42]" office:value-type="float" office:value="46">
            <text:p>46</text:p>
          </table:table-cell>
          <table:table-cell table:style-name="ce4" table:formula="of:=[.E42]-[.H42]" office:value-type="currency" office:currency="USD" office:value="2716.74999999999">
            <text:p>$2,717</text:p>
          </table:table-cell>
          <table:table-cell table:formula="of:=[.K42]/[.J42]" office:value-type="currency" office:currency="USD" office:value="59.0597826086955">
            <text:p>$59</text:p>
          </table:table-cell>
          <table:table-cell table:style-name="ce10" table:formula="of:=[.H42]/[.E42]" office:value-type="percentage" office:value="0.180660357442291">
            <text:p>18.07%</text:p>
          </table:table-cell>
          <table:table-cell table:style-name="ce10"/>
          <table:table-cell table:number-columns-repeated="3"/>
          <table:table-cell office:value-type="string">
            <text:p>Nov</text:p>
          </table:table-cell>
          <table:table-cell table:style-name="ce4" table:formula="of:=[.E13]" office:value-type="currency" office:currency="USD" office:value="120.66">
            <text:p>$121</text:p>
          </table:table-cell>
          <table:table-cell table:formula="of:=[.E25]" office:value-type="currency" office:currency="USD" office:value="12.61">
            <text:p>$13</text:p>
          </table:table-cell>
          <table:table-cell table:formula="of:=[.E37]" office:value-type="currency" office:currency="USD" office:value="212.08">
            <text:p>$212</text:p>
          </table:table-cell>
          <table:table-cell table:formula="of:=[.E49]" office:value-type="currency" office:currency="USD" office:value="0">
            <text:p>$0</text:p>
          </table:table-cell>
          <table:table-cell table:number-columns-repeated="1002"/>
        </table:table-row>
        <table:table-row table:style-name="ro1">
          <table:table-cell office:value-type="string">
            <text:p>May 2009</text:p>
          </table:table-cell>
          <table:table-cell office:value-type="string">
            <text:p>May</text:p>
          </table:table-cell>
          <table:table-cell office:value-type="float" office:value="2009">
            <text:p>2009</text:p>
          </table:table-cell>
          <table:table-cell table:formula="of:=DCOUNT(['Donations Data'.$A$1:.$AG$20000]; ['Donations Data'.$L$1];[.$X$15:.$Y$16])" office:value-type="float" office:value="258">
            <text:p>258</text:p>
          </table:table-cell>
          <table:table-cell table:style-name="ce4" table:formula="of:=DSUM(['Donations Data'.$A$1:.$AG$20000]; ['Donations Data'.$L$1];[.$X$15:.$Y$16])" office:value-type="currency" office:currency="USD" office:value="7340.87000000001">
            <text:p>$7,341</text:p>
          </table:table-cell>
          <table:table-cell table:style-name="ce4" table:formula="of:=[.E43]/[.D43]" office:value-type="currency" office:currency="USD" office:value="28.4529844961241">
            <text:p>$28</text:p>
          </table:table-cell>
          <table:table-cell table:formula="of:=DCOUNT(['Donations Data'.$A$1:.$AG$20000]; ['Donations Data'.$L$1];[.$X$15:.$Z$17])" office:value-type="float" office:value="100">
            <text:p>100</text:p>
          </table:table-cell>
          <table:table-cell table:formula="of:=DSUM(['Donations Data'.$A$1:.$AG$20000]; ['Donations Data'.$L$1];[.$X$15:.$Z$17])" office:value-type="currency" office:currency="USD" office:value="934.299999999998">
            <text:p>$934.30</text:p>
          </table:table-cell>
          <table:table-cell table:formula="of:=[.H43]/[.G43]" office:value-type="currency" office:currency="USD" office:value="9.34299999999998">
            <text:p>$9.34</text:p>
          </table:table-cell>
          <table:table-cell table:formula="of:=[.D43]-[.G43]" office:value-type="float" office:value="158">
            <text:p>158</text:p>
          </table:table-cell>
          <table:table-cell table:style-name="ce4" table:formula="of:=[.E43]-[.H43]" office:value-type="currency" office:currency="USD" office:value="6406.57000000001">
            <text:p>$6,407</text:p>
          </table:table-cell>
          <table:table-cell table:formula="of:=[.K43]/[.J43]" office:value-type="currency" office:currency="USD" office:value="40.5479113924051">
            <text:p>$41</text:p>
          </table:table-cell>
          <table:table-cell table:style-name="ce10" table:formula="of:=[.H43]/[.E43]" office:value-type="percentage" office:value="0.127273742758011">
            <text:p>12.73%</text:p>
          </table:table-cell>
          <table:table-cell table:style-name="ce10"/>
          <table:table-cell table:number-columns-repeated="3"/>
          <table:table-cell office:value-type="string">
            <text:p>Dec</text:p>
          </table:table-cell>
          <table:table-cell table:style-name="ce4" table:formula="of:=[.E14]" office:value-type="currency" office:currency="USD" office:value="1565.56">
            <text:p>$1,566</text:p>
          </table:table-cell>
          <table:table-cell table:formula="of:=[.E26]" office:value-type="currency" office:currency="USD" office:value="777.21">
            <text:p>$777</text:p>
          </table:table-cell>
          <table:table-cell table:formula="of:=[.E38]" office:value-type="currency" office:currency="USD" office:value="1153.15">
            <text:p>$1,153</text:p>
          </table:table-cell>
          <table:table-cell table:formula="of:=[.E50]" office:value-type="currency" office:currency="USD" office:value="0">
            <text:p>$0</text:p>
          </table:table-cell>
          <table:table-cell table:number-columns-repeated="1002"/>
        </table:table-row>
        <table:table-row table:style-name="ro1">
          <table:table-cell office:value-type="string">
            <text:p>Jun 2009</text:p>
          </table:table-cell>
          <table:table-cell office:value-type="string">
            <text:p>Jun</text:p>
          </table:table-cell>
          <table:table-cell office:value-type="float" office:value="2009">
            <text:p>2009</text:p>
          </table:table-cell>
          <table:table-cell table:formula="of:=DCOUNT(['Donations Data'.$A$1:.$AG$20000]; ['Donations Data'.$L$1];[.$X$18:.$Y$19])" office:value-type="float" office:value="0">
            <text:p>0</text:p>
          </table:table-cell>
          <table:table-cell table:style-name="ce4" table:formula="of:=DSUM(['Donations Data'.$A$1:.$AG$20000]; ['Donations Data'.$L$1];[.$X$18:.$Y$19])" office:value-type="currency" office:currency="USD" office:value="0">
            <text:p>$0</text:p>
          </table:table-cell>
          <table:table-cell table:style-name="ce4" table:formula="of:=[.E44]/[.D44]" office:value-type="currency" office:currency="USD" office:value="0">
            <text:p>#DIV/0!</text:p>
          </table:table-cell>
          <table:table-cell table:formula="of:=DCOUNT(['Donations Data'.$A$1:.$AG$20000]; ['Donations Data'.$L$1];[.$X$18:.$Z$20])" office:value-type="float" office:value="0">
            <text:p>0</text:p>
          </table:table-cell>
          <table:table-cell table:formula="of:=DSUM(['Donations Data'.$A$1:.$AG$20000]; ['Donations Data'.$L$1];[.$X$18:.$Z$20])" office:value-type="currency" office:currency="USD" office:value="0">
            <text:p>$0.00</text:p>
          </table:table-cell>
          <table:table-cell table:formula="of:=[.H44]/[.G44]" office:value-type="currency" office:currency="USD" office:value="0">
            <text:p>#DIV/0!</text:p>
          </table:table-cell>
          <table:table-cell table:formula="of:=[.D44]-[.G44]" office:value-type="float" office:value="0">
            <text:p>0</text:p>
          </table:table-cell>
          <table:table-cell table:style-name="ce4" table:formula="of:=[.E44]-[.H44]" office:value-type="currency" office:currency="USD" office:value="0">
            <text:p>$0</text:p>
          </table:table-cell>
          <table:table-cell table:formula="of:=[.K44]/[.J44]" office:value-type="currency" office:currency="USD" office:value="0">
            <text:p>#DIV/0!</text:p>
          </table:table-cell>
          <table:table-cell table:style-name="ce10" table:formula="of:=[.H44]/[.E44]" office:value-type="percentage" office:value="0">
            <text:p>#DIV/0!</text:p>
          </table:table-cell>
          <table:table-cell table:style-name="ce10"/>
          <table:table-cell table:number-columns-repeated="1010"/>
        </table:table-row>
        <table:table-row table:style-name="ro1">
          <table:table-cell office:value-type="string">
            <text:p>Jul 2009</text:p>
          </table:table-cell>
          <table:table-cell office:value-type="string">
            <text:p>Jul</text:p>
          </table:table-cell>
          <table:table-cell office:value-type="float" office:value="2009">
            <text:p>2009</text:p>
          </table:table-cell>
          <table:table-cell table:formula="of:=DCOUNT(['Donations Data'.$A$1:.$AG$20000]; ['Donations Data'.$L$1];[.$X$21:.$Y$22])" office:value-type="float" office:value="0">
            <text:p>0</text:p>
          </table:table-cell>
          <table:table-cell table:style-name="ce4" table:formula="of:=DSUM(['Donations Data'.$A$1:.$AG$20000]; ['Donations Data'.$L$1];[.$X$21:.$Y$22])" office:value-type="currency" office:currency="USD" office:value="0">
            <text:p>$0</text:p>
          </table:table-cell>
          <table:table-cell table:style-name="ce4" table:formula="of:=[.E45]/[.D45]" office:value-type="currency" office:currency="USD" office:value="0">
            <text:p>#DIV/0!</text:p>
          </table:table-cell>
          <table:table-cell table:formula="of:=DCOUNT(['Donations Data'.$A$1:.$AG$20000]; ['Donations Data'.$L$1];[.$X$21:.$Z$23])" office:value-type="float" office:value="0">
            <text:p>0</text:p>
          </table:table-cell>
          <table:table-cell table:formula="of:=DSUM(['Donations Data'.$A$1:.$AG$20000]; ['Donations Data'.$L$1];[.$X$21:.$Z$23])" office:value-type="currency" office:currency="USD" office:value="0">
            <text:p>$0.00</text:p>
          </table:table-cell>
          <table:table-cell table:formula="of:=[.H45]/[.G45]" office:value-type="currency" office:currency="USD" office:value="0">
            <text:p>#DIV/0!</text:p>
          </table:table-cell>
          <table:table-cell table:formula="of:=[.D45]-[.G45]" office:value-type="float" office:value="0">
            <text:p>0</text:p>
          </table:table-cell>
          <table:table-cell table:style-name="ce4" table:formula="of:=[.E45]-[.H45]" office:value-type="currency" office:currency="USD" office:value="0">
            <text:p>$0</text:p>
          </table:table-cell>
          <table:table-cell table:formula="of:=[.K45]/[.J45]" office:value-type="currency" office:currency="USD" office:value="0">
            <text:p>#DIV/0!</text:p>
          </table:table-cell>
          <table:table-cell table:style-name="ce10" table:formula="of:=[.H45]/[.E45]" office:value-type="percentage" office:value="0">
            <text:p>#DIV/0!</text:p>
          </table:table-cell>
          <table:table-cell table:style-name="ce10"/>
          <table:table-cell table:number-columns-repeated="1010"/>
        </table:table-row>
        <table:table-row table:style-name="ro1">
          <table:table-cell office:value-type="string">
            <text:p>Aug 2009</text:p>
          </table:table-cell>
          <table:table-cell office:value-type="string">
            <text:p>Aug</text:p>
          </table:table-cell>
          <table:table-cell office:value-type="float" office:value="2009">
            <text:p>2009</text:p>
          </table:table-cell>
          <table:table-cell table:formula="of:=DCOUNT(['Donations Data'.$A$1:.$AG$20000]; ['Donations Data'.$L$1];[.$X$24:.$Y$25])" office:value-type="float" office:value="0">
            <text:p>0</text:p>
          </table:table-cell>
          <table:table-cell table:style-name="ce4" table:formula="of:=DSUM(['Donations Data'.$A$1:.$AG$20000]; ['Donations Data'.$L$1];[.$X$24:.$Y$25])" office:value-type="currency" office:currency="USD" office:value="0">
            <text:p>$0</text:p>
          </table:table-cell>
          <table:table-cell table:style-name="ce4" table:formula="of:=[.E46]/[.D46]" office:value-type="currency" office:currency="USD" office:value="0">
            <text:p>#DIV/0!</text:p>
          </table:table-cell>
          <table:table-cell table:formula="of:=DCOUNT(['Donations Data'.$A$1:.$AG$20000]; ['Donations Data'.$L$1];[.$X$24:.$Z$26])" office:value-type="float" office:value="0">
            <text:p>0</text:p>
          </table:table-cell>
          <table:table-cell table:formula="of:=DSUM(['Donations Data'.$A$1:.$AG$20000]; ['Donations Data'.$L$1];[.$X$24:.$Z$26])" office:value-type="currency" office:currency="USD" office:value="0">
            <text:p>$0.00</text:p>
          </table:table-cell>
          <table:table-cell table:formula="of:=[.H46]/[.G46]" office:value-type="currency" office:currency="USD" office:value="0">
            <text:p>#DIV/0!</text:p>
          </table:table-cell>
          <table:table-cell table:formula="of:=[.D46]-[.G46]" office:value-type="float" office:value="0">
            <text:p>0</text:p>
          </table:table-cell>
          <table:table-cell table:style-name="ce4" table:formula="of:=[.E46]-[.H46]" office:value-type="currency" office:currency="USD" office:value="0">
            <text:p>$0</text:p>
          </table:table-cell>
          <table:table-cell table:formula="of:=[.K46]/[.J46]" office:value-type="currency" office:currency="USD" office:value="0">
            <text:p>#DIV/0!</text:p>
          </table:table-cell>
          <table:table-cell table:style-name="ce10" table:formula="of:=[.H46]/[.E46]" office:value-type="percentage" office:value="0">
            <text:p>#DIV/0!</text:p>
          </table:table-cell>
          <table:table-cell table:style-name="ce10"/>
          <table:table-cell table:number-columns-repeated="1010"/>
        </table:table-row>
        <table:table-row table:style-name="ro1">
          <table:table-cell office:value-type="string">
            <text:p>Sep 2009</text:p>
          </table:table-cell>
          <table:table-cell office:value-type="string">
            <text:p>Sep</text:p>
          </table:table-cell>
          <table:table-cell office:value-type="float" office:value="2009">
            <text:p>2009</text:p>
          </table:table-cell>
          <table:table-cell table:formula="of:=DCOUNT(['Donations Data'.$A$1:.$AG$20000]; ['Donations Data'.$L$1];[.$X$27:.$Y$28])" office:value-type="float" office:value="0">
            <text:p>0</text:p>
          </table:table-cell>
          <table:table-cell table:style-name="ce4" table:formula="of:=DSUM(['Donations Data'.$A$1:.$AG$20000]; ['Donations Data'.$L$1];[.$X$27:.$Y$28])" office:value-type="currency" office:currency="USD" office:value="0">
            <text:p>$0</text:p>
          </table:table-cell>
          <table:table-cell table:style-name="ce4" table:formula="of:=[.E47]/[.D47]" office:value-type="currency" office:currency="USD" office:value="0">
            <text:p>#DIV/0!</text:p>
          </table:table-cell>
          <table:table-cell table:formula="of:=DCOUNT(['Donations Data'.$A$1:.$AG$20000]; ['Donations Data'.$L$1];[.$X$27:.$Z$29])" office:value-type="float" office:value="0">
            <text:p>0</text:p>
          </table:table-cell>
          <table:table-cell table:formula="of:=DSUM(['Donations Data'.$A$1:.$AG$20000]; ['Donations Data'.$L$1];[.$X$27:.$Z$29])" office:value-type="currency" office:currency="USD" office:value="0">
            <text:p>$0.00</text:p>
          </table:table-cell>
          <table:table-cell table:formula="of:=[.H47]/[.G47]" office:value-type="currency" office:currency="USD" office:value="0">
            <text:p>#DIV/0!</text:p>
          </table:table-cell>
          <table:table-cell table:formula="of:=[.D47]-[.G47]" office:value-type="float" office:value="0">
            <text:p>0</text:p>
          </table:table-cell>
          <table:table-cell table:style-name="ce4" table:formula="of:=[.E47]-[.H47]" office:value-type="currency" office:currency="USD" office:value="0">
            <text:p>$0</text:p>
          </table:table-cell>
          <table:table-cell table:formula="of:=[.K47]/[.J47]" office:value-type="currency" office:currency="USD" office:value="0">
            <text:p>#DIV/0!</text:p>
          </table:table-cell>
          <table:table-cell table:style-name="ce10" table:formula="of:=[.H47]/[.E47]" office:value-type="percentage" office:value="0">
            <text:p>#DIV/0!</text:p>
          </table:table-cell>
          <table:table-cell table:style-name="ce10"/>
          <table:table-cell table:number-columns-repeated="1010"/>
        </table:table-row>
        <table:table-row table:style-name="ro1">
          <table:table-cell office:value-type="string">
            <text:p>Oct 2009</text:p>
          </table:table-cell>
          <table:table-cell office:value-type="string">
            <text:p>Oct</text:p>
          </table:table-cell>
          <table:table-cell office:value-type="float" office:value="2009">
            <text:p>2009</text:p>
          </table:table-cell>
          <table:table-cell table:formula="of:=DCOUNT(['Donations Data'.$A$1:.$AG$20000]; ['Donations Data'.$L$1];[.$X$30:.$Y$31])" office:value-type="float" office:value="0">
            <text:p>0</text:p>
          </table:table-cell>
          <table:table-cell table:style-name="ce4" table:formula="of:=DSUM(['Donations Data'.$A$1:.$AG$20000]; ['Donations Data'.$L$1];[.$X$30:.$Y$31])" office:value-type="currency" office:currency="USD" office:value="0">
            <text:p>$0</text:p>
          </table:table-cell>
          <table:table-cell table:style-name="ce4" table:formula="of:=[.E48]/[.D48]" office:value-type="currency" office:currency="USD" office:value="0">
            <text:p>#DIV/0!</text:p>
          </table:table-cell>
          <table:table-cell table:formula="of:=DCOUNT(['Donations Data'.$A$1:.$AG$20000]; ['Donations Data'.$L$1];[.$X$30:.$Z$32])" office:value-type="float" office:value="0">
            <text:p>0</text:p>
          </table:table-cell>
          <table:table-cell table:formula="of:=DSUM(['Donations Data'.$A$1:.$AG$20000]; ['Donations Data'.$L$1];[.$X$30:.$Z$32])" office:value-type="currency" office:currency="USD" office:value="0">
            <text:p>$0.00</text:p>
          </table:table-cell>
          <table:table-cell table:formula="of:=[.H48]/[.G48]" office:value-type="currency" office:currency="USD" office:value="0">
            <text:p>#DIV/0!</text:p>
          </table:table-cell>
          <table:table-cell table:formula="of:=[.D48]-[.G48]" office:value-type="float" office:value="0">
            <text:p>0</text:p>
          </table:table-cell>
          <table:table-cell table:style-name="ce4" table:formula="of:=[.E48]-[.H48]" office:value-type="currency" office:currency="USD" office:value="0">
            <text:p>$0</text:p>
          </table:table-cell>
          <table:table-cell table:formula="of:=[.K48]/[.J48]" office:value-type="currency" office:currency="USD" office:value="0">
            <text:p>#DIV/0!</text:p>
          </table:table-cell>
          <table:table-cell table:style-name="ce10" table:formula="of:=[.H48]/[.E48]" office:value-type="percentage" office:value="0">
            <text:p>#DIV/0!</text:p>
          </table:table-cell>
          <table:table-cell table:style-name="ce10"/>
          <table:table-cell office:value-type="string">
            <text:p>Year</text:p>
          </table:table-cell>
          <table:table-cell office:value-type="string">
            <text:p>Month</text:p>
          </table:table-cell>
          <table:table-cell office:value-type="string">
            <text:p>Subscriber</text:p>
          </table:table-cell>
          <table:table-cell office:value-type="string">
            <text:p>Other</text:p>
          </table:table-cell>
          <table:table-cell office:value-type="string">
            <text:p>Total</text:p>
          </table:table-cell>
          <table:table-cell office:value-type="string">
            <text:p>Percent</text:p>
          </table:table-cell>
          <table:table-cell table:number-columns-repeated="1004"/>
        </table:table-row>
        <table:table-row table:style-name="ro1">
          <table:table-cell office:value-type="string">
            <text:p>Nov 2009</text:p>
          </table:table-cell>
          <table:table-cell office:value-type="string">
            <text:p>Nov</text:p>
          </table:table-cell>
          <table:table-cell office:value-type="float" office:value="2009">
            <text:p>2009</text:p>
          </table:table-cell>
          <table:table-cell table:formula="of:=DCOUNT(['Donations Data'.$A$1:.$AG$20000]; ['Donations Data'.$L$1];[.$X$33:.$Y$34])" office:value-type="float" office:value="0">
            <text:p>0</text:p>
          </table:table-cell>
          <table:table-cell table:style-name="ce4" table:formula="of:=DSUM(['Donations Data'.$A$1:.$AG$20000]; ['Donations Data'.$L$1];[.$X$33:.$Y$34])" office:value-type="currency" office:currency="USD" office:value="0">
            <text:p>$0</text:p>
          </table:table-cell>
          <table:table-cell table:style-name="ce4" table:formula="of:=[.E49]/[.D49]" office:value-type="currency" office:currency="USD" office:value="0">
            <text:p>#DIV/0!</text:p>
          </table:table-cell>
          <table:table-cell table:formula="of:=DCOUNT(['Donations Data'.$A$1:.$AG$20000]; ['Donations Data'.$L$1];[.$X$33:.$Z$35])" office:value-type="float" office:value="0">
            <text:p>0</text:p>
          </table:table-cell>
          <table:table-cell table:formula="of:=DSUM(['Donations Data'.$A$1:.$AG$20000]; ['Donations Data'.$L$1];[.$X$33:.$Z$35])" office:value-type="currency" office:currency="USD" office:value="0">
            <text:p>$0.00</text:p>
          </table:table-cell>
          <table:table-cell table:formula="of:=[.H49]/[.G49]" office:value-type="currency" office:currency="USD" office:value="0">
            <text:p>#DIV/0!</text:p>
          </table:table-cell>
          <table:table-cell table:formula="of:=[.D49]-[.G49]" office:value-type="float" office:value="0">
            <text:p>0</text:p>
          </table:table-cell>
          <table:table-cell table:style-name="ce4" table:formula="of:=[.E49]-[.H49]" office:value-type="currency" office:currency="USD" office:value="0">
            <text:p>$0</text:p>
          </table:table-cell>
          <table:table-cell table:formula="of:=[.K49]/[.J49]" office:value-type="currency" office:currency="USD" office:value="0">
            <text:p>#DIV/0!</text:p>
          </table:table-cell>
          <table:table-cell table:style-name="ce10" table:formula="of:=[.H49]/[.E49]" office:value-type="percentage" office:value="0">
            <text:p>#DIV/0!</text:p>
          </table:table-cell>
          <table:table-cell table:style-name="ce10"/>
          <table:table-cell office:value-type="float" office:value="2009">
            <text:p>2009</text:p>
          </table:table-cell>
          <table:table-cell office:value-type="string">
            <text:p>Jan</text:p>
          </table:table-cell>
          <table:table-cell table:formula="of:=[.H39]" office:value-type="currency" office:currency="USD" office:value="476.01">
            <text:p>$476.01</text:p>
          </table:table-cell>
          <table:table-cell table:formula="of:=[.S49]-[.Q49]" office:value-type="currency" office:currency="USD" office:value="3377.44999999999">
            <text:p>$3,377</text:p>
          </table:table-cell>
          <table:table-cell table:formula="of:=[.E39]" office:value-type="currency" office:currency="USD" office:value="3853.46">
            <text:p>$3,853</text:p>
          </table:table-cell>
          <table:table-cell table:formula="of:=[.Q49]/[.S49]" office:value-type="float" office:value="0.123527946313184">
            <text:p>0.12</text:p>
          </table:table-cell>
          <table:table-cell table:number-columns-repeated="1004"/>
        </table:table-row>
        <table:table-row table:style-name="ro1">
          <table:table-cell office:value-type="string">
            <text:p>Dec 2009</text:p>
          </table:table-cell>
          <table:table-cell office:value-type="string">
            <text:p>Dec</text:p>
          </table:table-cell>
          <table:table-cell office:value-type="float" office:value="2009">
            <text:p>2009</text:p>
          </table:table-cell>
          <table:table-cell table:formula="of:=DCOUNT(['Donations Data'.$A$1:.$AG$20000]; ['Donations Data'.$L$1];[.$X$36:.$Y$37])" office:value-type="float" office:value="0">
            <text:p>0</text:p>
          </table:table-cell>
          <table:table-cell table:style-name="ce4" table:formula="of:=DSUM(['Donations Data'.$A$1:.$AG$20000]; ['Donations Data'.$L$1];[.$X$36:.$Y$37])" office:value-type="currency" office:currency="USD" office:value="0">
            <text:p>$0</text:p>
          </table:table-cell>
          <table:table-cell table:style-name="ce4" table:formula="of:=[.E50]/[.D50]" office:value-type="currency" office:currency="USD" office:value="0">
            <text:p>#DIV/0!</text:p>
          </table:table-cell>
          <table:table-cell table:formula="of:=DCOUNT(['Donations Data'.$A$1:.$AG$20000]; ['Donations Data'.$L$1];[.$X$36:.$Z$38])" office:value-type="float" office:value="0">
            <text:p>0</text:p>
          </table:table-cell>
          <table:table-cell table:formula="of:=DSUM(['Donations Data'.$A$1:.$AG$20000]; ['Donations Data'.$L$1];[.$X$36:.$Z$38])" office:value-type="currency" office:currency="USD" office:value="0">
            <text:p>$0.00</text:p>
          </table:table-cell>
          <table:table-cell table:formula="of:=[.H50]/[.G50]" office:value-type="currency" office:currency="USD" office:value="0">
            <text:p>#DIV/0!</text:p>
          </table:table-cell>
          <table:table-cell table:formula="of:=[.D50]-[.G50]" office:value-type="float" office:value="0">
            <text:p>0</text:p>
          </table:table-cell>
          <table:table-cell table:style-name="ce4" table:formula="of:=[.E50]-[.H50]" office:value-type="currency" office:currency="USD" office:value="0">
            <text:p>$0</text:p>
          </table:table-cell>
          <table:table-cell table:formula="of:=[.K50]/[.J50]" office:value-type="currency" office:currency="USD" office:value="0">
            <text:p>#DIV/0!</text:p>
          </table:table-cell>
          <table:table-cell table:style-name="ce10" table:formula="of:=[.H50]/[.E50]" office:value-type="percentage" office:value="0">
            <text:p>#DIV/0!</text:p>
          </table:table-cell>
          <table:table-cell table:style-name="ce10"/>
          <table:table-cell office:value-type="float" office:value="2009">
            <text:p>2009</text:p>
          </table:table-cell>
          <table:table-cell office:value-type="string">
            <text:p>Feb</text:p>
          </table:table-cell>
          <table:table-cell table:formula="of:=[.H40]" office:value-type="currency" office:currency="USD" office:value="130.84">
            <text:p>$130.84</text:p>
          </table:table-cell>
          <table:table-cell table:formula="of:=[.S50]-[.Q50]" office:value-type="currency" office:currency="USD" office:value="1074.51">
            <text:p>$1,075</text:p>
          </table:table-cell>
          <table:table-cell table:formula="of:=[.E40]" office:value-type="currency" office:currency="USD" office:value="1205.35">
            <text:p>$1,205</text:p>
          </table:table-cell>
          <table:table-cell table:formula="of:=[.Q50]/[.S50]" office:value-type="float" office:value="0.10854938399635">
            <text:p>0.1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2009">
            <text:p>2009</text:p>
          </table:table-cell>
          <table:table-cell office:value-type="string">
            <text:p>Mar</text:p>
          </table:table-cell>
          <table:table-cell table:formula="of:=[.H41]" office:value-type="currency" office:currency="USD" office:value="345.67">
            <text:p>$345.67</text:p>
          </table:table-cell>
          <table:table-cell table:formula="of:=[.S51]-[.Q51]" office:value-type="currency" office:currency="USD" office:value="1306.87">
            <text:p>$1,307</text:p>
          </table:table-cell>
          <table:table-cell table:formula="of:=[.E41]" office:value-type="currency" office:currency="USD" office:value="1652.54">
            <text:p>$1,653</text:p>
          </table:table-cell>
          <table:table-cell table:formula="of:=[.Q51]/[.S51]" office:value-type="float" office:value="0.209174967020466">
            <text:p>0.2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2009">
            <text:p>2009</text:p>
          </table:table-cell>
          <table:table-cell office:value-type="string">
            <text:p>Apr</text:p>
          </table:table-cell>
          <table:table-cell table:formula="of:=[.H42]" office:value-type="currency" office:currency="USD" office:value="599.03">
            <text:p>$599.03</text:p>
          </table:table-cell>
          <table:table-cell table:formula="of:=[.S52]-[.Q52]" office:value-type="currency" office:currency="USD" office:value="2716.74999999999">
            <text:p>$2,717</text:p>
          </table:table-cell>
          <table:table-cell table:formula="of:=[.E42]" office:value-type="currency" office:currency="USD" office:value="3315.77999999999">
            <text:p>$3,316</text:p>
          </table:table-cell>
          <table:table-cell table:formula="of:=[.Q52]/[.S52]" office:value-type="float" office:value="0.180660357442291">
            <text:p>0.18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2009">
            <text:p>2009</text:p>
          </table:table-cell>
          <table:table-cell office:value-type="string">
            <text:p>May</text:p>
          </table:table-cell>
          <table:table-cell table:formula="of:=[.H43]" office:value-type="currency" office:currency="USD" office:value="934.299999999998">
            <text:p>$934.30</text:p>
          </table:table-cell>
          <table:table-cell table:formula="of:=[.S53]-[.Q53]" office:value-type="currency" office:currency="USD" office:value="6406.57000000001">
            <text:p>$6,407</text:p>
          </table:table-cell>
          <table:table-cell table:formula="of:=[.E43]" office:value-type="currency" office:currency="USD" office:value="7340.87000000001">
            <text:p>$7,341</text:p>
          </table:table-cell>
          <table:table-cell table:formula="of:=[.Q53]/[.S53]" office:value-type="float" office:value="0.127273742758011">
            <text:p>0.13</text:p>
          </table:table-cell>
          <table:table-cell table:number-columns-repeated="1004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nations Data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1" table:default-cell-style-name="ce13"/>
        <table:table-column table:style-name="co13" table:default-cell-style-name="ce14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>
            <text:p>Month</text:p>
          </table:table-cell>
          <table:table-cell office:value-type="string">
            <text:p>Year</text:p>
          </table:table-cell>
          <table:table-cell table:style-name="Default" office:value-type="string">
            <text:p>Date</text:p>
          </table:table-cell>
          <table:table-cell table:style-name="Default" office:value-type="string">
            <text:p><text:s/>Time</text:p>
          </table:table-cell>
          <table:table-cell office:value-type="string">
            <text:p><text:s/>Time Zone</text:p>
          </table:table-cell>
          <table:table-cell/>
          <table:table-cell office:value-type="string">
            <text:p><text:s/>Type</text:p>
          </table:table-cell>
          <table:table-cell office:value-type="string">
            <text:p><text:s/>Status</text:p>
          </table:table-cell>
          <table:table-cell office:value-type="string">
            <text:p><text:s/>Currency</text:p>
          </table:table-cell>
          <table:table-cell office:value-type="string">
            <text:p><text:s/>Gross</text:p>
          </table:table-cell>
          <table:table-cell office:value-type="string">
            <text:p><text:s/>Fee</text:p>
          </table:table-cell>
          <table:table-cell office:value-type="string">
            <text:p><text:s/>Net</text:p>
          </table:table-cell>
          <table:table-cell/>
          <table:table-cell office:value-type="string">
            <text:p><text:s/>To Email Address</text:p>
          </table:table-cell>
          <table:table-cell table:number-columns-repeated="3"/>
          <table:table-cell office:value-type="string">
            <text:p><text:s/>Item Title</text:p>
          </table:table-cell>
          <table:table-cell table:number-columns-repeated="15"/>
          <table:table-cell office:value-type="string">
            <text:p><text:s/></text:p>
          </table:table-cell>
        </table:table-row>
        <table:table-row table:style-name="ro1">
          <table:table-cell table:formula="of:=MONTH([.C2])" office:value-type="float" office:value="12">
            <text:p>12</text:p>
          </table:table-cell>
          <table:table-cell table:formula="of:=YEAR([.C2])" office:value-type="float" office:value="2008">
            <text:p>2008</text:p>
          </table:table-cell>
          <table:table-cell office:value-type="date" office:date-value="2008-12-30">
            <text:p>12/30/08</text:p>
          </table:table-cell>
          <table:table-cell office:value-type="time" office:time-value="PT17H08M15S">
            <text:p>05:08:15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7">
            <text:p>27</text:p>
          </table:table-cell>
          <table:table-cell office:value-type="float" office:value="-1.35">
            <text:p>-1.35</text:p>
          </table:table-cell>
          <table:table-cell office:value-type="float" office:value="25.65">
            <text:p>25.6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3])" office:value-type="float" office:value="12">
            <text:p>12</text:p>
          </table:table-cell>
          <table:table-cell table:formula="of:=YEAR([.C3])" office:value-type="float" office:value="2008">
            <text:p>2008</text:p>
          </table:table-cell>
          <table:table-cell office:value-type="date" office:date-value="2008-12-30">
            <text:p>12/30/08</text:p>
          </table:table-cell>
          <table:table-cell office:value-type="time" office:time-value="PT02H57M36S">
            <text:p>02:57:36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3.2">
            <text:p>-3.2</text:p>
          </table:table-cell>
          <table:table-cell office:value-type="float" office:value="96.8">
            <text:p>96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4])" office:value-type="float" office:value="12">
            <text:p>12</text:p>
          </table:table-cell>
          <table:table-cell table:formula="of:=YEAR([.C4])" office:value-type="float" office:value="2008">
            <text:p>2008</text:p>
          </table:table-cell>
          <table:table-cell office:value-type="date" office:date-value="2008-12-29">
            <text:p>12/29/08</text:p>
          </table:table-cell>
          <table:table-cell office:value-type="time" office:time-value="PT19H30M16S">
            <text:p>07:30:16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5">
            <text:p>75</text:p>
          </table:table-cell>
          <table:table-cell office:value-type="float" office:value="-2.48">
            <text:p>-2.48</text:p>
          </table:table-cell>
          <table:table-cell office:value-type="float" office:value="72.52">
            <text:p>72.5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5])" office:value-type="float" office:value="12">
            <text:p>12</text:p>
          </table:table-cell>
          <table:table-cell table:formula="of:=YEAR([.C5])" office:value-type="float" office:value="2008">
            <text:p>2008</text:p>
          </table:table-cell>
          <table:table-cell office:value-type="date" office:date-value="2008-12-26">
            <text:p>12/26/08</text:p>
          </table:table-cell>
          <table:table-cell office:value-type="time" office:time-value="PT07H21M10S">
            <text:p>07:21:10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0">
            <text:p>300</text:p>
          </table:table-cell>
          <table:table-cell office:value-type="float" office:value="-9">
            <text:p>-9</text:p>
          </table:table-cell>
          <table:table-cell office:value-type="float" office:value="291">
            <text:p>29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Sponsor level donation ($250.00 - $999.99)</text:p>
          </table:table-cell>
          <table:table-cell table:number-columns-repeated="16"/>
        </table:table-row>
        <table:table-row table:style-name="ro1">
          <table:table-cell table:formula="of:=MONTH([.C6])" office:value-type="float" office:value="12">
            <text:p>12</text:p>
          </table:table-cell>
          <table:table-cell table:formula="of:=YEAR([.C6])" office:value-type="float" office:value="2008">
            <text:p>2008</text:p>
          </table:table-cell>
          <table:table-cell office:value-type="date" office:date-value="2008-12-22">
            <text:p>12/22/08</text:p>
          </table:table-cell>
          <table:table-cell office:value-type="time" office:time-value="PT11H38M02S">
            <text:p>11:38:02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">
            <text:p>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7])" office:value-type="float" office:value="12">
            <text:p>12</text:p>
          </table:table-cell>
          <table:table-cell table:formula="of:=YEAR([.C7])" office:value-type="float" office:value="2008">
            <text:p>2008</text:p>
          </table:table-cell>
          <table:table-cell office:value-type="date" office:date-value="2008-12-20">
            <text:p>12/20/08</text:p>
          </table:table-cell>
          <table:table-cell office:value-type="time" office:time-value="PT16H31M56S">
            <text:p>04:31:56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0.88">
            <text:p>-0.88</text:p>
          </table:table-cell>
          <table:table-cell office:value-type="float" office:value="19.12">
            <text:p>19.1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8])" office:value-type="float" office:value="12">
            <text:p>12</text:p>
          </table:table-cell>
          <table:table-cell table:formula="of:=YEAR([.C8])" office:value-type="float" office:value="2008">
            <text:p>2008</text:p>
          </table:table-cell>
          <table:table-cell office:value-type="date" office:date-value="2008-12-14">
            <text:p>12/14/08</text:p>
          </table:table-cell>
          <table:table-cell office:value-type="time" office:time-value="PT17H28M40S">
            <text:p>05:28:40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0">
            <text:p>500</text:p>
          </table:table-cell>
          <table:table-cell office:value-type="float" office:value="-14.8">
            <text:p>-14.8</text:p>
          </table:table-cell>
          <table:table-cell office:value-type="float" office:value="485.2">
            <text:p>485.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Sponsor level donation ($250.00 - $999.99)</text:p>
          </table:table-cell>
          <table:table-cell table:number-columns-repeated="16"/>
        </table:table-row>
        <table:table-row table:style-name="ro1">
          <table:table-cell table:formula="of:=MONTH([.C9])" office:value-type="float" office:value="12">
            <text:p>12</text:p>
          </table:table-cell>
          <table:table-cell table:formula="of:=YEAR([.C9])" office:value-type="float" office:value="2008">
            <text:p>2008</text:p>
          </table:table-cell>
          <table:table-cell office:value-type="date" office:date-value="2008-12-13">
            <text:p>12/13/08</text:p>
          </table:table-cell>
          <table:table-cell office:value-type="time" office:time-value="PT01H14M47S">
            <text:p>01:14:47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5">
            <text:p>15</text:p>
          </table:table-cell>
          <table:table-cell office:value-type="float" office:value="-0.89">
            <text:p>-0.89</text:p>
          </table:table-cell>
          <table:table-cell office:value-type="float" office:value="14.11">
            <text:p>14.1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10])" office:value-type="float" office:value="12">
            <text:p>12</text:p>
          </table:table-cell>
          <table:table-cell table:formula="of:=YEAR([.C10])" office:value-type="float" office:value="2008">
            <text:p>2008</text:p>
          </table:table-cell>
          <table:table-cell office:value-type="date" office:date-value="2008-12-11">
            <text:p>12/11/08</text:p>
          </table:table-cell>
          <table:table-cell office:value-type="time" office:time-value="PT05H46M06S">
            <text:p>05:46:06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11])" office:value-type="float" office:value="12">
            <text:p>12</text:p>
          </table:table-cell>
          <table:table-cell table:formula="of:=YEAR([.C11])" office:value-type="float" office:value="2008">
            <text:p>2008</text:p>
          </table:table-cell>
          <table:table-cell office:value-type="date" office:date-value="2008-12-07">
            <text:p>12/07/08</text:p>
          </table:table-cell>
          <table:table-cell office:value-type="time" office:time-value="PT18H45M10S">
            <text:p>06:45:10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12])" office:value-type="float" office:value="12">
            <text:p>12</text:p>
          </table:table-cell>
          <table:table-cell table:formula="of:=YEAR([.C12])" office:value-type="float" office:value="2008">
            <text:p>2008</text:p>
          </table:table-cell>
          <table:table-cell office:value-type="date" office:date-value="2008-12-07">
            <text:p>12/07/08</text:p>
          </table:table-cell>
          <table:table-cell office:value-type="time" office:time-value="PT13H03M54S">
            <text:p>01:03:54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13])" office:value-type="float" office:value="11">
            <text:p>11</text:p>
          </table:table-cell>
          <table:table-cell table:formula="of:=YEAR([.C13])" office:value-type="float" office:value="2008">
            <text:p>2008</text:p>
          </table:table-cell>
          <table:table-cell office:value-type="date" office:date-value="2008-11-25">
            <text:p>11/25/08</text:p>
          </table:table-cell>
          <table:table-cell office:value-type="time" office:time-value="PT23H23M52S">
            <text:p>11:23:52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14])" office:value-type="float" office:value="11">
            <text:p>11</text:p>
          </table:table-cell>
          <table:table-cell table:formula="of:=YEAR([.C14])" office:value-type="float" office:value="2008">
            <text:p>2008</text:p>
          </table:table-cell>
          <table:table-cell office:value-type="date" office:date-value="2008-11-24">
            <text:p>11/24/08</text:p>
          </table:table-cell>
          <table:table-cell office:value-type="time" office:time-value="PT15H28M11S">
            <text:p>03:28:11 P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.27">
            <text:p>2.27</text:p>
          </table:table-cell>
          <table:table-cell office:value-type="float" office:value="0">
            <text:p>0</text:p>
          </table:table-cell>
          <table:table-cell office:value-type="float" office:value="2.27">
            <text:p>2.27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15])" office:value-type="float" office:value="11">
            <text:p>11</text:p>
          </table:table-cell>
          <table:table-cell table:formula="of:=YEAR([.C15])" office:value-type="float" office:value="2008">
            <text:p>2008</text:p>
          </table:table-cell>
          <table:table-cell office:value-type="date" office:date-value="2008-11-19">
            <text:p>11/19/08</text:p>
          </table:table-cell>
          <table:table-cell office:value-type="time" office:time-value="PT19H08M57S">
            <text:p>07:08:57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0.88">
            <text:p>-0.88</text:p>
          </table:table-cell>
          <table:table-cell office:value-type="float" office:value="19.12">
            <text:p>19.1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16])" office:value-type="float" office:value="11">
            <text:p>11</text:p>
          </table:table-cell>
          <table:table-cell table:formula="of:=YEAR([.C16])" office:value-type="float" office:value="2008">
            <text:p>2008</text:p>
          </table:table-cell>
          <table:table-cell office:value-type="date" office:date-value="2008-11-14">
            <text:p>11/14/08</text:p>
          </table:table-cell>
          <table:table-cell office:value-type="time" office:time-value="PT16H46M45S">
            <text:p>04:46:45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17])" office:value-type="float" office:value="11">
            <text:p>11</text:p>
          </table:table-cell>
          <table:table-cell table:formula="of:=YEAR([.C17])" office:value-type="float" office:value="2008">
            <text:p>2008</text:p>
          </table:table-cell>
          <table:table-cell office:value-type="date" office:date-value="2008-11-06">
            <text:p>11/06/08</text:p>
          </table:table-cell>
          <table:table-cell office:value-type="time" office:time-value="PT08H14M04S">
            <text:p>08:14:04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18])" office:value-type="float" office:value="11">
            <text:p>11</text:p>
          </table:table-cell>
          <table:table-cell table:formula="of:=YEAR([.C18])" office:value-type="float" office:value="2008">
            <text:p>2008</text:p>
          </table:table-cell>
          <table:table-cell office:value-type="date" office:date-value="2008-11-05">
            <text:p>11/05/08</text:p>
          </table:table-cell>
          <table:table-cell office:value-type="time" office:time-value="PT07H12M21S">
            <text:p>07:12:21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5">
            <text:p>15</text:p>
          </table:table-cell>
          <table:table-cell office:value-type="float" office:value="-0.89">
            <text:p>-0.89</text:p>
          </table:table-cell>
          <table:table-cell office:value-type="float" office:value="14.11">
            <text:p>14.1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19])" office:value-type="float" office:value="11">
            <text:p>11</text:p>
          </table:table-cell>
          <table:table-cell table:formula="of:=YEAR([.C19])" office:value-type="float" office:value="2008">
            <text:p>2008</text:p>
          </table:table-cell>
          <table:table-cell office:value-type="date" office:date-value="2008-11-02">
            <text:p>11/02/08</text:p>
          </table:table-cell>
          <table:table-cell office:value-type="time" office:time-value="PT09H09M34S">
            <text:p>09:09:34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20])" office:value-type="float" office:value="10">
            <text:p>10</text:p>
          </table:table-cell>
          <table:table-cell table:formula="of:=YEAR([.C20])" office:value-type="float" office:value="2008">
            <text:p>2008</text:p>
          </table:table-cell>
          <table:table-cell office:value-type="date" office:date-value="2008-10-31">
            <text:p>10/31/08</text:p>
          </table:table-cell>
          <table:table-cell office:value-type="time" office:time-value="PT06H37M34S">
            <text:p>06:37:3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">
            <text:p>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21])" office:value-type="float" office:value="10">
            <text:p>10</text:p>
          </table:table-cell>
          <table:table-cell table:formula="of:=YEAR([.C21])" office:value-type="float" office:value="2008">
            <text:p>2008</text:p>
          </table:table-cell>
          <table:table-cell office:value-type="date" office:date-value="2008-10-31">
            <text:p>10/31/08</text:p>
          </table:table-cell>
          <table:table-cell office:value-type="time" office:time-value="PT06H33M30S">
            <text:p>06:33:3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8">
            <text:p>8</text:p>
          </table:table-cell>
          <table:table-cell office:value-type="float" office:value="-0.61">
            <text:p>-0.61</text:p>
          </table:table-cell>
          <table:table-cell office:value-type="float" office:value="7.39">
            <text:p>7.3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22])" office:value-type="float" office:value="10">
            <text:p>10</text:p>
          </table:table-cell>
          <table:table-cell table:formula="of:=YEAR([.C22])" office:value-type="float" office:value="2008">
            <text:p>2008</text:p>
          </table:table-cell>
          <table:table-cell office:value-type="date" office:date-value="2008-10-28">
            <text:p>10/28/08</text:p>
          </table:table-cell>
          <table:table-cell office:value-type="time" office:time-value="PT15H41M15S">
            <text:p>03:41:15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23])" office:value-type="float" office:value="10">
            <text:p>10</text:p>
          </table:table-cell>
          <table:table-cell table:formula="of:=YEAR([.C23])" office:value-type="float" office:value="2008">
            <text:p>2008</text:p>
          </table:table-cell>
          <table:table-cell office:value-type="date" office:date-value="2008-10-28">
            <text:p>10/28/08</text:p>
          </table:table-cell>
          <table:table-cell office:value-type="time" office:time-value="PT13H40M39S">
            <text:p>01:40:3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">
            <text:p>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24])" office:value-type="float" office:value="10">
            <text:p>10</text:p>
          </table:table-cell>
          <table:table-cell table:formula="of:=YEAR([.C24])" office:value-type="float" office:value="2008">
            <text:p>2008</text:p>
          </table:table-cell>
          <table:table-cell office:value-type="date" office:date-value="2008-10-27">
            <text:p>10/27/08</text:p>
          </table:table-cell>
          <table:table-cell office:value-type="time" office:time-value="PT12H02M44S">
            <text:p>12:02:4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25])" office:value-type="float" office:value="10">
            <text:p>10</text:p>
          </table:table-cell>
          <table:table-cell table:formula="of:=YEAR([.C25])" office:value-type="float" office:value="2008">
            <text:p>2008</text:p>
          </table:table-cell>
          <table:table-cell office:value-type="date" office:date-value="2008-10-21">
            <text:p>10/21/08</text:p>
          </table:table-cell>
          <table:table-cell office:value-type="time" office:time-value="PT11H41M03S">
            <text:p>11:41:0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0">
            <text:p>40</text:p>
          </table:table-cell>
          <table:table-cell office:value-type="float" office:value="-1.86">
            <text:p>-1.86</text:p>
          </table:table-cell>
          <table:table-cell office:value-type="float" office:value="38.14">
            <text:p>38.1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26])" office:value-type="float" office:value="10">
            <text:p>10</text:p>
          </table:table-cell>
          <table:table-cell table:formula="of:=YEAR([.C26])" office:value-type="float" office:value="2008">
            <text:p>2008</text:p>
          </table:table-cell>
          <table:table-cell office:value-type="date" office:date-value="2008-10-11">
            <text:p>10/11/08</text:p>
          </table:table-cell>
          <table:table-cell office:value-type="time" office:time-value="PT07H31M49S">
            <text:p>07:31:4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">
            <text:p>4</text:p>
          </table:table-cell>
          <table:table-cell office:value-type="float" office:value="-0.46">
            <text:p>-0.46</text:p>
          </table:table-cell>
          <table:table-cell office:value-type="float" office:value="3.54">
            <text:p>3.5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27])" office:value-type="float" office:value="10">
            <text:p>10</text:p>
          </table:table-cell>
          <table:table-cell table:formula="of:=YEAR([.C27])" office:value-type="float" office:value="2008">
            <text:p>2008</text:p>
          </table:table-cell>
          <table:table-cell office:value-type="date" office:date-value="2008-10-10">
            <text:p>10/10/08</text:p>
          </table:table-cell>
          <table:table-cell office:value-type="time" office:time-value="PT09H52M31S">
            <text:p>09:52:31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28])" office:value-type="float" office:value="9">
            <text:p>9</text:p>
          </table:table-cell>
          <table:table-cell table:formula="of:=YEAR([.C28])" office:value-type="float" office:value="2008">
            <text:p>2008</text:p>
          </table:table-cell>
          <table:table-cell office:value-type="date" office:date-value="2008-09-26">
            <text:p>09/26/08</text:p>
          </table:table-cell>
          <table:table-cell office:value-type="time" office:time-value="PT10H06M53S">
            <text:p>10:06:5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60">
            <text:p>60</text:p>
          </table:table-cell>
          <table:table-cell office:value-type="float" office:value="-2.64">
            <text:p>-2.64</text:p>
          </table:table-cell>
          <table:table-cell office:value-type="float" office:value="57.36">
            <text:p>57.3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29])" office:value-type="float" office:value="9">
            <text:p>9</text:p>
          </table:table-cell>
          <table:table-cell table:formula="of:=YEAR([.C29])" office:value-type="float" office:value="2008">
            <text:p>2008</text:p>
          </table:table-cell>
          <table:table-cell office:value-type="date" office:date-value="2008-09-26">
            <text:p>09/26/08</text:p>
          </table:table-cell>
          <table:table-cell office:value-type="time" office:time-value="PT08H38M39S">
            <text:p>08:38:3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">
            <text:p>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30])" office:value-type="float" office:value="9">
            <text:p>9</text:p>
          </table:table-cell>
          <table:table-cell table:formula="of:=YEAR([.C30])" office:value-type="float" office:value="2008">
            <text:p>2008</text:p>
          </table:table-cell>
          <table:table-cell office:value-type="date" office:date-value="2008-09-25">
            <text:p>09/25/08</text:p>
          </table:table-cell>
          <table:table-cell office:value-type="time" office:time-value="PT16H00M15S">
            <text:p>04:00:1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3.7">
            <text:p>43.7</text:p>
          </table:table-cell>
          <table:table-cell office:value-type="float" office:value="-1.57">
            <text:p>-1.57</text:p>
          </table:table-cell>
          <table:table-cell office:value-type="float" office:value="42.13">
            <text:p>42.1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31])" office:value-type="float" office:value="9">
            <text:p>9</text:p>
          </table:table-cell>
          <table:table-cell table:formula="of:=YEAR([.C31])" office:value-type="float" office:value="2008">
            <text:p>2008</text:p>
          </table:table-cell>
          <table:table-cell office:value-type="date" office:date-value="2008-09-25">
            <text:p>09/25/08</text:p>
          </table:table-cell>
          <table:table-cell office:value-type="time" office:time-value="PT09H14M56S">
            <text:p>09:14:5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32])" office:value-type="float" office:value="9">
            <text:p>9</text:p>
          </table:table-cell>
          <table:table-cell table:formula="of:=YEAR([.C32])" office:value-type="float" office:value="2008">
            <text:p>2008</text:p>
          </table:table-cell>
          <table:table-cell office:value-type="date" office:date-value="2008-09-23">
            <text:p>09/23/08</text:p>
          </table:table-cell>
          <table:table-cell office:value-type="time" office:time-value="PT11H25M05S">
            <text:p>11:25:0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3.2">
            <text:p>-3.2</text:p>
          </table:table-cell>
          <table:table-cell office:value-type="float" office:value="96.8">
            <text:p>96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33])" office:value-type="float" office:value="9">
            <text:p>9</text:p>
          </table:table-cell>
          <table:table-cell table:formula="of:=YEAR([.C33])" office:value-type="float" office:value="2008">
            <text:p>2008</text:p>
          </table:table-cell>
          <table:table-cell office:value-type="date" office:date-value="2008-09-22">
            <text:p>09/22/08</text:p>
          </table:table-cell>
          <table:table-cell office:value-type="time" office:time-value="PT08H38M39S">
            <text:p>08:38:39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34])" office:value-type="float" office:value="9">
            <text:p>9</text:p>
          </table:table-cell>
          <table:table-cell table:formula="of:=YEAR([.C34])" office:value-type="float" office:value="2008">
            <text:p>2008</text:p>
          </table:table-cell>
          <table:table-cell office:value-type="date" office:date-value="2008-09-19">
            <text:p>09/19/08</text:p>
          </table:table-cell>
          <table:table-cell office:value-type="time" office:time-value="PT06H48M46S">
            <text:p>06:48:4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35])" office:value-type="float" office:value="9">
            <text:p>9</text:p>
          </table:table-cell>
          <table:table-cell table:formula="of:=YEAR([.C35])" office:value-type="float" office:value="2008">
            <text:p>2008</text:p>
          </table:table-cell>
          <table:table-cell office:value-type="date" office:date-value="2008-09-18">
            <text:p>09/18/08</text:p>
          </table:table-cell>
          <table:table-cell office:value-type="time" office:time-value="PT23H19M50S">
            <text:p>11:19:5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17.95">
            <text:p>717.95</text:p>
          </table:table-cell>
          <table:table-cell office:value-type="float" office:value="-28.3">
            <text:p>-28.3</text:p>
          </table:table-cell>
          <table:table-cell office:value-type="float" office:value="689.65">
            <text:p>689.6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Sponsor level donation ($250.00 - $999.99)</text:p>
          </table:table-cell>
          <table:table-cell table:number-columns-repeated="16"/>
        </table:table-row>
        <table:table-row table:style-name="ro1">
          <table:table-cell table:formula="of:=MONTH([.C36])" office:value-type="float" office:value="9">
            <text:p>9</text:p>
          </table:table-cell>
          <table:table-cell table:formula="of:=YEAR([.C36])" office:value-type="float" office:value="2008">
            <text:p>2008</text:p>
          </table:table-cell>
          <table:table-cell office:value-type="date" office:date-value="2008-09-18">
            <text:p>09/18/08</text:p>
          </table:table-cell>
          <table:table-cell office:value-type="time" office:time-value="PT02H21M33S">
            <text:p>02:21:3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leared</text:p>
          </table:table-cell>
          <table:table-cell office:value-type="string">
            <text:p>USD</text:p>
          </table:table-cell>
          <table:table-cell office:value-type="float" office:value="55">
            <text:p>55</text:p>
          </table:table-cell>
          <table:table-cell office:value-type="float" office:value="-2.45">
            <text:p>-2.45</text:p>
          </table:table-cell>
          <table:table-cell office:value-type="float" office:value="52.55">
            <text:p>52.5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37])" office:value-type="float" office:value="9">
            <text:p>9</text:p>
          </table:table-cell>
          <table:table-cell table:formula="of:=YEAR([.C37])" office:value-type="float" office:value="2008">
            <text:p>2008</text:p>
          </table:table-cell>
          <table:table-cell office:value-type="date" office:date-value="2008-09-15">
            <text:p>09/15/08</text:p>
          </table:table-cell>
          <table:table-cell office:value-type="time" office:time-value="PT07H39M30S">
            <text:p>07:39:3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38])" office:value-type="float" office:value="9">
            <text:p>9</text:p>
          </table:table-cell>
          <table:table-cell table:formula="of:=YEAR([.C38])" office:value-type="float" office:value="2008">
            <text:p>2008</text:p>
          </table:table-cell>
          <table:table-cell office:value-type="date" office:date-value="2008-09-10">
            <text:p>09/10/08</text:p>
          </table:table-cell>
          <table:table-cell office:value-type="time" office:time-value="PT08H53M51S">
            <text:p>08:53:51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39])" office:value-type="float" office:value="9">
            <text:p>9</text:p>
          </table:table-cell>
          <table:table-cell table:formula="of:=YEAR([.C39])" office:value-type="float" office:value="2008">
            <text:p>2008</text:p>
          </table:table-cell>
          <table:table-cell office:value-type="date" office:date-value="2008-09-06">
            <text:p>09/06/08</text:p>
          </table:table-cell>
          <table:table-cell office:value-type="time" office:time-value="PT01H09M35S">
            <text:p>01:09:3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40])" office:value-type="float" office:value="8">
            <text:p>8</text:p>
          </table:table-cell>
          <table:table-cell table:formula="of:=YEAR([.C40])" office:value-type="float" office:value="2008">
            <text:p>2008</text:p>
          </table:table-cell>
          <table:table-cell office:value-type="date" office:date-value="2008-08-26">
            <text:p>08/26/08</text:p>
          </table:table-cell>
          <table:table-cell office:value-type="time" office:time-value="PT16H56M47S">
            <text:p>04:56:47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41])" office:value-type="float" office:value="8">
            <text:p>8</text:p>
          </table:table-cell>
          <table:table-cell table:formula="of:=YEAR([.C41])" office:value-type="float" office:value="2008">
            <text:p>2008</text:p>
          </table:table-cell>
          <table:table-cell office:value-type="date" office:date-value="2008-08-25">
            <text:p>08/25/08</text:p>
          </table:table-cell>
          <table:table-cell office:value-type="time" office:time-value="PT10H00M59S">
            <text:p>10:00:5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42])" office:value-type="float" office:value="8">
            <text:p>8</text:p>
          </table:table-cell>
          <table:table-cell table:formula="of:=YEAR([.C42])" office:value-type="float" office:value="2008">
            <text:p>2008</text:p>
          </table:table-cell>
          <table:table-cell office:value-type="date" office:date-value="2008-08-25">
            <text:p>08/25/08</text:p>
          </table:table-cell>
          <table:table-cell office:value-type="time" office:time-value="PT09H28M12S">
            <text:p>09:28:12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43])" office:value-type="float" office:value="8">
            <text:p>8</text:p>
          </table:table-cell>
          <table:table-cell table:formula="of:=YEAR([.C43])" office:value-type="float" office:value="2008">
            <text:p>2008</text:p>
          </table:table-cell>
          <table:table-cell office:value-type="date" office:date-value="2008-08-15">
            <text:p>08/15/08</text:p>
          </table:table-cell>
          <table:table-cell office:value-type="time" office:time-value="PT11H33M07S">
            <text:p>11:33:0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5">
            <text:p>45</text:p>
          </table:table-cell>
          <table:table-cell office:value-type="float" office:value="-2.06">
            <text:p>-2.06</text:p>
          </table:table-cell>
          <table:table-cell office:value-type="float" office:value="42.94">
            <text:p>42.9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44])" office:value-type="float" office:value="8">
            <text:p>8</text:p>
          </table:table-cell>
          <table:table-cell table:formula="of:=YEAR([.C44])" office:value-type="float" office:value="2008">
            <text:p>2008</text:p>
          </table:table-cell>
          <table:table-cell office:value-type="date" office:date-value="2008-08-07">
            <text:p>08/07/08</text:p>
          </table:table-cell>
          <table:table-cell office:value-type="time" office:time-value="PT14H48M49S">
            <text:p>02:48:4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45])" office:value-type="float" office:value="8">
            <text:p>8</text:p>
          </table:table-cell>
          <table:table-cell table:formula="of:=YEAR([.C45])" office:value-type="float" office:value="2008">
            <text:p>2008</text:p>
          </table:table-cell>
          <table:table-cell office:value-type="date" office:date-value="2008-08-04">
            <text:p>08/04/08</text:p>
          </table:table-cell>
          <table:table-cell office:value-type="time" office:time-value="PT17H16M05S">
            <text:p>05:16:0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5">
            <text:p>35</text:p>
          </table:table-cell>
          <table:table-cell office:value-type="float" office:value="-1.67">
            <text:p>-1.67</text:p>
          </table:table-cell>
          <table:table-cell office:value-type="float" office:value="33.33">
            <text:p>33.3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46])" office:value-type="float" office:value="8">
            <text:p>8</text:p>
          </table:table-cell>
          <table:table-cell table:formula="of:=YEAR([.C46])" office:value-type="float" office:value="2008">
            <text:p>2008</text:p>
          </table:table-cell>
          <table:table-cell office:value-type="date" office:date-value="2008-08-04">
            <text:p>08/04/08</text:p>
          </table:table-cell>
          <table:table-cell office:value-type="time" office:time-value="PT11H36M56S">
            <text:p>11:36:56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47])" office:value-type="float" office:value="7">
            <text:p>7</text:p>
          </table:table-cell>
          <table:table-cell table:formula="of:=YEAR([.C47])" office:value-type="float" office:value="2008">
            <text:p>2008</text:p>
          </table:table-cell>
          <table:table-cell office:value-type="date" office:date-value="2008-07-31">
            <text:p>07/31/08</text:p>
          </table:table-cell>
          <table:table-cell office:value-type="time" office:time-value="PT02H09M09S">
            <text:p>02:09:0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50">
            <text:p>750</text:p>
          </table:table-cell>
          <table:table-cell office:value-type="float" office:value="-29.55">
            <text:p>-29.55</text:p>
          </table:table-cell>
          <table:table-cell office:value-type="float" office:value="720.45">
            <text:p>720.4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Sponsor level donation ($250.00 - $999.99)</text:p>
          </table:table-cell>
          <table:table-cell table:number-columns-repeated="16"/>
        </table:table-row>
        <table:table-row table:style-name="ro1">
          <table:table-cell table:formula="of:=MONTH([.C48])" office:value-type="float" office:value="7">
            <text:p>7</text:p>
          </table:table-cell>
          <table:table-cell table:formula="of:=YEAR([.C48])" office:value-type="float" office:value="2008">
            <text:p>2008</text:p>
          </table:table-cell>
          <table:table-cell office:value-type="date" office:date-value="2008-07-28">
            <text:p>07/28/08</text:p>
          </table:table-cell>
          <table:table-cell office:value-type="time" office:time-value="PT09H05M30S">
            <text:p>09:05:30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49])" office:value-type="float" office:value="7">
            <text:p>7</text:p>
          </table:table-cell>
          <table:table-cell table:formula="of:=YEAR([.C49])" office:value-type="float" office:value="2008">
            <text:p>2008</text:p>
          </table:table-cell>
          <table:table-cell office:value-type="date" office:date-value="2008-07-24">
            <text:p>07/24/08</text:p>
          </table:table-cell>
          <table:table-cell office:value-type="time" office:time-value="PT17H27M56S">
            <text:p>05:27:5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50])" office:value-type="float" office:value="7">
            <text:p>7</text:p>
          </table:table-cell>
          <table:table-cell table:formula="of:=YEAR([.C50])" office:value-type="float" office:value="2008">
            <text:p>2008</text:p>
          </table:table-cell>
          <table:table-cell office:value-type="date" office:date-value="2008-07-23">
            <text:p>07/23/08</text:p>
          </table:table-cell>
          <table:table-cell office:value-type="time" office:time-value="PT12H27M48S">
            <text:p>12:27:48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51])" office:value-type="float" office:value="7">
            <text:p>7</text:p>
          </table:table-cell>
          <table:table-cell table:formula="of:=YEAR([.C51])" office:value-type="float" office:value="2008">
            <text:p>2008</text:p>
          </table:table-cell>
          <table:table-cell office:value-type="date" office:date-value="2008-07-21">
            <text:p>07/21/08</text:p>
          </table:table-cell>
          <table:table-cell office:value-type="time" office:time-value="PT13H28M52S">
            <text:p>01:28:5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52])" office:value-type="float" office:value="7">
            <text:p>7</text:p>
          </table:table-cell>
          <table:table-cell table:formula="of:=YEAR([.C52])" office:value-type="float" office:value="2008">
            <text:p>2008</text:p>
          </table:table-cell>
          <table:table-cell office:value-type="date" office:date-value="2008-07-15">
            <text:p>07/15/08</text:p>
          </table:table-cell>
          <table:table-cell office:value-type="time" office:time-value="PT14H12M10S">
            <text:p>02:12:1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53])" office:value-type="float" office:value="7">
            <text:p>7</text:p>
          </table:table-cell>
          <table:table-cell table:formula="of:=YEAR([.C53])" office:value-type="float" office:value="2008">
            <text:p>2008</text:p>
          </table:table-cell>
          <table:table-cell office:value-type="date" office:date-value="2008-07-14">
            <text:p>07/14/08</text:p>
          </table:table-cell>
          <table:table-cell office:value-type="time" office:time-value="PT08H15M47S">
            <text:p>08:15:47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54])" office:value-type="float" office:value="7">
            <text:p>7</text:p>
          </table:table-cell>
          <table:table-cell table:formula="of:=YEAR([.C54])" office:value-type="float" office:value="2008">
            <text:p>2008</text:p>
          </table:table-cell>
          <table:table-cell office:value-type="date" office:date-value="2008-07-13">
            <text:p>07/13/08</text:p>
          </table:table-cell>
          <table:table-cell office:value-type="time" office:time-value="PT12H33M58S">
            <text:p>12:33:5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1.01">
            <text:p>31.01</text:p>
          </table:table-cell>
          <table:table-cell office:value-type="float" office:value="-1.51">
            <text:p>-1.51</text:p>
          </table:table-cell>
          <table:table-cell office:value-type="float" office:value="29.5">
            <text:p>29.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55])" office:value-type="float" office:value="6">
            <text:p>6</text:p>
          </table:table-cell>
          <table:table-cell table:formula="of:=YEAR([.C55])" office:value-type="float" office:value="2008">
            <text:p>2008</text:p>
          </table:table-cell>
          <table:table-cell office:value-type="date" office:date-value="2008-06-25">
            <text:p>06/25/08</text:p>
          </table:table-cell>
          <table:table-cell office:value-type="time" office:time-value="PT09H08M19S">
            <text:p>09:08:19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56])" office:value-type="float" office:value="6">
            <text:p>6</text:p>
          </table:table-cell>
          <table:table-cell table:formula="of:=YEAR([.C56])" office:value-type="float" office:value="2008">
            <text:p>2008</text:p>
          </table:table-cell>
          <table:table-cell office:value-type="date" office:date-value="2008-06-07">
            <text:p>06/07/08</text:p>
          </table:table-cell>
          <table:table-cell office:value-type="time" office:time-value="PT17H48M46S">
            <text:p>05:48:4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57])" office:value-type="float" office:value="6">
            <text:p>6</text:p>
          </table:table-cell>
          <table:table-cell table:formula="of:=YEAR([.C57])" office:value-type="float" office:value="2008">
            <text:p>2008</text:p>
          </table:table-cell>
          <table:table-cell office:value-type="date" office:date-value="2008-06-06">
            <text:p>06/06/08</text:p>
          </table:table-cell>
          <table:table-cell office:value-type="time" office:time-value="PT04H35M24S">
            <text:p>04:35:2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0">
            <text:p>500</text:p>
          </table:table-cell>
          <table:table-cell office:value-type="float" office:value="-14.8">
            <text:p>-14.8</text:p>
          </table:table-cell>
          <table:table-cell office:value-type="float" office:value="485.2">
            <text:p>485.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Sponsor level donation ($250.00 - $999.99)</text:p>
          </table:table-cell>
          <table:table-cell table:number-columns-repeated="16"/>
        </table:table-row>
        <table:table-row table:style-name="ro1">
          <table:table-cell table:formula="of:=MONTH([.C58])" office:value-type="float" office:value="6">
            <text:p>6</text:p>
          </table:table-cell>
          <table:table-cell table:formula="of:=YEAR([.C58])" office:value-type="float" office:value="2008">
            <text:p>2008</text:p>
          </table:table-cell>
          <table:table-cell office:value-type="date" office:date-value="2008-06-06">
            <text:p>06/06/08</text:p>
          </table:table-cell>
          <table:table-cell office:value-type="time" office:time-value="PT04H27M34S">
            <text:p>04:27:3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59])" office:value-type="float" office:value="6">
            <text:p>6</text:p>
          </table:table-cell>
          <table:table-cell table:formula="of:=YEAR([.C59])" office:value-type="float" office:value="2008">
            <text:p>2008</text:p>
          </table:table-cell>
          <table:table-cell office:value-type="date" office:date-value="2008-06-04">
            <text:p>06/04/08</text:p>
          </table:table-cell>
          <table:table-cell office:value-type="time" office:time-value="PT09H43M29S">
            <text:p>09:43:2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3.2">
            <text:p>-3.2</text:p>
          </table:table-cell>
          <table:table-cell office:value-type="float" office:value="96.8">
            <text:p>96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60])" office:value-type="float" office:value="6">
            <text:p>6</text:p>
          </table:table-cell>
          <table:table-cell table:formula="of:=YEAR([.C60])" office:value-type="float" office:value="2008">
            <text:p>2008</text:p>
          </table:table-cell>
          <table:table-cell office:value-type="date" office:date-value="2008-06-02">
            <text:p>06/02/08</text:p>
          </table:table-cell>
          <table:table-cell office:value-type="time" office:time-value="PT09H14M33S">
            <text:p>09:14:3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6.22">
            <text:p>26.22</text:p>
          </table:table-cell>
          <table:table-cell office:value-type="float" office:value="-1.32">
            <text:p>-1.32</text:p>
          </table:table-cell>
          <table:table-cell office:value-type="float" office:value="24.9">
            <text:p>24.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61])" office:value-type="float" office:value="5">
            <text:p>5</text:p>
          </table:table-cell>
          <table:table-cell table:formula="of:=YEAR([.C61])" office:value-type="float" office:value="2008">
            <text:p>2008</text:p>
          </table:table-cell>
          <table:table-cell office:value-type="date" office:date-value="2008-05-29">
            <text:p>05/29/08</text:p>
          </table:table-cell>
          <table:table-cell office:value-type="time" office:time-value="PT18H55M51S">
            <text:p>06:55:5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4.99">
            <text:p>24.99</text:p>
          </table:table-cell>
          <table:table-cell office:value-type="float" office:value="-1.27">
            <text:p>-1.27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62])" office:value-type="float" office:value="5">
            <text:p>5</text:p>
          </table:table-cell>
          <table:table-cell table:formula="of:=YEAR([.C62])" office:value-type="float" office:value="2008">
            <text:p>2008</text:p>
          </table:table-cell>
          <table:table-cell office:value-type="date" office:date-value="2008-05-28">
            <text:p>05/28/08</text:p>
          </table:table-cell>
          <table:table-cell office:value-type="time" office:time-value="PT07H47M27S">
            <text:p>07:47:2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63])" office:value-type="float" office:value="5">
            <text:p>5</text:p>
          </table:table-cell>
          <table:table-cell table:formula="of:=YEAR([.C63])" office:value-type="float" office:value="2008">
            <text:p>2008</text:p>
          </table:table-cell>
          <table:table-cell office:value-type="date" office:date-value="2008-05-25">
            <text:p>05/25/08</text:p>
          </table:table-cell>
          <table:table-cell office:value-type="time" office:time-value="PT11H25M06S">
            <text:p>11:25:0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5">
            <text:p>15</text:p>
          </table:table-cell>
          <table:table-cell office:value-type="float" office:value="-0.89">
            <text:p>-0.89</text:p>
          </table:table-cell>
          <table:table-cell office:value-type="float" office:value="14.11">
            <text:p>14.1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64])" office:value-type="float" office:value="5">
            <text:p>5</text:p>
          </table:table-cell>
          <table:table-cell table:formula="of:=YEAR([.C64])" office:value-type="float" office:value="2008">
            <text:p>2008</text:p>
          </table:table-cell>
          <table:table-cell office:value-type="date" office:date-value="2008-05-23">
            <text:p>05/23/08</text:p>
          </table:table-cell>
          <table:table-cell office:value-type="time" office:time-value="PT14H25M05S">
            <text:p>02:25:05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.32">
            <text:p>2.32</text:p>
          </table:table-cell>
          <table:table-cell office:value-type="float" office:value="0">
            <text:p>0</text:p>
          </table:table-cell>
          <table:table-cell office:value-type="float" office:value="2.32">
            <text:p>2.32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65])" office:value-type="float" office:value="5">
            <text:p>5</text:p>
          </table:table-cell>
          <table:table-cell table:formula="of:=YEAR([.C65])" office:value-type="float" office:value="2008">
            <text:p>2008</text:p>
          </table:table-cell>
          <table:table-cell office:value-type="date" office:date-value="2008-05-23">
            <text:p>05/23/08</text:p>
          </table:table-cell>
          <table:table-cell office:value-type="time" office:time-value="PT09H41M30S">
            <text:p>09:41:3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66])" office:value-type="float" office:value="5">
            <text:p>5</text:p>
          </table:table-cell>
          <table:table-cell table:formula="of:=YEAR([.C66])" office:value-type="float" office:value="2008">
            <text:p>2008</text:p>
          </table:table-cell>
          <table:table-cell office:value-type="date" office:date-value="2008-05-23">
            <text:p>05/23/08</text:p>
          </table:table-cell>
          <table:table-cell office:value-type="time" office:time-value="PT07H58M31S">
            <text:p>07:58:3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">
            <text:p>5</text:p>
          </table:table-cell>
          <table:table-cell office:value-type="float" office:value="-0.45">
            <text:p>-0.45</text:p>
          </table:table-cell>
          <table:table-cell office:value-type="float" office:value="4.55">
            <text:p>4.5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67])" office:value-type="float" office:value="5">
            <text:p>5</text:p>
          </table:table-cell>
          <table:table-cell table:formula="of:=YEAR([.C67])" office:value-type="float" office:value="2008">
            <text:p>2008</text:p>
          </table:table-cell>
          <table:table-cell office:value-type="date" office:date-value="2008-05-17">
            <text:p>05/17/08</text:p>
          </table:table-cell>
          <table:table-cell office:value-type="time" office:time-value="PT23H47M16S">
            <text:p>11:47:1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6">
            <text:p>26</text:p>
          </table:table-cell>
          <table:table-cell office:value-type="float" office:value="-1.05">
            <text:p>-1.05</text:p>
          </table:table-cell>
          <table:table-cell office:value-type="float" office:value="24.95">
            <text:p>24.9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68])" office:value-type="float" office:value="5">
            <text:p>5</text:p>
          </table:table-cell>
          <table:table-cell table:formula="of:=YEAR([.C68])" office:value-type="float" office:value="2008">
            <text:p>2008</text:p>
          </table:table-cell>
          <table:table-cell office:value-type="date" office:date-value="2008-05-15">
            <text:p>05/15/08</text:p>
          </table:table-cell>
          <table:table-cell office:value-type="time" office:time-value="PT12H22M16S">
            <text:p>12:22:1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0">
            <text:p>250</text:p>
          </table:table-cell>
          <table:table-cell office:value-type="float" office:value="-7.55">
            <text:p>-7.55</text:p>
          </table:table-cell>
          <table:table-cell office:value-type="float" office:value="242.45">
            <text:p>242.4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Sponsor level donation ($250.00 - $999.99)</text:p>
          </table:table-cell>
          <table:table-cell table:number-columns-repeated="16"/>
        </table:table-row>
        <table:table-row table:style-name="ro1">
          <table:table-cell table:formula="of:=MONTH([.C69])" office:value-type="float" office:value="5">
            <text:p>5</text:p>
          </table:table-cell>
          <table:table-cell table:formula="of:=YEAR([.C69])" office:value-type="float" office:value="2008">
            <text:p>2008</text:p>
          </table:table-cell>
          <table:table-cell office:value-type="date" office:date-value="2008-05-15">
            <text:p>05/15/08</text:p>
          </table:table-cell>
          <table:table-cell office:value-type="time" office:time-value="PT10H49M39S">
            <text:p>10:49:3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70])" office:value-type="float" office:value="5">
            <text:p>5</text:p>
          </table:table-cell>
          <table:table-cell table:formula="of:=YEAR([.C70])" office:value-type="float" office:value="2008">
            <text:p>2008</text:p>
          </table:table-cell>
          <table:table-cell office:value-type="date" office:date-value="2008-05-13">
            <text:p>05/13/08</text:p>
          </table:table-cell>
          <table:table-cell office:value-type="time" office:time-value="PT14H37M06S">
            <text:p>02:37:0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71])" office:value-type="float" office:value="5">
            <text:p>5</text:p>
          </table:table-cell>
          <table:table-cell table:formula="of:=YEAR([.C71])" office:value-type="float" office:value="2008">
            <text:p>2008</text:p>
          </table:table-cell>
          <table:table-cell office:value-type="date" office:date-value="2008-05-13">
            <text:p>05/13/08</text:p>
          </table:table-cell>
          <table:table-cell office:value-type="time" office:time-value="PT14H32M37S">
            <text:p>02:32:37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72])" office:value-type="float" office:value="5">
            <text:p>5</text:p>
          </table:table-cell>
          <table:table-cell table:formula="of:=YEAR([.C72])" office:value-type="float" office:value="2008">
            <text:p>2008</text:p>
          </table:table-cell>
          <table:table-cell office:value-type="date" office:date-value="2008-05-13">
            <text:p>05/13/08</text:p>
          </table:table-cell>
          <table:table-cell office:value-type="time" office:time-value="PT08H37M44S">
            <text:p>08:37:44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  <table:table-cell office:value-type="float" office:value="4.6">
            <text:p>4.6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73])" office:value-type="float" office:value="4">
            <text:p>4</text:p>
          </table:table-cell>
          <table:table-cell table:formula="of:=YEAR([.C73])" office:value-type="float" office:value="2008">
            <text:p>2008</text:p>
          </table:table-cell>
          <table:table-cell office:value-type="date" office:date-value="2008-04-29">
            <text:p>04/29/08</text:p>
          </table:table-cell>
          <table:table-cell office:value-type="time" office:time-value="PT10H33M13S">
            <text:p>10:33:13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74])" office:value-type="float" office:value="4">
            <text:p>4</text:p>
          </table:table-cell>
          <table:table-cell table:formula="of:=YEAR([.C74])" office:value-type="float" office:value="2008">
            <text:p>2008</text:p>
          </table:table-cell>
          <table:table-cell office:value-type="date" office:date-value="2008-04-25">
            <text:p>04/25/08</text:p>
          </table:table-cell>
          <table:table-cell office:value-type="time" office:time-value="PT04H21M22S">
            <text:p>04:21:2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1.08">
            <text:p>-1.08</text:p>
          </table:table-cell>
          <table:table-cell office:value-type="float" office:value="18.92">
            <text:p>18.9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75])" office:value-type="float" office:value="4">
            <text:p>4</text:p>
          </table:table-cell>
          <table:table-cell table:formula="of:=YEAR([.C75])" office:value-type="float" office:value="2008">
            <text:p>2008</text:p>
          </table:table-cell>
          <table:table-cell office:value-type="date" office:date-value="2008-04-24">
            <text:p>04/24/08</text:p>
          </table:table-cell>
          <table:table-cell office:value-type="time" office:time-value="PT14H59M41S">
            <text:p>02:59:4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leared</text:p>
          </table:table-cell>
          <table:table-cell office:value-type="string">
            <text:p>USD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 office:value-type="float" office:value="695">
            <text:p>69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Sponsor level donation ($250.00 - $999.99)</text:p>
          </table:table-cell>
          <table:table-cell table:number-columns-repeated="16"/>
        </table:table-row>
        <table:table-row table:style-name="ro1">
          <table:table-cell table:formula="of:=MONTH([.C76])" office:value-type="float" office:value="4">
            <text:p>4</text:p>
          </table:table-cell>
          <table:table-cell table:formula="of:=YEAR([.C76])" office:value-type="float" office:value="2008">
            <text:p>2008</text:p>
          </table:table-cell>
          <table:table-cell office:value-type="date" office:date-value="2008-04-20">
            <text:p>04/20/08</text:p>
          </table:table-cell>
          <table:table-cell office:value-type="time" office:time-value="PT04H52M38S">
            <text:p>04:52:3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1.08">
            <text:p>-1.08</text:p>
          </table:table-cell>
          <table:table-cell office:value-type="float" office:value="18.92">
            <text:p>18.9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77])" office:value-type="float" office:value="4">
            <text:p>4</text:p>
          </table:table-cell>
          <table:table-cell table:formula="of:=YEAR([.C77])" office:value-type="float" office:value="2008">
            <text:p>2008</text:p>
          </table:table-cell>
          <table:table-cell office:value-type="date" office:date-value="2008-04-19">
            <text:p>04/19/08</text:p>
          </table:table-cell>
          <table:table-cell office:value-type="time" office:time-value="PT23H13M14S">
            <text:p>11:13:1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78])" office:value-type="float" office:value="4">
            <text:p>4</text:p>
          </table:table-cell>
          <table:table-cell table:formula="of:=YEAR([.C78])" office:value-type="float" office:value="2008">
            <text:p>2008</text:p>
          </table:table-cell>
          <table:table-cell office:value-type="date" office:date-value="2008-04-19">
            <text:p>04/19/08</text:p>
          </table:table-cell>
          <table:table-cell office:value-type="time" office:time-value="PT11H13M46S">
            <text:p>11:13:4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79])" office:value-type="float" office:value="4">
            <text:p>4</text:p>
          </table:table-cell>
          <table:table-cell table:formula="of:=YEAR([.C79])" office:value-type="float" office:value="2008">
            <text:p>2008</text:p>
          </table:table-cell>
          <table:table-cell office:value-type="date" office:date-value="2008-04-16">
            <text:p>04/16/08</text:p>
          </table:table-cell>
          <table:table-cell office:value-type="time" office:time-value="PT14H40M10S">
            <text:p>02:40:1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5">
            <text:p>35</text:p>
          </table:table-cell>
          <table:table-cell office:value-type="float" office:value="-1.67">
            <text:p>-1.67</text:p>
          </table:table-cell>
          <table:table-cell office:value-type="float" office:value="33.33">
            <text:p>33.3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80])" office:value-type="float" office:value="4">
            <text:p>4</text:p>
          </table:table-cell>
          <table:table-cell table:formula="of:=YEAR([.C80])" office:value-type="float" office:value="2008">
            <text:p>2008</text:p>
          </table:table-cell>
          <table:table-cell office:value-type="date" office:date-value="2008-04-02">
            <text:p>04/02/08</text:p>
          </table:table-cell>
          <table:table-cell office:value-type="time" office:time-value="PT12H34M45S">
            <text:p>12:34:4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9">
            <text:p>49</text:p>
          </table:table-cell>
          <table:table-cell office:value-type="float" office:value="-2.21">
            <text:p>-2.21</text:p>
          </table:table-cell>
          <table:table-cell office:value-type="float" office:value="46.79">
            <text:p>46.7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81])" office:value-type="float" office:value="3">
            <text:p>3</text:p>
          </table:table-cell>
          <table:table-cell table:formula="of:=YEAR([.C81])" office:value-type="float" office:value="2008">
            <text:p>2008</text:p>
          </table:table-cell>
          <table:table-cell office:value-type="date" office:date-value="2008-03-28">
            <text:p>03/28/08</text:p>
          </table:table-cell>
          <table:table-cell office:value-type="time" office:time-value="PT08H49M04S">
            <text:p>08:49:0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5">
            <text:p>55</text:p>
          </table:table-cell>
          <table:table-cell office:value-type="float" office:value="-2.45">
            <text:p>-2.45</text:p>
          </table:table-cell>
          <table:table-cell office:value-type="float" office:value="52.55">
            <text:p>52.5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82])" office:value-type="float" office:value="3">
            <text:p>3</text:p>
          </table:table-cell>
          <table:table-cell table:formula="of:=YEAR([.C82])" office:value-type="float" office:value="2008">
            <text:p>2008</text:p>
          </table:table-cell>
          <table:table-cell office:value-type="date" office:date-value="2008-03-24">
            <text:p>03/24/08</text:p>
          </table:table-cell>
          <table:table-cell office:value-type="time" office:time-value="PT15H51M59S">
            <text:p>03:51:5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50">
            <text:p>150</text:p>
          </table:table-cell>
          <table:table-cell office:value-type="float" office:value="-6.15">
            <text:p>-6.15</text:p>
          </table:table-cell>
          <table:table-cell office:value-type="float" office:value="143.85">
            <text:p>143.8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83])" office:value-type="float" office:value="3">
            <text:p>3</text:p>
          </table:table-cell>
          <table:table-cell table:formula="of:=YEAR([.C83])" office:value-type="float" office:value="2008">
            <text:p>2008</text:p>
          </table:table-cell>
          <table:table-cell office:value-type="date" office:date-value="2008-03-22">
            <text:p>03/22/08</text:p>
          </table:table-cell>
          <table:table-cell office:value-type="time" office:time-value="PT04H48M22S">
            <text:p>04:48:2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84])" office:value-type="float" office:value="3">
            <text:p>3</text:p>
          </table:table-cell>
          <table:table-cell table:formula="of:=YEAR([.C84])" office:value-type="float" office:value="2008">
            <text:p>2008</text:p>
          </table:table-cell>
          <table:table-cell office:value-type="date" office:date-value="2008-03-20">
            <text:p>03/20/08</text:p>
          </table:table-cell>
          <table:table-cell office:value-type="time" office:time-value="PT19H54M17S">
            <text:p>07:54:17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85])" office:value-type="float" office:value="3">
            <text:p>3</text:p>
          </table:table-cell>
          <table:table-cell table:formula="of:=YEAR([.C85])" office:value-type="float" office:value="2008">
            <text:p>2008</text:p>
          </table:table-cell>
          <table:table-cell office:value-type="date" office:date-value="2008-03-15">
            <text:p>03/15/08</text:p>
          </table:table-cell>
          <table:table-cell office:value-type="time" office:time-value="PT06H36M50S">
            <text:p>06:36:5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">
            <text:p>3</text:p>
          </table:table-cell>
          <table:table-cell office:value-type="float" office:value="-0.42">
            <text:p>-0.42</text:p>
          </table:table-cell>
          <table:table-cell office:value-type="float" office:value="2.58">
            <text:p>2.5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86])" office:value-type="float" office:value="3">
            <text:p>3</text:p>
          </table:table-cell>
          <table:table-cell table:formula="of:=YEAR([.C86])" office:value-type="float" office:value="2008">
            <text:p>2008</text:p>
          </table:table-cell>
          <table:table-cell office:value-type="date" office:date-value="2008-03-12">
            <text:p>03/12/08</text:p>
          </table:table-cell>
          <table:table-cell office:value-type="time" office:time-value="PT12H07M30S">
            <text:p>12:07:3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87])" office:value-type="float" office:value="3">
            <text:p>3</text:p>
          </table:table-cell>
          <table:table-cell table:formula="of:=YEAR([.C87])" office:value-type="float" office:value="2008">
            <text:p>2008</text:p>
          </table:table-cell>
          <table:table-cell office:value-type="date" office:date-value="2008-03-06">
            <text:p>03/06/08</text:p>
          </table:table-cell>
          <table:table-cell office:value-type="time" office:time-value="PT21H10M25S">
            <text:p>09:10:25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7.89">
            <text:p>27.89</text:p>
          </table:table-cell>
          <table:table-cell office:value-type="float" office:value="-1.11">
            <text:p>-1.11</text:p>
          </table:table-cell>
          <table:table-cell office:value-type="float" office:value="26.78">
            <text:p>26.7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88])" office:value-type="float" office:value="3">
            <text:p>3</text:p>
          </table:table-cell>
          <table:table-cell table:formula="of:=YEAR([.C88])" office:value-type="float" office:value="2008">
            <text:p>2008</text:p>
          </table:table-cell>
          <table:table-cell office:value-type="date" office:date-value="2008-03-04">
            <text:p>03/04/08</text:p>
          </table:table-cell>
          <table:table-cell office:value-type="time" office:time-value="PT00H04M24S">
            <text:p>12:04:24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89])" office:value-type="float" office:value="3">
            <text:p>3</text:p>
          </table:table-cell>
          <table:table-cell table:formula="of:=YEAR([.C89])" office:value-type="float" office:value="2008">
            <text:p>2008</text:p>
          </table:table-cell>
          <table:table-cell office:value-type="date" office:date-value="2008-03-03">
            <text:p>03/03/08</text:p>
          </table:table-cell>
          <table:table-cell office:value-type="time" office:time-value="PT08H31M08S">
            <text:p>08:31:08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90])" office:value-type="float" office:value="3">
            <text:p>3</text:p>
          </table:table-cell>
          <table:table-cell table:formula="of:=YEAR([.C90])" office:value-type="float" office:value="2008">
            <text:p>2008</text:p>
          </table:table-cell>
          <table:table-cell office:value-type="date" office:date-value="2008-03-03">
            <text:p>03/03/08</text:p>
          </table:table-cell>
          <table:table-cell office:value-type="time" office:time-value="PT08H31M08S">
            <text:p>08:31:08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.27">
            <text:p>2.27</text:p>
          </table:table-cell>
          <table:table-cell office:value-type="float" office:value="0">
            <text:p>0</text:p>
          </table:table-cell>
          <table:table-cell office:value-type="float" office:value="2.27">
            <text:p>2.27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91])" office:value-type="float" office:value="3">
            <text:p>3</text:p>
          </table:table-cell>
          <table:table-cell table:formula="of:=YEAR([.C91])" office:value-type="float" office:value="2008">
            <text:p>2008</text:p>
          </table:table-cell>
          <table:table-cell office:value-type="date" office:date-value="2008-03-01">
            <text:p>03/01/08</text:p>
          </table:table-cell>
          <table:table-cell office:value-type="time" office:time-value="PT11H28M46S">
            <text:p>11:28:46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92])" office:value-type="float" office:value="2">
            <text:p>2</text:p>
          </table:table-cell>
          <table:table-cell table:formula="of:=YEAR([.C92])" office:value-type="float" office:value="2008">
            <text:p>2008</text:p>
          </table:table-cell>
          <table:table-cell office:value-type="date" office:date-value="2008-02-18">
            <text:p>02/18/08</text:p>
          </table:table-cell>
          <table:table-cell office:value-type="time" office:time-value="PT10H03M23S">
            <text:p>10:03:23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">
            <text:p>7</text:p>
          </table:table-cell>
          <table:table-cell office:value-type="float" office:value="-0.57">
            <text:p>-0.57</text:p>
          </table:table-cell>
          <table:table-cell office:value-type="float" office:value="6.43">
            <text:p>6.4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93])" office:value-type="float" office:value="2">
            <text:p>2</text:p>
          </table:table-cell>
          <table:table-cell table:formula="of:=YEAR([.C93])" office:value-type="float" office:value="2008">
            <text:p>2008</text:p>
          </table:table-cell>
          <table:table-cell office:value-type="date" office:date-value="2008-02-13">
            <text:p>02/13/08</text:p>
          </table:table-cell>
          <table:table-cell office:value-type="time" office:time-value="PT10H22M26S">
            <text:p>10:22:26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5">
            <text:p>15</text:p>
          </table:table-cell>
          <table:table-cell office:value-type="float" office:value="-0.89">
            <text:p>-0.89</text:p>
          </table:table-cell>
          <table:table-cell office:value-type="float" office:value="14.11">
            <text:p>14.1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94])" office:value-type="float" office:value="2">
            <text:p>2</text:p>
          </table:table-cell>
          <table:table-cell table:formula="of:=YEAR([.C94])" office:value-type="float" office:value="2008">
            <text:p>2008</text:p>
          </table:table-cell>
          <table:table-cell office:value-type="date" office:date-value="2008-02-11">
            <text:p>02/11/08</text:p>
          </table:table-cell>
          <table:table-cell office:value-type="time" office:time-value="PT13H54M30S">
            <text:p>01:54:30 P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95])" office:value-type="float" office:value="2">
            <text:p>2</text:p>
          </table:table-cell>
          <table:table-cell table:formula="of:=YEAR([.C95])" office:value-type="float" office:value="2008">
            <text:p>2008</text:p>
          </table:table-cell>
          <table:table-cell office:value-type="date" office:date-value="2008-02-10">
            <text:p>02/10/08</text:p>
          </table:table-cell>
          <table:table-cell office:value-type="time" office:time-value="PT07H53M17S">
            <text:p>07:53:17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96])" office:value-type="float" office:value="2">
            <text:p>2</text:p>
          </table:table-cell>
          <table:table-cell table:formula="of:=YEAR([.C96])" office:value-type="float" office:value="2008">
            <text:p>2008</text:p>
          </table:table-cell>
          <table:table-cell office:value-type="date" office:date-value="2008-02-10">
            <text:p>02/10/08</text:p>
          </table:table-cell>
          <table:table-cell office:value-type="time" office:time-value="PT01H18M55S">
            <text:p>01:18:55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.01">
            <text:p>50.01</text:p>
          </table:table-cell>
          <table:table-cell office:value-type="float" office:value="-2.25">
            <text:p>-2.25</text:p>
          </table:table-cell>
          <table:table-cell office:value-type="float" office:value="47.76">
            <text:p>47.7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97])" office:value-type="float" office:value="2">
            <text:p>2</text:p>
          </table:table-cell>
          <table:table-cell table:formula="of:=YEAR([.C97])" office:value-type="float" office:value="2008">
            <text:p>2008</text:p>
          </table:table-cell>
          <table:table-cell office:value-type="date" office:date-value="2008-02-08">
            <text:p>02/08/08</text:p>
          </table:table-cell>
          <table:table-cell office:value-type="time" office:time-value="PT14H15M42S">
            <text:p>02:15:42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98])" office:value-type="float" office:value="2">
            <text:p>2</text:p>
          </table:table-cell>
          <table:table-cell table:formula="of:=YEAR([.C98])" office:value-type="float" office:value="2008">
            <text:p>2008</text:p>
          </table:table-cell>
          <table:table-cell office:value-type="date" office:date-value="2008-02-08">
            <text:p>02/08/08</text:p>
          </table:table-cell>
          <table:table-cell office:value-type="time" office:time-value="PT10H26M07S">
            <text:p>10:26:07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99])" office:value-type="float" office:value="2">
            <text:p>2</text:p>
          </table:table-cell>
          <table:table-cell table:formula="of:=YEAR([.C99])" office:value-type="float" office:value="2008">
            <text:p>2008</text:p>
          </table:table-cell>
          <table:table-cell office:value-type="date" office:date-value="2008-02-06">
            <text:p>02/06/08</text:p>
          </table:table-cell>
          <table:table-cell office:value-type="time" office:time-value="PT23H16M21S">
            <text:p>11:16:21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100])" office:value-type="float" office:value="2">
            <text:p>2</text:p>
          </table:table-cell>
          <table:table-cell table:formula="of:=YEAR([.C100])" office:value-type="float" office:value="2008">
            <text:p>2008</text:p>
          </table:table-cell>
          <table:table-cell office:value-type="date" office:date-value="2008-02-03">
            <text:p>02/03/08</text:p>
          </table:table-cell>
          <table:table-cell office:value-type="time" office:time-value="PT16H00M29S">
            <text:p>04:00:29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4.99">
            <text:p>24.99</text:p>
          </table:table-cell>
          <table:table-cell office:value-type="float" office:value="-1.02">
            <text:p>-1.02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101])" office:value-type="float" office:value="1">
            <text:p>1</text:p>
          </table:table-cell>
          <table:table-cell table:formula="of:=YEAR([.C101])" office:value-type="float" office:value="2008">
            <text:p>2008</text:p>
          </table:table-cell>
          <table:table-cell office:value-type="date" office:date-value="2008-01-31">
            <text:p>01/31/08</text:p>
          </table:table-cell>
          <table:table-cell office:value-type="time" office:time-value="PT22H59M54S">
            <text:p>10:59:54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102])" office:value-type="float" office:value="1">
            <text:p>1</text:p>
          </table:table-cell>
          <table:table-cell table:formula="of:=YEAR([.C102])" office:value-type="float" office:value="2008">
            <text:p>2008</text:p>
          </table:table-cell>
          <table:table-cell office:value-type="date" office:date-value="2008-01-25">
            <text:p>01/25/08</text:p>
          </table:table-cell>
          <table:table-cell office:value-type="time" office:time-value="PT09H10M32S">
            <text:p>09:10:32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103])" office:value-type="float" office:value="1">
            <text:p>1</text:p>
          </table:table-cell>
          <table:table-cell table:formula="of:=YEAR([.C103])" office:value-type="float" office:value="2008">
            <text:p>2008</text:p>
          </table:table-cell>
          <table:table-cell office:value-type="date" office:date-value="2008-01-22">
            <text:p>01/22/08</text:p>
          </table:table-cell>
          <table:table-cell office:value-type="time" office:time-value="PT07H48M31S">
            <text:p>07:48:31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104])" office:value-type="float" office:value="1">
            <text:p>1</text:p>
          </table:table-cell>
          <table:table-cell table:formula="of:=YEAR([.C104])" office:value-type="float" office:value="2008">
            <text:p>2008</text:p>
          </table:table-cell>
          <table:table-cell office:value-type="date" office:date-value="2008-01-20">
            <text:p>01/20/08</text:p>
          </table:table-cell>
          <table:table-cell office:value-type="time" office:time-value="PT17H48M02S">
            <text:p>05:48:02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1.08">
            <text:p>-1.08</text:p>
          </table:table-cell>
          <table:table-cell office:value-type="float" office:value="18.92">
            <text:p>18.9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105])" office:value-type="float" office:value="1">
            <text:p>1</text:p>
          </table:table-cell>
          <table:table-cell table:formula="of:=YEAR([.C105])" office:value-type="float" office:value="2008">
            <text:p>2008</text:p>
          </table:table-cell>
          <table:table-cell office:value-type="date" office:date-value="2008-01-18">
            <text:p>01/18/08</text:p>
          </table:table-cell>
          <table:table-cell office:value-type="time" office:time-value="PT03H23M13S">
            <text:p>03:23:13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106])" office:value-type="float" office:value="1">
            <text:p>1</text:p>
          </table:table-cell>
          <table:table-cell table:formula="of:=YEAR([.C106])" office:value-type="float" office:value="2008">
            <text:p>2008</text:p>
          </table:table-cell>
          <table:table-cell office:value-type="date" office:date-value="2008-01-16">
            <text:p>01/16/08</text:p>
          </table:table-cell>
          <table:table-cell office:value-type="time" office:time-value="PT06H54M00S">
            <text:p>06:54:00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.5">
            <text:p>5.5</text:p>
          </table:table-cell>
          <table:table-cell office:value-type="float" office:value="-0.51">
            <text:p>-0.51</text:p>
          </table:table-cell>
          <table:table-cell office:value-type="float" office:value="4.99">
            <text:p>4.9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107])" office:value-type="float" office:value="1">
            <text:p>1</text:p>
          </table:table-cell>
          <table:table-cell table:formula="of:=YEAR([.C107])" office:value-type="float" office:value="2008">
            <text:p>2008</text:p>
          </table:table-cell>
          <table:table-cell office:value-type="date" office:date-value="2008-01-07">
            <text:p>01/07/08</text:p>
          </table:table-cell>
          <table:table-cell office:value-type="time" office:time-value="PT09H04M11S">
            <text:p>09:04:11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108])" office:value-type="float" office:value="1">
            <text:p>1</text:p>
          </table:table-cell>
          <table:table-cell table:formula="of:=YEAR([.C108])" office:value-type="float" office:value="2008">
            <text:p>2008</text:p>
          </table:table-cell>
          <table:table-cell office:value-type="date" office:date-value="2008-01-04">
            <text:p>01/04/08</text:p>
          </table:table-cell>
          <table:table-cell office:value-type="time" office:time-value="PT09H49M36S">
            <text:p>09:49:36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109])" office:value-type="float" office:value="1">
            <text:p>1</text:p>
          </table:table-cell>
          <table:table-cell table:formula="of:=YEAR([.C109])" office:value-type="float" office:value="2008">
            <text:p>2008</text:p>
          </table:table-cell>
          <table:table-cell office:value-type="date" office:date-value="2008-01-03">
            <text:p>01/03/08</text:p>
          </table:table-cell>
          <table:table-cell office:value-type="time" office:time-value="PT08H33M51S">
            <text:p>08:33:51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110])" office:value-type="float" office:value="1">
            <text:p>1</text:p>
          </table:table-cell>
          <table:table-cell table:formula="of:=YEAR([.C110])" office:value-type="float" office:value="2008">
            <text:p>2008</text:p>
          </table:table-cell>
          <table:table-cell office:value-type="date" office:date-value="2008-01-02">
            <text:p>01/02/08</text:p>
          </table:table-cell>
          <table:table-cell office:value-type="time" office:time-value="PT02H28M31S">
            <text:p>02:28:31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111])" office:value-type="float" office:value="1">
            <text:p>1</text:p>
          </table:table-cell>
          <table:table-cell table:formula="of:=YEAR([.C111])" office:value-type="float" office:value="2008">
            <text:p>2008</text:p>
          </table:table-cell>
          <table:table-cell office:value-type="date" office:date-value="2008-01-01">
            <text:p>01/01/08</text:p>
          </table:table-cell>
          <table:table-cell office:value-type="time" office:time-value="PT14H28M31S">
            <text:p>02:28:31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112])" office:value-type="float" office:value="2">
            <text:p>2</text:p>
          </table:table-cell>
          <table:table-cell table:formula="of:=YEAR([.C112])" office:value-type="float" office:value="2009">
            <text:p>2009</text:p>
          </table:table-cell>
          <table:table-cell office:value-type="date" office:date-value="2009-02-18">
            <text:p>02/18/09</text:p>
          </table:table-cell>
          <table:table-cell office:value-type="time" office:time-value="PT13H57M20S">
            <text:p>01:57:20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113])" office:value-type="float" office:value="2">
            <text:p>2</text:p>
          </table:table-cell>
          <table:table-cell table:formula="of:=YEAR([.C113])" office:value-type="float" office:value="2009">
            <text:p>2009</text:p>
          </table:table-cell>
          <table:table-cell office:value-type="date" office:date-value="2009-02-17">
            <text:p>02/17/09</text:p>
          </table:table-cell>
          <table:table-cell office:value-type="time" office:time-value="PT06H57M56S">
            <text:p>06:57:56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.32">
            <text:p>2.32</text:p>
          </table:table-cell>
          <table:table-cell office:value-type="float" office:value="0">
            <text:p>0</text:p>
          </table:table-cell>
          <table:table-cell office:value-type="float" office:value="2.32">
            <text:p>2.32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114])" office:value-type="float" office:value="2">
            <text:p>2</text:p>
          </table:table-cell>
          <table:table-cell table:formula="of:=YEAR([.C114])" office:value-type="float" office:value="2009">
            <text:p>2009</text:p>
          </table:table-cell>
          <table:table-cell office:value-type="date" office:date-value="2009-02-17">
            <text:p>02/17/09</text:p>
          </table:table-cell>
          <table:table-cell office:value-type="time" office:time-value="PT06H55M20S">
            <text:p>06:55:20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115])" office:value-type="float" office:value="2">
            <text:p>2</text:p>
          </table:table-cell>
          <table:table-cell table:formula="of:=YEAR([.C115])" office:value-type="float" office:value="2009">
            <text:p>2009</text:p>
          </table:table-cell>
          <table:table-cell office:value-type="date" office:date-value="2009-02-15">
            <text:p>02/15/09</text:p>
          </table:table-cell>
          <table:table-cell office:value-type="time" office:time-value="PT21H58M42S">
            <text:p>09:58:42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116])" office:value-type="float" office:value="2">
            <text:p>2</text:p>
          </table:table-cell>
          <table:table-cell table:formula="of:=YEAR([.C116])" office:value-type="float" office:value="2009">
            <text:p>2009</text:p>
          </table:table-cell>
          <table:table-cell office:value-type="date" office:date-value="2009-02-15">
            <text:p>02/15/09</text:p>
          </table:table-cell>
          <table:table-cell office:value-type="time" office:time-value="PT09H05M54S">
            <text:p>09:05:54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17])" office:value-type="float" office:value="2">
            <text:p>2</text:p>
          </table:table-cell>
          <table:table-cell table:formula="of:=YEAR([.C117])" office:value-type="float" office:value="2009">
            <text:p>2009</text:p>
          </table:table-cell>
          <table:table-cell office:value-type="date" office:date-value="2009-02-13">
            <text:p>02/13/09</text:p>
          </table:table-cell>
          <table:table-cell office:value-type="time" office:time-value="PT09H17M19S">
            <text:p>09:17:19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18])" office:value-type="float" office:value="2">
            <text:p>2</text:p>
          </table:table-cell>
          <table:table-cell table:formula="of:=YEAR([.C118])" office:value-type="float" office:value="2009">
            <text:p>2009</text:p>
          </table:table-cell>
          <table:table-cell office:value-type="date" office:date-value="2009-02-13">
            <text:p>02/13/09</text:p>
          </table:table-cell>
          <table:table-cell office:value-type="time" office:time-value="PT01H01M30S">
            <text:p>01:01:30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19])" office:value-type="float" office:value="2">
            <text:p>2</text:p>
          </table:table-cell>
          <table:table-cell table:formula="of:=YEAR([.C119])" office:value-type="float" office:value="2009">
            <text:p>2009</text:p>
          </table:table-cell>
          <table:table-cell office:value-type="date" office:date-value="2009-02-12">
            <text:p>02/12/09</text:p>
          </table:table-cell>
          <table:table-cell office:value-type="time" office:time-value="PT14H40M30S">
            <text:p>02:40:30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2">
            <text:p>42</text:p>
          </table:table-cell>
          <table:table-cell office:value-type="float" office:value="-1.94">
            <text:p>-1.94</text:p>
          </table:table-cell>
          <table:table-cell office:value-type="float" office:value="40.06">
            <text:p>40.0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20])" office:value-type="float" office:value="2">
            <text:p>2</text:p>
          </table:table-cell>
          <table:table-cell table:formula="of:=YEAR([.C120])" office:value-type="float" office:value="2009">
            <text:p>2009</text:p>
          </table:table-cell>
          <table:table-cell office:value-type="date" office:date-value="2009-02-12">
            <text:p>02/12/09</text:p>
          </table:table-cell>
          <table:table-cell office:value-type="time" office:time-value="PT11H30M55S">
            <text:p>11:30:55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21])" office:value-type="float" office:value="2">
            <text:p>2</text:p>
          </table:table-cell>
          <table:table-cell table:formula="of:=YEAR([.C121])" office:value-type="float" office:value="2009">
            <text:p>2009</text:p>
          </table:table-cell>
          <table:table-cell office:value-type="date" office:date-value="2009-02-12">
            <text:p>02/12/09</text:p>
          </table:table-cell>
          <table:table-cell office:value-type="time" office:time-value="PT09H33M09S">
            <text:p>09:33:09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22])" office:value-type="float" office:value="2">
            <text:p>2</text:p>
          </table:table-cell>
          <table:table-cell table:formula="of:=YEAR([.C122])" office:value-type="float" office:value="2009">
            <text:p>2009</text:p>
          </table:table-cell>
          <table:table-cell office:value-type="date" office:date-value="2009-02-12">
            <text:p>02/12/09</text:p>
          </table:table-cell>
          <table:table-cell office:value-type="time" office:time-value="PT06H12M22S">
            <text:p>06:12:22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23])" office:value-type="float" office:value="2">
            <text:p>2</text:p>
          </table:table-cell>
          <table:table-cell table:formula="of:=YEAR([.C123])" office:value-type="float" office:value="2009">
            <text:p>2009</text:p>
          </table:table-cell>
          <table:table-cell office:value-type="date" office:date-value="2009-02-11">
            <text:p>02/11/09</text:p>
          </table:table-cell>
          <table:table-cell office:value-type="time" office:time-value="PT12H54M54S">
            <text:p>12:54:54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24])" office:value-type="float" office:value="2">
            <text:p>2</text:p>
          </table:table-cell>
          <table:table-cell table:formula="of:=YEAR([.C124])" office:value-type="float" office:value="2009">
            <text:p>2009</text:p>
          </table:table-cell>
          <table:table-cell office:value-type="date" office:date-value="2009-02-11">
            <text:p>02/11/09</text:p>
          </table:table-cell>
          <table:table-cell office:value-type="time" office:time-value="PT11H02M41S">
            <text:p>11:02:41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125])" office:value-type="float" office:value="2">
            <text:p>2</text:p>
          </table:table-cell>
          <table:table-cell table:formula="of:=YEAR([.C125])" office:value-type="float" office:value="2009">
            <text:p>2009</text:p>
          </table:table-cell>
          <table:table-cell office:value-type="date" office:date-value="2009-02-10">
            <text:p>02/10/09</text:p>
          </table:table-cell>
          <table:table-cell office:value-type="time" office:time-value="PT10H41M15S">
            <text:p>10:41:15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26])" office:value-type="float" office:value="2">
            <text:p>2</text:p>
          </table:table-cell>
          <table:table-cell table:formula="of:=YEAR([.C126])" office:value-type="float" office:value="2009">
            <text:p>2009</text:p>
          </table:table-cell>
          <table:table-cell office:value-type="date" office:date-value="2009-02-09">
            <text:p>02/09/09</text:p>
          </table:table-cell>
          <table:table-cell office:value-type="time" office:time-value="PT10H05M06S">
            <text:p>10:05:06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27])" office:value-type="float" office:value="2">
            <text:p>2</text:p>
          </table:table-cell>
          <table:table-cell table:formula="of:=YEAR([.C127])" office:value-type="float" office:value="2009">
            <text:p>2009</text:p>
          </table:table-cell>
          <table:table-cell office:value-type="date" office:date-value="2009-02-08">
            <text:p>02/08/09</text:p>
          </table:table-cell>
          <table:table-cell office:value-type="time" office:time-value="PT18H36M58S">
            <text:p>06:36:58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28])" office:value-type="float" office:value="2">
            <text:p>2</text:p>
          </table:table-cell>
          <table:table-cell table:formula="of:=YEAR([.C128])" office:value-type="float" office:value="2009">
            <text:p>2009</text:p>
          </table:table-cell>
          <table:table-cell office:value-type="date" office:date-value="2009-02-08">
            <text:p>02/08/09</text:p>
          </table:table-cell>
          <table:table-cell office:value-type="time" office:time-value="PT12H44M38S">
            <text:p>12:44:38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1.08">
            <text:p>-1.08</text:p>
          </table:table-cell>
          <table:table-cell office:value-type="float" office:value="18.92">
            <text:p>18.9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29])" office:value-type="float" office:value="2">
            <text:p>2</text:p>
          </table:table-cell>
          <table:table-cell table:formula="of:=YEAR([.C129])" office:value-type="float" office:value="2009">
            <text:p>2009</text:p>
          </table:table-cell>
          <table:table-cell office:value-type="date" office:date-value="2009-02-08">
            <text:p>02/08/09</text:p>
          </table:table-cell>
          <table:table-cell office:value-type="time" office:time-value="PT07H48M38S">
            <text:p>07:48:38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30])" office:value-type="float" office:value="2">
            <text:p>2</text:p>
          </table:table-cell>
          <table:table-cell table:formula="of:=YEAR([.C130])" office:value-type="float" office:value="2009">
            <text:p>2009</text:p>
          </table:table-cell>
          <table:table-cell office:value-type="date" office:date-value="2009-02-08">
            <text:p>02/08/09</text:p>
          </table:table-cell>
          <table:table-cell office:value-type="time" office:time-value="PT05H50M09S">
            <text:p>05:50:09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131])" office:value-type="float" office:value="2">
            <text:p>2</text:p>
          </table:table-cell>
          <table:table-cell table:formula="of:=YEAR([.C131])" office:value-type="float" office:value="2009">
            <text:p>2009</text:p>
          </table:table-cell>
          <table:table-cell office:value-type="date" office:date-value="2009-02-08">
            <text:p>02/08/09</text:p>
          </table:table-cell>
          <table:table-cell office:value-type="time" office:time-value="PT03H00M54S">
            <text:p>03:00:54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32])" office:value-type="float" office:value="2">
            <text:p>2</text:p>
          </table:table-cell>
          <table:table-cell table:formula="of:=YEAR([.C132])" office:value-type="float" office:value="2009">
            <text:p>2009</text:p>
          </table:table-cell>
          <table:table-cell office:value-type="date" office:date-value="2009-02-07">
            <text:p>02/07/09</text:p>
          </table:table-cell>
          <table:table-cell office:value-type="time" office:time-value="PT12H34M02S">
            <text:p>12:34:02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0">
            <text:p>40</text:p>
          </table:table-cell>
          <table:table-cell office:value-type="float" office:value="-1.86">
            <text:p>-1.86</text:p>
          </table:table-cell>
          <table:table-cell office:value-type="float" office:value="38.14">
            <text:p>38.1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33])" office:value-type="float" office:value="2">
            <text:p>2</text:p>
          </table:table-cell>
          <table:table-cell table:formula="of:=YEAR([.C133])" office:value-type="float" office:value="2009">
            <text:p>2009</text:p>
          </table:table-cell>
          <table:table-cell office:value-type="date" office:date-value="2009-02-06">
            <text:p>02/06/09</text:p>
          </table:table-cell>
          <table:table-cell office:value-type="time" office:time-value="PT17H08M55S">
            <text:p>05:08:55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134])" office:value-type="float" office:value="2">
            <text:p>2</text:p>
          </table:table-cell>
          <table:table-cell table:formula="of:=YEAR([.C134])" office:value-type="float" office:value="2009">
            <text:p>2009</text:p>
          </table:table-cell>
          <table:table-cell office:value-type="date" office:date-value="2009-02-06">
            <text:p>02/06/09</text:p>
          </table:table-cell>
          <table:table-cell office:value-type="time" office:time-value="PT11H03M33S">
            <text:p>11:03:33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35])" office:value-type="float" office:value="2">
            <text:p>2</text:p>
          </table:table-cell>
          <table:table-cell table:formula="of:=YEAR([.C135])" office:value-type="float" office:value="2009">
            <text:p>2009</text:p>
          </table:table-cell>
          <table:table-cell office:value-type="date" office:date-value="2009-02-04">
            <text:p>02/04/09</text:p>
          </table:table-cell>
          <table:table-cell office:value-type="time" office:time-value="PT21H17M18S">
            <text:p>09:17:18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136])" office:value-type="float" office:value="2">
            <text:p>2</text:p>
          </table:table-cell>
          <table:table-cell table:formula="of:=YEAR([.C136])" office:value-type="float" office:value="2009">
            <text:p>2009</text:p>
          </table:table-cell>
          <table:table-cell office:value-type="date" office:date-value="2009-02-03">
            <text:p>02/03/09</text:p>
          </table:table-cell>
          <table:table-cell office:value-type="time" office:time-value="PT17H45M54S">
            <text:p>05:45:54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37])" office:value-type="float" office:value="2">
            <text:p>2</text:p>
          </table:table-cell>
          <table:table-cell table:formula="of:=YEAR([.C137])" office:value-type="float" office:value="2009">
            <text:p>2009</text:p>
          </table:table-cell>
          <table:table-cell office:value-type="date" office:date-value="2009-02-03">
            <text:p>02/03/09</text:p>
          </table:table-cell>
          <table:table-cell office:value-type="time" office:time-value="PT14H11M17S">
            <text:p>02:11:17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138])" office:value-type="float" office:value="2">
            <text:p>2</text:p>
          </table:table-cell>
          <table:table-cell table:formula="of:=YEAR([.C138])" office:value-type="float" office:value="2009">
            <text:p>2009</text:p>
          </table:table-cell>
          <table:table-cell office:value-type="date" office:date-value="2009-02-02">
            <text:p>02/02/09</text:p>
          </table:table-cell>
          <table:table-cell office:value-type="time" office:time-value="PT13H47M04S">
            <text:p>01:47:04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">
            <text:p>7</text:p>
          </table:table-cell>
          <table:table-cell office:value-type="float" office:value="-0.57">
            <text:p>-0.57</text:p>
          </table:table-cell>
          <table:table-cell office:value-type="float" office:value="6.43">
            <text:p>6.4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39])" office:value-type="float" office:value="2">
            <text:p>2</text:p>
          </table:table-cell>
          <table:table-cell table:formula="of:=YEAR([.C139])" office:value-type="float" office:value="2009">
            <text:p>2009</text:p>
          </table:table-cell>
          <table:table-cell office:value-type="date" office:date-value="2009-02-02">
            <text:p>02/02/09</text:p>
          </table:table-cell>
          <table:table-cell office:value-type="time" office:time-value="PT05H09M34S">
            <text:p>05:09:34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140])" office:value-type="float" office:value="2">
            <text:p>2</text:p>
          </table:table-cell>
          <table:table-cell table:formula="of:=YEAR([.C140])" office:value-type="float" office:value="2009">
            <text:p>2009</text:p>
          </table:table-cell>
          <table:table-cell office:value-type="date" office:date-value="2009-02-02">
            <text:p>02/02/09</text:p>
          </table:table-cell>
          <table:table-cell office:value-type="time" office:time-value="PT00H48M27S">
            <text:p>12:48:27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141])" office:value-type="float" office:value="2">
            <text:p>2</text:p>
          </table:table-cell>
          <table:table-cell table:formula="of:=YEAR([.C141])" office:value-type="float" office:value="2009">
            <text:p>2009</text:p>
          </table:table-cell>
          <table:table-cell office:value-type="date" office:date-value="2009-02-01">
            <text:p>02/01/09</text:p>
          </table:table-cell>
          <table:table-cell office:value-type="time" office:time-value="PT15H39M13S">
            <text:p>03:39:13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142])" office:value-type="float" office:value="1">
            <text:p>1</text:p>
          </table:table-cell>
          <table:table-cell table:formula="of:=YEAR([.C142])" office:value-type="float" office:value="2009">
            <text:p>2009</text:p>
          </table:table-cell>
          <table:table-cell office:value-type="date" office:date-value="2009-01-31">
            <text:p>01/31/09</text:p>
          </table:table-cell>
          <table:table-cell office:value-type="time" office:time-value="PT08H40M00S">
            <text:p>08:40:00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143])" office:value-type="float" office:value="1">
            <text:p>1</text:p>
          </table:table-cell>
          <table:table-cell table:formula="of:=YEAR([.C143])" office:value-type="float" office:value="2009">
            <text:p>2009</text:p>
          </table:table-cell>
          <table:table-cell office:value-type="date" office:date-value="2009-01-31">
            <text:p>01/31/09</text:p>
          </table:table-cell>
          <table:table-cell office:value-type="time" office:time-value="PT07H54M46S">
            <text:p>07:54:46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144])" office:value-type="float" office:value="1">
            <text:p>1</text:p>
          </table:table-cell>
          <table:table-cell table:formula="of:=YEAR([.C144])" office:value-type="float" office:value="2009">
            <text:p>2009</text:p>
          </table:table-cell>
          <table:table-cell office:value-type="date" office:date-value="2009-01-30">
            <text:p>01/30/09</text:p>
          </table:table-cell>
          <table:table-cell office:value-type="time" office:time-value="PT09H07M19S">
            <text:p>09:07:19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145])" office:value-type="float" office:value="1">
            <text:p>1</text:p>
          </table:table-cell>
          <table:table-cell table:formula="of:=YEAR([.C145])" office:value-type="float" office:value="2009">
            <text:p>2009</text:p>
          </table:table-cell>
          <table:table-cell office:value-type="date" office:date-value="2009-01-30">
            <text:p>01/30/09</text:p>
          </table:table-cell>
          <table:table-cell office:value-type="time" office:time-value="PT08H35M26S">
            <text:p>08:35:26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146])" office:value-type="float" office:value="1">
            <text:p>1</text:p>
          </table:table-cell>
          <table:table-cell table:formula="of:=YEAR([.C146])" office:value-type="float" office:value="2009">
            <text:p>2009</text:p>
          </table:table-cell>
          <table:table-cell office:value-type="date" office:date-value="2009-01-30">
            <text:p>01/30/09</text:p>
          </table:table-cell>
          <table:table-cell office:value-type="time" office:time-value="PT07H11M15S">
            <text:p>07:11:15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147])" office:value-type="float" office:value="1">
            <text:p>1</text:p>
          </table:table-cell>
          <table:table-cell table:formula="of:=YEAR([.C147])" office:value-type="float" office:value="2009">
            <text:p>2009</text:p>
          </table:table-cell>
          <table:table-cell office:value-type="date" office:date-value="2009-01-30">
            <text:p>01/30/09</text:p>
          </table:table-cell>
          <table:table-cell office:value-type="time" office:time-value="PT05H04M14S">
            <text:p>05:04:14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148])" office:value-type="float" office:value="1">
            <text:p>1</text:p>
          </table:table-cell>
          <table:table-cell table:formula="of:=YEAR([.C148])" office:value-type="float" office:value="2009">
            <text:p>2009</text:p>
          </table:table-cell>
          <table:table-cell office:value-type="date" office:date-value="2009-01-30">
            <text:p>01/30/09</text:p>
          </table:table-cell>
          <table:table-cell office:value-type="time" office:time-value="PT03H14M43S">
            <text:p>03:14:43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149])" office:value-type="float" office:value="1">
            <text:p>1</text:p>
          </table:table-cell>
          <table:table-cell table:formula="of:=YEAR([.C149])" office:value-type="float" office:value="2009">
            <text:p>2009</text:p>
          </table:table-cell>
          <table:table-cell office:value-type="date" office:date-value="2009-01-30">
            <text:p>01/30/09</text:p>
          </table:table-cell>
          <table:table-cell office:value-type="time" office:time-value="PT00H23M48S">
            <text:p>12:23:48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150])" office:value-type="float" office:value="1">
            <text:p>1</text:p>
          </table:table-cell>
          <table:table-cell table:formula="of:=YEAR([.C150])" office:value-type="float" office:value="2009">
            <text:p>2009</text:p>
          </table:table-cell>
          <table:table-cell office:value-type="date" office:date-value="2009-01-29">
            <text:p>01/29/09</text:p>
          </table:table-cell>
          <table:table-cell office:value-type="time" office:time-value="PT17H59M32S">
            <text:p>05:59:32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151])" office:value-type="float" office:value="1">
            <text:p>1</text:p>
          </table:table-cell>
          <table:table-cell table:formula="of:=YEAR([.C151])" office:value-type="float" office:value="2009">
            <text:p>2009</text:p>
          </table:table-cell>
          <table:table-cell office:value-type="date" office:date-value="2009-01-29">
            <text:p>01/29/09</text:p>
          </table:table-cell>
          <table:table-cell office:value-type="time" office:time-value="PT15H48M02S">
            <text:p>03:48:02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152])" office:value-type="float" office:value="1">
            <text:p>1</text:p>
          </table:table-cell>
          <table:table-cell table:formula="of:=YEAR([.C152])" office:value-type="float" office:value="2009">
            <text:p>2009</text:p>
          </table:table-cell>
          <table:table-cell office:value-type="date" office:date-value="2009-01-29">
            <text:p>01/29/09</text:p>
          </table:table-cell>
          <table:table-cell office:value-type="time" office:time-value="PT14H45M27S">
            <text:p>02:45:27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153])" office:value-type="float" office:value="1">
            <text:p>1</text:p>
          </table:table-cell>
          <table:table-cell table:formula="of:=YEAR([.C153])" office:value-type="float" office:value="2009">
            <text:p>2009</text:p>
          </table:table-cell>
          <table:table-cell office:value-type="date" office:date-value="2009-01-29">
            <text:p>01/29/09</text:p>
          </table:table-cell>
          <table:table-cell office:value-type="time" office:time-value="PT14H04M01S">
            <text:p>02:04:01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154])" office:value-type="float" office:value="1">
            <text:p>1</text:p>
          </table:table-cell>
          <table:table-cell table:formula="of:=YEAR([.C154])" office:value-type="float" office:value="2009">
            <text:p>2009</text:p>
          </table:table-cell>
          <table:table-cell office:value-type="date" office:date-value="2009-01-29">
            <text:p>01/29/09</text:p>
          </table:table-cell>
          <table:table-cell office:value-type="time" office:time-value="PT11H43M02S">
            <text:p>11:43:02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55])" office:value-type="float" office:value="1">
            <text:p>1</text:p>
          </table:table-cell>
          <table:table-cell table:formula="of:=YEAR([.C155])" office:value-type="float" office:value="2009">
            <text:p>2009</text:p>
          </table:table-cell>
          <table:table-cell office:value-type="date" office:date-value="2009-01-29">
            <text:p>01/29/09</text:p>
          </table:table-cell>
          <table:table-cell office:value-type="time" office:time-value="PT08H14M12S">
            <text:p>08:14:12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156])" office:value-type="float" office:value="1">
            <text:p>1</text:p>
          </table:table-cell>
          <table:table-cell table:formula="of:=YEAR([.C156])" office:value-type="float" office:value="2009">
            <text:p>2009</text:p>
          </table:table-cell>
          <table:table-cell office:value-type="date" office:date-value="2009-01-28">
            <text:p>01/28/09</text:p>
          </table:table-cell>
          <table:table-cell office:value-type="time" office:time-value="PT19H36M58S">
            <text:p>07:36:58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57])" office:value-type="float" office:value="1">
            <text:p>1</text:p>
          </table:table-cell>
          <table:table-cell table:formula="of:=YEAR([.C157])" office:value-type="float" office:value="2009">
            <text:p>2009</text:p>
          </table:table-cell>
          <table:table-cell office:value-type="date" office:date-value="2009-01-28">
            <text:p>01/28/09</text:p>
          </table:table-cell>
          <table:table-cell office:value-type="time" office:time-value="PT17H07M41S">
            <text:p>05:07:41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58])" office:value-type="float" office:value="1">
            <text:p>1</text:p>
          </table:table-cell>
          <table:table-cell table:formula="of:=YEAR([.C158])" office:value-type="float" office:value="2009">
            <text:p>2009</text:p>
          </table:table-cell>
          <table:table-cell office:value-type="date" office:date-value="2009-01-28">
            <text:p>01/28/09</text:p>
          </table:table-cell>
          <table:table-cell office:value-type="time" office:time-value="PT09H40M24S">
            <text:p>09:40:24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159])" office:value-type="float" office:value="1">
            <text:p>1</text:p>
          </table:table-cell>
          <table:table-cell table:formula="of:=YEAR([.C159])" office:value-type="float" office:value="2009">
            <text:p>2009</text:p>
          </table:table-cell>
          <table:table-cell office:value-type="date" office:date-value="2009-01-28">
            <text:p>01/28/09</text:p>
          </table:table-cell>
          <table:table-cell office:value-type="time" office:time-value="PT09H36M37S">
            <text:p>09:36:37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60])" office:value-type="float" office:value="1">
            <text:p>1</text:p>
          </table:table-cell>
          <table:table-cell table:formula="of:=YEAR([.C160])" office:value-type="float" office:value="2009">
            <text:p>2009</text:p>
          </table:table-cell>
          <table:table-cell office:value-type="date" office:date-value="2009-01-28">
            <text:p>01/28/09</text:p>
          </table:table-cell>
          <table:table-cell office:value-type="time" office:time-value="PT06H49M21S">
            <text:p>06:49:21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161])" office:value-type="float" office:value="1">
            <text:p>1</text:p>
          </table:table-cell>
          <table:table-cell table:formula="of:=YEAR([.C161])" office:value-type="float" office:value="2009">
            <text:p>2009</text:p>
          </table:table-cell>
          <table:table-cell office:value-type="date" office:date-value="2009-01-26">
            <text:p>01/26/09</text:p>
          </table:table-cell>
          <table:table-cell office:value-type="time" office:time-value="PT17H51M39S">
            <text:p>05:51:39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62])" office:value-type="float" office:value="1">
            <text:p>1</text:p>
          </table:table-cell>
          <table:table-cell table:formula="of:=YEAR([.C162])" office:value-type="float" office:value="2009">
            <text:p>2009</text:p>
          </table:table-cell>
          <table:table-cell office:value-type="date" office:date-value="2009-01-26">
            <text:p>01/26/09</text:p>
          </table:table-cell>
          <table:table-cell office:value-type="time" office:time-value="PT09H44M00S">
            <text:p>09:44:00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63])" office:value-type="float" office:value="1">
            <text:p>1</text:p>
          </table:table-cell>
          <table:table-cell table:formula="of:=YEAR([.C163])" office:value-type="float" office:value="2009">
            <text:p>2009</text:p>
          </table:table-cell>
          <table:table-cell office:value-type="date" office:date-value="2009-01-26">
            <text:p>01/26/09</text:p>
          </table:table-cell>
          <table:table-cell office:value-type="time" office:time-value="PT07H55M43S">
            <text:p>07:55:43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0">
            <text:p>40</text:p>
          </table:table-cell>
          <table:table-cell office:value-type="float" office:value="-1.86">
            <text:p>-1.86</text:p>
          </table:table-cell>
          <table:table-cell office:value-type="float" office:value="38.14">
            <text:p>38.1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64])" office:value-type="float" office:value="1">
            <text:p>1</text:p>
          </table:table-cell>
          <table:table-cell table:formula="of:=YEAR([.C164])" office:value-type="float" office:value="2009">
            <text:p>2009</text:p>
          </table:table-cell>
          <table:table-cell office:value-type="date" office:date-value="2009-01-26">
            <text:p>01/26/09</text:p>
          </table:table-cell>
          <table:table-cell office:value-type="time" office:time-value="PT06H07M57S">
            <text:p>06:07:57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6">
            <text:p>26</text:p>
          </table:table-cell>
          <table:table-cell office:value-type="float" office:value="-1.31">
            <text:p>-1.31</text:p>
          </table:table-cell>
          <table:table-cell office:value-type="float" office:value="24.69">
            <text:p>24.6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65])" office:value-type="float" office:value="1">
            <text:p>1</text:p>
          </table:table-cell>
          <table:table-cell table:formula="of:=YEAR([.C165])" office:value-type="float" office:value="2009">
            <text:p>2009</text:p>
          </table:table-cell>
          <table:table-cell office:value-type="date" office:date-value="2009-01-26">
            <text:p>01/26/09</text:p>
          </table:table-cell>
          <table:table-cell office:value-type="time" office:time-value="PT05H23M09S">
            <text:p>05:23:09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66])" office:value-type="float" office:value="1">
            <text:p>1</text:p>
          </table:table-cell>
          <table:table-cell table:formula="of:=YEAR([.C166])" office:value-type="float" office:value="2009">
            <text:p>2009</text:p>
          </table:table-cell>
          <table:table-cell office:value-type="date" office:date-value="2009-01-25">
            <text:p>01/25/09</text:p>
          </table:table-cell>
          <table:table-cell office:value-type="time" office:time-value="PT12H47M51S">
            <text:p>12:47:51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167])" office:value-type="float" office:value="1">
            <text:p>1</text:p>
          </table:table-cell>
          <table:table-cell table:formula="of:=YEAR([.C167])" office:value-type="float" office:value="2009">
            <text:p>2009</text:p>
          </table:table-cell>
          <table:table-cell office:value-type="date" office:date-value="2009-01-24">
            <text:p>01/24/09</text:p>
          </table:table-cell>
          <table:table-cell office:value-type="time" office:time-value="PT14H44M14S">
            <text:p>02:44:14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68])" office:value-type="float" office:value="1">
            <text:p>1</text:p>
          </table:table-cell>
          <table:table-cell table:formula="of:=YEAR([.C168])" office:value-type="float" office:value="2009">
            <text:p>2009</text:p>
          </table:table-cell>
          <table:table-cell office:value-type="date" office:date-value="2009-01-24">
            <text:p>01/24/09</text:p>
          </table:table-cell>
          <table:table-cell office:value-type="time" office:time-value="PT14H21M30S">
            <text:p>02:21:30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lear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169])" office:value-type="float" office:value="1">
            <text:p>1</text:p>
          </table:table-cell>
          <table:table-cell table:formula="of:=YEAR([.C169])" office:value-type="float" office:value="2009">
            <text:p>2009</text:p>
          </table:table-cell>
          <table:table-cell office:value-type="date" office:date-value="2009-01-24">
            <text:p>01/24/09</text:p>
          </table:table-cell>
          <table:table-cell office:value-type="time" office:time-value="PT08H43M32S">
            <text:p>08:43:32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170])" office:value-type="float" office:value="1">
            <text:p>1</text:p>
          </table:table-cell>
          <table:table-cell table:formula="of:=YEAR([.C170])" office:value-type="float" office:value="2009">
            <text:p>2009</text:p>
          </table:table-cell>
          <table:table-cell office:value-type="date" office:date-value="2009-01-24">
            <text:p>01/24/09</text:p>
          </table:table-cell>
          <table:table-cell office:value-type="time" office:time-value="PT07H45M29S">
            <text:p>07:45:29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0">
            <text:p>1000</text:p>
          </table:table-cell>
          <table:table-cell office:value-type="float" office:value="-39.3">
            <text:p>-39.3</text:p>
          </table:table-cell>
          <table:table-cell office:value-type="float" office:value="960.7">
            <text:p>960.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Sponsor level donation ($500-1200)</text:p>
          </table:table-cell>
          <table:table-cell table:number-columns-repeated="16"/>
        </table:table-row>
        <table:table-row table:style-name="ro1">
          <table:table-cell table:formula="of:=MONTH([.C171])" office:value-type="float" office:value="1">
            <text:p>1</text:p>
          </table:table-cell>
          <table:table-cell table:formula="of:=YEAR([.C171])" office:value-type="float" office:value="2009">
            <text:p>2009</text:p>
          </table:table-cell>
          <table:table-cell office:value-type="date" office:date-value="2009-01-23">
            <text:p>01/23/09</text:p>
          </table:table-cell>
          <table:table-cell office:value-type="time" office:time-value="PT14H09M49S">
            <text:p>02:09:49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72])" office:value-type="float" office:value="1">
            <text:p>1</text:p>
          </table:table-cell>
          <table:table-cell table:formula="of:=YEAR([.C172])" office:value-type="float" office:value="2009">
            <text:p>2009</text:p>
          </table:table-cell>
          <table:table-cell office:value-type="date" office:date-value="2009-01-23">
            <text:p>01/23/09</text:p>
          </table:table-cell>
          <table:table-cell office:value-type="time" office:time-value="PT12H42M43S">
            <text:p>12:42:43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173])" office:value-type="float" office:value="1">
            <text:p>1</text:p>
          </table:table-cell>
          <table:table-cell table:formula="of:=YEAR([.C173])" office:value-type="float" office:value="2009">
            <text:p>2009</text:p>
          </table:table-cell>
          <table:table-cell office:value-type="date" office:date-value="2009-01-23">
            <text:p>01/23/09</text:p>
          </table:table-cell>
          <table:table-cell office:value-type="time" office:time-value="PT00H38M02S">
            <text:p>12:38:02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74])" office:value-type="float" office:value="1">
            <text:p>1</text:p>
          </table:table-cell>
          <table:table-cell table:formula="of:=YEAR([.C174])" office:value-type="float" office:value="2009">
            <text:p>2009</text:p>
          </table:table-cell>
          <table:table-cell office:value-type="date" office:date-value="2009-01-22">
            <text:p>01/22/09</text:p>
          </table:table-cell>
          <table:table-cell office:value-type="time" office:time-value="PT20H36M12S">
            <text:p>08:36:12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175])" office:value-type="float" office:value="1">
            <text:p>1</text:p>
          </table:table-cell>
          <table:table-cell table:formula="of:=YEAR([.C175])" office:value-type="float" office:value="2009">
            <text:p>2009</text:p>
          </table:table-cell>
          <table:table-cell office:value-type="date" office:date-value="2009-01-21">
            <text:p>01/21/09</text:p>
          </table:table-cell>
          <table:table-cell office:value-type="time" office:time-value="PT17H16M28S">
            <text:p>05:16:28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76])" office:value-type="float" office:value="1">
            <text:p>1</text:p>
          </table:table-cell>
          <table:table-cell table:formula="of:=YEAR([.C176])" office:value-type="float" office:value="2009">
            <text:p>2009</text:p>
          </table:table-cell>
          <table:table-cell office:value-type="date" office:date-value="2009-01-21">
            <text:p>01/21/09</text:p>
          </table:table-cell>
          <table:table-cell office:value-type="time" office:time-value="PT13H20M13S">
            <text:p>01:20:13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9">
            <text:p>29</text:p>
          </table:table-cell>
          <table:table-cell office:value-type="float" office:value="-1.43">
            <text:p>-1.43</text:p>
          </table:table-cell>
          <table:table-cell office:value-type="float" office:value="27.57">
            <text:p>27.5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77])" office:value-type="float" office:value="1">
            <text:p>1</text:p>
          </table:table-cell>
          <table:table-cell table:formula="of:=YEAR([.C177])" office:value-type="float" office:value="2009">
            <text:p>2009</text:p>
          </table:table-cell>
          <table:table-cell office:value-type="date" office:date-value="2009-01-21">
            <text:p>01/21/09</text:p>
          </table:table-cell>
          <table:table-cell office:value-type="time" office:time-value="PT05H58M16S">
            <text:p>05:58:16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178])" office:value-type="float" office:value="1">
            <text:p>1</text:p>
          </table:table-cell>
          <table:table-cell table:formula="of:=YEAR([.C178])" office:value-type="float" office:value="2009">
            <text:p>2009</text:p>
          </table:table-cell>
          <table:table-cell office:value-type="date" office:date-value="2009-01-21">
            <text:p>01/21/09</text:p>
          </table:table-cell>
          <table:table-cell office:value-type="time" office:time-value="PT04H36M56S">
            <text:p>04:36:56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10">
            <text:p>110</text:p>
          </table:table-cell>
          <table:table-cell office:value-type="float" office:value="-4.59">
            <text:p>-4.59</text:p>
          </table:table-cell>
          <table:table-cell office:value-type="float" office:value="105.41">
            <text:p>105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79])" office:value-type="float" office:value="1">
            <text:p>1</text:p>
          </table:table-cell>
          <table:table-cell table:formula="of:=YEAR([.C179])" office:value-type="float" office:value="2009">
            <text:p>2009</text:p>
          </table:table-cell>
          <table:table-cell office:value-type="date" office:date-value="2009-01-21">
            <text:p>01/21/09</text:p>
          </table:table-cell>
          <table:table-cell office:value-type="time" office:time-value="PT01H17M31S">
            <text:p>01:17:31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180])" office:value-type="float" office:value="1">
            <text:p>1</text:p>
          </table:table-cell>
          <table:table-cell table:formula="of:=YEAR([.C180])" office:value-type="float" office:value="2009">
            <text:p>2009</text:p>
          </table:table-cell>
          <table:table-cell office:value-type="date" office:date-value="2009-01-20">
            <text:p>01/20/09</text:p>
          </table:table-cell>
          <table:table-cell office:value-type="time" office:time-value="PT08H49M45S">
            <text:p>08:49:45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81])" office:value-type="float" office:value="1">
            <text:p>1</text:p>
          </table:table-cell>
          <table:table-cell table:formula="of:=YEAR([.C181])" office:value-type="float" office:value="2009">
            <text:p>2009</text:p>
          </table:table-cell>
          <table:table-cell office:value-type="date" office:date-value="2009-01-20">
            <text:p>01/20/09</text:p>
          </table:table-cell>
          <table:table-cell office:value-type="time" office:time-value="PT03H26M16S">
            <text:p>03:26:16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182])" office:value-type="float" office:value="1">
            <text:p>1</text:p>
          </table:table-cell>
          <table:table-cell table:formula="of:=YEAR([.C182])" office:value-type="float" office:value="2009">
            <text:p>2009</text:p>
          </table:table-cell>
          <table:table-cell office:value-type="date" office:date-value="2009-01-19">
            <text:p>01/19/09</text:p>
          </table:table-cell>
          <table:table-cell office:value-type="time" office:time-value="PT12H29M13S">
            <text:p>12:29:13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183])" office:value-type="float" office:value="1">
            <text:p>1</text:p>
          </table:table-cell>
          <table:table-cell table:formula="of:=YEAR([.C183])" office:value-type="float" office:value="2009">
            <text:p>2009</text:p>
          </table:table-cell>
          <table:table-cell office:value-type="date" office:date-value="2009-01-19">
            <text:p>01/19/09</text:p>
          </table:table-cell>
          <table:table-cell office:value-type="time" office:time-value="PT12H15M23S">
            <text:p>12:15:23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84])" office:value-type="float" office:value="1">
            <text:p>1</text:p>
          </table:table-cell>
          <table:table-cell table:formula="of:=YEAR([.C184])" office:value-type="float" office:value="2009">
            <text:p>2009</text:p>
          </table:table-cell>
          <table:table-cell office:value-type="date" office:date-value="2009-01-19">
            <text:p>01/19/09</text:p>
          </table:table-cell>
          <table:table-cell office:value-type="time" office:time-value="PT07H58M46S">
            <text:p>07:58:46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85])" office:value-type="float" office:value="1">
            <text:p>1</text:p>
          </table:table-cell>
          <table:table-cell table:formula="of:=YEAR([.C185])" office:value-type="float" office:value="2009">
            <text:p>2009</text:p>
          </table:table-cell>
          <table:table-cell office:value-type="date" office:date-value="2009-01-19">
            <text:p>01/19/09</text:p>
          </table:table-cell>
          <table:table-cell office:value-type="time" office:time-value="PT03H32M37S">
            <text:p>03:32:37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186])" office:value-type="float" office:value="1">
            <text:p>1</text:p>
          </table:table-cell>
          <table:table-cell table:formula="of:=YEAR([.C186])" office:value-type="float" office:value="2009">
            <text:p>2009</text:p>
          </table:table-cell>
          <table:table-cell office:value-type="date" office:date-value="2009-01-19">
            <text:p>01/19/09</text:p>
          </table:table-cell>
          <table:table-cell office:value-type="time" office:time-value="PT03H17M24S">
            <text:p>03:17:24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87])" office:value-type="float" office:value="1">
            <text:p>1</text:p>
          </table:table-cell>
          <table:table-cell table:formula="of:=YEAR([.C187])" office:value-type="float" office:value="2009">
            <text:p>2009</text:p>
          </table:table-cell>
          <table:table-cell office:value-type="date" office:date-value="2009-01-18">
            <text:p>01/18/09</text:p>
          </table:table-cell>
          <table:table-cell office:value-type="time" office:time-value="PT23H40M55S">
            <text:p>11:40:55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88])" office:value-type="float" office:value="1">
            <text:p>1</text:p>
          </table:table-cell>
          <table:table-cell table:formula="of:=YEAR([.C188])" office:value-type="float" office:value="2009">
            <text:p>2009</text:p>
          </table:table-cell>
          <table:table-cell office:value-type="date" office:date-value="2009-01-18">
            <text:p>01/18/09</text:p>
          </table:table-cell>
          <table:table-cell office:value-type="time" office:time-value="PT22H12M43S">
            <text:p>10:12:43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50">
            <text:p>350</text:p>
          </table:table-cell>
          <table:table-cell office:value-type="float" office:value="-10.45">
            <text:p>-10.45</text:p>
          </table:table-cell>
          <table:table-cell office:value-type="float" office:value="339.55">
            <text:p>339.5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89])" office:value-type="float" office:value="1">
            <text:p>1</text:p>
          </table:table-cell>
          <table:table-cell table:formula="of:=YEAR([.C189])" office:value-type="float" office:value="2009">
            <text:p>2009</text:p>
          </table:table-cell>
          <table:table-cell office:value-type="date" office:date-value="2009-01-18">
            <text:p>01/18/09</text:p>
          </table:table-cell>
          <table:table-cell office:value-type="time" office:time-value="PT19H51M47S">
            <text:p>07:51:47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190])" office:value-type="float" office:value="1">
            <text:p>1</text:p>
          </table:table-cell>
          <table:table-cell table:formula="of:=YEAR([.C190])" office:value-type="float" office:value="2009">
            <text:p>2009</text:p>
          </table:table-cell>
          <table:table-cell office:value-type="date" office:date-value="2009-01-18">
            <text:p>01/18/09</text:p>
          </table:table-cell>
          <table:table-cell office:value-type="time" office:time-value="PT16H01M40S">
            <text:p>04:01:40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191])" office:value-type="float" office:value="1">
            <text:p>1</text:p>
          </table:table-cell>
          <table:table-cell table:formula="of:=YEAR([.C191])" office:value-type="float" office:value="2009">
            <text:p>2009</text:p>
          </table:table-cell>
          <table:table-cell office:value-type="date" office:date-value="2009-01-18">
            <text:p>01/18/09</text:p>
          </table:table-cell>
          <table:table-cell office:value-type="time" office:time-value="PT13H51M47S">
            <text:p>01:51:47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192])" office:value-type="float" office:value="1">
            <text:p>1</text:p>
          </table:table-cell>
          <table:table-cell table:formula="of:=YEAR([.C192])" office:value-type="float" office:value="2009">
            <text:p>2009</text:p>
          </table:table-cell>
          <table:table-cell office:value-type="date" office:date-value="2009-01-18">
            <text:p>01/18/09</text:p>
          </table:table-cell>
          <table:table-cell office:value-type="time" office:time-value="PT10H52M10S">
            <text:p>10:52:10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193])" office:value-type="float" office:value="1">
            <text:p>1</text:p>
          </table:table-cell>
          <table:table-cell table:formula="of:=YEAR([.C193])" office:value-type="float" office:value="2009">
            <text:p>2009</text:p>
          </table:table-cell>
          <table:table-cell office:value-type="date" office:date-value="2009-01-18">
            <text:p>01/18/09</text:p>
          </table:table-cell>
          <table:table-cell office:value-type="time" office:time-value="PT07H09M22S">
            <text:p>07:09:22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194])" office:value-type="float" office:value="1">
            <text:p>1</text:p>
          </table:table-cell>
          <table:table-cell table:formula="of:=YEAR([.C194])" office:value-type="float" office:value="2009">
            <text:p>2009</text:p>
          </table:table-cell>
          <table:table-cell office:value-type="date" office:date-value="2009-01-17">
            <text:p>01/17/09</text:p>
          </table:table-cell>
          <table:table-cell office:value-type="time" office:time-value="PT12H46M31S">
            <text:p>12:46:31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95])" office:value-type="float" office:value="1">
            <text:p>1</text:p>
          </table:table-cell>
          <table:table-cell table:formula="of:=YEAR([.C195])" office:value-type="float" office:value="2009">
            <text:p>2009</text:p>
          </table:table-cell>
          <table:table-cell office:value-type="date" office:date-value="2009-01-17">
            <text:p>01/17/09</text:p>
          </table:table-cell>
          <table:table-cell office:value-type="time" office:time-value="PT10H03M59S">
            <text:p>10:03:59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96])" office:value-type="float" office:value="1">
            <text:p>1</text:p>
          </table:table-cell>
          <table:table-cell table:formula="of:=YEAR([.C196])" office:value-type="float" office:value="2009">
            <text:p>2009</text:p>
          </table:table-cell>
          <table:table-cell office:value-type="date" office:date-value="2009-01-17">
            <text:p>01/17/09</text:p>
          </table:table-cell>
          <table:table-cell office:value-type="time" office:time-value="PT09H46M05S">
            <text:p>09:46:05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197])" office:value-type="float" office:value="1">
            <text:p>1</text:p>
          </table:table-cell>
          <table:table-cell table:formula="of:=YEAR([.C197])" office:value-type="float" office:value="2009">
            <text:p>2009</text:p>
          </table:table-cell>
          <table:table-cell office:value-type="date" office:date-value="2009-01-17">
            <text:p>01/17/09</text:p>
          </table:table-cell>
          <table:table-cell office:value-type="time" office:time-value="PT06H31M48S">
            <text:p>06:31:48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198])" office:value-type="float" office:value="1">
            <text:p>1</text:p>
          </table:table-cell>
          <table:table-cell table:formula="of:=YEAR([.C198])" office:value-type="float" office:value="2009">
            <text:p>2009</text:p>
          </table:table-cell>
          <table:table-cell office:value-type="date" office:date-value="2009-01-17">
            <text:p>01/17/09</text:p>
          </table:table-cell>
          <table:table-cell office:value-type="time" office:time-value="PT06H28M55S">
            <text:p>06:28:55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199])" office:value-type="float" office:value="1">
            <text:p>1</text:p>
          </table:table-cell>
          <table:table-cell table:formula="of:=YEAR([.C199])" office:value-type="float" office:value="2009">
            <text:p>2009</text:p>
          </table:table-cell>
          <table:table-cell office:value-type="date" office:date-value="2009-01-17">
            <text:p>01/17/09</text:p>
          </table:table-cell>
          <table:table-cell office:value-type="time" office:time-value="PT02H31M42S">
            <text:p>02:31:42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200])" office:value-type="float" office:value="1">
            <text:p>1</text:p>
          </table:table-cell>
          <table:table-cell table:formula="of:=YEAR([.C200])" office:value-type="float" office:value="2009">
            <text:p>2009</text:p>
          </table:table-cell>
          <table:table-cell office:value-type="date" office:date-value="2009-01-17">
            <text:p>01/17/09</text:p>
          </table:table-cell>
          <table:table-cell office:value-type="time" office:time-value="PT01H24M31S">
            <text:p>01:24:31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201])" office:value-type="float" office:value="1">
            <text:p>1</text:p>
          </table:table-cell>
          <table:table-cell table:formula="of:=YEAR([.C201])" office:value-type="float" office:value="2009">
            <text:p>2009</text:p>
          </table:table-cell>
          <table:table-cell office:value-type="date" office:date-value="2009-01-17">
            <text:p>01/17/09</text:p>
          </table:table-cell>
          <table:table-cell office:value-type="time" office:time-value="PT01H15M15S">
            <text:p>01:15:15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202])" office:value-type="float" office:value="1">
            <text:p>1</text:p>
          </table:table-cell>
          <table:table-cell table:formula="of:=YEAR([.C202])" office:value-type="float" office:value="2009">
            <text:p>2009</text:p>
          </table:table-cell>
          <table:table-cell office:value-type="date" office:date-value="2009-01-17">
            <text:p>01/17/09</text:p>
          </table:table-cell>
          <table:table-cell office:value-type="time" office:time-value="PT00H09M39S">
            <text:p>12:09:39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203])" office:value-type="float" office:value="1">
            <text:p>1</text:p>
          </table:table-cell>
          <table:table-cell table:formula="of:=YEAR([.C203])" office:value-type="float" office:value="2009">
            <text:p>2009</text:p>
          </table:table-cell>
          <table:table-cell office:value-type="date" office:date-value="2009-01-16">
            <text:p>01/16/09</text:p>
          </table:table-cell>
          <table:table-cell office:value-type="time" office:time-value="PT23H01M08S">
            <text:p>11:01:08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204])" office:value-type="float" office:value="1">
            <text:p>1</text:p>
          </table:table-cell>
          <table:table-cell table:formula="of:=YEAR([.C204])" office:value-type="float" office:value="2009">
            <text:p>2009</text:p>
          </table:table-cell>
          <table:table-cell office:value-type="date" office:date-value="2009-01-16">
            <text:p>01/16/09</text:p>
          </table:table-cell>
          <table:table-cell office:value-type="time" office:time-value="PT22H18M42S">
            <text:p>10:18:42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205])" office:value-type="float" office:value="1">
            <text:p>1</text:p>
          </table:table-cell>
          <table:table-cell table:formula="of:=YEAR([.C205])" office:value-type="float" office:value="2009">
            <text:p>2009</text:p>
          </table:table-cell>
          <table:table-cell office:value-type="date" office:date-value="2009-01-16">
            <text:p>01/16/09</text:p>
          </table:table-cell>
          <table:table-cell office:value-type="time" office:time-value="PT18H45M14S">
            <text:p>06:45:14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206])" office:value-type="float" office:value="1">
            <text:p>1</text:p>
          </table:table-cell>
          <table:table-cell table:formula="of:=YEAR([.C206])" office:value-type="float" office:value="2009">
            <text:p>2009</text:p>
          </table:table-cell>
          <table:table-cell office:value-type="date" office:date-value="2009-01-16">
            <text:p>01/16/09</text:p>
          </table:table-cell>
          <table:table-cell office:value-type="time" office:time-value="PT18H08M45S">
            <text:p>06:08:45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20">
            <text:p>120</text:p>
          </table:table-cell>
          <table:table-cell office:value-type="float" office:value="-4.98">
            <text:p>-4.98</text:p>
          </table:table-cell>
          <table:table-cell office:value-type="float" office:value="115.02">
            <text:p>115.0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207])" office:value-type="float" office:value="1">
            <text:p>1</text:p>
          </table:table-cell>
          <table:table-cell table:formula="of:=YEAR([.C207])" office:value-type="float" office:value="2009">
            <text:p>2009</text:p>
          </table:table-cell>
          <table:table-cell office:value-type="date" office:date-value="2009-01-16">
            <text:p>01/16/09</text:p>
          </table:table-cell>
          <table:table-cell office:value-type="time" office:time-value="PT15H06M49S">
            <text:p>03:06:49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208])" office:value-type="float" office:value="1">
            <text:p>1</text:p>
          </table:table-cell>
          <table:table-cell table:formula="of:=YEAR([.C208])" office:value-type="float" office:value="2009">
            <text:p>2009</text:p>
          </table:table-cell>
          <table:table-cell office:value-type="date" office:date-value="2009-01-16">
            <text:p>01/16/09</text:p>
          </table:table-cell>
          <table:table-cell office:value-type="time" office:time-value="PT14H09M52S">
            <text:p>02:09:52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209])" office:value-type="float" office:value="1">
            <text:p>1</text:p>
          </table:table-cell>
          <table:table-cell table:formula="of:=YEAR([.C209])" office:value-type="float" office:value="2009">
            <text:p>2009</text:p>
          </table:table-cell>
          <table:table-cell office:value-type="date" office:date-value="2009-01-16">
            <text:p>01/16/09</text:p>
          </table:table-cell>
          <table:table-cell office:value-type="time" office:time-value="PT14H01M54S">
            <text:p>02:01:54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210])" office:value-type="float" office:value="1">
            <text:p>1</text:p>
          </table:table-cell>
          <table:table-cell table:formula="of:=YEAR([.C210])" office:value-type="float" office:value="2009">
            <text:p>2009</text:p>
          </table:table-cell>
          <table:table-cell office:value-type="date" office:date-value="2009-01-16">
            <text:p>01/16/09</text:p>
          </table:table-cell>
          <table:table-cell office:value-type="time" office:time-value="PT13H02M10S">
            <text:p>01:02:10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211])" office:value-type="float" office:value="1">
            <text:p>1</text:p>
          </table:table-cell>
          <table:table-cell table:formula="of:=YEAR([.C211])" office:value-type="float" office:value="2009">
            <text:p>2009</text:p>
          </table:table-cell>
          <table:table-cell office:value-type="date" office:date-value="2009-01-16">
            <text:p>01/16/09</text:p>
          </table:table-cell>
          <table:table-cell office:value-type="time" office:time-value="PT11H59M53S">
            <text:p>11:59:53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212])" office:value-type="float" office:value="1">
            <text:p>1</text:p>
          </table:table-cell>
          <table:table-cell table:formula="of:=YEAR([.C212])" office:value-type="float" office:value="2009">
            <text:p>2009</text:p>
          </table:table-cell>
          <table:table-cell office:value-type="date" office:date-value="2009-01-16">
            <text:p>01/16/09</text:p>
          </table:table-cell>
          <table:table-cell office:value-type="time" office:time-value="PT11H19M52S">
            <text:p>11:19:52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213])" office:value-type="float" office:value="1">
            <text:p>1</text:p>
          </table:table-cell>
          <table:table-cell table:formula="of:=YEAR([.C213])" office:value-type="float" office:value="2009">
            <text:p>2009</text:p>
          </table:table-cell>
          <table:table-cell office:value-type="date" office:date-value="2009-01-16">
            <text:p>01/16/09</text:p>
          </table:table-cell>
          <table:table-cell office:value-type="time" office:time-value="PT11H01M54S">
            <text:p>11:01:54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214])" office:value-type="float" office:value="1">
            <text:p>1</text:p>
          </table:table-cell>
          <table:table-cell table:formula="of:=YEAR([.C214])" office:value-type="float" office:value="2009">
            <text:p>2009</text:p>
          </table:table-cell>
          <table:table-cell office:value-type="date" office:date-value="2009-01-16">
            <text:p>01/16/09</text:p>
          </table:table-cell>
          <table:table-cell office:value-type="time" office:time-value="PT10H42M12S">
            <text:p>10:42:12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215])" office:value-type="float" office:value="1">
            <text:p>1</text:p>
          </table:table-cell>
          <table:table-cell table:formula="of:=YEAR([.C215])" office:value-type="float" office:value="2009">
            <text:p>2009</text:p>
          </table:table-cell>
          <table:table-cell office:value-type="date" office:date-value="2009-01-16">
            <text:p>01/16/09</text:p>
          </table:table-cell>
          <table:table-cell office:value-type="time" office:time-value="PT08H48M29S">
            <text:p>08:48:29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216])" office:value-type="float" office:value="1">
            <text:p>1</text:p>
          </table:table-cell>
          <table:table-cell table:formula="of:=YEAR([.C216])" office:value-type="float" office:value="2009">
            <text:p>2009</text:p>
          </table:table-cell>
          <table:table-cell office:value-type="date" office:date-value="2009-01-16">
            <text:p>01/16/09</text:p>
          </table:table-cell>
          <table:table-cell office:value-type="time" office:time-value="PT01H41M38S">
            <text:p>01:41:38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217])" office:value-type="float" office:value="1">
            <text:p>1</text:p>
          </table:table-cell>
          <table:table-cell table:formula="of:=YEAR([.C217])" office:value-type="float" office:value="2009">
            <text:p>2009</text:p>
          </table:table-cell>
          <table:table-cell office:value-type="date" office:date-value="2009-01-15">
            <text:p>01/15/09</text:p>
          </table:table-cell>
          <table:table-cell office:value-type="time" office:time-value="PT17H57M26S">
            <text:p>05:57:26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218])" office:value-type="float" office:value="1">
            <text:p>1</text:p>
          </table:table-cell>
          <table:table-cell table:formula="of:=YEAR([.C218])" office:value-type="float" office:value="2009">
            <text:p>2009</text:p>
          </table:table-cell>
          <table:table-cell office:value-type="date" office:date-value="2009-01-15">
            <text:p>01/15/09</text:p>
          </table:table-cell>
          <table:table-cell office:value-type="time" office:time-value="PT15H46M13S">
            <text:p>03:46:13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5">
            <text:p>75</text:p>
          </table:table-cell>
          <table:table-cell office:value-type="float" office:value="-3.23">
            <text:p>-3.23</text:p>
          </table:table-cell>
          <table:table-cell office:value-type="float" office:value="71.77">
            <text:p>71.7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219])" office:value-type="float" office:value="1">
            <text:p>1</text:p>
          </table:table-cell>
          <table:table-cell table:formula="of:=YEAR([.C219])" office:value-type="float" office:value="2009">
            <text:p>2009</text:p>
          </table:table-cell>
          <table:table-cell office:value-type="date" office:date-value="2009-01-15">
            <text:p>01/15/09</text:p>
          </table:table-cell>
          <table:table-cell office:value-type="time" office:time-value="PT15H18M11S">
            <text:p>03:18:11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220])" office:value-type="float" office:value="1">
            <text:p>1</text:p>
          </table:table-cell>
          <table:table-cell table:formula="of:=YEAR([.C220])" office:value-type="float" office:value="2009">
            <text:p>2009</text:p>
          </table:table-cell>
          <table:table-cell office:value-type="date" office:date-value="2009-01-15">
            <text:p>01/15/09</text:p>
          </table:table-cell>
          <table:table-cell office:value-type="time" office:time-value="PT14H54M19S">
            <text:p>02:54:19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221])" office:value-type="float" office:value="1">
            <text:p>1</text:p>
          </table:table-cell>
          <table:table-cell table:formula="of:=YEAR([.C221])" office:value-type="float" office:value="2009">
            <text:p>2009</text:p>
          </table:table-cell>
          <table:table-cell office:value-type="date" office:date-value="2009-01-15">
            <text:p>01/15/09</text:p>
          </table:table-cell>
          <table:table-cell office:value-type="time" office:time-value="PT14H53M34S">
            <text:p>02:53:34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222])" office:value-type="float" office:value="1">
            <text:p>1</text:p>
          </table:table-cell>
          <table:table-cell table:formula="of:=YEAR([.C222])" office:value-type="float" office:value="2009">
            <text:p>2009</text:p>
          </table:table-cell>
          <table:table-cell office:value-type="date" office:date-value="2009-01-15">
            <text:p>01/15/09</text:p>
          </table:table-cell>
          <table:table-cell office:value-type="time" office:time-value="PT14H00M28S">
            <text:p>02:00:28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223])" office:value-type="float" office:value="1">
            <text:p>1</text:p>
          </table:table-cell>
          <table:table-cell table:formula="of:=YEAR([.C223])" office:value-type="float" office:value="2009">
            <text:p>2009</text:p>
          </table:table-cell>
          <table:table-cell office:value-type="date" office:date-value="2009-01-15">
            <text:p>01/15/09</text:p>
          </table:table-cell>
          <table:table-cell office:value-type="time" office:time-value="PT12H21M06S">
            <text:p>12:21:06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224])" office:value-type="float" office:value="1">
            <text:p>1</text:p>
          </table:table-cell>
          <table:table-cell table:formula="of:=YEAR([.C224])" office:value-type="float" office:value="2009">
            <text:p>2009</text:p>
          </table:table-cell>
          <table:table-cell office:value-type="date" office:date-value="2009-01-15">
            <text:p>01/15/09</text:p>
          </table:table-cell>
          <table:table-cell office:value-type="time" office:time-value="PT12H02M20S">
            <text:p>12:02:20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225])" office:value-type="float" office:value="1">
            <text:p>1</text:p>
          </table:table-cell>
          <table:table-cell table:formula="of:=YEAR([.C225])" office:value-type="float" office:value="2009">
            <text:p>2009</text:p>
          </table:table-cell>
          <table:table-cell office:value-type="date" office:date-value="2009-01-15">
            <text:p>01/15/09</text:p>
          </table:table-cell>
          <table:table-cell office:value-type="time" office:time-value="PT10H16M31S">
            <text:p>10:16:31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0">
            <text:p>250</text:p>
          </table:table-cell>
          <table:table-cell office:value-type="float" office:value="-7.55">
            <text:p>-7.55</text:p>
          </table:table-cell>
          <table:table-cell office:value-type="float" office:value="242.45">
            <text:p>242.4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226])" office:value-type="float" office:value="1">
            <text:p>1</text:p>
          </table:table-cell>
          <table:table-cell table:formula="of:=YEAR([.C226])" office:value-type="float" office:value="2009">
            <text:p>2009</text:p>
          </table:table-cell>
          <table:table-cell office:value-type="date" office:date-value="2009-01-15">
            <text:p>01/15/09</text:p>
          </table:table-cell>
          <table:table-cell office:value-type="time" office:time-value="PT06H41M37S">
            <text:p>06:41:37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227])" office:value-type="float" office:value="1">
            <text:p>1</text:p>
          </table:table-cell>
          <table:table-cell table:formula="of:=YEAR([.C227])" office:value-type="float" office:value="2009">
            <text:p>2009</text:p>
          </table:table-cell>
          <table:table-cell office:value-type="date" office:date-value="2009-01-15">
            <text:p>01/15/09</text:p>
          </table:table-cell>
          <table:table-cell office:value-type="time" office:time-value="PT05H17M39S">
            <text:p>05:17:39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228])" office:value-type="float" office:value="1">
            <text:p>1</text:p>
          </table:table-cell>
          <table:table-cell table:formula="of:=YEAR([.C228])" office:value-type="float" office:value="2009">
            <text:p>2009</text:p>
          </table:table-cell>
          <table:table-cell office:value-type="date" office:date-value="2009-01-15">
            <text:p>01/15/09</text:p>
          </table:table-cell>
          <table:table-cell office:value-type="time" office:time-value="PT04H54M23S">
            <text:p>04:54:23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229])" office:value-type="float" office:value="1">
            <text:p>1</text:p>
          </table:table-cell>
          <table:table-cell table:formula="of:=YEAR([.C229])" office:value-type="float" office:value="2009">
            <text:p>2009</text:p>
          </table:table-cell>
          <table:table-cell office:value-type="date" office:date-value="2009-01-15">
            <text:p>01/15/09</text:p>
          </table:table-cell>
          <table:table-cell office:value-type="time" office:time-value="PT02H06M44S">
            <text:p>02:06:44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230])" office:value-type="float" office:value="1">
            <text:p>1</text:p>
          </table:table-cell>
          <table:table-cell table:formula="of:=YEAR([.C230])" office:value-type="float" office:value="2009">
            <text:p>2009</text:p>
          </table:table-cell>
          <table:table-cell office:value-type="date" office:date-value="2009-01-15">
            <text:p>01/15/09</text:p>
          </table:table-cell>
          <table:table-cell office:value-type="time" office:time-value="PT00H41M15S">
            <text:p>12:41:15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231])" office:value-type="float" office:value="1">
            <text:p>1</text:p>
          </table:table-cell>
          <table:table-cell table:formula="of:=YEAR([.C231])" office:value-type="float" office:value="2009">
            <text:p>2009</text:p>
          </table:table-cell>
          <table:table-cell office:value-type="date" office:date-value="2009-01-14">
            <text:p>01/14/09</text:p>
          </table:table-cell>
          <table:table-cell office:value-type="time" office:time-value="PT23H11M49S">
            <text:p>11:11:49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0">
            <text:p>40</text:p>
          </table:table-cell>
          <table:table-cell office:value-type="float" office:value="-1.86">
            <text:p>-1.86</text:p>
          </table:table-cell>
          <table:table-cell office:value-type="float" office:value="38.14">
            <text:p>38.1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232])" office:value-type="float" office:value="1">
            <text:p>1</text:p>
          </table:table-cell>
          <table:table-cell table:formula="of:=YEAR([.C232])" office:value-type="float" office:value="2009">
            <text:p>2009</text:p>
          </table:table-cell>
          <table:table-cell office:value-type="date" office:date-value="2009-01-14">
            <text:p>01/14/09</text:p>
          </table:table-cell>
          <table:table-cell office:value-type="time" office:time-value="PT20H54M59S">
            <text:p>08:54:59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233])" office:value-type="float" office:value="1">
            <text:p>1</text:p>
          </table:table-cell>
          <table:table-cell table:formula="of:=YEAR([.C233])" office:value-type="float" office:value="2009">
            <text:p>2009</text:p>
          </table:table-cell>
          <table:table-cell office:value-type="date" office:date-value="2009-01-14">
            <text:p>01/14/09</text:p>
          </table:table-cell>
          <table:table-cell office:value-type="time" office:time-value="PT18H36M36S">
            <text:p>06:36:36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234])" office:value-type="float" office:value="1">
            <text:p>1</text:p>
          </table:table-cell>
          <table:table-cell table:formula="of:=YEAR([.C234])" office:value-type="float" office:value="2009">
            <text:p>2009</text:p>
          </table:table-cell>
          <table:table-cell office:value-type="date" office:date-value="2009-01-14">
            <text:p>01/14/09</text:p>
          </table:table-cell>
          <table:table-cell office:value-type="time" office:time-value="PT16H06M32S">
            <text:p>04:06:32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235])" office:value-type="float" office:value="1">
            <text:p>1</text:p>
          </table:table-cell>
          <table:table-cell table:formula="of:=YEAR([.C235])" office:value-type="float" office:value="2009">
            <text:p>2009</text:p>
          </table:table-cell>
          <table:table-cell office:value-type="date" office:date-value="2009-01-14">
            <text:p>01/14/09</text:p>
          </table:table-cell>
          <table:table-cell office:value-type="time" office:time-value="PT15H22M28S">
            <text:p>03:22:28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236])" office:value-type="float" office:value="1">
            <text:p>1</text:p>
          </table:table-cell>
          <table:table-cell table:formula="of:=YEAR([.C236])" office:value-type="float" office:value="2009">
            <text:p>2009</text:p>
          </table:table-cell>
          <table:table-cell office:value-type="date" office:date-value="2009-01-14">
            <text:p>01/14/09</text:p>
          </table:table-cell>
          <table:table-cell office:value-type="time" office:time-value="PT14H01M52S">
            <text:p>02:01:52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237])" office:value-type="float" office:value="1">
            <text:p>1</text:p>
          </table:table-cell>
          <table:table-cell table:formula="of:=YEAR([.C237])" office:value-type="float" office:value="2009">
            <text:p>2009</text:p>
          </table:table-cell>
          <table:table-cell office:value-type="date" office:date-value="2009-01-14">
            <text:p>01/14/09</text:p>
          </table:table-cell>
          <table:table-cell office:value-type="time" office:time-value="PT13H28M02S">
            <text:p>01:28:02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238])" office:value-type="float" office:value="1">
            <text:p>1</text:p>
          </table:table-cell>
          <table:table-cell table:formula="of:=YEAR([.C238])" office:value-type="float" office:value="2009">
            <text:p>2009</text:p>
          </table:table-cell>
          <table:table-cell office:value-type="date" office:date-value="2009-01-14">
            <text:p>01/14/09</text:p>
          </table:table-cell>
          <table:table-cell office:value-type="time" office:time-value="PT10H56M50S">
            <text:p>10:56:50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239])" office:value-type="float" office:value="1">
            <text:p>1</text:p>
          </table:table-cell>
          <table:table-cell table:formula="of:=YEAR([.C239])" office:value-type="float" office:value="2009">
            <text:p>2009</text:p>
          </table:table-cell>
          <table:table-cell office:value-type="date" office:date-value="2009-01-14">
            <text:p>01/14/09</text:p>
          </table:table-cell>
          <table:table-cell office:value-type="time" office:time-value="PT09H25M21S">
            <text:p>09:25:21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240])" office:value-type="float" office:value="1">
            <text:p>1</text:p>
          </table:table-cell>
          <table:table-cell table:formula="of:=YEAR([.C240])" office:value-type="float" office:value="2009">
            <text:p>2009</text:p>
          </table:table-cell>
          <table:table-cell office:value-type="date" office:date-value="2009-01-14">
            <text:p>01/14/09</text:p>
          </table:table-cell>
          <table:table-cell office:value-type="time" office:time-value="PT07H45M09S">
            <text:p>07:45:09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0">
            <text:p>40</text:p>
          </table:table-cell>
          <table:table-cell office:value-type="float" office:value="-1.86">
            <text:p>-1.86</text:p>
          </table:table-cell>
          <table:table-cell office:value-type="float" office:value="38.14">
            <text:p>38.1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241])" office:value-type="float" office:value="1">
            <text:p>1</text:p>
          </table:table-cell>
          <table:table-cell table:formula="of:=YEAR([.C241])" office:value-type="float" office:value="2009">
            <text:p>2009</text:p>
          </table:table-cell>
          <table:table-cell office:value-type="date" office:date-value="2009-01-14">
            <text:p>01/14/09</text:p>
          </table:table-cell>
          <table:table-cell office:value-type="time" office:time-value="PT02H53M16S">
            <text:p>02:53:16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 for 10$ a month</text:p>
          </table:table-cell>
          <table:table-cell table:number-columns-repeated="16"/>
        </table:table-row>
        <table:table-row table:style-name="ro1">
          <table:table-cell table:formula="of:=MONTH([.C242])" office:value-type="float" office:value="1">
            <text:p>1</text:p>
          </table:table-cell>
          <table:table-cell table:formula="of:=YEAR([.C242])" office:value-type="float" office:value="2009">
            <text:p>2009</text:p>
          </table:table-cell>
          <table:table-cell office:value-type="date" office:date-value="2009-01-14">
            <text:p>01/14/09</text:p>
          </table:table-cell>
          <table:table-cell office:value-type="time" office:time-value="PT02H19M58S">
            <text:p>02:19:58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-500)</text:p>
          </table:table-cell>
          <table:table-cell table:number-columns-repeated="16"/>
        </table:table-row>
        <table:table-row table:style-name="ro1">
          <table:table-cell table:formula="of:=MONTH([.C243])" office:value-type="float" office:value="1">
            <text:p>1</text:p>
          </table:table-cell>
          <table:table-cell table:formula="of:=YEAR([.C243])" office:value-type="float" office:value="2009">
            <text:p>2009</text:p>
          </table:table-cell>
          <table:table-cell office:value-type="date" office:date-value="2009-01-14">
            <text:p>01/14/09</text:p>
          </table:table-cell>
          <table:table-cell office:value-type="time" office:time-value="PT02H18M11S">
            <text:p>02:18:11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-500)</text:p>
          </table:table-cell>
          <table:table-cell table:number-columns-repeated="16"/>
        </table:table-row>
        <table:table-row table:style-name="ro1">
          <table:table-cell table:formula="of:=MONTH([.C244])" office:value-type="float" office:value="1">
            <text:p>1</text:p>
          </table:table-cell>
          <table:table-cell table:formula="of:=YEAR([.C244])" office:value-type="float" office:value="2009">
            <text:p>2009</text:p>
          </table:table-cell>
          <table:table-cell office:value-type="date" office:date-value="2009-01-13">
            <text:p>01/13/09</text:p>
          </table:table-cell>
          <table:table-cell office:value-type="time" office:time-value="PT17H48M41S">
            <text:p>05:48:41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-500)</text:p>
          </table:table-cell>
          <table:table-cell table:number-columns-repeated="16"/>
        </table:table-row>
        <table:table-row table:style-name="ro1">
          <table:table-cell table:formula="of:=MONTH([.C245])" office:value-type="float" office:value="1">
            <text:p>1</text:p>
          </table:table-cell>
          <table:table-cell table:formula="of:=YEAR([.C245])" office:value-type="float" office:value="2009">
            <text:p>2009</text:p>
          </table:table-cell>
          <table:table-cell office:value-type="date" office:date-value="2009-01-13">
            <text:p>01/13/09</text:p>
          </table:table-cell>
          <table:table-cell office:value-type="time" office:time-value="PT17H00M13S">
            <text:p>05:00:13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 for 10$ a month</text:p>
          </table:table-cell>
          <table:table-cell table:number-columns-repeated="16"/>
        </table:table-row>
        <table:table-row table:style-name="ro1">
          <table:table-cell table:formula="of:=MONTH([.C246])" office:value-type="float" office:value="1">
            <text:p>1</text:p>
          </table:table-cell>
          <table:table-cell table:formula="of:=YEAR([.C246])" office:value-type="float" office:value="2009">
            <text:p>2009</text:p>
          </table:table-cell>
          <table:table-cell office:value-type="date" office:date-value="2009-01-10">
            <text:p>01/10/09</text:p>
          </table:table-cell>
          <table:table-cell office:value-type="time" office:time-value="PT00H13M41S">
            <text:p>12:13:41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247])" office:value-type="float" office:value="1">
            <text:p>1</text:p>
          </table:table-cell>
          <table:table-cell table:formula="of:=YEAR([.C247])" office:value-type="float" office:value="2009">
            <text:p>2009</text:p>
          </table:table-cell>
          <table:table-cell office:value-type="date" office:date-value="2009-01-07">
            <text:p>01/07/09</text:p>
          </table:table-cell>
          <table:table-cell office:value-type="time" office:time-value="PT18H06M39S">
            <text:p>06:06:39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248])" office:value-type="float" office:value="1">
            <text:p>1</text:p>
          </table:table-cell>
          <table:table-cell table:formula="of:=YEAR([.C248])" office:value-type="float" office:value="2009">
            <text:p>2009</text:p>
          </table:table-cell>
          <table:table-cell office:value-type="date" office:date-value="2009-01-07">
            <text:p>01/07/09</text:p>
          </table:table-cell>
          <table:table-cell office:value-type="time" office:time-value="PT16H47M12S">
            <text:p>04:47:12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You will recieve a postcard from Diego Escalante Urrelo</text:p>
          </table:table-cell>
          <table:table-cell table:number-columns-repeated="16"/>
        </table:table-row>
        <table:table-row table:style-name="ro1">
          <table:table-cell table:formula="of:=MONTH([.C249])" office:value-type="float" office:value="1">
            <text:p>1</text:p>
          </table:table-cell>
          <table:table-cell table:formula="of:=YEAR([.C249])" office:value-type="float" office:value="2009">
            <text:p>2009</text:p>
          </table:table-cell>
          <table:table-cell office:value-type="date" office:date-value="2009-01-07">
            <text:p>01/07/09</text:p>
          </table:table-cell>
          <table:table-cell office:value-type="time" office:time-value="PT08H37M41S">
            <text:p>08:37:41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17">
            <text:p>-1.17</text:p>
          </table:table-cell>
          <table:table-cell office:value-type="float" office:value="28.83">
            <text:p>28.8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250])" office:value-type="float" office:value="1">
            <text:p>1</text:p>
          </table:table-cell>
          <table:table-cell table:formula="of:=YEAR([.C250])" office:value-type="float" office:value="2009">
            <text:p>2009</text:p>
          </table:table-cell>
          <table:table-cell office:value-type="date" office:date-value="2009-01-06">
            <text:p>01/06/09</text:p>
          </table:table-cell>
          <table:table-cell office:value-type="time" office:time-value="PT08H31M25S">
            <text:p>08:31:25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.65">
            <text:p>4.65</text:p>
          </table:table-cell>
          <table:table-cell office:value-type="float" office:value="0">
            <text:p>0</text:p>
          </table:table-cell>
          <table:table-cell office:value-type="float" office:value="4.65">
            <text:p>4.65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251])" office:value-type="float" office:value="1">
            <text:p>1</text:p>
          </table:table-cell>
          <table:table-cell table:formula="of:=YEAR([.C251])" office:value-type="float" office:value="2009">
            <text:p>2009</text:p>
          </table:table-cell>
          <table:table-cell office:value-type="date" office:date-value="2009-01-05">
            <text:p>01/05/09</text:p>
          </table:table-cell>
          <table:table-cell office:value-type="time" office:time-value="PT11H08M38S">
            <text:p>11:08:38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60">
            <text:p>60</text:p>
          </table:table-cell>
          <table:table-cell office:value-type="float" office:value="-2.64">
            <text:p>-2.64</text:p>
          </table:table-cell>
          <table:table-cell office:value-type="float" office:value="57.36">
            <text:p>57.3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252])" office:value-type="float" office:value="1">
            <text:p>1</text:p>
          </table:table-cell>
          <table:table-cell table:formula="of:=YEAR([.C252])" office:value-type="float" office:value="2009">
            <text:p>2009</text:p>
          </table:table-cell>
          <table:table-cell office:value-type="date" office:date-value="2009-01-02">
            <text:p>01/02/09</text:p>
          </table:table-cell>
          <table:table-cell office:value-type="time" office:time-value="PT13H10M10S">
            <text:p>01:10:10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">
            <text:p>3</text:p>
          </table:table-cell>
          <table:table-cell office:value-type="float" office:value="-0.39">
            <text:p>-0.39</text:p>
          </table:table-cell>
          <table:table-cell office:value-type="float" office:value="2.61">
            <text:p>2.6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253])" office:value-type="float" office:value="2">
            <text:p>2</text:p>
          </table:table-cell>
          <table:table-cell table:formula="of:=YEAR([.C253])" office:value-type="float" office:value="2009">
            <text:p>2009</text:p>
          </table:table-cell>
          <table:table-cell office:value-type="date" office:date-value="2009-02-28">
            <text:p>02/28/09</text:p>
          </table:table-cell>
          <table:table-cell office:value-type="time" office:time-value="PT14H16M28S">
            <text:p>02:16:28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254])" office:value-type="float" office:value="2">
            <text:p>2</text:p>
          </table:table-cell>
          <table:table-cell table:formula="of:=YEAR([.C254])" office:value-type="float" office:value="2009">
            <text:p>2009</text:p>
          </table:table-cell>
          <table:table-cell office:value-type="date" office:date-value="2009-02-28">
            <text:p>02/28/09</text:p>
          </table:table-cell>
          <table:table-cell office:value-type="time" office:time-value="PT05H04M52S">
            <text:p>05:04:52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255])" office:value-type="float" office:value="2">
            <text:p>2</text:p>
          </table:table-cell>
          <table:table-cell table:formula="of:=YEAR([.C255])" office:value-type="float" office:value="2009">
            <text:p>2009</text:p>
          </table:table-cell>
          <table:table-cell office:value-type="date" office:date-value="2009-02-27">
            <text:p>02/27/09</text:p>
          </table:table-cell>
          <table:table-cell office:value-type="time" office:time-value="PT20H53M15S">
            <text:p>08:53:15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256])" office:value-type="float" office:value="2">
            <text:p>2</text:p>
          </table:table-cell>
          <table:table-cell table:formula="of:=YEAR([.C256])" office:value-type="float" office:value="2009">
            <text:p>2009</text:p>
          </table:table-cell>
          <table:table-cell office:value-type="date" office:date-value="2009-02-27">
            <text:p>02/27/09</text:p>
          </table:table-cell>
          <table:table-cell office:value-type="time" office:time-value="PT16H41M48S">
            <text:p>04:41:48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0">
            <text:p>300</text:p>
          </table:table-cell>
          <table:table-cell office:value-type="float" office:value="-9">
            <text:p>-9</text:p>
          </table:table-cell>
          <table:table-cell office:value-type="float" office:value="291">
            <text:p>29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257])" office:value-type="float" office:value="2">
            <text:p>2</text:p>
          </table:table-cell>
          <table:table-cell table:formula="of:=YEAR([.C257])" office:value-type="float" office:value="2009">
            <text:p>2009</text:p>
          </table:table-cell>
          <table:table-cell office:value-type="date" office:date-value="2009-02-26">
            <text:p>02/26/09</text:p>
          </table:table-cell>
          <table:table-cell office:value-type="time" office:time-value="PT11H35M55S">
            <text:p>11:35:55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258])" office:value-type="float" office:value="2">
            <text:p>2</text:p>
          </table:table-cell>
          <table:table-cell table:formula="of:=YEAR([.C258])" office:value-type="float" office:value="2009">
            <text:p>2009</text:p>
          </table:table-cell>
          <table:table-cell office:value-type="date" office:date-value="2009-02-24">
            <text:p>02/24/09</text:p>
          </table:table-cell>
          <table:table-cell office:value-type="time" office:time-value="PT17H09M48S">
            <text:p>05:09:48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259])" office:value-type="float" office:value="2">
            <text:p>2</text:p>
          </table:table-cell>
          <table:table-cell table:formula="of:=YEAR([.C259])" office:value-type="float" office:value="2009">
            <text:p>2009</text:p>
          </table:table-cell>
          <table:table-cell office:value-type="date" office:date-value="2009-02-23">
            <text:p>02/23/09</text:p>
          </table:table-cell>
          <table:table-cell office:value-type="time" office:time-value="PT19H41M57S">
            <text:p>07:41:57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260])" office:value-type="float" office:value="2">
            <text:p>2</text:p>
          </table:table-cell>
          <table:table-cell table:formula="of:=YEAR([.C260])" office:value-type="float" office:value="2009">
            <text:p>2009</text:p>
          </table:table-cell>
          <table:table-cell office:value-type="date" office:date-value="2009-02-22">
            <text:p>02/22/09</text:p>
          </table:table-cell>
          <table:table-cell office:value-type="time" office:time-value="PT10H16M29S">
            <text:p>10:16:29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261])" office:value-type="float" office:value="2">
            <text:p>2</text:p>
          </table:table-cell>
          <table:table-cell table:formula="of:=YEAR([.C261])" office:value-type="float" office:value="2009">
            <text:p>2009</text:p>
          </table:table-cell>
          <table:table-cell office:value-type="date" office:date-value="2009-02-20">
            <text:p>02/20/09</text:p>
          </table:table-cell>
          <table:table-cell office:value-type="time" office:time-value="PT15H51M47S">
            <text:p>03:51:47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262])" office:value-type="float" office:value="2">
            <text:p>2</text:p>
          </table:table-cell>
          <table:table-cell table:formula="of:=YEAR([.C262])" office:value-type="float" office:value="2009">
            <text:p>2009</text:p>
          </table:table-cell>
          <table:table-cell office:value-type="date" office:date-value="2009-02-20">
            <text:p>02/20/09</text:p>
          </table:table-cell>
          <table:table-cell office:value-type="time" office:time-value="PT00H43M17S">
            <text:p>12:43:17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263])" office:value-type="float" office:value="2">
            <text:p>2</text:p>
          </table:table-cell>
          <table:table-cell table:formula="of:=YEAR([.C263])" office:value-type="float" office:value="2009">
            <text:p>2009</text:p>
          </table:table-cell>
          <table:table-cell office:value-type="date" office:date-value="2009-02-19">
            <text:p>02/19/09</text:p>
          </table:table-cell>
          <table:table-cell office:value-type="time" office:time-value="PT09H26M43S">
            <text:p>09:26:43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264])" office:value-type="float" office:value="2">
            <text:p>2</text:p>
          </table:table-cell>
          <table:table-cell table:formula="of:=YEAR([.C264])" office:value-type="float" office:value="2009">
            <text:p>2009</text:p>
          </table:table-cell>
          <table:table-cell office:value-type="date" office:date-value="2009-02-18">
            <text:p>02/18/09</text:p>
          </table:table-cell>
          <table:table-cell office:value-type="time" office:time-value="PT19H38M10S">
            <text:p>07:38:10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265])" office:value-type="float" office:value="12">
            <text:p>12</text:p>
          </table:table-cell>
          <table:table-cell table:formula="of:=YEAR([.C265])" office:value-type="float" office:value="2007">
            <text:p>2007</text:p>
          </table:table-cell>
          <table:table-cell office:value-type="date" office:date-value="2007-12-31">
            <text:p>12/31/07</text:p>
          </table:table-cell>
          <table:table-cell office:value-type="time" office:time-value="PT17H58M46S">
            <text:p>05:58:46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01">
            <text:p>0.01</text:p>
          </table:table-cell>
          <table:table-cell office:value-type="float" office:value="-0.01">
            <text:p>-0.0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266])" office:value-type="float" office:value="12">
            <text:p>12</text:p>
          </table:table-cell>
          <table:table-cell table:formula="of:=YEAR([.C266])" office:value-type="float" office:value="2007">
            <text:p>2007</text:p>
          </table:table-cell>
          <table:table-cell office:value-type="date" office:date-value="2007-12-26">
            <text:p>12/26/07</text:p>
          </table:table-cell>
          <table:table-cell office:value-type="time" office:time-value="PT08H14M54S">
            <text:p>08:14:54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267])" office:value-type="float" office:value="12">
            <text:p>12</text:p>
          </table:table-cell>
          <table:table-cell table:formula="of:=YEAR([.C267])" office:value-type="float" office:value="2007">
            <text:p>2007</text:p>
          </table:table-cell>
          <table:table-cell office:value-type="date" office:date-value="2007-12-23">
            <text:p>12/23/07</text:p>
          </table:table-cell>
          <table:table-cell office:value-type="time" office:time-value="PT04H54M45S">
            <text:p>04:54:45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6">
            <text:p>26</text:p>
          </table:table-cell>
          <table:table-cell office:value-type="float" office:value="-1.31">
            <text:p>-1.31</text:p>
          </table:table-cell>
          <table:table-cell office:value-type="float" office:value="24.69">
            <text:p>24.6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268])" office:value-type="float" office:value="12">
            <text:p>12</text:p>
          </table:table-cell>
          <table:table-cell table:formula="of:=YEAR([.C268])" office:value-type="float" office:value="2007">
            <text:p>2007</text:p>
          </table:table-cell>
          <table:table-cell office:value-type="date" office:date-value="2007-12-23">
            <text:p>12/23/07</text:p>
          </table:table-cell>
          <table:table-cell office:value-type="time" office:time-value="PT02H21M49S">
            <text:p>02:21:49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17">
            <text:p>-1.17</text:p>
          </table:table-cell>
          <table:table-cell office:value-type="float" office:value="28.83">
            <text:p>28.8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269])" office:value-type="float" office:value="12">
            <text:p>12</text:p>
          </table:table-cell>
          <table:table-cell table:formula="of:=YEAR([.C269])" office:value-type="float" office:value="2007">
            <text:p>2007</text:p>
          </table:table-cell>
          <table:table-cell office:value-type="date" office:date-value="2007-12-22">
            <text:p>12/22/07</text:p>
          </table:table-cell>
          <table:table-cell office:value-type="time" office:time-value="PT13H19M37S">
            <text:p>01:19:37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4.99">
            <text:p>24.99</text:p>
          </table:table-cell>
          <table:table-cell office:value-type="float" office:value="-1.27">
            <text:p>-1.27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270])" office:value-type="float" office:value="12">
            <text:p>12</text:p>
          </table:table-cell>
          <table:table-cell table:formula="of:=YEAR([.C270])" office:value-type="float" office:value="2007">
            <text:p>2007</text:p>
          </table:table-cell>
          <table:table-cell office:value-type="date" office:date-value="2007-12-19">
            <text:p>12/19/07</text:p>
          </table:table-cell>
          <table:table-cell office:value-type="time" office:time-value="PT09H25M41S">
            <text:p>09:25:41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271])" office:value-type="float" office:value="12">
            <text:p>12</text:p>
          </table:table-cell>
          <table:table-cell table:formula="of:=YEAR([.C271])" office:value-type="float" office:value="2007">
            <text:p>2007</text:p>
          </table:table-cell>
          <table:table-cell office:value-type="date" office:date-value="2007-12-16">
            <text:p>12/16/07</text:p>
          </table:table-cell>
          <table:table-cell office:value-type="time" office:time-value="PT18H13M56S">
            <text:p>06:13:56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0">
            <text:p>250</text:p>
          </table:table-cell>
          <table:table-cell office:value-type="float" office:value="-7.55">
            <text:p>-7.55</text:p>
          </table:table-cell>
          <table:table-cell office:value-type="float" office:value="242.45">
            <text:p>242.4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Sponsor level donation ($250.00 - $999.99)</text:p>
          </table:table-cell>
          <table:table-cell table:number-columns-repeated="16"/>
        </table:table-row>
        <table:table-row table:style-name="ro1">
          <table:table-cell table:formula="of:=MONTH([.C272])" office:value-type="float" office:value="12">
            <text:p>12</text:p>
          </table:table-cell>
          <table:table-cell table:formula="of:=YEAR([.C272])" office:value-type="float" office:value="2007">
            <text:p>2007</text:p>
          </table:table-cell>
          <table:table-cell office:value-type="date" office:date-value="2007-12-16">
            <text:p>12/16/07</text:p>
          </table:table-cell>
          <table:table-cell office:value-type="time" office:time-value="PT15H52M50S">
            <text:p>03:52:50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3.2">
            <text:p>-3.2</text:p>
          </table:table-cell>
          <table:table-cell office:value-type="float" office:value="96.8">
            <text:p>96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273])" office:value-type="float" office:value="12">
            <text:p>12</text:p>
          </table:table-cell>
          <table:table-cell table:formula="of:=YEAR([.C273])" office:value-type="float" office:value="2007">
            <text:p>2007</text:p>
          </table:table-cell>
          <table:table-cell office:value-type="date" office:date-value="2007-12-12">
            <text:p>12/12/07</text:p>
          </table:table-cell>
          <table:table-cell office:value-type="time" office:time-value="PT03H47M26S">
            <text:p>03:47:26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">
            <text:p>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274])" office:value-type="float" office:value="12">
            <text:p>12</text:p>
          </table:table-cell>
          <table:table-cell table:formula="of:=YEAR([.C274])" office:value-type="float" office:value="2007">
            <text:p>2007</text:p>
          </table:table-cell>
          <table:table-cell office:value-type="date" office:date-value="2007-12-10">
            <text:p>12/10/07</text:p>
          </table:table-cell>
          <table:table-cell office:value-type="time" office:time-value="PT09H50M28S">
            <text:p>09:50:28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0.88">
            <text:p>-0.88</text:p>
          </table:table-cell>
          <table:table-cell office:value-type="float" office:value="19.12">
            <text:p>19.1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275])" office:value-type="float" office:value="12">
            <text:p>12</text:p>
          </table:table-cell>
          <table:table-cell table:formula="of:=YEAR([.C275])" office:value-type="float" office:value="2007">
            <text:p>2007</text:p>
          </table:table-cell>
          <table:table-cell office:value-type="date" office:date-value="2007-12-07">
            <text:p>12/07/07</text:p>
          </table:table-cell>
          <table:table-cell office:value-type="time" office:time-value="PT08H10M20S">
            <text:p>08:10:20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276])" office:value-type="float" office:value="12">
            <text:p>12</text:p>
          </table:table-cell>
          <table:table-cell table:formula="of:=YEAR([.C276])" office:value-type="float" office:value="2007">
            <text:p>2007</text:p>
          </table:table-cell>
          <table:table-cell office:value-type="date" office:date-value="2007-12-03">
            <text:p>12/03/07</text:p>
          </table:table-cell>
          <table:table-cell office:value-type="time" office:time-value="PT18H19M14S">
            <text:p>06:19:14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0">
            <text:p>300</text:p>
          </table:table-cell>
          <table:table-cell office:value-type="float" office:value="-12">
            <text:p>-12</text:p>
          </table:table-cell>
          <table:table-cell office:value-type="float" office:value="288">
            <text:p>28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Sponsor level donation ($250.00 - $999.99)</text:p>
          </table:table-cell>
          <table:table-cell table:number-columns-repeated="16"/>
        </table:table-row>
        <table:table-row table:style-name="ro1">
          <table:table-cell table:formula="of:=MONTH([.C277])" office:value-type="float" office:value="11">
            <text:p>11</text:p>
          </table:table-cell>
          <table:table-cell table:formula="of:=YEAR([.C277])" office:value-type="float" office:value="2007">
            <text:p>2007</text:p>
          </table:table-cell>
          <table:table-cell office:value-type="date" office:date-value="2007-11-18">
            <text:p>11/18/07</text:p>
          </table:table-cell>
          <table:table-cell office:value-type="time" office:time-value="PT17H47M49S">
            <text:p>05:47:49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278])" office:value-type="float" office:value="11">
            <text:p>11</text:p>
          </table:table-cell>
          <table:table-cell table:formula="of:=YEAR([.C278])" office:value-type="float" office:value="2007">
            <text:p>2007</text:p>
          </table:table-cell>
          <table:table-cell office:value-type="date" office:date-value="2007-11-16">
            <text:p>11/16/07</text:p>
          </table:table-cell>
          <table:table-cell office:value-type="time" office:time-value="PT10H00M00S">
            <text:p>10:00:00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279])" office:value-type="float" office:value="11">
            <text:p>11</text:p>
          </table:table-cell>
          <table:table-cell table:formula="of:=YEAR([.C279])" office:value-type="float" office:value="2007">
            <text:p>2007</text:p>
          </table:table-cell>
          <table:table-cell office:value-type="date" office:date-value="2007-11-14">
            <text:p>11/14/07</text:p>
          </table:table-cell>
          <table:table-cell office:value-type="time" office:time-value="PT14H13M13S">
            <text:p>02:13:13 P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280])" office:value-type="float" office:value="11">
            <text:p>11</text:p>
          </table:table-cell>
          <table:table-cell table:formula="of:=YEAR([.C280])" office:value-type="float" office:value="2007">
            <text:p>2007</text:p>
          </table:table-cell>
          <table:table-cell office:value-type="date" office:date-value="2007-11-05">
            <text:p>11/05/07</text:p>
          </table:table-cell>
          <table:table-cell office:value-type="time" office:time-value="PT11H45M04S">
            <text:p>11:45:04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281])" office:value-type="float" office:value="10">
            <text:p>10</text:p>
          </table:table-cell>
          <table:table-cell table:formula="of:=YEAR([.C281])" office:value-type="float" office:value="2007">
            <text:p>2007</text:p>
          </table:table-cell>
          <table:table-cell office:value-type="date" office:date-value="2007-10-31">
            <text:p>10/31/07</text:p>
          </table:table-cell>
          <table:table-cell office:value-type="time" office:time-value="PT17H59M34S">
            <text:p>05:59:3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0">
            <text:p>40</text:p>
          </table:table-cell>
          <table:table-cell office:value-type="float" office:value="-1.46">
            <text:p>-1.46</text:p>
          </table:table-cell>
          <table:table-cell office:value-type="float" office:value="38.54">
            <text:p>38.5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282])" office:value-type="float" office:value="10">
            <text:p>10</text:p>
          </table:table-cell>
          <table:table-cell table:formula="of:=YEAR([.C282])" office:value-type="float" office:value="2007">
            <text:p>2007</text:p>
          </table:table-cell>
          <table:table-cell office:value-type="date" office:date-value="2007-10-31">
            <text:p>10/31/07</text:p>
          </table:table-cell>
          <table:table-cell office:value-type="time" office:time-value="PT08H59M48S">
            <text:p>08:59:48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283])" office:value-type="float" office:value="10">
            <text:p>10</text:p>
          </table:table-cell>
          <table:table-cell table:formula="of:=YEAR([.C283])" office:value-type="float" office:value="2007">
            <text:p>2007</text:p>
          </table:table-cell>
          <table:table-cell office:value-type="date" office:date-value="2007-10-22">
            <text:p>10/22/07</text:p>
          </table:table-cell>
          <table:table-cell office:value-type="time" office:time-value="PT12H29M51S">
            <text:p>12:29:51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  <table:table-cell office:value-type="float" office:value="3.8">
            <text:p>3.8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284])" office:value-type="float" office:value="10">
            <text:p>10</text:p>
          </table:table-cell>
          <table:table-cell table:formula="of:=YEAR([.C284])" office:value-type="float" office:value="2007">
            <text:p>2007</text:p>
          </table:table-cell>
          <table:table-cell office:value-type="date" office:date-value="2007-10-16">
            <text:p>10/16/07</text:p>
          </table:table-cell>
          <table:table-cell office:value-type="time" office:time-value="PT12H24M44S">
            <text:p>12:24:4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9.99">
            <text:p>49.99</text:p>
          </table:table-cell>
          <table:table-cell office:value-type="float" office:value="-1.75">
            <text:p>-1.75</text:p>
          </table:table-cell>
          <table:table-cell office:value-type="float" office:value="48.24">
            <text:p>48.2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285])" office:value-type="float" office:value="10">
            <text:p>10</text:p>
          </table:table-cell>
          <table:table-cell table:formula="of:=YEAR([.C285])" office:value-type="float" office:value="2007">
            <text:p>2007</text:p>
          </table:table-cell>
          <table:table-cell office:value-type="date" office:date-value="2007-10-09">
            <text:p>10/09/07</text:p>
          </table:table-cell>
          <table:table-cell office:value-type="time" office:time-value="PT04H40M33S">
            <text:p>04:40:3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286])" office:value-type="float" office:value="10">
            <text:p>10</text:p>
          </table:table-cell>
          <table:table-cell table:formula="of:=YEAR([.C286])" office:value-type="float" office:value="2007">
            <text:p>2007</text:p>
          </table:table-cell>
          <table:table-cell office:value-type="date" office:date-value="2007-10-04">
            <text:p>10/04/07</text:p>
          </table:table-cell>
          <table:table-cell office:value-type="time" office:time-value="PT13H12M47S">
            <text:p>01:12:47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65">
            <text:p>65</text:p>
          </table:table-cell>
          <table:table-cell office:value-type="float" office:value="-2.84">
            <text:p>-2.84</text:p>
          </table:table-cell>
          <table:table-cell office:value-type="float" office:value="62.16">
            <text:p>62.1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287])" office:value-type="float" office:value="10">
            <text:p>10</text:p>
          </table:table-cell>
          <table:table-cell table:formula="of:=YEAR([.C287])" office:value-type="float" office:value="2007">
            <text:p>2007</text:p>
          </table:table-cell>
          <table:table-cell office:value-type="date" office:date-value="2007-10-02">
            <text:p>10/02/07</text:p>
          </table:table-cell>
          <table:table-cell office:value-type="time" office:time-value="PT08H26M29S">
            <text:p>08:26:29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288])" office:value-type="float" office:value="10">
            <text:p>10</text:p>
          </table:table-cell>
          <table:table-cell table:formula="of:=YEAR([.C288])" office:value-type="float" office:value="2007">
            <text:p>2007</text:p>
          </table:table-cell>
          <table:table-cell office:value-type="date" office:date-value="2007-10-02">
            <text:p>10/02/07</text:p>
          </table:table-cell>
          <table:table-cell office:value-type="time" office:time-value="PT08H26M20S">
            <text:p>08:26:20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289])" office:value-type="float" office:value="9">
            <text:p>9</text:p>
          </table:table-cell>
          <table:table-cell table:formula="of:=YEAR([.C289])" office:value-type="float" office:value="2007">
            <text:p>2007</text:p>
          </table:table-cell>
          <table:table-cell office:value-type="date" office:date-value="2007-09-23">
            <text:p>09/23/07</text:p>
          </table:table-cell>
          <table:table-cell office:value-type="time" office:time-value="PT19H43M09S">
            <text:p>07:43:09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NZD</text:p>
          </table:table-cell>
          <table:table-cell office:value-type="float" office:value="1000">
            <text:p>1000</text:p>
          </table:table-cell>
          <table:table-cell office:value-type="float" office:value="-39.45">
            <text:p>-39.45</text:p>
          </table:table-cell>
          <table:table-cell office:value-type="float" office:value="960.55">
            <text:p>960.55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290])" office:value-type="float" office:value="9">
            <text:p>9</text:p>
          </table:table-cell>
          <table:table-cell table:formula="of:=YEAR([.C290])" office:value-type="float" office:value="2007">
            <text:p>2007</text:p>
          </table:table-cell>
          <table:table-cell office:value-type="date" office:date-value="2007-09-20">
            <text:p>09/20/07</text:p>
          </table:table-cell>
          <table:table-cell office:value-type="time" office:time-value="PT05H11M41S">
            <text:p>05:11:4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8">
            <text:p>38</text:p>
          </table:table-cell>
          <table:table-cell office:value-type="float" office:value="-1.78">
            <text:p>-1.78</text:p>
          </table:table-cell>
          <table:table-cell office:value-type="float" office:value="36.22">
            <text:p>36.2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291])" office:value-type="float" office:value="9">
            <text:p>9</text:p>
          </table:table-cell>
          <table:table-cell table:formula="of:=YEAR([.C291])" office:value-type="float" office:value="2007">
            <text:p>2007</text:p>
          </table:table-cell>
          <table:table-cell office:value-type="date" office:date-value="2007-09-17">
            <text:p>09/17/07</text:p>
          </table:table-cell>
          <table:table-cell office:value-type="time" office:time-value="PT07H33M53S">
            <text:p>07:33:53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  <table:table-cell office:value-type="float" office:value="4.6">
            <text:p>4.6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292])" office:value-type="float" office:value="9">
            <text:p>9</text:p>
          </table:table-cell>
          <table:table-cell table:formula="of:=YEAR([.C292])" office:value-type="float" office:value="2007">
            <text:p>2007</text:p>
          </table:table-cell>
          <table:table-cell office:value-type="date" office:date-value="2007-09-15">
            <text:p>09/15/07</text:p>
          </table:table-cell>
          <table:table-cell office:value-type="time" office:time-value="PT19H40M56S">
            <text:p>07:40:5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9">
            <text:p>49</text:p>
          </table:table-cell>
          <table:table-cell office:value-type="float" office:value="-2.21">
            <text:p>-2.21</text:p>
          </table:table-cell>
          <table:table-cell office:value-type="float" office:value="46.79">
            <text:p>46.7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293])" office:value-type="float" office:value="9">
            <text:p>9</text:p>
          </table:table-cell>
          <table:table-cell table:formula="of:=YEAR([.C293])" office:value-type="float" office:value="2007">
            <text:p>2007</text:p>
          </table:table-cell>
          <table:table-cell office:value-type="date" office:date-value="2007-09-15">
            <text:p>09/15/07</text:p>
          </table:table-cell>
          <table:table-cell office:value-type="time" office:time-value="PT04H40M43S">
            <text:p>04:40:4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49.99">
            <text:p>249.99</text:p>
          </table:table-cell>
          <table:table-cell office:value-type="float" office:value="-10.05">
            <text:p>-10.05</text:p>
          </table:table-cell>
          <table:table-cell office:value-type="float" office:value="239.94">
            <text:p>239.9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294])" office:value-type="float" office:value="9">
            <text:p>9</text:p>
          </table:table-cell>
          <table:table-cell table:formula="of:=YEAR([.C294])" office:value-type="float" office:value="2007">
            <text:p>2007</text:p>
          </table:table-cell>
          <table:table-cell office:value-type="date" office:date-value="2007-09-12">
            <text:p>09/12/07</text:p>
          </table:table-cell>
          <table:table-cell office:value-type="time" office:time-value="PT08H58M29S">
            <text:p>08:58:29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295])" office:value-type="float" office:value="9">
            <text:p>9</text:p>
          </table:table-cell>
          <table:table-cell table:formula="of:=YEAR([.C295])" office:value-type="float" office:value="2007">
            <text:p>2007</text:p>
          </table:table-cell>
          <table:table-cell office:value-type="date" office:date-value="2007-09-10">
            <text:p>09/10/07</text:p>
          </table:table-cell>
          <table:table-cell office:value-type="time" office:time-value="PT14H12M16S">
            <text:p>02:12:1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296])" office:value-type="float" office:value="9">
            <text:p>9</text:p>
          </table:table-cell>
          <table:table-cell table:formula="of:=YEAR([.C296])" office:value-type="float" office:value="2007">
            <text:p>2007</text:p>
          </table:table-cell>
          <table:table-cell office:value-type="date" office:date-value="2007-09-08">
            <text:p>09/08/07</text:p>
          </table:table-cell>
          <table:table-cell office:value-type="time" office:time-value="PT04H41M38S">
            <text:p>04:41:3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">
            <text:p>3</text:p>
          </table:table-cell>
          <table:table-cell office:value-type="float" office:value="-0.42">
            <text:p>-0.42</text:p>
          </table:table-cell>
          <table:table-cell office:value-type="float" office:value="2.58">
            <text:p>2.5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297])" office:value-type="float" office:value="9">
            <text:p>9</text:p>
          </table:table-cell>
          <table:table-cell table:formula="of:=YEAR([.C297])" office:value-type="float" office:value="2007">
            <text:p>2007</text:p>
          </table:table-cell>
          <table:table-cell office:value-type="date" office:date-value="2007-09-05">
            <text:p>09/05/07</text:p>
          </table:table-cell>
          <table:table-cell office:value-type="time" office:time-value="PT10H31M20S">
            <text:p>10:31:20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298])" office:value-type="float" office:value="8">
            <text:p>8</text:p>
          </table:table-cell>
          <table:table-cell table:formula="of:=YEAR([.C298])" office:value-type="float" office:value="2007">
            <text:p>2007</text:p>
          </table:table-cell>
          <table:table-cell office:value-type="date" office:date-value="2007-08-31">
            <text:p>08/31/07</text:p>
          </table:table-cell>
          <table:table-cell office:value-type="time" office:time-value="PT08H52M46S">
            <text:p>08:52:46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299])" office:value-type="float" office:value="8">
            <text:p>8</text:p>
          </table:table-cell>
          <table:table-cell table:formula="of:=YEAR([.C299])" office:value-type="float" office:value="2007">
            <text:p>2007</text:p>
          </table:table-cell>
          <table:table-cell office:value-type="date" office:date-value="2007-08-29">
            <text:p>08/29/07</text:p>
          </table:table-cell>
          <table:table-cell office:value-type="time" office:time-value="PT05H58M39S">
            <text:p>05:58:3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lear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300])" office:value-type="float" office:value="8">
            <text:p>8</text:p>
          </table:table-cell>
          <table:table-cell table:formula="of:=YEAR([.C300])" office:value-type="float" office:value="2007">
            <text:p>2007</text:p>
          </table:table-cell>
          <table:table-cell office:value-type="date" office:date-value="2007-08-25">
            <text:p>08/25/07</text:p>
          </table:table-cell>
          <table:table-cell office:value-type="time" office:time-value="PT10H24M45S">
            <text:p>10:24:4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301])" office:value-type="float" office:value="8">
            <text:p>8</text:p>
          </table:table-cell>
          <table:table-cell table:formula="of:=YEAR([.C301])" office:value-type="float" office:value="2007">
            <text:p>2007</text:p>
          </table:table-cell>
          <table:table-cell office:value-type="date" office:date-value="2007-08-07">
            <text:p>08/07/07</text:p>
          </table:table-cell>
          <table:table-cell office:value-type="time" office:time-value="PT09H58M36S">
            <text:p>09:58:36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302])" office:value-type="float" office:value="8">
            <text:p>8</text:p>
          </table:table-cell>
          <table:table-cell table:formula="of:=YEAR([.C302])" office:value-type="float" office:value="2007">
            <text:p>2007</text:p>
          </table:table-cell>
          <table:table-cell office:value-type="date" office:date-value="2007-08-07">
            <text:p>08/07/07</text:p>
          </table:table-cell>
          <table:table-cell office:value-type="time" office:time-value="PT09H58M33S">
            <text:p>09:58:33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303])" office:value-type="float" office:value="8">
            <text:p>8</text:p>
          </table:table-cell>
          <table:table-cell table:formula="of:=YEAR([.C303])" office:value-type="float" office:value="2007">
            <text:p>2007</text:p>
          </table:table-cell>
          <table:table-cell office:value-type="date" office:date-value="2007-08-04">
            <text:p>08/04/07</text:p>
          </table:table-cell>
          <table:table-cell office:value-type="time" office:time-value="PT14H22M00S">
            <text:p>02:22:0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304])" office:value-type="float" office:value="8">
            <text:p>8</text:p>
          </table:table-cell>
          <table:table-cell table:formula="of:=YEAR([.C304])" office:value-type="float" office:value="2007">
            <text:p>2007</text:p>
          </table:table-cell>
          <table:table-cell office:value-type="date" office:date-value="2007-08-03">
            <text:p>08/03/07</text:p>
          </table:table-cell>
          <table:table-cell office:value-type="time" office:time-value="PT12H41M53S">
            <text:p>12:41:5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60">
            <text:p>60</text:p>
          </table:table-cell>
          <table:table-cell office:value-type="float" office:value="-2.64">
            <text:p>-2.64</text:p>
          </table:table-cell>
          <table:table-cell office:value-type="float" office:value="57.36">
            <text:p>57.3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305])" office:value-type="float" office:value="7">
            <text:p>7</text:p>
          </table:table-cell>
          <table:table-cell table:formula="of:=YEAR([.C305])" office:value-type="float" office:value="2007">
            <text:p>2007</text:p>
          </table:table-cell>
          <table:table-cell office:value-type="date" office:date-value="2007-07-31">
            <text:p>07/31/07</text:p>
          </table:table-cell>
          <table:table-cell office:value-type="time" office:time-value="PT04H12M13S">
            <text:p>04:12:1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306])" office:value-type="float" office:value="7">
            <text:p>7</text:p>
          </table:table-cell>
          <table:table-cell table:formula="of:=YEAR([.C306])" office:value-type="float" office:value="2007">
            <text:p>2007</text:p>
          </table:table-cell>
          <table:table-cell office:value-type="date" office:date-value="2007-07-29">
            <text:p>07/29/07</text:p>
          </table:table-cell>
          <table:table-cell office:value-type="time" office:time-value="PT09H19M52S">
            <text:p>09:19:5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307])" office:value-type="float" office:value="7">
            <text:p>7</text:p>
          </table:table-cell>
          <table:table-cell table:formula="of:=YEAR([.C307])" office:value-type="float" office:value="2007">
            <text:p>2007</text:p>
          </table:table-cell>
          <table:table-cell office:value-type="date" office:date-value="2007-07-25">
            <text:p>07/25/07</text:p>
          </table:table-cell>
          <table:table-cell office:value-type="time" office:time-value="PT14H55M16S">
            <text:p>02:55:16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308])" office:value-type="float" office:value="7">
            <text:p>7</text:p>
          </table:table-cell>
          <table:table-cell table:formula="of:=YEAR([.C308])" office:value-type="float" office:value="2007">
            <text:p>2007</text:p>
          </table:table-cell>
          <table:table-cell office:value-type="date" office:date-value="2007-07-23">
            <text:p>07/23/07</text:p>
          </table:table-cell>
          <table:table-cell office:value-type="time" office:time-value="PT10H16M26S">
            <text:p>10:16:26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309])" office:value-type="float" office:value="7">
            <text:p>7</text:p>
          </table:table-cell>
          <table:table-cell table:formula="of:=YEAR([.C309])" office:value-type="float" office:value="2007">
            <text:p>2007</text:p>
          </table:table-cell>
          <table:table-cell office:value-type="date" office:date-value="2007-07-22">
            <text:p>07/22/07</text:p>
          </table:table-cell>
          <table:table-cell office:value-type="time" office:time-value="PT07H24M17S">
            <text:p>07:24:1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310])" office:value-type="float" office:value="7">
            <text:p>7</text:p>
          </table:table-cell>
          <table:table-cell table:formula="of:=YEAR([.C310])" office:value-type="float" office:value="2007">
            <text:p>2007</text:p>
          </table:table-cell>
          <table:table-cell office:value-type="date" office:date-value="2007-07-16">
            <text:p>07/16/07</text:p>
          </table:table-cell>
          <table:table-cell office:value-type="time" office:time-value="PT07H57M00S">
            <text:p>07:57:00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311])" office:value-type="float" office:value="7">
            <text:p>7</text:p>
          </table:table-cell>
          <table:table-cell table:formula="of:=YEAR([.C311])" office:value-type="float" office:value="2007">
            <text:p>2007</text:p>
          </table:table-cell>
          <table:table-cell office:value-type="date" office:date-value="2007-07-04">
            <text:p>07/04/07</text:p>
          </table:table-cell>
          <table:table-cell office:value-type="time" office:time-value="PT09H02M54S">
            <text:p>09:02:5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1.08">
            <text:p>-1.08</text:p>
          </table:table-cell>
          <table:table-cell office:value-type="float" office:value="18.92">
            <text:p>18.9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312])" office:value-type="float" office:value="7">
            <text:p>7</text:p>
          </table:table-cell>
          <table:table-cell table:formula="of:=YEAR([.C312])" office:value-type="float" office:value="2007">
            <text:p>2007</text:p>
          </table:table-cell>
          <table:table-cell office:value-type="date" office:date-value="2007-07-03">
            <text:p>07/03/07</text:p>
          </table:table-cell>
          <table:table-cell office:value-type="time" office:time-value="PT23H38M11S">
            <text:p>11:38:1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313])" office:value-type="float" office:value="7">
            <text:p>7</text:p>
          </table:table-cell>
          <table:table-cell table:formula="of:=YEAR([.C313])" office:value-type="float" office:value="2007">
            <text:p>2007</text:p>
          </table:table-cell>
          <table:table-cell office:value-type="date" office:date-value="2007-07-02">
            <text:p>07/02/07</text:p>
          </table:table-cell>
          <table:table-cell office:value-type="time" office:time-value="PT09H51M37S">
            <text:p>09:51:3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314])" office:value-type="float" office:value="6">
            <text:p>6</text:p>
          </table:table-cell>
          <table:table-cell table:formula="of:=YEAR([.C314])" office:value-type="float" office:value="2007">
            <text:p>2007</text:p>
          </table:table-cell>
          <table:table-cell office:value-type="date" office:date-value="2007-06-27">
            <text:p>06/27/07</text:p>
          </table:table-cell>
          <table:table-cell office:value-type="time" office:time-value="PT11H08M46S">
            <text:p>11:08:4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">
            <text:p>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315])" office:value-type="float" office:value="6">
            <text:p>6</text:p>
          </table:table-cell>
          <table:table-cell table:formula="of:=YEAR([.C315])" office:value-type="float" office:value="2007">
            <text:p>2007</text:p>
          </table:table-cell>
          <table:table-cell office:value-type="date" office:date-value="2007-06-21">
            <text:p>06/21/07</text:p>
          </table:table-cell>
          <table:table-cell office:value-type="time" office:time-value="PT07H49M39S">
            <text:p>07:49:39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1.62">
            <text:p>11.62</text:p>
          </table:table-cell>
          <table:table-cell office:value-type="float" office:value="0">
            <text:p>0</text:p>
          </table:table-cell>
          <table:table-cell office:value-type="float" office:value="11.62">
            <text:p>11.62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316])" office:value-type="float" office:value="6">
            <text:p>6</text:p>
          </table:table-cell>
          <table:table-cell table:formula="of:=YEAR([.C316])" office:value-type="float" office:value="2007">
            <text:p>2007</text:p>
          </table:table-cell>
          <table:table-cell office:value-type="date" office:date-value="2007-06-09">
            <text:p>06/09/07</text:p>
          </table:table-cell>
          <table:table-cell office:value-type="time" office:time-value="PT13H54M04S">
            <text:p>01:54:0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317])" office:value-type="float" office:value="6">
            <text:p>6</text:p>
          </table:table-cell>
          <table:table-cell table:formula="of:=YEAR([.C317])" office:value-type="float" office:value="2007">
            <text:p>2007</text:p>
          </table:table-cell>
          <table:table-cell office:value-type="date" office:date-value="2007-06-04">
            <text:p>06/04/07</text:p>
          </table:table-cell>
          <table:table-cell office:value-type="time" office:time-value="PT11H36M22S">
            <text:p>11:36:2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5">
            <text:p>15</text:p>
          </table:table-cell>
          <table:table-cell office:value-type="float" office:value="-0.89">
            <text:p>-0.89</text:p>
          </table:table-cell>
          <table:table-cell office:value-type="float" office:value="14.11">
            <text:p>14.1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318])" office:value-type="float" office:value="6">
            <text:p>6</text:p>
          </table:table-cell>
          <table:table-cell table:formula="of:=YEAR([.C318])" office:value-type="float" office:value="2007">
            <text:p>2007</text:p>
          </table:table-cell>
          <table:table-cell office:value-type="date" office:date-value="2007-06-01">
            <text:p>06/01/07</text:p>
          </table:table-cell>
          <table:table-cell office:value-type="time" office:time-value="PT08H43M16S">
            <text:p>08:43:16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.7">
            <text:p>2.7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319])" office:value-type="float" office:value="5">
            <text:p>5</text:p>
          </table:table-cell>
          <table:table-cell table:formula="of:=YEAR([.C319])" office:value-type="float" office:value="2007">
            <text:p>2007</text:p>
          </table:table-cell>
          <table:table-cell office:value-type="date" office:date-value="2007-05-27">
            <text:p>05/27/07</text:p>
          </table:table-cell>
          <table:table-cell office:value-type="time" office:time-value="PT08H41M29S">
            <text:p>08:41:2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1.08">
            <text:p>-1.08</text:p>
          </table:table-cell>
          <table:table-cell office:value-type="float" office:value="18.92">
            <text:p>18.9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320])" office:value-type="float" office:value="5">
            <text:p>5</text:p>
          </table:table-cell>
          <table:table-cell table:formula="of:=YEAR([.C320])" office:value-type="float" office:value="2007">
            <text:p>2007</text:p>
          </table:table-cell>
          <table:table-cell office:value-type="date" office:date-value="2007-05-27">
            <text:p>05/27/07</text:p>
          </table:table-cell>
          <table:table-cell office:value-type="time" office:time-value="PT04H05M11S">
            <text:p>04:05:1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4.99">
            <text:p>24.99</text:p>
          </table:table-cell>
          <table:table-cell office:value-type="float" office:value="-1.27">
            <text:p>-1.27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321])" office:value-type="float" office:value="5">
            <text:p>5</text:p>
          </table:table-cell>
          <table:table-cell table:formula="of:=YEAR([.C321])" office:value-type="float" office:value="2007">
            <text:p>2007</text:p>
          </table:table-cell>
          <table:table-cell office:value-type="date" office:date-value="2007-05-26">
            <text:p>05/26/07</text:p>
          </table:table-cell>
          <table:table-cell office:value-type="time" office:time-value="PT20H51M52S">
            <text:p>08:51:5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5">
            <text:p>15</text:p>
          </table:table-cell>
          <table:table-cell office:value-type="float" office:value="-0.74">
            <text:p>-0.74</text:p>
          </table:table-cell>
          <table:table-cell office:value-type="float" office:value="14.26">
            <text:p>14.2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322])" office:value-type="float" office:value="5">
            <text:p>5</text:p>
          </table:table-cell>
          <table:table-cell table:formula="of:=YEAR([.C322])" office:value-type="float" office:value="2007">
            <text:p>2007</text:p>
          </table:table-cell>
          <table:table-cell office:value-type="date" office:date-value="2007-05-24">
            <text:p>05/24/07</text:p>
          </table:table-cell>
          <table:table-cell office:value-type="time" office:time-value="PT10H42M04S">
            <text:p>10:42:04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.32">
            <text:p>2.32</text:p>
          </table:table-cell>
          <table:table-cell office:value-type="float" office:value="0">
            <text:p>0</text:p>
          </table:table-cell>
          <table:table-cell office:value-type="float" office:value="2.32">
            <text:p>2.32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323])" office:value-type="float" office:value="5">
            <text:p>5</text:p>
          </table:table-cell>
          <table:table-cell table:formula="of:=YEAR([.C323])" office:value-type="float" office:value="2007">
            <text:p>2007</text:p>
          </table:table-cell>
          <table:table-cell office:value-type="date" office:date-value="2007-05-21">
            <text:p>05/21/07</text:p>
          </table:table-cell>
          <table:table-cell office:value-type="time" office:time-value="PT08H06M43S">
            <text:p>08:06:43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324])" office:value-type="float" office:value="5">
            <text:p>5</text:p>
          </table:table-cell>
          <table:table-cell table:formula="of:=YEAR([.C324])" office:value-type="float" office:value="2007">
            <text:p>2007</text:p>
          </table:table-cell>
          <table:table-cell office:value-type="date" office:date-value="2007-05-18">
            <text:p>05/18/07</text:p>
          </table:table-cell>
          <table:table-cell office:value-type="time" office:time-value="PT07H59M26S">
            <text:p>07:59:26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  <table:table-cell office:value-type="float" office:value="5.7">
            <text:p>5.7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325])" office:value-type="float" office:value="5">
            <text:p>5</text:p>
          </table:table-cell>
          <table:table-cell table:formula="of:=YEAR([.C325])" office:value-type="float" office:value="2007">
            <text:p>2007</text:p>
          </table:table-cell>
          <table:table-cell office:value-type="date" office:date-value="2007-05-14">
            <text:p>05/14/07</text:p>
          </table:table-cell>
          <table:table-cell office:value-type="time" office:time-value="PT05H09M49S">
            <text:p>05:09:4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4">
            <text:p>24</text:p>
          </table:table-cell>
          <table:table-cell office:value-type="float" office:value="-1.24">
            <text:p>-1.24</text:p>
          </table:table-cell>
          <table:table-cell office:value-type="float" office:value="22.76">
            <text:p>22.7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326])" office:value-type="float" office:value="5">
            <text:p>5</text:p>
          </table:table-cell>
          <table:table-cell table:formula="of:=YEAR([.C326])" office:value-type="float" office:value="2007">
            <text:p>2007</text:p>
          </table:table-cell>
          <table:table-cell office:value-type="date" office:date-value="2007-05-13">
            <text:p>05/13/07</text:p>
          </table:table-cell>
          <table:table-cell office:value-type="time" office:time-value="PT14H25M23S">
            <text:p>02:25:2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327])" office:value-type="float" office:value="5">
            <text:p>5</text:p>
          </table:table-cell>
          <table:table-cell table:formula="of:=YEAR([.C327])" office:value-type="float" office:value="2007">
            <text:p>2007</text:p>
          </table:table-cell>
          <table:table-cell office:value-type="date" office:date-value="2007-05-11">
            <text:p>05/11/07</text:p>
          </table:table-cell>
          <table:table-cell office:value-type="time" office:time-value="PT09H25M29S">
            <text:p>09:25:2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6">
            <text:p>26</text:p>
          </table:table-cell>
          <table:table-cell office:value-type="float" office:value="-1.31">
            <text:p>-1.31</text:p>
          </table:table-cell>
          <table:table-cell office:value-type="float" office:value="24.69">
            <text:p>24.6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328])" office:value-type="float" office:value="5">
            <text:p>5</text:p>
          </table:table-cell>
          <table:table-cell table:formula="of:=YEAR([.C328])" office:value-type="float" office:value="2007">
            <text:p>2007</text:p>
          </table:table-cell>
          <table:table-cell office:value-type="date" office:date-value="2007-05-08">
            <text:p>05/08/07</text:p>
          </table:table-cell>
          <table:table-cell office:value-type="time" office:time-value="PT12H31M17S">
            <text:p>12:31:17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329])" office:value-type="float" office:value="5">
            <text:p>5</text:p>
          </table:table-cell>
          <table:table-cell table:formula="of:=YEAR([.C329])" office:value-type="float" office:value="2007">
            <text:p>2007</text:p>
          </table:table-cell>
          <table:table-cell office:value-type="date" office:date-value="2007-05-04">
            <text:p>05/04/07</text:p>
          </table:table-cell>
          <table:table-cell office:value-type="time" office:time-value="PT15H50M42S">
            <text:p>03:50:4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330])" office:value-type="float" office:value="5">
            <text:p>5</text:p>
          </table:table-cell>
          <table:table-cell table:formula="of:=YEAR([.C330])" office:value-type="float" office:value="2007">
            <text:p>2007</text:p>
          </table:table-cell>
          <table:table-cell office:value-type="date" office:date-value="2007-05-02">
            <text:p>05/02/07</text:p>
          </table:table-cell>
          <table:table-cell office:value-type="time" office:time-value="PT08H03M37S">
            <text:p>08:03:37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  <table:table-cell office:value-type="float" office:value="5.7">
            <text:p>5.7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331])" office:value-type="float" office:value="4">
            <text:p>4</text:p>
          </table:table-cell>
          <table:table-cell table:formula="of:=YEAR([.C331])" office:value-type="float" office:value="2007">
            <text:p>2007</text:p>
          </table:table-cell>
          <table:table-cell office:value-type="date" office:date-value="2007-04-27">
            <text:p>04/27/07</text:p>
          </table:table-cell>
          <table:table-cell office:value-type="time" office:time-value="PT14H57M47S">
            <text:p>02:57:47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0">
            <text:p>40</text:p>
          </table:table-cell>
          <table:table-cell office:value-type="float" office:value="-1.86">
            <text:p>-1.86</text:p>
          </table:table-cell>
          <table:table-cell office:value-type="float" office:value="38.14">
            <text:p>38.1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332])" office:value-type="float" office:value="4">
            <text:p>4</text:p>
          </table:table-cell>
          <table:table-cell table:formula="of:=YEAR([.C332])" office:value-type="float" office:value="2007">
            <text:p>2007</text:p>
          </table:table-cell>
          <table:table-cell office:value-type="date" office:date-value="2007-04-21">
            <text:p>04/21/07</text:p>
          </table:table-cell>
          <table:table-cell office:value-type="time" office:time-value="PT15H27M51S">
            <text:p>03:27:5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5">
            <text:p>75</text:p>
          </table:table-cell>
          <table:table-cell office:value-type="float" office:value="-2.48">
            <text:p>-2.48</text:p>
          </table:table-cell>
          <table:table-cell office:value-type="float" office:value="72.52">
            <text:p>72.5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333])" office:value-type="float" office:value="4">
            <text:p>4</text:p>
          </table:table-cell>
          <table:table-cell table:formula="of:=YEAR([.C333])" office:value-type="float" office:value="2007">
            <text:p>2007</text:p>
          </table:table-cell>
          <table:table-cell office:value-type="date" office:date-value="2007-04-21">
            <text:p>04/21/07</text:p>
          </table:table-cell>
          <table:table-cell office:value-type="time" office:time-value="PT13H03M40S">
            <text:p>01:03:4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1.08">
            <text:p>-1.08</text:p>
          </table:table-cell>
          <table:table-cell office:value-type="float" office:value="18.92">
            <text:p>18.9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334])" office:value-type="float" office:value="4">
            <text:p>4</text:p>
          </table:table-cell>
          <table:table-cell table:formula="of:=YEAR([.C334])" office:value-type="float" office:value="2007">
            <text:p>2007</text:p>
          </table:table-cell>
          <table:table-cell office:value-type="date" office:date-value="2007-04-09">
            <text:p>04/09/07</text:p>
          </table:table-cell>
          <table:table-cell office:value-type="time" office:time-value="PT11H51M37S">
            <text:p>11:51:3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335])" office:value-type="float" office:value="4">
            <text:p>4</text:p>
          </table:table-cell>
          <table:table-cell table:formula="of:=YEAR([.C335])" office:value-type="float" office:value="2007">
            <text:p>2007</text:p>
          </table:table-cell>
          <table:table-cell office:value-type="date" office:date-value="2007-04-04">
            <text:p>04/04/07</text:p>
          </table:table-cell>
          <table:table-cell office:value-type="time" office:time-value="PT09H27M05S">
            <text:p>09:27:05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7.9">
            <text:p>27.9</text:p>
          </table:table-cell>
          <table:table-cell office:value-type="float" office:value="0">
            <text:p>0</text:p>
          </table:table-cell>
          <table:table-cell office:value-type="float" office:value="27.9">
            <text:p>27.9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336])" office:value-type="float" office:value="4">
            <text:p>4</text:p>
          </table:table-cell>
          <table:table-cell table:formula="of:=YEAR([.C336])" office:value-type="float" office:value="2007">
            <text:p>2007</text:p>
          </table:table-cell>
          <table:table-cell office:value-type="date" office:date-value="2007-04-04">
            <text:p>04/04/07</text:p>
          </table:table-cell>
          <table:table-cell office:value-type="time" office:time-value="PT05H26M14S">
            <text:p>05:26:1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337])" office:value-type="float" office:value="4">
            <text:p>4</text:p>
          </table:table-cell>
          <table:table-cell table:formula="of:=YEAR([.C337])" office:value-type="float" office:value="2007">
            <text:p>2007</text:p>
          </table:table-cell>
          <table:table-cell office:value-type="date" office:date-value="2007-04-02">
            <text:p>04/02/07</text:p>
          </table:table-cell>
          <table:table-cell office:value-type="time" office:time-value="PT11H41M38S">
            <text:p>11:41:3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65">
            <text:p>65</text:p>
          </table:table-cell>
          <table:table-cell office:value-type="float" office:value="-2.84">
            <text:p>-2.84</text:p>
          </table:table-cell>
          <table:table-cell office:value-type="float" office:value="62.16">
            <text:p>62.1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338])" office:value-type="float" office:value="3">
            <text:p>3</text:p>
          </table:table-cell>
          <table:table-cell table:formula="of:=YEAR([.C338])" office:value-type="float" office:value="2007">
            <text:p>2007</text:p>
          </table:table-cell>
          <table:table-cell office:value-type="date" office:date-value="2007-03-29">
            <text:p>03/29/07</text:p>
          </table:table-cell>
          <table:table-cell office:value-type="time" office:time-value="PT10H00M06S">
            <text:p>10:00:0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1.08">
            <text:p>-1.08</text:p>
          </table:table-cell>
          <table:table-cell office:value-type="float" office:value="18.92">
            <text:p>18.9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339])" office:value-type="float" office:value="3">
            <text:p>3</text:p>
          </table:table-cell>
          <table:table-cell table:formula="of:=YEAR([.C339])" office:value-type="float" office:value="2007">
            <text:p>2007</text:p>
          </table:table-cell>
          <table:table-cell office:value-type="date" office:date-value="2007-03-27">
            <text:p>03/27/07</text:p>
          </table:table-cell>
          <table:table-cell office:value-type="time" office:time-value="PT13H33M05S">
            <text:p>01:33:0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3.2">
            <text:p>-3.2</text:p>
          </table:table-cell>
          <table:table-cell office:value-type="float" office:value="96.8">
            <text:p>96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340])" office:value-type="float" office:value="3">
            <text:p>3</text:p>
          </table:table-cell>
          <table:table-cell table:formula="of:=YEAR([.C340])" office:value-type="float" office:value="2007">
            <text:p>2007</text:p>
          </table:table-cell>
          <table:table-cell office:value-type="date" office:date-value="2007-03-27">
            <text:p>03/27/07</text:p>
          </table:table-cell>
          <table:table-cell office:value-type="time" office:time-value="PT13H01M48S">
            <text:p>01:01:4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.17">
            <text:p>3.17</text:p>
          </table:table-cell>
          <table:table-cell office:value-type="float" office:value="-0.42">
            <text:p>-0.42</text:p>
          </table:table-cell>
          <table:table-cell office:value-type="float" office:value="2.75">
            <text:p>2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341])" office:value-type="float" office:value="3">
            <text:p>3</text:p>
          </table:table-cell>
          <table:table-cell table:formula="of:=YEAR([.C341])" office:value-type="float" office:value="2007">
            <text:p>2007</text:p>
          </table:table-cell>
          <table:table-cell office:value-type="date" office:date-value="2007-03-27">
            <text:p>03/27/07</text:p>
          </table:table-cell>
          <table:table-cell office:value-type="time" office:time-value="PT07H46M43S">
            <text:p>07:46:43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342])" office:value-type="float" office:value="3">
            <text:p>3</text:p>
          </table:table-cell>
          <table:table-cell table:formula="of:=YEAR([.C342])" office:value-type="float" office:value="2007">
            <text:p>2007</text:p>
          </table:table-cell>
          <table:table-cell office:value-type="date" office:date-value="2007-03-22">
            <text:p>03/22/07</text:p>
          </table:table-cell>
          <table:table-cell office:value-type="time" office:time-value="PT14H16M48S">
            <text:p>02:16:4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1.08">
            <text:p>-1.08</text:p>
          </table:table-cell>
          <table:table-cell office:value-type="float" office:value="18.92">
            <text:p>18.9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343])" office:value-type="float" office:value="3">
            <text:p>3</text:p>
          </table:table-cell>
          <table:table-cell table:formula="of:=YEAR([.C343])" office:value-type="float" office:value="2007">
            <text:p>2007</text:p>
          </table:table-cell>
          <table:table-cell office:value-type="date" office:date-value="2007-03-19">
            <text:p>03/19/07</text:p>
          </table:table-cell>
          <table:table-cell office:value-type="time" office:time-value="PT15H26M05S">
            <text:p>03:26:0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1">
            <text:p>31</text:p>
          </table:table-cell>
          <table:table-cell office:value-type="float" office:value="-1.51">
            <text:p>-1.51</text:p>
          </table:table-cell>
          <table:table-cell office:value-type="float" office:value="29.49">
            <text:p>29.4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344])" office:value-type="float" office:value="3">
            <text:p>3</text:p>
          </table:table-cell>
          <table:table-cell table:formula="of:=YEAR([.C344])" office:value-type="float" office:value="2007">
            <text:p>2007</text:p>
          </table:table-cell>
          <table:table-cell office:value-type="date" office:date-value="2007-03-19">
            <text:p>03/19/07</text:p>
          </table:table-cell>
          <table:table-cell office:value-type="time" office:time-value="PT09H29M22S">
            <text:p>09:29:22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345])" office:value-type="float" office:value="3">
            <text:p>3</text:p>
          </table:table-cell>
          <table:table-cell table:formula="of:=YEAR([.C345])" office:value-type="float" office:value="2007">
            <text:p>2007</text:p>
          </table:table-cell>
          <table:table-cell office:value-type="date" office:date-value="2007-03-19">
            <text:p>03/19/07</text:p>
          </table:table-cell>
          <table:table-cell office:value-type="time" office:time-value="PT09H29M18S">
            <text:p>09:29:18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  <table:table-cell office:value-type="float" office:value="5.7">
            <text:p>5.7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346])" office:value-type="float" office:value="3">
            <text:p>3</text:p>
          </table:table-cell>
          <table:table-cell table:formula="of:=YEAR([.C346])" office:value-type="float" office:value="2007">
            <text:p>2007</text:p>
          </table:table-cell>
          <table:table-cell office:value-type="date" office:date-value="2007-03-13">
            <text:p>03/13/07</text:p>
          </table:table-cell>
          <table:table-cell office:value-type="time" office:time-value="PT08H46M38S">
            <text:p>08:46:38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347])" office:value-type="float" office:value="3">
            <text:p>3</text:p>
          </table:table-cell>
          <table:table-cell table:formula="of:=YEAR([.C347])" office:value-type="float" office:value="2007">
            <text:p>2007</text:p>
          </table:table-cell>
          <table:table-cell office:value-type="date" office:date-value="2007-03-06">
            <text:p>03/06/07</text:p>
          </table:table-cell>
          <table:table-cell office:value-type="time" office:time-value="PT16H33M55S">
            <text:p>04:33:55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348])" office:value-type="float" office:value="3">
            <text:p>3</text:p>
          </table:table-cell>
          <table:table-cell table:formula="of:=YEAR([.C348])" office:value-type="float" office:value="2007">
            <text:p>2007</text:p>
          </table:table-cell>
          <table:table-cell office:value-type="date" office:date-value="2007-03-04">
            <text:p>03/04/07</text:p>
          </table:table-cell>
          <table:table-cell office:value-type="time" office:time-value="PT00H39M38S">
            <text:p>12:39:38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349])" office:value-type="float" office:value="3">
            <text:p>3</text:p>
          </table:table-cell>
          <table:table-cell table:formula="of:=YEAR([.C349])" office:value-type="float" office:value="2007">
            <text:p>2007</text:p>
          </table:table-cell>
          <table:table-cell office:value-type="date" office:date-value="2007-03-02">
            <text:p>03/02/07</text:p>
          </table:table-cell>
          <table:table-cell office:value-type="time" office:time-value="PT07H58M05S">
            <text:p>07:58:05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350])" office:value-type="float" office:value="2">
            <text:p>2</text:p>
          </table:table-cell>
          <table:table-cell table:formula="of:=YEAR([.C350])" office:value-type="float" office:value="2007">
            <text:p>2007</text:p>
          </table:table-cell>
          <table:table-cell office:value-type="date" office:date-value="2007-02-28">
            <text:p>02/28/07</text:p>
          </table:table-cell>
          <table:table-cell office:value-type="time" office:time-value="PT01H51M20S">
            <text:p>01:51:20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351])" office:value-type="float" office:value="2">
            <text:p>2</text:p>
          </table:table-cell>
          <table:table-cell table:formula="of:=YEAR([.C351])" office:value-type="float" office:value="2007">
            <text:p>2007</text:p>
          </table:table-cell>
          <table:table-cell office:value-type="date" office:date-value="2007-02-27">
            <text:p>02/27/07</text:p>
          </table:table-cell>
          <table:table-cell office:value-type="time" office:time-value="PT18H20M52S">
            <text:p>06:20:52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5">
            <text:p>75</text:p>
          </table:table-cell>
          <table:table-cell office:value-type="float" office:value="-3.23">
            <text:p>-3.23</text:p>
          </table:table-cell>
          <table:table-cell office:value-type="float" office:value="71.77">
            <text:p>71.7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352])" office:value-type="float" office:value="2">
            <text:p>2</text:p>
          </table:table-cell>
          <table:table-cell table:formula="of:=YEAR([.C352])" office:value-type="float" office:value="2007">
            <text:p>2007</text:p>
          </table:table-cell>
          <table:table-cell office:value-type="date" office:date-value="2007-02-27">
            <text:p>02/27/07</text:p>
          </table:table-cell>
          <table:table-cell office:value-type="time" office:time-value="PT09H54M37S">
            <text:p>09:54:37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">
            <text:p>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353])" office:value-type="float" office:value="2">
            <text:p>2</text:p>
          </table:table-cell>
          <table:table-cell table:formula="of:=YEAR([.C353])" office:value-type="float" office:value="2007">
            <text:p>2007</text:p>
          </table:table-cell>
          <table:table-cell office:value-type="date" office:date-value="2007-02-27">
            <text:p>02/27/07</text:p>
          </table:table-cell>
          <table:table-cell office:value-type="time" office:time-value="PT09H10M57S">
            <text:p>09:10:57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354])" office:value-type="float" office:value="2">
            <text:p>2</text:p>
          </table:table-cell>
          <table:table-cell table:formula="of:=YEAR([.C354])" office:value-type="float" office:value="2007">
            <text:p>2007</text:p>
          </table:table-cell>
          <table:table-cell office:value-type="date" office:date-value="2007-02-25">
            <text:p>02/25/07</text:p>
          </table:table-cell>
          <table:table-cell office:value-type="time" office:time-value="PT11H30M25S">
            <text:p>11:30:25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355])" office:value-type="float" office:value="2">
            <text:p>2</text:p>
          </table:table-cell>
          <table:table-cell table:formula="of:=YEAR([.C355])" office:value-type="float" office:value="2007">
            <text:p>2007</text:p>
          </table:table-cell>
          <table:table-cell office:value-type="date" office:date-value="2007-02-25">
            <text:p>02/25/07</text:p>
          </table:table-cell>
          <table:table-cell office:value-type="time" office:time-value="PT04H51M12S">
            <text:p>04:51:12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356])" office:value-type="float" office:value="2">
            <text:p>2</text:p>
          </table:table-cell>
          <table:table-cell table:formula="of:=YEAR([.C356])" office:value-type="float" office:value="2007">
            <text:p>2007</text:p>
          </table:table-cell>
          <table:table-cell office:value-type="date" office:date-value="2007-02-24">
            <text:p>02/24/07</text:p>
          </table:table-cell>
          <table:table-cell office:value-type="time" office:time-value="PT13H48M24S">
            <text:p>01:48:24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8">
            <text:p>18</text:p>
          </table:table-cell>
          <table:table-cell office:value-type="float" office:value="-1">
            <text:p>-1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357])" office:value-type="float" office:value="2">
            <text:p>2</text:p>
          </table:table-cell>
          <table:table-cell table:formula="of:=YEAR([.C357])" office:value-type="float" office:value="2007">
            <text:p>2007</text:p>
          </table:table-cell>
          <table:table-cell office:value-type="date" office:date-value="2007-02-23">
            <text:p>02/23/07</text:p>
          </table:table-cell>
          <table:table-cell office:value-type="time" office:time-value="PT11H13M03S">
            <text:p>11:13:03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  <table:table-cell office:value-type="float" office:value="5.7">
            <text:p>5.7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358])" office:value-type="float" office:value="2">
            <text:p>2</text:p>
          </table:table-cell>
          <table:table-cell table:formula="of:=YEAR([.C358])" office:value-type="float" office:value="2007">
            <text:p>2007</text:p>
          </table:table-cell>
          <table:table-cell office:value-type="date" office:date-value="2007-02-22">
            <text:p>02/22/07</text:p>
          </table:table-cell>
          <table:table-cell office:value-type="time" office:time-value="PT07H47M47S">
            <text:p>07:47:47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.7">
            <text:p>2.7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359])" office:value-type="float" office:value="2">
            <text:p>2</text:p>
          </table:table-cell>
          <table:table-cell table:formula="of:=YEAR([.C359])" office:value-type="float" office:value="2007">
            <text:p>2007</text:p>
          </table:table-cell>
          <table:table-cell office:value-type="date" office:date-value="2007-02-22">
            <text:p>02/22/07</text:p>
          </table:table-cell>
          <table:table-cell office:value-type="time" office:time-value="PT07H47M40S">
            <text:p>07:47:40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.32">
            <text:p>2.32</text:p>
          </table:table-cell>
          <table:table-cell office:value-type="float" office:value="0">
            <text:p>0</text:p>
          </table:table-cell>
          <table:table-cell office:value-type="float" office:value="2.32">
            <text:p>2.32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360])" office:value-type="float" office:value="2">
            <text:p>2</text:p>
          </table:table-cell>
          <table:table-cell table:formula="of:=YEAR([.C360])" office:value-type="float" office:value="2007">
            <text:p>2007</text:p>
          </table:table-cell>
          <table:table-cell office:value-type="date" office:date-value="2007-02-20">
            <text:p>02/20/07</text:p>
          </table:table-cell>
          <table:table-cell office:value-type="time" office:time-value="PT15H45M24S">
            <text:p>03:45:24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361])" office:value-type="float" office:value="2">
            <text:p>2</text:p>
          </table:table-cell>
          <table:table-cell table:formula="of:=YEAR([.C361])" office:value-type="float" office:value="2007">
            <text:p>2007</text:p>
          </table:table-cell>
          <table:table-cell office:value-type="date" office:date-value="2007-02-17">
            <text:p>02/17/07</text:p>
          </table:table-cell>
          <table:table-cell office:value-type="time" office:time-value="PT02H13M52S">
            <text:p>02:13:52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362])" office:value-type="float" office:value="2">
            <text:p>2</text:p>
          </table:table-cell>
          <table:table-cell table:formula="of:=YEAR([.C362])" office:value-type="float" office:value="2007">
            <text:p>2007</text:p>
          </table:table-cell>
          <table:table-cell office:value-type="date" office:date-value="2007-02-06">
            <text:p>02/06/07</text:p>
          </table:table-cell>
          <table:table-cell office:value-type="time" office:time-value="PT09H36M10S">
            <text:p>09:36:10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363])" office:value-type="float" office:value="2">
            <text:p>2</text:p>
          </table:table-cell>
          <table:table-cell table:formula="of:=YEAR([.C363])" office:value-type="float" office:value="2007">
            <text:p>2007</text:p>
          </table:table-cell>
          <table:table-cell office:value-type="date" office:date-value="2007-02-05">
            <text:p>02/05/07</text:p>
          </table:table-cell>
          <table:table-cell office:value-type="time" office:time-value="PT09H03M12S">
            <text:p>09:03:12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364])" office:value-type="float" office:value="2">
            <text:p>2</text:p>
          </table:table-cell>
          <table:table-cell table:formula="of:=YEAR([.C364])" office:value-type="float" office:value="2007">
            <text:p>2007</text:p>
          </table:table-cell>
          <table:table-cell office:value-type="date" office:date-value="2007-02-04">
            <text:p>02/04/07</text:p>
          </table:table-cell>
          <table:table-cell office:value-type="time" office:time-value="PT05H22M26S">
            <text:p>05:22:26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4.75">
            <text:p>14.75</text:p>
          </table:table-cell>
          <table:table-cell office:value-type="float" office:value="-0.88">
            <text:p>-0.88</text:p>
          </table:table-cell>
          <table:table-cell office:value-type="float" office:value="13.87">
            <text:p>13.8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365])" office:value-type="float" office:value="1">
            <text:p>1</text:p>
          </table:table-cell>
          <table:table-cell table:formula="of:=YEAR([.C365])" office:value-type="float" office:value="2007">
            <text:p>2007</text:p>
          </table:table-cell>
          <table:table-cell office:value-type="date" office:date-value="2007-01-29">
            <text:p>01/29/07</text:p>
          </table:table-cell>
          <table:table-cell office:value-type="time" office:time-value="PT13H26M22S">
            <text:p>01:26:22 P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366])" office:value-type="float" office:value="1">
            <text:p>1</text:p>
          </table:table-cell>
          <table:table-cell table:formula="of:=YEAR([.C366])" office:value-type="float" office:value="2007">
            <text:p>2007</text:p>
          </table:table-cell>
          <table:table-cell office:value-type="date" office:date-value="2007-01-23">
            <text:p>01/23/07</text:p>
          </table:table-cell>
          <table:table-cell office:value-type="time" office:time-value="PT15H28M40S">
            <text:p>03:28:40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367])" office:value-type="float" office:value="1">
            <text:p>1</text:p>
          </table:table-cell>
          <table:table-cell table:formula="of:=YEAR([.C367])" office:value-type="float" office:value="2007">
            <text:p>2007</text:p>
          </table:table-cell>
          <table:table-cell office:value-type="date" office:date-value="2007-01-22">
            <text:p>01/22/07</text:p>
          </table:table-cell>
          <table:table-cell office:value-type="time" office:time-value="PT14H33M09S">
            <text:p>02:33:09 P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  <table:table-cell office:value-type="float" office:value="5.7">
            <text:p>5.7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368])" office:value-type="float" office:value="1">
            <text:p>1</text:p>
          </table:table-cell>
          <table:table-cell table:formula="of:=YEAR([.C368])" office:value-type="float" office:value="2007">
            <text:p>2007</text:p>
          </table:table-cell>
          <table:table-cell office:value-type="date" office:date-value="2007-01-22">
            <text:p>01/22/07</text:p>
          </table:table-cell>
          <table:table-cell office:value-type="time" office:time-value="PT08H58M12S">
            <text:p>08:58:12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369])" office:value-type="float" office:value="1">
            <text:p>1</text:p>
          </table:table-cell>
          <table:table-cell table:formula="of:=YEAR([.C369])" office:value-type="float" office:value="2007">
            <text:p>2007</text:p>
          </table:table-cell>
          <table:table-cell office:value-type="date" office:date-value="2007-01-20">
            <text:p>01/20/07</text:p>
          </table:table-cell>
          <table:table-cell office:value-type="time" office:time-value="PT15H26M25S">
            <text:p>03:26:25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1.08">
            <text:p>-1.08</text:p>
          </table:table-cell>
          <table:table-cell office:value-type="float" office:value="18.92">
            <text:p>18.9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370])" office:value-type="float" office:value="1">
            <text:p>1</text:p>
          </table:table-cell>
          <table:table-cell table:formula="of:=YEAR([.C370])" office:value-type="float" office:value="2007">
            <text:p>2007</text:p>
          </table:table-cell>
          <table:table-cell office:value-type="date" office:date-value="2007-01-19">
            <text:p>01/19/07</text:p>
          </table:table-cell>
          <table:table-cell office:value-type="time" office:time-value="PT05H57M43S">
            <text:p>05:57:43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371])" office:value-type="float" office:value="1">
            <text:p>1</text:p>
          </table:table-cell>
          <table:table-cell table:formula="of:=YEAR([.C371])" office:value-type="float" office:value="2007">
            <text:p>2007</text:p>
          </table:table-cell>
          <table:table-cell office:value-type="date" office:date-value="2007-01-17">
            <text:p>01/17/07</text:p>
          </table:table-cell>
          <table:table-cell office:value-type="time" office:time-value="PT08H47M23S">
            <text:p>08:47:23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.7">
            <text:p>2.7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372])" office:value-type="float" office:value="1">
            <text:p>1</text:p>
          </table:table-cell>
          <table:table-cell table:formula="of:=YEAR([.C372])" office:value-type="float" office:value="2007">
            <text:p>2007</text:p>
          </table:table-cell>
          <table:table-cell office:value-type="date" office:date-value="2007-01-12">
            <text:p>01/12/07</text:p>
          </table:table-cell>
          <table:table-cell office:value-type="time" office:time-value="PT08H06M31S">
            <text:p>08:06:31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373])" office:value-type="float" office:value="1">
            <text:p>1</text:p>
          </table:table-cell>
          <table:table-cell table:formula="of:=YEAR([.C373])" office:value-type="float" office:value="2007">
            <text:p>2007</text:p>
          </table:table-cell>
          <table:table-cell office:value-type="date" office:date-value="2007-01-11">
            <text:p>01/11/07</text:p>
          </table:table-cell>
          <table:table-cell office:value-type="time" office:time-value="PT13H54M45S">
            <text:p>01:54:45 P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374])" office:value-type="float" office:value="1">
            <text:p>1</text:p>
          </table:table-cell>
          <table:table-cell table:formula="of:=YEAR([.C374])" office:value-type="float" office:value="2007">
            <text:p>2007</text:p>
          </table:table-cell>
          <table:table-cell office:value-type="date" office:date-value="2007-01-10">
            <text:p>01/10/07</text:p>
          </table:table-cell>
          <table:table-cell office:value-type="time" office:time-value="PT09H36M07S">
            <text:p>09:36:07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375])" office:value-type="float" office:value="1">
            <text:p>1</text:p>
          </table:table-cell>
          <table:table-cell table:formula="of:=YEAR([.C375])" office:value-type="float" office:value="2007">
            <text:p>2007</text:p>
          </table:table-cell>
          <table:table-cell office:value-type="date" office:date-value="2007-01-09">
            <text:p>01/09/07</text:p>
          </table:table-cell>
          <table:table-cell office:value-type="time" office:time-value="PT00H16M47S">
            <text:p>12:16:47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376])" office:value-type="float" office:value="1">
            <text:p>1</text:p>
          </table:table-cell>
          <table:table-cell table:formula="of:=YEAR([.C376])" office:value-type="float" office:value="2007">
            <text:p>2007</text:p>
          </table:table-cell>
          <table:table-cell office:value-type="date" office:date-value="2007-01-08">
            <text:p>01/08/07</text:p>
          </table:table-cell>
          <table:table-cell office:value-type="time" office:time-value="PT11H25M16S">
            <text:p>11:25:16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377])" office:value-type="float" office:value="1">
            <text:p>1</text:p>
          </table:table-cell>
          <table:table-cell table:formula="of:=YEAR([.C377])" office:value-type="float" office:value="2007">
            <text:p>2007</text:p>
          </table:table-cell>
          <table:table-cell office:value-type="date" office:date-value="2007-01-04">
            <text:p>01/04/07</text:p>
          </table:table-cell>
          <table:table-cell office:value-type="time" office:time-value="PT19H08M23S">
            <text:p>07:08:23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378])" office:value-type="float" office:value="1">
            <text:p>1</text:p>
          </table:table-cell>
          <table:table-cell table:formula="of:=YEAR([.C378])" office:value-type="float" office:value="2007">
            <text:p>2007</text:p>
          </table:table-cell>
          <table:table-cell office:value-type="date" office:date-value="2007-01-02">
            <text:p>01/02/07</text:p>
          </table:table-cell>
          <table:table-cell office:value-type="time" office:time-value="PT12H26M19S">
            <text:p>12:26:19 P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379])" office:value-type="float" office:value="12">
            <text:p>12</text:p>
          </table:table-cell>
          <table:table-cell table:formula="of:=YEAR([.C379])" office:value-type="float" office:value="2006">
            <text:p>2006</text:p>
          </table:table-cell>
          <table:table-cell office:value-type="date" office:date-value="2006-12-29">
            <text:p>12/29/06</text:p>
          </table:table-cell>
          <table:table-cell office:value-type="time" office:time-value="PT12H20M39S">
            <text:p>12:20:39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5">
            <text:p>75</text:p>
          </table:table-cell>
          <table:table-cell office:value-type="float" office:value="-2.48">
            <text:p>-2.48</text:p>
          </table:table-cell>
          <table:table-cell office:value-type="float" office:value="72.52">
            <text:p>72.5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380])" office:value-type="float" office:value="12">
            <text:p>12</text:p>
          </table:table-cell>
          <table:table-cell table:formula="of:=YEAR([.C380])" office:value-type="float" office:value="2006">
            <text:p>2006</text:p>
          </table:table-cell>
          <table:table-cell office:value-type="date" office:date-value="2006-12-27">
            <text:p>12/27/06</text:p>
          </table:table-cell>
          <table:table-cell office:value-type="time" office:time-value="PT04H30M26S">
            <text:p>04:30:26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381])" office:value-type="float" office:value="12">
            <text:p>12</text:p>
          </table:table-cell>
          <table:table-cell table:formula="of:=YEAR([.C381])" office:value-type="float" office:value="2006">
            <text:p>2006</text:p>
          </table:table-cell>
          <table:table-cell office:value-type="date" office:date-value="2006-12-25">
            <text:p>12/25/06</text:p>
          </table:table-cell>
          <table:table-cell office:value-type="time" office:time-value="PT04H47M02S">
            <text:p>04:47:02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">
            <text:p>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382])" office:value-type="float" office:value="12">
            <text:p>12</text:p>
          </table:table-cell>
          <table:table-cell table:formula="of:=YEAR([.C382])" office:value-type="float" office:value="2006">
            <text:p>2006</text:p>
          </table:table-cell>
          <table:table-cell office:value-type="date" office:date-value="2006-12-23">
            <text:p>12/23/06</text:p>
          </table:table-cell>
          <table:table-cell office:value-type="time" office:time-value="PT07H12M01S">
            <text:p>07:12:01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00">
            <text:p>400</text:p>
          </table:table-cell>
          <table:table-cell office:value-type="float" office:value="-11.9">
            <text:p>-11.9</text:p>
          </table:table-cell>
          <table:table-cell office:value-type="float" office:value="388.1">
            <text:p>388.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Sponsor level donation ($250.00 - $999.99)</text:p>
          </table:table-cell>
          <table:table-cell table:number-columns-repeated="16"/>
        </table:table-row>
        <table:table-row table:style-name="ro1">
          <table:table-cell table:formula="of:=MONTH([.C383])" office:value-type="float" office:value="12">
            <text:p>12</text:p>
          </table:table-cell>
          <table:table-cell table:formula="of:=YEAR([.C383])" office:value-type="float" office:value="2006">
            <text:p>2006</text:p>
          </table:table-cell>
          <table:table-cell office:value-type="date" office:date-value="2006-12-22">
            <text:p>12/22/06</text:p>
          </table:table-cell>
          <table:table-cell office:value-type="time" office:time-value="PT06H04M48S">
            <text:p>06:04:48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lear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384])" office:value-type="float" office:value="12">
            <text:p>12</text:p>
          </table:table-cell>
          <table:table-cell table:formula="of:=YEAR([.C384])" office:value-type="float" office:value="2006">
            <text:p>2006</text:p>
          </table:table-cell>
          <table:table-cell office:value-type="date" office:date-value="2006-12-19">
            <text:p>12/19/06</text:p>
          </table:table-cell>
          <table:table-cell office:value-type="time" office:time-value="PT15H54M13S">
            <text:p>03:54:13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385])" office:value-type="float" office:value="12">
            <text:p>12</text:p>
          </table:table-cell>
          <table:table-cell table:formula="of:=YEAR([.C385])" office:value-type="float" office:value="2006">
            <text:p>2006</text:p>
          </table:table-cell>
          <table:table-cell office:value-type="date" office:date-value="2006-12-17">
            <text:p>12/17/06</text:p>
          </table:table-cell>
          <table:table-cell office:value-type="time" office:time-value="PT08H06M41S">
            <text:p>08:06:41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386])" office:value-type="float" office:value="12">
            <text:p>12</text:p>
          </table:table-cell>
          <table:table-cell table:formula="of:=YEAR([.C386])" office:value-type="float" office:value="2006">
            <text:p>2006</text:p>
          </table:table-cell>
          <table:table-cell office:value-type="date" office:date-value="2006-12-13">
            <text:p>12/13/06</text:p>
          </table:table-cell>
          <table:table-cell office:value-type="time" office:time-value="PT11H09M20S">
            <text:p>11:09:20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387])" office:value-type="float" office:value="12">
            <text:p>12</text:p>
          </table:table-cell>
          <table:table-cell table:formula="of:=YEAR([.C387])" office:value-type="float" office:value="2006">
            <text:p>2006</text:p>
          </table:table-cell>
          <table:table-cell office:value-type="date" office:date-value="2006-12-12">
            <text:p>12/12/06</text:p>
          </table:table-cell>
          <table:table-cell office:value-type="time" office:time-value="PT15H14M10S">
            <text:p>03:14:10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0.88">
            <text:p>-0.88</text:p>
          </table:table-cell>
          <table:table-cell office:value-type="float" office:value="19.12">
            <text:p>19.1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388])" office:value-type="float" office:value="12">
            <text:p>12</text:p>
          </table:table-cell>
          <table:table-cell table:formula="of:=YEAR([.C388])" office:value-type="float" office:value="2006">
            <text:p>2006</text:p>
          </table:table-cell>
          <table:table-cell office:value-type="date" office:date-value="2006-12-11">
            <text:p>12/11/06</text:p>
          </table:table-cell>
          <table:table-cell office:value-type="time" office:time-value="PT13H30M18S">
            <text:p>01:30:18 P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389])" office:value-type="float" office:value="12">
            <text:p>12</text:p>
          </table:table-cell>
          <table:table-cell table:formula="of:=YEAR([.C389])" office:value-type="float" office:value="2006">
            <text:p>2006</text:p>
          </table:table-cell>
          <table:table-cell office:value-type="date" office:date-value="2006-12-11">
            <text:p>12/11/06</text:p>
          </table:table-cell>
          <table:table-cell office:value-type="time" office:time-value="PT07H53M01S">
            <text:p>07:53:01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390])" office:value-type="float" office:value="12">
            <text:p>12</text:p>
          </table:table-cell>
          <table:table-cell table:formula="of:=YEAR([.C390])" office:value-type="float" office:value="2006">
            <text:p>2006</text:p>
          </table:table-cell>
          <table:table-cell office:value-type="date" office:date-value="2006-12-11">
            <text:p>12/11/06</text:p>
          </table:table-cell>
          <table:table-cell office:value-type="time" office:time-value="PT01H17M50S">
            <text:p>01:17:50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391])" office:value-type="float" office:value="12">
            <text:p>12</text:p>
          </table:table-cell>
          <table:table-cell table:formula="of:=YEAR([.C391])" office:value-type="float" office:value="2006">
            <text:p>2006</text:p>
          </table:table-cell>
          <table:table-cell office:value-type="date" office:date-value="2006-12-09">
            <text:p>12/09/06</text:p>
          </table:table-cell>
          <table:table-cell office:value-type="time" office:time-value="PT21H30M45S">
            <text:p>09:30:45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lear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392])" office:value-type="float" office:value="12">
            <text:p>12</text:p>
          </table:table-cell>
          <table:table-cell table:formula="of:=YEAR([.C392])" office:value-type="float" office:value="2006">
            <text:p>2006</text:p>
          </table:table-cell>
          <table:table-cell office:value-type="date" office:date-value="2006-12-04">
            <text:p>12/04/06</text:p>
          </table:table-cell>
          <table:table-cell office:value-type="time" office:time-value="PT19H52M07S">
            <text:p>07:52:07 P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NZD</text:p>
          </table:table-cell>
          <table:table-cell office:value-type="float" office:value="800">
            <text:p>800</text:p>
          </table:table-cell>
          <table:table-cell office:value-type="float" office:value="-31.65">
            <text:p>-31.65</text:p>
          </table:table-cell>
          <table:table-cell office:value-type="float" office:value="768.35">
            <text:p>768.35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393])" office:value-type="float" office:value="11">
            <text:p>11</text:p>
          </table:table-cell>
          <table:table-cell table:formula="of:=YEAR([.C393])" office:value-type="float" office:value="2006">
            <text:p>2006</text:p>
          </table:table-cell>
          <table:table-cell office:value-type="date" office:date-value="2006-11-29">
            <text:p>11/29/06</text:p>
          </table:table-cell>
          <table:table-cell office:value-type="time" office:time-value="PT17H53M18S">
            <text:p>05:53:18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394])" office:value-type="float" office:value="11">
            <text:p>11</text:p>
          </table:table-cell>
          <table:table-cell table:formula="of:=YEAR([.C394])" office:value-type="float" office:value="2006">
            <text:p>2006</text:p>
          </table:table-cell>
          <table:table-cell office:value-type="date" office:date-value="2006-11-22">
            <text:p>11/22/06</text:p>
          </table:table-cell>
          <table:table-cell office:value-type="time" office:time-value="PT10H00M38S">
            <text:p>10:00:38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3.25">
            <text:p>23.25</text:p>
          </table:table-cell>
          <table:table-cell office:value-type="float" office:value="0">
            <text:p>0</text:p>
          </table:table-cell>
          <table:table-cell office:value-type="float" office:value="23.25">
            <text:p>23.25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395])" office:value-type="float" office:value="11">
            <text:p>11</text:p>
          </table:table-cell>
          <table:table-cell table:formula="of:=YEAR([.C395])" office:value-type="float" office:value="2006">
            <text:p>2006</text:p>
          </table:table-cell>
          <table:table-cell office:value-type="date" office:date-value="2006-11-20">
            <text:p>11/20/06</text:p>
          </table:table-cell>
          <table:table-cell office:value-type="time" office:time-value="PT09H28M12S">
            <text:p>09:28:12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396])" office:value-type="float" office:value="11">
            <text:p>11</text:p>
          </table:table-cell>
          <table:table-cell table:formula="of:=YEAR([.C396])" office:value-type="float" office:value="2006">
            <text:p>2006</text:p>
          </table:table-cell>
          <table:table-cell office:value-type="date" office:date-value="2006-11-17">
            <text:p>11/17/06</text:p>
          </table:table-cell>
          <table:table-cell office:value-type="time" office:time-value="PT09H50M05S">
            <text:p>09:50:05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397])" office:value-type="float" office:value="11">
            <text:p>11</text:p>
          </table:table-cell>
          <table:table-cell table:formula="of:=YEAR([.C397])" office:value-type="float" office:value="2006">
            <text:p>2006</text:p>
          </table:table-cell>
          <table:table-cell office:value-type="date" office:date-value="2006-11-13">
            <text:p>11/13/06</text:p>
          </table:table-cell>
          <table:table-cell office:value-type="time" office:time-value="PT10H46M13S">
            <text:p>10:46:13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398])" office:value-type="float" office:value="11">
            <text:p>11</text:p>
          </table:table-cell>
          <table:table-cell table:formula="of:=YEAR([.C398])" office:value-type="float" office:value="2006">
            <text:p>2006</text:p>
          </table:table-cell>
          <table:table-cell office:value-type="date" office:date-value="2006-11-10">
            <text:p>11/10/06</text:p>
          </table:table-cell>
          <table:table-cell office:value-type="time" office:time-value="PT16H14M47S">
            <text:p>04:14:47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1.08">
            <text:p>-1.08</text:p>
          </table:table-cell>
          <table:table-cell office:value-type="float" office:value="18.92">
            <text:p>18.9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399])" office:value-type="float" office:value="11">
            <text:p>11</text:p>
          </table:table-cell>
          <table:table-cell table:formula="of:=YEAR([.C399])" office:value-type="float" office:value="2006">
            <text:p>2006</text:p>
          </table:table-cell>
          <table:table-cell office:value-type="date" office:date-value="2006-11-10">
            <text:p>11/10/06</text:p>
          </table:table-cell>
          <table:table-cell office:value-type="time" office:time-value="PT13H19M26S">
            <text:p>01:19:26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6">
            <text:p>26</text:p>
          </table:table-cell>
          <table:table-cell office:value-type="float" office:value="-1.31">
            <text:p>-1.31</text:p>
          </table:table-cell>
          <table:table-cell office:value-type="float" office:value="24.69">
            <text:p>24.6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400])" office:value-type="float" office:value="11">
            <text:p>11</text:p>
          </table:table-cell>
          <table:table-cell table:formula="of:=YEAR([.C400])" office:value-type="float" office:value="2006">
            <text:p>2006</text:p>
          </table:table-cell>
          <table:table-cell office:value-type="date" office:date-value="2006-11-04">
            <text:p>11/04/06</text:p>
          </table:table-cell>
          <table:table-cell office:value-type="time" office:time-value="PT03H09M50S">
            <text:p>03:09:50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5">
            <text:p>5</text:p>
          </table:table-cell>
          <table:table-cell office:value-type="float" office:value="-0.55">
            <text:p>-0.55</text:p>
          </table:table-cell>
          <table:table-cell office:value-type="float" office:value="4.45">
            <text:p>4.4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Donation</text:p>
          </table:table-cell>
          <table:table-cell table:number-columns-repeated="16"/>
        </table:table-row>
        <table:table-row table:style-name="ro1">
          <table:table-cell table:formula="of:=MONTH([.C401])" office:value-type="float" office:value="10">
            <text:p>10</text:p>
          </table:table-cell>
          <table:table-cell table:formula="of:=YEAR([.C401])" office:value-type="float" office:value="2006">
            <text:p>2006</text:p>
          </table:table-cell>
          <table:table-cell office:value-type="date" office:date-value="2006-10-24">
            <text:p>10/24/06</text:p>
          </table:table-cell>
          <table:table-cell office:value-type="time" office:time-value="PT09H57M48S">
            <text:p>09:57:48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402])" office:value-type="float" office:value="10">
            <text:p>10</text:p>
          </table:table-cell>
          <table:table-cell table:formula="of:=YEAR([.C402])" office:value-type="float" office:value="2006">
            <text:p>2006</text:p>
          </table:table-cell>
          <table:table-cell office:value-type="date" office:date-value="2006-10-23">
            <text:p>10/23/06</text:p>
          </table:table-cell>
          <table:table-cell office:value-type="time" office:time-value="PT14H26M56S">
            <text:p>02:26:56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1.05">
            <text:p>1.05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403])" office:value-type="float" office:value="10">
            <text:p>10</text:p>
          </table:table-cell>
          <table:table-cell table:formula="of:=YEAR([.C403])" office:value-type="float" office:value="2006">
            <text:p>2006</text:p>
          </table:table-cell>
          <table:table-cell office:value-type="date" office:date-value="2006-10-23">
            <text:p>10/23/06</text:p>
          </table:table-cell>
          <table:table-cell office:value-type="time" office:time-value="PT14H26M50S">
            <text:p>02:26:50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.53">
            <text:p>2.53</text:p>
          </table:table-cell>
          <table:table-cell office:value-type="float" office:value="0">
            <text:p>0</text:p>
          </table:table-cell>
          <table:table-cell office:value-type="float" office:value="2.53">
            <text:p>2.53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404])" office:value-type="float" office:value="10">
            <text:p>10</text:p>
          </table:table-cell>
          <table:table-cell table:formula="of:=YEAR([.C404])" office:value-type="float" office:value="2006">
            <text:p>2006</text:p>
          </table:table-cell>
          <table:table-cell office:value-type="date" office:date-value="2006-10-22">
            <text:p>10/22/06</text:p>
          </table:table-cell>
          <table:table-cell office:value-type="time" office:time-value="PT01H29M24S">
            <text:p>01:29:2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405])" office:value-type="float" office:value="10">
            <text:p>10</text:p>
          </table:table-cell>
          <table:table-cell table:formula="of:=YEAR([.C405])" office:value-type="float" office:value="2006">
            <text:p>2006</text:p>
          </table:table-cell>
          <table:table-cell office:value-type="date" office:date-value="2006-10-21">
            <text:p>10/21/06</text:p>
          </table:table-cell>
          <table:table-cell office:value-type="time" office:time-value="PT07H41M02S">
            <text:p>07:41:0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">
            <text:p>5</text:p>
          </table:table-cell>
          <table:table-cell office:value-type="float" office:value="-0.45">
            <text:p>-0.45</text:p>
          </table:table-cell>
          <table:table-cell office:value-type="float" office:value="4.55">
            <text:p>4.5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406])" office:value-type="float" office:value="10">
            <text:p>10</text:p>
          </table:table-cell>
          <table:table-cell table:formula="of:=YEAR([.C406])" office:value-type="float" office:value="2006">
            <text:p>2006</text:p>
          </table:table-cell>
          <table:table-cell office:value-type="date" office:date-value="2006-10-16">
            <text:p>10/16/06</text:p>
          </table:table-cell>
          <table:table-cell office:value-type="time" office:time-value="PT10H09M49S">
            <text:p>10:09:49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.29">
            <text:p>2.29</text:p>
          </table:table-cell>
          <table:table-cell office:value-type="float" office:value="0">
            <text:p>0</text:p>
          </table:table-cell>
          <table:table-cell office:value-type="float" office:value="2.29">
            <text:p>2.29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407])" office:value-type="float" office:value="10">
            <text:p>10</text:p>
          </table:table-cell>
          <table:table-cell table:formula="of:=YEAR([.C407])" office:value-type="float" office:value="2006">
            <text:p>2006</text:p>
          </table:table-cell>
          <table:table-cell office:value-type="date" office:date-value="2006-10-11">
            <text:p>10/11/06</text:p>
          </table:table-cell>
          <table:table-cell office:value-type="time" office:time-value="PT11H00M36S">
            <text:p>11:00:3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">
            <text:p>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408])" office:value-type="float" office:value="10">
            <text:p>10</text:p>
          </table:table-cell>
          <table:table-cell table:formula="of:=YEAR([.C408])" office:value-type="float" office:value="2006">
            <text:p>2006</text:p>
          </table:table-cell>
          <table:table-cell office:value-type="date" office:date-value="2006-10-09">
            <text:p>10/09/06</text:p>
          </table:table-cell>
          <table:table-cell office:value-type="time" office:time-value="PT13H48M49S">
            <text:p>01:48:49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409])" office:value-type="float" office:value="10">
            <text:p>10</text:p>
          </table:table-cell>
          <table:table-cell table:formula="of:=YEAR([.C409])" office:value-type="float" office:value="2006">
            <text:p>2006</text:p>
          </table:table-cell>
          <table:table-cell office:value-type="date" office:date-value="2006-10-04">
            <text:p>10/04/06</text:p>
          </table:table-cell>
          <table:table-cell office:value-type="time" office:time-value="PT03H27M45S">
            <text:p>03:27:4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5">
            <text:p>5</text:p>
          </table:table-cell>
          <table:table-cell office:value-type="float" office:value="-0.55">
            <text:p>-0.55</text:p>
          </table:table-cell>
          <table:table-cell office:value-type="float" office:value="4.45">
            <text:p>4.4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Donation</text:p>
          </table:table-cell>
          <table:table-cell table:number-columns-repeated="16"/>
        </table:table-row>
        <table:table-row table:style-name="ro1">
          <table:table-cell table:formula="of:=MONTH([.C410])" office:value-type="float" office:value="10">
            <text:p>10</text:p>
          </table:table-cell>
          <table:table-cell table:formula="of:=YEAR([.C410])" office:value-type="float" office:value="2006">
            <text:p>2006</text:p>
          </table:table-cell>
          <table:table-cell office:value-type="date" office:date-value="2006-10-02">
            <text:p>10/02/06</text:p>
          </table:table-cell>
          <table:table-cell office:value-type="time" office:time-value="PT09H44M43S">
            <text:p>09:44:4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411])" office:value-type="float" office:value="9">
            <text:p>9</text:p>
          </table:table-cell>
          <table:table-cell table:formula="of:=YEAR([.C411])" office:value-type="float" office:value="2006">
            <text:p>2006</text:p>
          </table:table-cell>
          <table:table-cell office:value-type="date" office:date-value="2006-09-29">
            <text:p>09/29/06</text:p>
          </table:table-cell>
          <table:table-cell office:value-type="time" office:time-value="PT04H37M43S">
            <text:p>04:37:4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">
            <text:p>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412])" office:value-type="float" office:value="9">
            <text:p>9</text:p>
          </table:table-cell>
          <table:table-cell table:formula="of:=YEAR([.C412])" office:value-type="float" office:value="2006">
            <text:p>2006</text:p>
          </table:table-cell>
          <table:table-cell office:value-type="date" office:date-value="2006-09-26">
            <text:p>09/26/06</text:p>
          </table:table-cell>
          <table:table-cell office:value-type="time" office:time-value="PT09H11M16S">
            <text:p>09:11:16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413])" office:value-type="float" office:value="9">
            <text:p>9</text:p>
          </table:table-cell>
          <table:table-cell table:formula="of:=YEAR([.C413])" office:value-type="float" office:value="2006">
            <text:p>2006</text:p>
          </table:table-cell>
          <table:table-cell office:value-type="date" office:date-value="2006-09-25">
            <text:p>09/25/06</text:p>
          </table:table-cell>
          <table:table-cell office:value-type="time" office:time-value="PT09H22M02S">
            <text:p>09:22:02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414])" office:value-type="float" office:value="9">
            <text:p>9</text:p>
          </table:table-cell>
          <table:table-cell table:formula="of:=YEAR([.C414])" office:value-type="float" office:value="2006">
            <text:p>2006</text:p>
          </table:table-cell>
          <table:table-cell office:value-type="date" office:date-value="2006-09-24">
            <text:p>09/24/06</text:p>
          </table:table-cell>
          <table:table-cell office:value-type="time" office:time-value="PT01H00M13S">
            <text:p>01:00:1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415])" office:value-type="float" office:value="9">
            <text:p>9</text:p>
          </table:table-cell>
          <table:table-cell table:formula="of:=YEAR([.C415])" office:value-type="float" office:value="2006">
            <text:p>2006</text:p>
          </table:table-cell>
          <table:table-cell office:value-type="date" office:date-value="2006-09-21">
            <text:p>09/21/06</text:p>
          </table:table-cell>
          <table:table-cell office:value-type="time" office:time-value="PT15H11M01S">
            <text:p>03:11:0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416])" office:value-type="float" office:value="9">
            <text:p>9</text:p>
          </table:table-cell>
          <table:table-cell table:formula="of:=YEAR([.C416])" office:value-type="float" office:value="2006">
            <text:p>2006</text:p>
          </table:table-cell>
          <table:table-cell office:value-type="date" office:date-value="2006-09-21">
            <text:p>09/21/06</text:p>
          </table:table-cell>
          <table:table-cell office:value-type="time" office:time-value="PT05H41M24S">
            <text:p>05:41:2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417])" office:value-type="float" office:value="9">
            <text:p>9</text:p>
          </table:table-cell>
          <table:table-cell table:formula="of:=YEAR([.C417])" office:value-type="float" office:value="2006">
            <text:p>2006</text:p>
          </table:table-cell>
          <table:table-cell office:value-type="date" office:date-value="2006-09-14">
            <text:p>09/14/06</text:p>
          </table:table-cell>
          <table:table-cell office:value-type="time" office:time-value="PT18H59M06S">
            <text:p>06:59:0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17">
            <text:p>-1.17</text:p>
          </table:table-cell>
          <table:table-cell office:value-type="float" office:value="28.83">
            <text:p>28.8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418])" office:value-type="float" office:value="9">
            <text:p>9</text:p>
          </table:table-cell>
          <table:table-cell table:formula="of:=YEAR([.C418])" office:value-type="float" office:value="2006">
            <text:p>2006</text:p>
          </table:table-cell>
          <table:table-cell office:value-type="date" office:date-value="2006-09-14">
            <text:p>09/14/06</text:p>
          </table:table-cell>
          <table:table-cell office:value-type="time" office:time-value="PT11H26M04S">
            <text:p>11:26:04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419])" office:value-type="float" office:value="9">
            <text:p>9</text:p>
          </table:table-cell>
          <table:table-cell table:formula="of:=YEAR([.C419])" office:value-type="float" office:value="2006">
            <text:p>2006</text:p>
          </table:table-cell>
          <table:table-cell office:value-type="date" office:date-value="2006-09-11">
            <text:p>09/11/06</text:p>
          </table:table-cell>
          <table:table-cell office:value-type="time" office:time-value="PT15H13M44S">
            <text:p>03:13:4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420])" office:value-type="float" office:value="9">
            <text:p>9</text:p>
          </table:table-cell>
          <table:table-cell table:formula="of:=YEAR([.C420])" office:value-type="float" office:value="2006">
            <text:p>2006</text:p>
          </table:table-cell>
          <table:table-cell office:value-type="date" office:date-value="2006-09-11">
            <text:p>09/11/06</text:p>
          </table:table-cell>
          <table:table-cell office:value-type="time" office:time-value="PT09H41M24S">
            <text:p>09:41:24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421])" office:value-type="float" office:value="9">
            <text:p>9</text:p>
          </table:table-cell>
          <table:table-cell table:formula="of:=YEAR([.C421])" office:value-type="float" office:value="2006">
            <text:p>2006</text:p>
          </table:table-cell>
          <table:table-cell office:value-type="date" office:date-value="2006-09-07">
            <text:p>09/07/06</text:p>
          </table:table-cell>
          <table:table-cell office:value-type="time" office:time-value="PT06H56M07S">
            <text:p>06:56:0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422])" office:value-type="float" office:value="9">
            <text:p>9</text:p>
          </table:table-cell>
          <table:table-cell table:formula="of:=YEAR([.C422])" office:value-type="float" office:value="2006">
            <text:p>2006</text:p>
          </table:table-cell>
          <table:table-cell office:value-type="date" office:date-value="2006-09-06">
            <text:p>09/06/06</text:p>
          </table:table-cell>
          <table:table-cell office:value-type="time" office:time-value="PT18H05M59S">
            <text:p>06:05:59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423])" office:value-type="float" office:value="9">
            <text:p>9</text:p>
          </table:table-cell>
          <table:table-cell table:formula="of:=YEAR([.C423])" office:value-type="float" office:value="2006">
            <text:p>2006</text:p>
          </table:table-cell>
          <table:table-cell office:value-type="date" office:date-value="2006-09-06">
            <text:p>09/06/06</text:p>
          </table:table-cell>
          <table:table-cell office:value-type="time" office:time-value="PT16H29M58S">
            <text:p>04:29:5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0.88">
            <text:p>-0.88</text:p>
          </table:table-cell>
          <table:table-cell office:value-type="float" office:value="19.12">
            <text:p>19.1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424])" office:value-type="float" office:value="9">
            <text:p>9</text:p>
          </table:table-cell>
          <table:table-cell table:formula="of:=YEAR([.C424])" office:value-type="float" office:value="2006">
            <text:p>2006</text:p>
          </table:table-cell>
          <table:table-cell office:value-type="date" office:date-value="2006-09-06">
            <text:p>09/06/06</text:p>
          </table:table-cell>
          <table:table-cell office:value-type="time" office:time-value="PT14H53M02S">
            <text:p>02:53:0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425])" office:value-type="float" office:value="9">
            <text:p>9</text:p>
          </table:table-cell>
          <table:table-cell table:formula="of:=YEAR([.C425])" office:value-type="float" office:value="2006">
            <text:p>2006</text:p>
          </table:table-cell>
          <table:table-cell office:value-type="date" office:date-value="2006-09-04">
            <text:p>09/04/06</text:p>
          </table:table-cell>
          <table:table-cell office:value-type="time" office:time-value="PT03H41M44S">
            <text:p>03:41:4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5">
            <text:p>5</text:p>
          </table:table-cell>
          <table:table-cell office:value-type="float" office:value="-0.55">
            <text:p>-0.55</text:p>
          </table:table-cell>
          <table:table-cell office:value-type="float" office:value="4.45">
            <text:p>4.4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Donation</text:p>
          </table:table-cell>
          <table:table-cell table:number-columns-repeated="16"/>
        </table:table-row>
        <table:table-row table:style-name="ro1">
          <table:table-cell table:formula="of:=MONTH([.C426])" office:value-type="float" office:value="8">
            <text:p>8</text:p>
          </table:table-cell>
          <table:table-cell table:formula="of:=YEAR([.C426])" office:value-type="float" office:value="2006">
            <text:p>2006</text:p>
          </table:table-cell>
          <table:table-cell office:value-type="date" office:date-value="2006-08-28">
            <text:p>08/28/06</text:p>
          </table:table-cell>
          <table:table-cell office:value-type="time" office:time-value="PT13H43M14S">
            <text:p>01:43:14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427])" office:value-type="float" office:value="8">
            <text:p>8</text:p>
          </table:table-cell>
          <table:table-cell table:formula="of:=YEAR([.C427])" office:value-type="float" office:value="2006">
            <text:p>2006</text:p>
          </table:table-cell>
          <table:table-cell office:value-type="date" office:date-value="2006-08-24">
            <text:p>08/24/06</text:p>
          </table:table-cell>
          <table:table-cell office:value-type="time" office:time-value="PT17H53M33S">
            <text:p>05:53:3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428])" office:value-type="float" office:value="8">
            <text:p>8</text:p>
          </table:table-cell>
          <table:table-cell table:formula="of:=YEAR([.C428])" office:value-type="float" office:value="2006">
            <text:p>2006</text:p>
          </table:table-cell>
          <table:table-cell office:value-type="date" office:date-value="2006-08-24">
            <text:p>08/24/06</text:p>
          </table:table-cell>
          <table:table-cell office:value-type="time" office:time-value="PT16H33M30S">
            <text:p>04:33:3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">
            <text:p>5</text:p>
          </table:table-cell>
          <table:table-cell office:value-type="float" office:value="-0.45">
            <text:p>-0.45</text:p>
          </table:table-cell>
          <table:table-cell office:value-type="float" office:value="4.55">
            <text:p>4.5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429])" office:value-type="float" office:value="8">
            <text:p>8</text:p>
          </table:table-cell>
          <table:table-cell table:formula="of:=YEAR([.C429])" office:value-type="float" office:value="2006">
            <text:p>2006</text:p>
          </table:table-cell>
          <table:table-cell office:value-type="date" office:date-value="2006-08-10">
            <text:p>08/10/06</text:p>
          </table:table-cell>
          <table:table-cell office:value-type="time" office:time-value="PT16H40M33S">
            <text:p>04:40:3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430])" office:value-type="float" office:value="8">
            <text:p>8</text:p>
          </table:table-cell>
          <table:table-cell table:formula="of:=YEAR([.C430])" office:value-type="float" office:value="2006">
            <text:p>2006</text:p>
          </table:table-cell>
          <table:table-cell office:value-type="date" office:date-value="2006-08-09">
            <text:p>08/09/06</text:p>
          </table:table-cell>
          <table:table-cell office:value-type="time" office:time-value="PT17H22M49S">
            <text:p>05:22:4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0">
            <text:p>200</text:p>
          </table:table-cell>
          <table:table-cell office:value-type="float" office:value="-6.1">
            <text:p>-6.1</text:p>
          </table:table-cell>
          <table:table-cell office:value-type="float" office:value="193.9">
            <text:p>193.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431])" office:value-type="float" office:value="8">
            <text:p>8</text:p>
          </table:table-cell>
          <table:table-cell table:formula="of:=YEAR([.C431])" office:value-type="float" office:value="2006">
            <text:p>2006</text:p>
          </table:table-cell>
          <table:table-cell office:value-type="date" office:date-value="2006-08-08">
            <text:p>08/08/06</text:p>
          </table:table-cell>
          <table:table-cell office:value-type="time" office:time-value="PT14H56M40S">
            <text:p>02:56:40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432])" office:value-type="float" office:value="8">
            <text:p>8</text:p>
          </table:table-cell>
          <table:table-cell table:formula="of:=YEAR([.C432])" office:value-type="float" office:value="2006">
            <text:p>2006</text:p>
          </table:table-cell>
          <table:table-cell office:value-type="date" office:date-value="2006-08-07">
            <text:p>08/07/06</text:p>
          </table:table-cell>
          <table:table-cell office:value-type="time" office:time-value="PT10H57M03S">
            <text:p>10:57:03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.67">
            <text:p>1.67</text:p>
          </table:table-cell>
          <table:table-cell office:value-type="float" office:value="0">
            <text:p>0</text:p>
          </table:table-cell>
          <table:table-cell office:value-type="float" office:value="1.67">
            <text:p>1.67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433])" office:value-type="float" office:value="8">
            <text:p>8</text:p>
          </table:table-cell>
          <table:table-cell table:formula="of:=YEAR([.C433])" office:value-type="float" office:value="2006">
            <text:p>2006</text:p>
          </table:table-cell>
          <table:table-cell office:value-type="date" office:date-value="2006-08-04">
            <text:p>08/04/06</text:p>
          </table:table-cell>
          <table:table-cell office:value-type="time" office:time-value="PT10H28M16S">
            <text:p>10:28:16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434])" office:value-type="float" office:value="8">
            <text:p>8</text:p>
          </table:table-cell>
          <table:table-cell table:formula="of:=YEAR([.C434])" office:value-type="float" office:value="2006">
            <text:p>2006</text:p>
          </table:table-cell>
          <table:table-cell office:value-type="date" office:date-value="2006-08-04">
            <text:p>08/04/06</text:p>
          </table:table-cell>
          <table:table-cell office:value-type="time" office:time-value="PT03H27M36S">
            <text:p>03:27:3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5">
            <text:p>5</text:p>
          </table:table-cell>
          <table:table-cell office:value-type="float" office:value="-0.55">
            <text:p>-0.55</text:p>
          </table:table-cell>
          <table:table-cell office:value-type="float" office:value="4.45">
            <text:p>4.4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Donation</text:p>
          </table:table-cell>
          <table:table-cell table:number-columns-repeated="16"/>
        </table:table-row>
        <table:table-row table:style-name="ro1">
          <table:table-cell table:formula="of:=MONTH([.C435])" office:value-type="float" office:value="8">
            <text:p>8</text:p>
          </table:table-cell>
          <table:table-cell table:formula="of:=YEAR([.C435])" office:value-type="float" office:value="2006">
            <text:p>2006</text:p>
          </table:table-cell>
          <table:table-cell office:value-type="date" office:date-value="2006-08-02">
            <text:p>08/02/06</text:p>
          </table:table-cell>
          <table:table-cell office:value-type="time" office:time-value="PT05H12M33S">
            <text:p>05:12:3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436])" office:value-type="float" office:value="7">
            <text:p>7</text:p>
          </table:table-cell>
          <table:table-cell table:formula="of:=YEAR([.C436])" office:value-type="float" office:value="2006">
            <text:p>2006</text:p>
          </table:table-cell>
          <table:table-cell office:value-type="date" office:date-value="2006-07-28">
            <text:p>07/28/06</text:p>
          </table:table-cell>
          <table:table-cell office:value-type="time" office:time-value="PT12H20M00S">
            <text:p>12:20:0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7.5">
            <text:p>27.5</text:p>
          </table:table-cell>
          <table:table-cell office:value-type="float" office:value="-1.1">
            <text:p>-1.1</text:p>
          </table:table-cell>
          <table:table-cell office:value-type="float" office:value="26.4">
            <text:p>26.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437])" office:value-type="float" office:value="7">
            <text:p>7</text:p>
          </table:table-cell>
          <table:table-cell table:formula="of:=YEAR([.C437])" office:value-type="float" office:value="2006">
            <text:p>2006</text:p>
          </table:table-cell>
          <table:table-cell office:value-type="date" office:date-value="2006-07-25">
            <text:p>07/25/06</text:p>
          </table:table-cell>
          <table:table-cell office:value-type="time" office:time-value="PT18H22M52S">
            <text:p>06:22:5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438])" office:value-type="float" office:value="7">
            <text:p>7</text:p>
          </table:table-cell>
          <table:table-cell table:formula="of:=YEAR([.C438])" office:value-type="float" office:value="2006">
            <text:p>2006</text:p>
          </table:table-cell>
          <table:table-cell office:value-type="date" office:date-value="2006-07-24">
            <text:p>07/24/06</text:p>
          </table:table-cell>
          <table:table-cell office:value-type="time" office:time-value="PT09H30M48S">
            <text:p>09:30:48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439])" office:value-type="float" office:value="7">
            <text:p>7</text:p>
          </table:table-cell>
          <table:table-cell table:formula="of:=YEAR([.C439])" office:value-type="float" office:value="2006">
            <text:p>2006</text:p>
          </table:table-cell>
          <table:table-cell office:value-type="date" office:date-value="2006-07-18">
            <text:p>07/18/06</text:p>
          </table:table-cell>
          <table:table-cell office:value-type="time" office:time-value="PT18H44M02S">
            <text:p>06:44:0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0">
            <text:p>200</text:p>
          </table:table-cell>
          <table:table-cell office:value-type="float" office:value="-6.1">
            <text:p>-6.1</text:p>
          </table:table-cell>
          <table:table-cell office:value-type="float" office:value="193.9">
            <text:p>193.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440])" office:value-type="float" office:value="7">
            <text:p>7</text:p>
          </table:table-cell>
          <table:table-cell table:formula="of:=YEAR([.C440])" office:value-type="float" office:value="2006">
            <text:p>2006</text:p>
          </table:table-cell>
          <table:table-cell office:value-type="date" office:date-value="2006-07-12">
            <text:p>07/12/06</text:p>
          </table:table-cell>
          <table:table-cell office:value-type="time" office:time-value="PT11H14M28S">
            <text:p>11:14:28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441])" office:value-type="float" office:value="7">
            <text:p>7</text:p>
          </table:table-cell>
          <table:table-cell table:formula="of:=YEAR([.C441])" office:value-type="float" office:value="2006">
            <text:p>2006</text:p>
          </table:table-cell>
          <table:table-cell office:value-type="date" office:date-value="2006-07-11">
            <text:p>07/11/06</text:p>
          </table:table-cell>
          <table:table-cell office:value-type="time" office:time-value="PT09H47M29S">
            <text:p>09:47:29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442])" office:value-type="float" office:value="7">
            <text:p>7</text:p>
          </table:table-cell>
          <table:table-cell table:formula="of:=YEAR([.C442])" office:value-type="float" office:value="2006">
            <text:p>2006</text:p>
          </table:table-cell>
          <table:table-cell office:value-type="date" office:date-value="2006-07-10">
            <text:p>07/10/06</text:p>
          </table:table-cell>
          <table:table-cell office:value-type="time" office:time-value="PT09H25M47S">
            <text:p>09:25:47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443])" office:value-type="float" office:value="7">
            <text:p>7</text:p>
          </table:table-cell>
          <table:table-cell table:formula="of:=YEAR([.C443])" office:value-type="float" office:value="2006">
            <text:p>2006</text:p>
          </table:table-cell>
          <table:table-cell office:value-type="date" office:date-value="2006-07-04">
            <text:p>07/04/06</text:p>
          </table:table-cell>
          <table:table-cell office:value-type="time" office:time-value="PT18H56M48S">
            <text:p>06:56:48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50">
            <text:p>750</text:p>
          </table:table-cell>
          <table:table-cell office:value-type="float" office:value="-29.55">
            <text:p>-29.55</text:p>
          </table:table-cell>
          <table:table-cell office:value-type="float" office:value="720.45">
            <text:p>720.45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444])" office:value-type="float" office:value="7">
            <text:p>7</text:p>
          </table:table-cell>
          <table:table-cell table:formula="of:=YEAR([.C444])" office:value-type="float" office:value="2006">
            <text:p>2006</text:p>
          </table:table-cell>
          <table:table-cell office:value-type="date" office:date-value="2006-07-04">
            <text:p>07/04/06</text:p>
          </table:table-cell>
          <table:table-cell office:value-type="time" office:time-value="PT02H59M29S">
            <text:p>02:59:2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5">
            <text:p>5</text:p>
          </table:table-cell>
          <table:table-cell office:value-type="float" office:value="-0.55">
            <text:p>-0.55</text:p>
          </table:table-cell>
          <table:table-cell office:value-type="float" office:value="4.45">
            <text:p>4.4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Donation</text:p>
          </table:table-cell>
          <table:table-cell table:number-columns-repeated="16"/>
        </table:table-row>
        <table:table-row table:style-name="ro1">
          <table:table-cell table:formula="of:=MONTH([.C445])" office:value-type="float" office:value="7">
            <text:p>7</text:p>
          </table:table-cell>
          <table:table-cell table:formula="of:=YEAR([.C445])" office:value-type="float" office:value="2006">
            <text:p>2006</text:p>
          </table:table-cell>
          <table:table-cell office:value-type="date" office:date-value="2006-07-01">
            <text:p>07/01/06</text:p>
          </table:table-cell>
          <table:table-cell office:value-type="time" office:time-value="PT03H01M39S">
            <text:p>03:01:3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60">
            <text:p>60</text:p>
          </table:table-cell>
          <table:table-cell office:value-type="float" office:value="-2.64">
            <text:p>-2.64</text:p>
          </table:table-cell>
          <table:table-cell office:value-type="float" office:value="57.36">
            <text:p>57.3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446])" office:value-type="float" office:value="6">
            <text:p>6</text:p>
          </table:table-cell>
          <table:table-cell table:formula="of:=YEAR([.C446])" office:value-type="float" office:value="2006">
            <text:p>2006</text:p>
          </table:table-cell>
          <table:table-cell office:value-type="date" office:date-value="2006-06-30">
            <text:p>06/30/06</text:p>
          </table:table-cell>
          <table:table-cell office:value-type="time" office:time-value="PT09H34M20S">
            <text:p>09:34:20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447])" office:value-type="float" office:value="6">
            <text:p>6</text:p>
          </table:table-cell>
          <table:table-cell table:formula="of:=YEAR([.C447])" office:value-type="float" office:value="2006">
            <text:p>2006</text:p>
          </table:table-cell>
          <table:table-cell office:value-type="date" office:date-value="2006-06-24">
            <text:p>06/24/06</text:p>
          </table:table-cell>
          <table:table-cell office:value-type="time" office:time-value="PT14H07M11S">
            <text:p>02:07:1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448])" office:value-type="float" office:value="6">
            <text:p>6</text:p>
          </table:table-cell>
          <table:table-cell table:formula="of:=YEAR([.C448])" office:value-type="float" office:value="2006">
            <text:p>2006</text:p>
          </table:table-cell>
          <table:table-cell office:value-type="date" office:date-value="2006-06-20">
            <text:p>06/20/06</text:p>
          </table:table-cell>
          <table:table-cell office:value-type="time" office:time-value="PT10H49M10S">
            <text:p>10:49:1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2f37-klattimer</text:p>
          </table:table-cell>
          <table:table-cell table:number-columns-repeated="16"/>
        </table:table-row>
        <table:table-row table:style-name="ro1">
          <table:table-cell table:formula="of:=MONTH([.C449])" office:value-type="float" office:value="6">
            <text:p>6</text:p>
          </table:table-cell>
          <table:table-cell table:formula="of:=YEAR([.C449])" office:value-type="float" office:value="2006">
            <text:p>2006</text:p>
          </table:table-cell>
          <table:table-cell office:value-type="date" office:date-value="2006-06-19">
            <text:p>06/19/06</text:p>
          </table:table-cell>
          <table:table-cell office:value-type="time" office:time-value="PT06H44M00S">
            <text:p>06:44:0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72">
            <text:p>72</text:p>
          </table:table-cell>
          <table:table-cell office:value-type="float" office:value="-3.16">
            <text:p>-3.16</text:p>
          </table:table-cell>
          <table:table-cell office:value-type="float" office:value="68.84">
            <text:p>68.8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5574-fboor2</text:p>
          </table:table-cell>
          <table:table-cell table:number-columns-repeated="16"/>
        </table:table-row>
        <table:table-row table:style-name="ro1">
          <table:table-cell table:formula="of:=MONTH([.C450])" office:value-type="float" office:value="6">
            <text:p>6</text:p>
          </table:table-cell>
          <table:table-cell table:formula="of:=YEAR([.C450])" office:value-type="float" office:value="2006">
            <text:p>2006</text:p>
          </table:table-cell>
          <table:table-cell office:value-type="date" office:date-value="2006-06-19">
            <text:p>06/19/06</text:p>
          </table:table-cell>
          <table:table-cell office:value-type="time" office:time-value="PT04H45M50S">
            <text:p>04:45:5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72">
            <text:p>72</text:p>
          </table:table-cell>
          <table:table-cell office:value-type="float" office:value="-3.16">
            <text:p>-3.16</text:p>
          </table:table-cell>
          <table:table-cell office:value-type="float" office:value="68.84">
            <text:p>68.8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c5ab-nilsf</text:p>
          </table:table-cell>
          <table:table-cell table:number-columns-repeated="16"/>
        </table:table-row>
        <table:table-row table:style-name="ro1">
          <table:table-cell table:formula="of:=MONTH([.C451])" office:value-type="float" office:value="6">
            <text:p>6</text:p>
          </table:table-cell>
          <table:table-cell table:formula="of:=YEAR([.C451])" office:value-type="float" office:value="2006">
            <text:p>2006</text:p>
          </table:table-cell>
          <table:table-cell office:value-type="date" office:date-value="2006-06-19">
            <text:p>06/19/06</text:p>
          </table:table-cell>
          <table:table-cell office:value-type="time" office:time-value="PT04H15M38S">
            <text:p>04:15:3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85fc-sisqbates</text:p>
          </table:table-cell>
          <table:table-cell table:number-columns-repeated="16"/>
        </table:table-row>
        <table:table-row table:style-name="ro1">
          <table:table-cell table:formula="of:=MONTH([.C452])" office:value-type="float" office:value="6">
            <text:p>6</text:p>
          </table:table-cell>
          <table:table-cell table:formula="of:=YEAR([.C452])" office:value-type="float" office:value="2006">
            <text:p>2006</text:p>
          </table:table-cell>
          <table:table-cell office:value-type="date" office:date-value="2006-06-17">
            <text:p>06/17/06</text:p>
          </table:table-cell>
          <table:table-cell office:value-type="time" office:time-value="PT11H07M59S">
            <text:p>11:07:5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7d04-jcorrius</text:p>
          </table:table-cell>
          <table:table-cell table:number-columns-repeated="16"/>
        </table:table-row>
        <table:table-row table:style-name="ro1">
          <table:table-cell table:formula="of:=MONTH([.C453])" office:value-type="float" office:value="6">
            <text:p>6</text:p>
          </table:table-cell>
          <table:table-cell table:formula="of:=YEAR([.C453])" office:value-type="float" office:value="2006">
            <text:p>2006</text:p>
          </table:table-cell>
          <table:table-cell office:value-type="date" office:date-value="2006-06-16">
            <text:p>06/16/06</text:p>
          </table:table-cell>
          <table:table-cell office:value-type="time" office:time-value="PT22H07M25S">
            <text:p>10:07:2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6766-silviapfeiffer</text:p>
          </table:table-cell>
          <table:table-cell table:number-columns-repeated="16"/>
        </table:table-row>
        <table:table-row table:style-name="ro1">
          <table:table-cell table:formula="of:=MONTH([.C454])" office:value-type="float" office:value="6">
            <text:p>6</text:p>
          </table:table-cell>
          <table:table-cell table:formula="of:=YEAR([.C454])" office:value-type="float" office:value="2006">
            <text:p>2006</text:p>
          </table:table-cell>
          <table:table-cell office:value-type="date" office:date-value="2006-06-15">
            <text:p>06/15/06</text:p>
          </table:table-cell>
          <table:table-cell office:value-type="time" office:time-value="PT20H21M35S">
            <text:p>08:21:3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d395-afcowie</text:p>
          </table:table-cell>
          <table:table-cell table:number-columns-repeated="16"/>
        </table:table-row>
        <table:table-row table:style-name="ro1">
          <table:table-cell table:formula="of:=MONTH([.C455])" office:value-type="float" office:value="6">
            <text:p>6</text:p>
          </table:table-cell>
          <table:table-cell table:formula="of:=YEAR([.C455])" office:value-type="float" office:value="2006">
            <text:p>2006</text:p>
          </table:table-cell>
          <table:table-cell office:value-type="date" office:date-value="2006-06-14">
            <text:p>06/14/06</text:p>
          </table:table-cell>
          <table:table-cell office:value-type="time" office:time-value="PT09H21M21S">
            <text:p>09:21:2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92">
            <text:p>192</text:p>
          </table:table-cell>
          <table:table-cell office:value-type="float" office:value="-7.84">
            <text:p>-7.84</text:p>
          </table:table-cell>
          <table:table-cell office:value-type="float" office:value="184.16">
            <text:p>184.1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185c-Klaus Pedersen</text:p>
          </table:table-cell>
          <table:table-cell table:number-columns-repeated="16"/>
        </table:table-row>
        <table:table-row table:style-name="ro1">
          <table:table-cell table:formula="of:=MONTH([.C456])" office:value-type="float" office:value="6">
            <text:p>6</text:p>
          </table:table-cell>
          <table:table-cell table:formula="of:=YEAR([.C456])" office:value-type="float" office:value="2006">
            <text:p>2006</text:p>
          </table:table-cell>
          <table:table-cell office:value-type="date" office:date-value="2006-06-13">
            <text:p>06/13/06</text:p>
          </table:table-cell>
          <table:table-cell office:value-type="time" office:time-value="PT15H33M39S">
            <text:p>03:33:3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92">
            <text:p>192</text:p>
          </table:table-cell>
          <table:table-cell office:value-type="float" office:value="-5.92">
            <text:p>-5.92</text:p>
          </table:table-cell>
          <table:table-cell office:value-type="float" office:value="186.08">
            <text:p>186.0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f76a-lefty</text:p>
          </table:table-cell>
          <table:table-cell table:number-columns-repeated="16"/>
        </table:table-row>
        <table:table-row table:style-name="ro1">
          <table:table-cell table:formula="of:=MONTH([.C457])" office:value-type="float" office:value="6">
            <text:p>6</text:p>
          </table:table-cell>
          <table:table-cell table:formula="of:=YEAR([.C457])" office:value-type="float" office:value="2006">
            <text:p>2006</text:p>
          </table:table-cell>
          <table:table-cell office:value-type="date" office:date-value="2006-06-11">
            <text:p>06/11/06</text:p>
          </table:table-cell>
          <table:table-cell office:value-type="time" office:time-value="PT10H17M45S">
            <text:p>10:17:4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72">
            <text:p>72</text:p>
          </table:table-cell>
          <table:table-cell office:value-type="float" office:value="-3.16">
            <text:p>-3.16</text:p>
          </table:table-cell>
          <table:table-cell office:value-type="float" office:value="68.84">
            <text:p>68.8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8ebd-TimothyEdwardBaldwin</text:p>
          </table:table-cell>
          <table:table-cell table:number-columns-repeated="16"/>
        </table:table-row>
        <table:table-row table:style-name="ro1">
          <table:table-cell table:formula="of:=MONTH([.C458])" office:value-type="float" office:value="6">
            <text:p>6</text:p>
          </table:table-cell>
          <table:table-cell table:formula="of:=YEAR([.C458])" office:value-type="float" office:value="2006">
            <text:p>2006</text:p>
          </table:table-cell>
          <table:table-cell office:value-type="date" office:date-value="2006-06-10">
            <text:p>06/10/06</text:p>
          </table:table-cell>
          <table:table-cell office:value-type="time" office:time-value="PT06H50M15S">
            <text:p>06:50:1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258b-edu</text:p>
          </table:table-cell>
          <table:table-cell table:number-columns-repeated="16"/>
        </table:table-row>
        <table:table-row table:style-name="ro1">
          <table:table-cell table:formula="of:=MONTH([.C459])" office:value-type="float" office:value="6">
            <text:p>6</text:p>
          </table:table-cell>
          <table:table-cell table:formula="of:=YEAR([.C459])" office:value-type="float" office:value="2006">
            <text:p>2006</text:p>
          </table:table-cell>
          <table:table-cell office:value-type="date" office:date-value="2006-06-09">
            <text:p>06/09/06</text:p>
          </table:table-cell>
          <table:table-cell office:value-type="time" office:time-value="PT08H20M43S">
            <text:p>08:20:4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d1f4-moyogo</text:p>
          </table:table-cell>
          <table:table-cell table:number-columns-repeated="16"/>
        </table:table-row>
        <table:table-row table:style-name="ro1">
          <table:table-cell table:formula="of:=MONTH([.C460])" office:value-type="float" office:value="6">
            <text:p>6</text:p>
          </table:table-cell>
          <table:table-cell table:formula="of:=YEAR([.C460])" office:value-type="float" office:value="2006">
            <text:p>2006</text:p>
          </table:table-cell>
          <table:table-cell office:value-type="date" office:date-value="2006-06-09">
            <text:p>06/09/06</text:p>
          </table:table-cell>
          <table:table-cell office:value-type="time" office:time-value="PT04H02M25S">
            <text:p>04:02:2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90">
            <text:p>190</text:p>
          </table:table-cell>
          <table:table-cell office:value-type="float" office:value="-7.76">
            <text:p>-7.76</text:p>
          </table:table-cell>
          <table:table-cell office:value-type="float" office:value="182.24">
            <text:p>182.2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c361-lrg</text:p>
          </table:table-cell>
          <table:table-cell table:number-columns-repeated="16"/>
        </table:table-row>
        <table:table-row table:style-name="ro1">
          <table:table-cell table:formula="of:=MONTH([.C461])" office:value-type="float" office:value="6">
            <text:p>6</text:p>
          </table:table-cell>
          <table:table-cell table:formula="of:=YEAR([.C461])" office:value-type="float" office:value="2006">
            <text:p>2006</text:p>
          </table:table-cell>
          <table:table-cell office:value-type="date" office:date-value="2006-06-06">
            <text:p>06/06/06</text:p>
          </table:table-cell>
          <table:table-cell office:value-type="time" office:time-value="PT13H36M51S">
            <text:p>01:36:5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3493-Sílvia Miranda</text:p>
          </table:table-cell>
          <table:table-cell table:number-columns-repeated="16"/>
        </table:table-row>
        <table:table-row table:style-name="ro1">
          <table:table-cell table:formula="of:=MONTH([.C462])" office:value-type="float" office:value="6">
            <text:p>6</text:p>
          </table:table-cell>
          <table:table-cell table:formula="of:=YEAR([.C462])" office:value-type="float" office:value="2006">
            <text:p>2006</text:p>
          </table:table-cell>
          <table:table-cell office:value-type="date" office:date-value="2006-06-03">
            <text:p>06/03/06</text:p>
          </table:table-cell>
          <table:table-cell office:value-type="time" office:time-value="PT10H28M25S">
            <text:p>10:28:2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5">
            <text:p>15</text:p>
          </table:table-cell>
          <table:table-cell office:value-type="float" office:value="-0.89">
            <text:p>-0.89</text:p>
          </table:table-cell>
          <table:table-cell office:value-type="float" office:value="14.11">
            <text:p>14.1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463])" office:value-type="float" office:value="6">
            <text:p>6</text:p>
          </table:table-cell>
          <table:table-cell table:formula="of:=YEAR([.C463])" office:value-type="float" office:value="2006">
            <text:p>2006</text:p>
          </table:table-cell>
          <table:table-cell office:value-type="date" office:date-value="2006-06-02">
            <text:p>06/02/06</text:p>
          </table:table-cell>
          <table:table-cell office:value-type="time" office:time-value="PT09H41M21S">
            <text:p>09:41:21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464])" office:value-type="float" office:value="5">
            <text:p>5</text:p>
          </table:table-cell>
          <table:table-cell table:formula="of:=YEAR([.C464])" office:value-type="float" office:value="2006">
            <text:p>2006</text:p>
          </table:table-cell>
          <table:table-cell office:value-type="date" office:date-value="2006-05-31">
            <text:p>05/31/06</text:p>
          </table:table-cell>
          <table:table-cell office:value-type="time" office:time-value="PT11H02M53S">
            <text:p>11:02:5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12">
            <text:p>112</text:p>
          </table:table-cell>
          <table:table-cell office:value-type="float" office:value="-4.72">
            <text:p>-4.72</text:p>
          </table:table-cell>
          <table:table-cell office:value-type="float" office:value="107.28">
            <text:p>107.2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58ae-alvaroortiz</text:p>
          </table:table-cell>
          <table:table-cell table:number-columns-repeated="16"/>
        </table:table-row>
        <table:table-row table:style-name="ro1">
          <table:table-cell table:formula="of:=MONTH([.C465])" office:value-type="float" office:value="5">
            <text:p>5</text:p>
          </table:table-cell>
          <table:table-cell table:formula="of:=YEAR([.C465])" office:value-type="float" office:value="2006">
            <text:p>2006</text:p>
          </table:table-cell>
          <table:table-cell office:value-type="date" office:date-value="2006-05-31">
            <text:p>05/31/06</text:p>
          </table:table-cell>
          <table:table-cell office:value-type="time" office:time-value="PT08H08M46S">
            <text:p>08:08:4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466])" office:value-type="float" office:value="5">
            <text:p>5</text:p>
          </table:table-cell>
          <table:table-cell table:formula="of:=YEAR([.C466])" office:value-type="float" office:value="2006">
            <text:p>2006</text:p>
          </table:table-cell>
          <table:table-cell office:value-type="date" office:date-value="2006-05-31">
            <text:p>05/31/06</text:p>
          </table:table-cell>
          <table:table-cell office:value-type="time" office:time-value="PT02H56M16S">
            <text:p>02:56:1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5e38-lloydinho</text:p>
          </table:table-cell>
          <table:table-cell table:number-columns-repeated="16"/>
        </table:table-row>
        <table:table-row table:style-name="ro1">
          <table:table-cell table:formula="of:=MONTH([.C467])" office:value-type="float" office:value="5">
            <text:p>5</text:p>
          </table:table-cell>
          <table:table-cell table:formula="of:=YEAR([.C467])" office:value-type="float" office:value="2006">
            <text:p>2006</text:p>
          </table:table-cell>
          <table:table-cell office:value-type="date" office:date-value="2006-05-31">
            <text:p>05/31/06</text:p>
          </table:table-cell>
          <table:table-cell office:value-type="time" office:time-value="PT00H34M52S">
            <text:p>12:34:5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f457-csanz</text:p>
          </table:table-cell>
          <table:table-cell table:number-columns-repeated="16"/>
        </table:table-row>
        <table:table-row table:style-name="ro1">
          <table:table-cell table:formula="of:=MONTH([.C468])" office:value-type="float" office:value="5">
            <text:p>5</text:p>
          </table:table-cell>
          <table:table-cell table:formula="of:=YEAR([.C468])" office:value-type="float" office:value="2006">
            <text:p>2006</text:p>
          </table:table-cell>
          <table:table-cell office:value-type="date" office:date-value="2006-05-30">
            <text:p>05/30/06</text:p>
          </table:table-cell>
          <table:table-cell office:value-type="time" office:time-value="PT14H38M11S">
            <text:p>02:38:1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42">
            <text:p>42</text:p>
          </table:table-cell>
          <table:table-cell office:value-type="float" office:value="-1.99">
            <text:p>-1.99</text:p>
          </table:table-cell>
          <table:table-cell office:value-type="float" office:value="40.01">
            <text:p>40.0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05f9-nn</text:p>
          </table:table-cell>
          <table:table-cell table:number-columns-repeated="16"/>
        </table:table-row>
        <table:table-row table:style-name="ro1">
          <table:table-cell table:formula="of:=MONTH([.C469])" office:value-type="float" office:value="5">
            <text:p>5</text:p>
          </table:table-cell>
          <table:table-cell table:formula="of:=YEAR([.C469])" office:value-type="float" office:value="2006">
            <text:p>2006</text:p>
          </table:table-cell>
          <table:table-cell office:value-type="date" office:date-value="2006-05-30">
            <text:p>05/30/06</text:p>
          </table:table-cell>
          <table:table-cell office:value-type="time" office:time-value="PT09H34M05S">
            <text:p>09:34:05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2">
            <text:p>0.42</text:p>
          </table:table-cell>
          <table:table-cell office:value-type="float" office:value="0">
            <text:p>0</text:p>
          </table:table-cell>
          <table:table-cell office:value-type="float" office:value="0.42">
            <text:p>0.42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470])" office:value-type="float" office:value="5">
            <text:p>5</text:p>
          </table:table-cell>
          <table:table-cell table:formula="of:=YEAR([.C470])" office:value-type="float" office:value="2006">
            <text:p>2006</text:p>
          </table:table-cell>
          <table:table-cell office:value-type="date" office:date-value="2006-05-30">
            <text:p>05/30/06</text:p>
          </table:table-cell>
          <table:table-cell office:value-type="time" office:time-value="PT09H34M05S">
            <text:p>09:34:05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471])" office:value-type="float" office:value="5">
            <text:p>5</text:p>
          </table:table-cell>
          <table:table-cell table:formula="of:=YEAR([.C471])" office:value-type="float" office:value="2006">
            <text:p>2006</text:p>
          </table:table-cell>
          <table:table-cell office:value-type="date" office:date-value="2006-05-30">
            <text:p>05/30/06</text:p>
          </table:table-cell>
          <table:table-cell office:value-type="time" office:time-value="PT05H46M52S">
            <text:p>05:46:5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90">
            <text:p>90</text:p>
          </table:table-cell>
          <table:table-cell office:value-type="float" office:value="-3.86">
            <text:p>-3.86</text:p>
          </table:table-cell>
          <table:table-cell office:value-type="float" office:value="86.14">
            <text:p>86.1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ba2f-huats</text:p>
          </table:table-cell>
          <table:table-cell table:number-columns-repeated="16"/>
        </table:table-row>
        <table:table-row table:style-name="ro1">
          <table:table-cell table:formula="of:=MONTH([.C472])" office:value-type="float" office:value="5">
            <text:p>5</text:p>
          </table:table-cell>
          <table:table-cell table:formula="of:=YEAR([.C472])" office:value-type="float" office:value="2006">
            <text:p>2006</text:p>
          </table:table-cell>
          <table:table-cell office:value-type="date" office:date-value="2006-05-30">
            <text:p>05/30/06</text:p>
          </table:table-cell>
          <table:table-cell office:value-type="time" office:time-value="PT01H07M16S">
            <text:p>01:07:1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f387-sabe</text:p>
          </table:table-cell>
          <table:table-cell table:number-columns-repeated="16"/>
        </table:table-row>
        <table:table-row table:style-name="ro1">
          <table:table-cell table:formula="of:=MONTH([.C473])" office:value-type="float" office:value="5">
            <text:p>5</text:p>
          </table:table-cell>
          <table:table-cell table:formula="of:=YEAR([.C473])" office:value-type="float" office:value="2006">
            <text:p>2006</text:p>
          </table:table-cell>
          <table:table-cell office:value-type="date" office:date-value="2006-05-26">
            <text:p>05/26/06</text:p>
          </table:table-cell>
          <table:table-cell office:value-type="time" office:time-value="PT10H45M44S">
            <text:p>10:45:44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474])" office:value-type="float" office:value="5">
            <text:p>5</text:p>
          </table:table-cell>
          <table:table-cell table:formula="of:=YEAR([.C474])" office:value-type="float" office:value="2006">
            <text:p>2006</text:p>
          </table:table-cell>
          <table:table-cell office:value-type="date" office:date-value="2006-05-24">
            <text:p>05/24/06</text:p>
          </table:table-cell>
          <table:table-cell office:value-type="time" office:time-value="PT12H29M24S">
            <text:p>12:29:2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50">
            <text:p>150</text:p>
          </table:table-cell>
          <table:table-cell office:value-type="float" office:value="-4.7">
            <text:p>-4.7</text:p>
          </table:table-cell>
          <table:table-cell office:value-type="float" office:value="145.3">
            <text:p>145.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13f3-Joseph Kowalski</text:p>
          </table:table-cell>
          <table:table-cell table:number-columns-repeated="16"/>
        </table:table-row>
        <table:table-row table:style-name="ro1">
          <table:table-cell table:formula="of:=MONTH([.C475])" office:value-type="float" office:value="5">
            <text:p>5</text:p>
          </table:table-cell>
          <table:table-cell table:formula="of:=YEAR([.C475])" office:value-type="float" office:value="2006">
            <text:p>2006</text:p>
          </table:table-cell>
          <table:table-cell office:value-type="date" office:date-value="2006-05-18">
            <text:p>05/18/06</text:p>
          </table:table-cell>
          <table:table-cell office:value-type="time" office:time-value="PT05H13M05S">
            <text:p>05:13:0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d61e-acacha</text:p>
          </table:table-cell>
          <table:table-cell table:number-columns-repeated="16"/>
        </table:table-row>
        <table:table-row table:style-name="ro1">
          <table:table-cell table:formula="of:=MONTH([.C476])" office:value-type="float" office:value="5">
            <text:p>5</text:p>
          </table:table-cell>
          <table:table-cell table:formula="of:=YEAR([.C476])" office:value-type="float" office:value="2006">
            <text:p>2006</text:p>
          </table:table-cell>
          <table:table-cell office:value-type="date" office:date-value="2006-05-16">
            <text:p>05/16/06</text:p>
          </table:table-cell>
          <table:table-cell office:value-type="time" office:time-value="PT01H09M42S">
            <text:p>01:09:4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5">
            <text:p>35</text:p>
          </table:table-cell>
          <table:table-cell office:value-type="float" office:value="-1.37">
            <text:p>-1.37</text:p>
          </table:table-cell>
          <table:table-cell office:value-type="float" office:value="33.63">
            <text:p>33.6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98f1-tavon</text:p>
          </table:table-cell>
          <table:table-cell table:number-columns-repeated="16"/>
        </table:table-row>
        <table:table-row table:style-name="ro1">
          <table:table-cell table:formula="of:=MONTH([.C477])" office:value-type="float" office:value="5">
            <text:p>5</text:p>
          </table:table-cell>
          <table:table-cell table:formula="of:=YEAR([.C477])" office:value-type="float" office:value="2006">
            <text:p>2006</text:p>
          </table:table-cell>
          <table:table-cell office:value-type="date" office:date-value="2006-05-15">
            <text:p>05/15/06</text:p>
          </table:table-cell>
          <table:table-cell office:value-type="time" office:time-value="PT19H17M58S">
            <text:p>07:17:5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478])" office:value-type="float" office:value="5">
            <text:p>5</text:p>
          </table:table-cell>
          <table:table-cell table:formula="of:=YEAR([.C478])" office:value-type="float" office:value="2006">
            <text:p>2006</text:p>
          </table:table-cell>
          <table:table-cell office:value-type="date" office:date-value="2006-05-14">
            <text:p>05/14/06</text:p>
          </table:table-cell>
          <table:table-cell office:value-type="time" office:time-value="PT17H40M40S">
            <text:p>05:40:4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479])" office:value-type="float" office:value="5">
            <text:p>5</text:p>
          </table:table-cell>
          <table:table-cell table:formula="of:=YEAR([.C479])" office:value-type="float" office:value="2006">
            <text:p>2006</text:p>
          </table:table-cell>
          <table:table-cell office:value-type="date" office:date-value="2006-05-14">
            <text:p>05/14/06</text:p>
          </table:table-cell>
          <table:table-cell office:value-type="time" office:time-value="PT13H57M38S">
            <text:p>01:57:3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5">
            <text:p>35</text:p>
          </table:table-cell>
          <table:table-cell office:value-type="float" office:value="-1.72">
            <text:p>-1.72</text:p>
          </table:table-cell>
          <table:table-cell office:value-type="float" office:value="33.28">
            <text:p>33.2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c410-sigurdga</text:p>
          </table:table-cell>
          <table:table-cell table:number-columns-repeated="16"/>
        </table:table-row>
        <table:table-row table:style-name="ro1">
          <table:table-cell table:formula="of:=MONTH([.C480])" office:value-type="float" office:value="5">
            <text:p>5</text:p>
          </table:table-cell>
          <table:table-cell table:formula="of:=YEAR([.C480])" office:value-type="float" office:value="2006">
            <text:p>2006</text:p>
          </table:table-cell>
          <table:table-cell office:value-type="date" office:date-value="2006-05-14">
            <text:p>05/14/06</text:p>
          </table:table-cell>
          <table:table-cell office:value-type="time" office:time-value="PT13H01M21S">
            <text:p>01:01:2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50">
            <text:p>50</text:p>
          </table:table-cell>
          <table:table-cell office:value-type="float" office:value="-2.3">
            <text:p>-2.3</text:p>
          </table:table-cell>
          <table:table-cell office:value-type="float" office:value="47.7">
            <text:p>47.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c3c5-julo</text:p>
          </table:table-cell>
          <table:table-cell table:number-columns-repeated="16"/>
        </table:table-row>
        <table:table-row table:style-name="ro1">
          <table:table-cell table:formula="of:=MONTH([.C481])" office:value-type="float" office:value="5">
            <text:p>5</text:p>
          </table:table-cell>
          <table:table-cell table:formula="of:=YEAR([.C481])" office:value-type="float" office:value="2006">
            <text:p>2006</text:p>
          </table:table-cell>
          <table:table-cell office:value-type="date" office:date-value="2006-05-11">
            <text:p>05/11/06</text:p>
          </table:table-cell>
          <table:table-cell office:value-type="time" office:time-value="PT10H39M15S">
            <text:p>10:39:1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2050-cwindsor</text:p>
          </table:table-cell>
          <table:table-cell table:number-columns-repeated="16"/>
        </table:table-row>
        <table:table-row table:style-name="ro1">
          <table:table-cell table:formula="of:=MONTH([.C482])" office:value-type="float" office:value="5">
            <text:p>5</text:p>
          </table:table-cell>
          <table:table-cell table:formula="of:=YEAR([.C482])" office:value-type="float" office:value="2006">
            <text:p>2006</text:p>
          </table:table-cell>
          <table:table-cell office:value-type="date" office:date-value="2006-05-09">
            <text:p>05/09/06</text:p>
          </table:table-cell>
          <table:table-cell office:value-type="time" office:time-value="PT18H00M32S">
            <text:p>06:00:3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60">
            <text:p>60</text:p>
          </table:table-cell>
          <table:table-cell office:value-type="float" office:value="-2.04">
            <text:p>-2.04</text:p>
          </table:table-cell>
          <table:table-cell office:value-type="float" office:value="57.96">
            <text:p>57.9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483])" office:value-type="float" office:value="5">
            <text:p>5</text:p>
          </table:table-cell>
          <table:table-cell table:formula="of:=YEAR([.C483])" office:value-type="float" office:value="2006">
            <text:p>2006</text:p>
          </table:table-cell>
          <table:table-cell office:value-type="date" office:date-value="2006-05-08">
            <text:p>05/08/06</text:p>
          </table:table-cell>
          <table:table-cell office:value-type="time" office:time-value="PT04H22M36S">
            <text:p>04:22:3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484])" office:value-type="float" office:value="5">
            <text:p>5</text:p>
          </table:table-cell>
          <table:table-cell table:formula="of:=YEAR([.C484])" office:value-type="float" office:value="2006">
            <text:p>2006</text:p>
          </table:table-cell>
          <table:table-cell office:value-type="date" office:date-value="2006-05-07">
            <text:p>05/07/06</text:p>
          </table:table-cell>
          <table:table-cell office:value-type="time" office:time-value="PT16H17M55S">
            <text:p>04:17:5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72b3-Christopher Orr</text:p>
          </table:table-cell>
          <table:table-cell table:number-columns-repeated="16"/>
        </table:table-row>
        <table:table-row table:style-name="ro1">
          <table:table-cell table:formula="of:=MONTH([.C485])" office:value-type="float" office:value="5">
            <text:p>5</text:p>
          </table:table-cell>
          <table:table-cell table:formula="of:=YEAR([.C485])" office:value-type="float" office:value="2006">
            <text:p>2006</text:p>
          </table:table-cell>
          <table:table-cell office:value-type="date" office:date-value="2006-05-04">
            <text:p>05/04/06</text:p>
          </table:table-cell>
          <table:table-cell office:value-type="time" office:time-value="PT03H27M59S">
            <text:p>03:27:5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486])" office:value-type="float" office:value="5">
            <text:p>5</text:p>
          </table:table-cell>
          <table:table-cell table:formula="of:=YEAR([.C486])" office:value-type="float" office:value="2006">
            <text:p>2006</text:p>
          </table:table-cell>
          <table:table-cell office:value-type="date" office:date-value="2006-05-02">
            <text:p>05/02/06</text:p>
          </table:table-cell>
          <table:table-cell office:value-type="time" office:time-value="PT06H38M34S">
            <text:p>06:38:3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50">
            <text:p>150</text:p>
          </table:table-cell>
          <table:table-cell office:value-type="float" office:value="-4.7">
            <text:p>-4.7</text:p>
          </table:table-cell>
          <table:table-cell office:value-type="float" office:value="145.3">
            <text:p>145.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ddb3-William Jon McCann</text:p>
          </table:table-cell>
          <table:table-cell table:number-columns-repeated="16"/>
        </table:table-row>
        <table:table-row table:style-name="ro1">
          <table:table-cell table:formula="of:=MONTH([.C487])" office:value-type="float" office:value="5">
            <text:p>5</text:p>
          </table:table-cell>
          <table:table-cell table:formula="of:=YEAR([.C487])" office:value-type="float" office:value="2006">
            <text:p>2006</text:p>
          </table:table-cell>
          <table:table-cell office:value-type="date" office:date-value="2006-05-02">
            <text:p>05/02/06</text:p>
          </table:table-cell>
          <table:table-cell office:value-type="time" office:time-value="PT06H31M01S">
            <text:p>06:31:0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50">
            <text:p>50</text:p>
          </table:table-cell>
          <table:table-cell office:value-type="float" office:value="-2.3">
            <text:p>-2.3</text:p>
          </table:table-cell>
          <table:table-cell office:value-type="float" office:value="47.7">
            <text:p>47.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eed5-pau.duran</text:p>
          </table:table-cell>
          <table:table-cell table:number-columns-repeated="16"/>
        </table:table-row>
        <table:table-row table:style-name="ro1">
          <table:table-cell table:formula="of:=MONTH([.C488])" office:value-type="float" office:value="5">
            <text:p>5</text:p>
          </table:table-cell>
          <table:table-cell table:formula="of:=YEAR([.C488])" office:value-type="float" office:value="2006">
            <text:p>2006</text:p>
          </table:table-cell>
          <table:table-cell office:value-type="date" office:date-value="2006-05-01">
            <text:p>05/01/06</text:p>
          </table:table-cell>
          <table:table-cell office:value-type="time" office:time-value="PT20H04M36S">
            <text:p>08:04:3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leared</text:p>
          </table:table-cell>
          <table:table-cell office:value-type="string">
            <text:p>EUR</text:p>
          </table:table-cell>
          <table:table-cell office:value-type="float" office:value="110">
            <text:p>110</text:p>
          </table:table-cell>
          <table:table-cell office:value-type="float" office:value="-3.54">
            <text:p>-3.54</text:p>
          </table:table-cell>
          <table:table-cell office:value-type="float" office:value="106.46">
            <text:p>106.4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fccb-thaeger</text:p>
          </table:table-cell>
          <table:table-cell table:number-columns-repeated="16"/>
        </table:table-row>
        <table:table-row table:style-name="ro1">
          <table:table-cell table:formula="of:=MONTH([.C489])" office:value-type="float" office:value="5">
            <text:p>5</text:p>
          </table:table-cell>
          <table:table-cell table:formula="of:=YEAR([.C489])" office:value-type="float" office:value="2006">
            <text:p>2006</text:p>
          </table:table-cell>
          <table:table-cell office:value-type="date" office:date-value="2006-05-01">
            <text:p>05/01/06</text:p>
          </table:table-cell>
          <table:table-cell office:value-type="time" office:time-value="PT09H30M18S">
            <text:p>09:30:1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bca8-Muravej</text:p>
          </table:table-cell>
          <table:table-cell table:number-columns-repeated="16"/>
        </table:table-row>
        <table:table-row table:style-name="ro1">
          <table:table-cell table:formula="of:=MONTH([.C490])" office:value-type="float" office:value="4">
            <text:p>4</text:p>
          </table:table-cell>
          <table:table-cell table:formula="of:=YEAR([.C490])" office:value-type="float" office:value="2006">
            <text:p>2006</text:p>
          </table:table-cell>
          <table:table-cell office:value-type="date" office:date-value="2006-04-30">
            <text:p>04/30/06</text:p>
          </table:table-cell>
          <table:table-cell office:value-type="time" office:time-value="PT14H13M30S">
            <text:p>02:13:30 P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66">
            <text:p>166</text:p>
          </table:table-cell>
          <table:table-cell office:value-type="float" office:value="-6.82">
            <text:p>-6.82</text:p>
          </table:table-cell>
          <table:table-cell office:value-type="float" office:value="159.18">
            <text:p>159.18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491])" office:value-type="float" office:value="4">
            <text:p>4</text:p>
          </table:table-cell>
          <table:table-cell table:formula="of:=YEAR([.C491])" office:value-type="float" office:value="2006">
            <text:p>2006</text:p>
          </table:table-cell>
          <table:table-cell office:value-type="date" office:date-value="2006-04-30">
            <text:p>04/30/06</text:p>
          </table:table-cell>
          <table:table-cell office:value-type="time" office:time-value="PT01H50M24S">
            <text:p>01:50:2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248e-Daniel Clemente</text:p>
          </table:table-cell>
          <table:table-cell table:number-columns-repeated="16"/>
        </table:table-row>
        <table:table-row table:style-name="ro1">
          <table:table-cell table:formula="of:=MONTH([.C492])" office:value-type="float" office:value="4">
            <text:p>4</text:p>
          </table:table-cell>
          <table:table-cell table:formula="of:=YEAR([.C492])" office:value-type="float" office:value="2006">
            <text:p>2006</text:p>
          </table:table-cell>
          <table:table-cell office:value-type="date" office:date-value="2006-04-29">
            <text:p>04/29/06</text:p>
          </table:table-cell>
          <table:table-cell office:value-type="time" office:time-value="PT13H01M05S">
            <text:p>01:01:0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40">
            <text:p>40</text:p>
          </table:table-cell>
          <table:table-cell office:value-type="float" office:value="-1.91">
            <text:p>-1.91</text:p>
          </table:table-cell>
          <table:table-cell office:value-type="float" office:value="38.09">
            <text:p>38.0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bcbe-Nicolas Spalinger</text:p>
          </table:table-cell>
          <table:table-cell table:number-columns-repeated="16"/>
        </table:table-row>
        <table:table-row table:style-name="ro1">
          <table:table-cell table:formula="of:=MONTH([.C493])" office:value-type="float" office:value="4">
            <text:p>4</text:p>
          </table:table-cell>
          <table:table-cell table:formula="of:=YEAR([.C493])" office:value-type="float" office:value="2006">
            <text:p>2006</text:p>
          </table:table-cell>
          <table:table-cell office:value-type="date" office:date-value="2006-04-27">
            <text:p>04/27/06</text:p>
          </table:table-cell>
          <table:table-cell office:value-type="time" office:time-value="PT19H15M04S">
            <text:p>07:15:0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5">
            <text:p>35</text:p>
          </table:table-cell>
          <table:table-cell office:value-type="float" office:value="-1.37">
            <text:p>-1.37</text:p>
          </table:table-cell>
          <table:table-cell office:value-type="float" office:value="33.63">
            <text:p>33.6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fbd7-davidz</text:p>
          </table:table-cell>
          <table:table-cell table:number-columns-repeated="16"/>
        </table:table-row>
        <table:table-row table:style-name="ro1">
          <table:table-cell table:formula="of:=MONTH([.C494])" office:value-type="float" office:value="4">
            <text:p>4</text:p>
          </table:table-cell>
          <table:table-cell table:formula="of:=YEAR([.C494])" office:value-type="float" office:value="2006">
            <text:p>2006</text:p>
          </table:table-cell>
          <table:table-cell office:value-type="date" office:date-value="2006-04-26">
            <text:p>04/26/06</text:p>
          </table:table-cell>
          <table:table-cell office:value-type="time" office:time-value="PT07H29M57S">
            <text:p>07:29:5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10">
            <text:p>110</text:p>
          </table:table-cell>
          <table:table-cell office:value-type="float" office:value="-4.64">
            <text:p>-4.64</text:p>
          </table:table-cell>
          <table:table-cell office:value-type="float" office:value="105.36">
            <text:p>105.3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41ae-hadess</text:p>
          </table:table-cell>
          <table:table-cell table:number-columns-repeated="16"/>
        </table:table-row>
        <table:table-row table:style-name="ro1">
          <table:table-cell table:formula="of:=MONTH([.C495])" office:value-type="float" office:value="4">
            <text:p>4</text:p>
          </table:table-cell>
          <table:table-cell table:formula="of:=YEAR([.C495])" office:value-type="float" office:value="2006">
            <text:p>2006</text:p>
          </table:table-cell>
          <table:table-cell office:value-type="date" office:date-value="2006-04-25">
            <text:p>04/25/06</text:p>
          </table:table-cell>
          <table:table-cell office:value-type="time" office:time-value="PT05H02M39S">
            <text:p>05:02:3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496])" office:value-type="float" office:value="4">
            <text:p>4</text:p>
          </table:table-cell>
          <table:table-cell table:formula="of:=YEAR([.C496])" office:value-type="float" office:value="2006">
            <text:p>2006</text:p>
          </table:table-cell>
          <table:table-cell office:value-type="date" office:date-value="2006-04-24">
            <text:p>04/24/06</text:p>
          </table:table-cell>
          <table:table-cell office:value-type="time" office:time-value="PT22H42M18S">
            <text:p>10:42:1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50">
            <text:p>50</text:p>
          </table:table-cell>
          <table:table-cell office:value-type="float" office:value="-2.3">
            <text:p>-2.3</text:p>
          </table:table-cell>
          <table:table-cell office:value-type="float" office:value="47.7">
            <text:p>47.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c74d-pcolijn</text:p>
          </table:table-cell>
          <table:table-cell table:number-columns-repeated="16"/>
        </table:table-row>
        <table:table-row table:style-name="ro1">
          <table:table-cell table:formula="of:=MONTH([.C497])" office:value-type="float" office:value="4">
            <text:p>4</text:p>
          </table:table-cell>
          <table:table-cell table:formula="of:=YEAR([.C497])" office:value-type="float" office:value="2006">
            <text:p>2006</text:p>
          </table:table-cell>
          <table:table-cell office:value-type="date" office:date-value="2006-04-24">
            <text:p>04/24/06</text:p>
          </table:table-cell>
          <table:table-cell office:value-type="time" office:time-value="PT06H20M19S">
            <text:p>06:20:1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10">
            <text:p>110</text:p>
          </table:table-cell>
          <table:table-cell office:value-type="float" office:value="-4.64">
            <text:p>-4.64</text:p>
          </table:table-cell>
          <table:table-cell office:value-type="float" office:value="105.36">
            <text:p>105.3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b83a-fcrozat</text:p>
          </table:table-cell>
          <table:table-cell table:number-columns-repeated="16"/>
        </table:table-row>
        <table:table-row table:style-name="ro1">
          <table:table-cell table:formula="of:=MONTH([.C498])" office:value-type="float" office:value="4">
            <text:p>4</text:p>
          </table:table-cell>
          <table:table-cell table:formula="of:=YEAR([.C498])" office:value-type="float" office:value="2006">
            <text:p>2006</text:p>
          </table:table-cell>
          <table:table-cell office:value-type="date" office:date-value="2006-04-23">
            <text:p>04/23/06</text:p>
          </table:table-cell>
          <table:table-cell office:value-type="time" office:time-value="PT23H06M17S">
            <text:p>11:06:17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241">
            <text:p>241</text:p>
          </table:table-cell>
          <table:table-cell office:value-type="float" office:value="-9.75">
            <text:p>-9.75</text:p>
          </table:table-cell>
          <table:table-cell office:value-type="float" office:value="231.25">
            <text:p>231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698d-hile</text:p>
          </table:table-cell>
          <table:table-cell table:number-columns-repeated="16"/>
        </table:table-row>
        <table:table-row table:style-name="ro1">
          <table:table-cell table:formula="of:=MONTH([.C499])" office:value-type="float" office:value="4">
            <text:p>4</text:p>
          </table:table-cell>
          <table:table-cell table:formula="of:=YEAR([.C499])" office:value-type="float" office:value="2006">
            <text:p>2006</text:p>
          </table:table-cell>
          <table:table-cell office:value-type="date" office:date-value="2006-04-23">
            <text:p>04/23/06</text:p>
          </table:table-cell>
          <table:table-cell office:value-type="time" office:time-value="PT17H38M32S">
            <text:p>05:38:3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66">
            <text:p>166</text:p>
          </table:table-cell>
          <table:table-cell office:value-type="float" office:value="-5.16">
            <text:p>-5.16</text:p>
          </table:table-cell>
          <table:table-cell office:value-type="float" office:value="160.84">
            <text:p>160.8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cb70-abock</text:p>
          </table:table-cell>
          <table:table-cell table:number-columns-repeated="16"/>
        </table:table-row>
        <table:table-row table:style-name="ro1">
          <table:table-cell table:formula="of:=MONTH([.C500])" office:value-type="float" office:value="4">
            <text:p>4</text:p>
          </table:table-cell>
          <table:table-cell table:formula="of:=YEAR([.C500])" office:value-type="float" office:value="2006">
            <text:p>2006</text:p>
          </table:table-cell>
          <table:table-cell office:value-type="date" office:date-value="2006-04-23">
            <text:p>04/23/06</text:p>
          </table:table-cell>
          <table:table-cell office:value-type="time" office:time-value="PT14H24M49S">
            <text:p>02:24:4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89">
            <text:p>189</text:p>
          </table:table-cell>
          <table:table-cell office:value-type="float" office:value="-7.72">
            <text:p>-7.72</text:p>
          </table:table-cell>
          <table:table-cell office:value-type="float" office:value="181.28">
            <text:p>181.2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69cb-groks</text:p>
          </table:table-cell>
          <table:table-cell table:number-columns-repeated="16"/>
        </table:table-row>
        <table:table-row table:style-name="ro1">
          <table:table-cell table:formula="of:=MONTH([.C501])" office:value-type="float" office:value="4">
            <text:p>4</text:p>
          </table:table-cell>
          <table:table-cell table:formula="of:=YEAR([.C501])" office:value-type="float" office:value="2006">
            <text:p>2006</text:p>
          </table:table-cell>
          <table:table-cell office:value-type="date" office:date-value="2006-04-23">
            <text:p>04/23/06</text:p>
          </table:table-cell>
          <table:table-cell office:value-type="time" office:time-value="PT13H49M09S">
            <text:p>01:49:0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66">
            <text:p>166</text:p>
          </table:table-cell>
          <table:table-cell office:value-type="float" office:value="-6.82">
            <text:p>-6.82</text:p>
          </table:table-cell>
          <table:table-cell office:value-type="float" office:value="159.18">
            <text:p>159.1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8f12-cassidy</text:p>
          </table:table-cell>
          <table:table-cell table:number-columns-repeated="16"/>
        </table:table-row>
        <table:table-row table:style-name="ro1">
          <table:table-cell table:formula="of:=MONTH([.C502])" office:value-type="float" office:value="4">
            <text:p>4</text:p>
          </table:table-cell>
          <table:table-cell table:formula="of:=YEAR([.C502])" office:value-type="float" office:value="2006">
            <text:p>2006</text:p>
          </table:table-cell>
          <table:table-cell office:value-type="date" office:date-value="2006-04-23">
            <text:p>04/23/06</text:p>
          </table:table-cell>
          <table:table-cell office:value-type="time" office:time-value="PT13H07M28S">
            <text:p>01:07:2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231">
            <text:p>231</text:p>
          </table:table-cell>
          <table:table-cell office:value-type="float" office:value="-7.05">
            <text:p>-7.05</text:p>
          </table:table-cell>
          <table:table-cell office:value-type="float" office:value="223.95">
            <text:p>223.9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bbf9-BrandonHale</text:p>
          </table:table-cell>
          <table:table-cell table:number-columns-repeated="16"/>
        </table:table-row>
        <table:table-row table:style-name="ro1">
          <table:table-cell table:formula="of:=MONTH([.C503])" office:value-type="float" office:value="4">
            <text:p>4</text:p>
          </table:table-cell>
          <table:table-cell table:formula="of:=YEAR([.C503])" office:value-type="float" office:value="2006">
            <text:p>2006</text:p>
          </table:table-cell>
          <table:table-cell office:value-type="date" office:date-value="2006-04-23">
            <text:p>04/23/06</text:p>
          </table:table-cell>
          <table:table-cell office:value-type="time" office:time-value="PT11H41M26S">
            <text:p>11:41:2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216">
            <text:p>216</text:p>
          </table:table-cell>
          <table:table-cell office:value-type="float" office:value="-8.77">
            <text:p>-8.77</text:p>
          </table:table-cell>
          <table:table-cell office:value-type="float" office:value="207.23">
            <text:p>207.2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816b-fpeters</text:p>
          </table:table-cell>
          <table:table-cell table:number-columns-repeated="16"/>
        </table:table-row>
        <table:table-row table:style-name="ro1">
          <table:table-cell table:formula="of:=MONTH([.C504])" office:value-type="float" office:value="4">
            <text:p>4</text:p>
          </table:table-cell>
          <table:table-cell table:formula="of:=YEAR([.C504])" office:value-type="float" office:value="2006">
            <text:p>2006</text:p>
          </table:table-cell>
          <table:table-cell office:value-type="date" office:date-value="2006-04-23">
            <text:p>04/23/06</text:p>
          </table:table-cell>
          <table:table-cell office:value-type="time" office:time-value="PT09H12M56S">
            <text:p>09:12:5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66">
            <text:p>166</text:p>
          </table:table-cell>
          <table:table-cell office:value-type="float" office:value="-6.82">
            <text:p>-6.82</text:p>
          </table:table-cell>
          <table:table-cell office:value-type="float" office:value="159.18">
            <text:p>159.1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496e-Josh Kress</text:p>
          </table:table-cell>
          <table:table-cell table:number-columns-repeated="16"/>
        </table:table-row>
        <table:table-row table:style-name="ro1">
          <table:table-cell table:formula="of:=MONTH([.C505])" office:value-type="float" office:value="4">
            <text:p>4</text:p>
          </table:table-cell>
          <table:table-cell table:formula="of:=YEAR([.C505])" office:value-type="float" office:value="2006">
            <text:p>2006</text:p>
          </table:table-cell>
          <table:table-cell office:value-type="date" office:date-value="2006-04-23">
            <text:p>04/23/06</text:p>
          </table:table-cell>
          <table:table-cell office:value-type="time" office:time-value="PT08H55M17S">
            <text:p>08:55:1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51">
            <text:p>151</text:p>
          </table:table-cell>
          <table:table-cell office:value-type="float" office:value="-6.24">
            <text:p>-6.24</text:p>
          </table:table-cell>
          <table:table-cell office:value-type="float" office:value="144.76">
            <text:p>144.7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f8c1-Benjamin Otte</text:p>
          </table:table-cell>
          <table:table-cell table:number-columns-repeated="16"/>
        </table:table-row>
        <table:table-row table:style-name="ro1">
          <table:table-cell table:formula="of:=MONTH([.C506])" office:value-type="float" office:value="4">
            <text:p>4</text:p>
          </table:table-cell>
          <table:table-cell table:formula="of:=YEAR([.C506])" office:value-type="float" office:value="2006">
            <text:p>2006</text:p>
          </table:table-cell>
          <table:table-cell office:value-type="date" office:date-value="2006-04-23">
            <text:p>04/23/06</text:p>
          </table:table-cell>
          <table:table-cell office:value-type="time" office:time-value="PT08H21M15S">
            <text:p>08:21:1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-1.52">
            <text:p>-1.52</text:p>
          </table:table-cell>
          <table:table-cell office:value-type="float" office:value="28.48">
            <text:p>28.4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a5bf-topopardo</text:p>
          </table:table-cell>
          <table:table-cell table:number-columns-repeated="16"/>
        </table:table-row>
        <table:table-row table:style-name="ro1">
          <table:table-cell table:formula="of:=MONTH([.C507])" office:value-type="float" office:value="4">
            <text:p>4</text:p>
          </table:table-cell>
          <table:table-cell table:formula="of:=YEAR([.C507])" office:value-type="float" office:value="2006">
            <text:p>2006</text:p>
          </table:table-cell>
          <table:table-cell office:value-type="date" office:date-value="2006-04-23">
            <text:p>04/23/06</text:p>
          </table:table-cell>
          <table:table-cell office:value-type="time" office:time-value="PT06H47M34S">
            <text:p>06:47:3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633">
            <text:p>633</text:p>
          </table:table-cell>
          <table:table-cell office:value-type="float" office:value="-25.04">
            <text:p>-25.04</text:p>
          </table:table-cell>
          <table:table-cell office:value-type="float" office:value="607.96">
            <text:p>607.9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6974-robster</text:p>
          </table:table-cell>
          <table:table-cell table:number-columns-repeated="16"/>
        </table:table-row>
        <table:table-row table:style-name="ro1">
          <table:table-cell table:formula="of:=MONTH([.C508])" office:value-type="float" office:value="4">
            <text:p>4</text:p>
          </table:table-cell>
          <table:table-cell table:formula="of:=YEAR([.C508])" office:value-type="float" office:value="2006">
            <text:p>2006</text:p>
          </table:table-cell>
          <table:table-cell office:value-type="date" office:date-value="2006-04-23">
            <text:p>04/23/06</text:p>
          </table:table-cell>
          <table:table-cell office:value-type="time" office:time-value="PT02H47M24S">
            <text:p>02:47:2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246">
            <text:p>246</text:p>
          </table:table-cell>
          <table:table-cell office:value-type="float" office:value="-9.94">
            <text:p>-9.94</text:p>
          </table:table-cell>
          <table:table-cell office:value-type="float" office:value="236.06">
            <text:p>236.0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c7e1-menthos</text:p>
          </table:table-cell>
          <table:table-cell table:number-columns-repeated="16"/>
        </table:table-row>
        <table:table-row table:style-name="ro1">
          <table:table-cell table:formula="of:=MONTH([.C509])" office:value-type="float" office:value="4">
            <text:p>4</text:p>
          </table:table-cell>
          <table:table-cell table:formula="of:=YEAR([.C509])" office:value-type="float" office:value="2006">
            <text:p>2006</text:p>
          </table:table-cell>
          <table:table-cell office:value-type="date" office:date-value="2006-04-22">
            <text:p>04/22/06</text:p>
          </table:table-cell>
          <table:table-cell office:value-type="time" office:time-value="PT16H41M50S">
            <text:p>04:41:5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510])" office:value-type="float" office:value="4">
            <text:p>4</text:p>
          </table:table-cell>
          <table:table-cell table:formula="of:=YEAR([.C510])" office:value-type="float" office:value="2006">
            <text:p>2006</text:p>
          </table:table-cell>
          <table:table-cell office:value-type="date" office:date-value="2006-04-22">
            <text:p>04/22/06</text:p>
          </table:table-cell>
          <table:table-cell office:value-type="time" office:time-value="PT14H26M21S">
            <text:p>02:26:2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511])" office:value-type="float" office:value="4">
            <text:p>4</text:p>
          </table:table-cell>
          <table:table-cell table:formula="of:=YEAR([.C511])" office:value-type="float" office:value="2006">
            <text:p>2006</text:p>
          </table:table-cell>
          <table:table-cell office:value-type="date" office:date-value="2006-04-22">
            <text:p>04/22/06</text:p>
          </table:table-cell>
          <table:table-cell office:value-type="time" office:time-value="PT13H38M18S">
            <text:p>01:38:1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206">
            <text:p>206</text:p>
          </table:table-cell>
          <table:table-cell office:value-type="float" office:value="-8.38">
            <text:p>-8.38</text:p>
          </table:table-cell>
          <table:table-cell office:value-type="float" office:value="197.62">
            <text:p>197.6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db8e-suka</text:p>
          </table:table-cell>
          <table:table-cell table:number-columns-repeated="16"/>
        </table:table-row>
        <table:table-row table:style-name="ro1">
          <table:table-cell table:formula="of:=MONTH([.C512])" office:value-type="float" office:value="4">
            <text:p>4</text:p>
          </table:table-cell>
          <table:table-cell table:formula="of:=YEAR([.C512])" office:value-type="float" office:value="2006">
            <text:p>2006</text:p>
          </table:table-cell>
          <table:table-cell office:value-type="date" office:date-value="2006-04-22">
            <text:p>04/22/06</text:p>
          </table:table-cell>
          <table:table-cell office:value-type="time" office:time-value="PT13H07M31S">
            <text:p>01:07:3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201">
            <text:p>201</text:p>
          </table:table-cell>
          <table:table-cell office:value-type="float" office:value="-8.19">
            <text:p>-8.19</text:p>
          </table:table-cell>
          <table:table-cell office:value-type="float" office:value="192.81">
            <text:p>192.8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ffd5-Karsten Bräckelmann</text:p>
          </table:table-cell>
          <table:table-cell table:number-columns-repeated="16"/>
        </table:table-row>
        <table:table-row table:style-name="ro1">
          <table:table-cell table:formula="of:=MONTH([.C513])" office:value-type="float" office:value="4">
            <text:p>4</text:p>
          </table:table-cell>
          <table:table-cell table:formula="of:=YEAR([.C513])" office:value-type="float" office:value="2006">
            <text:p>2006</text:p>
          </table:table-cell>
          <table:table-cell office:value-type="date" office:date-value="2006-04-22">
            <text:p>04/22/06</text:p>
          </table:table-cell>
          <table:table-cell office:value-type="time" office:time-value="PT09H06M49S">
            <text:p>09:06:4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206">
            <text:p>206</text:p>
          </table:table-cell>
          <table:table-cell office:value-type="float" office:value="-8.38">
            <text:p>-8.38</text:p>
          </table:table-cell>
          <table:table-cell office:value-type="float" office:value="197.62">
            <text:p>197.6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70ef-krn</text:p>
          </table:table-cell>
          <table:table-cell table:number-columns-repeated="16"/>
        </table:table-row>
        <table:table-row table:style-name="ro1">
          <table:table-cell table:formula="of:=MONTH([.C514])" office:value-type="float" office:value="4">
            <text:p>4</text:p>
          </table:table-cell>
          <table:table-cell table:formula="of:=YEAR([.C514])" office:value-type="float" office:value="2006">
            <text:p>2006</text:p>
          </table:table-cell>
          <table:table-cell office:value-type="date" office:date-value="2006-04-22">
            <text:p>04/22/06</text:p>
          </table:table-cell>
          <table:table-cell office:value-type="time" office:time-value="PT08H44M28S">
            <text:p>08:44:2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206">
            <text:p>206</text:p>
          </table:table-cell>
          <table:table-cell office:value-type="float" office:value="-8.38">
            <text:p>-8.38</text:p>
          </table:table-cell>
          <table:table-cell office:value-type="float" office:value="197.62">
            <text:p>197.6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c86a-jeroen</text:p>
          </table:table-cell>
          <table:table-cell table:number-columns-repeated="16"/>
        </table:table-row>
        <table:table-row table:style-name="ro1">
          <table:table-cell table:formula="of:=MONTH([.C515])" office:value-type="float" office:value="4">
            <text:p>4</text:p>
          </table:table-cell>
          <table:table-cell table:formula="of:=YEAR([.C515])" office:value-type="float" office:value="2006">
            <text:p>2006</text:p>
          </table:table-cell>
          <table:table-cell office:value-type="date" office:date-value="2006-04-22">
            <text:p>04/22/06</text:p>
          </table:table-cell>
          <table:table-cell office:value-type="time" office:time-value="PT04H29M18S">
            <text:p>04:29:1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276">
            <text:p>276</text:p>
          </table:table-cell>
          <table:table-cell office:value-type="float" office:value="-11.11">
            <text:p>-11.11</text:p>
          </table:table-cell>
          <table:table-cell office:value-type="float" office:value="264.89">
            <text:p>264.8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8f14-jjmarin</text:p>
          </table:table-cell>
          <table:table-cell table:number-columns-repeated="16"/>
        </table:table-row>
        <table:table-row table:style-name="ro1">
          <table:table-cell table:formula="of:=MONTH([.C516])" office:value-type="float" office:value="4">
            <text:p>4</text:p>
          </table:table-cell>
          <table:table-cell table:formula="of:=YEAR([.C516])" office:value-type="float" office:value="2006">
            <text:p>2006</text:p>
          </table:table-cell>
          <table:table-cell office:value-type="date" office:date-value="2006-04-22">
            <text:p>04/22/06</text:p>
          </table:table-cell>
          <table:table-cell office:value-type="time" office:time-value="PT02H12M26S">
            <text:p>02:12:2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544">
            <text:p>544</text:p>
          </table:table-cell>
          <table:table-cell office:value-type="float" office:value="-21.57">
            <text:p>-21.57</text:p>
          </table:table-cell>
          <table:table-cell office:value-type="float" office:value="522.43">
            <text:p>522.4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00ec-dodji</text:p>
          </table:table-cell>
          <table:table-cell table:number-columns-repeated="16"/>
        </table:table-row>
        <table:table-row table:style-name="ro1">
          <table:table-cell table:formula="of:=MONTH([.C517])" office:value-type="float" office:value="4">
            <text:p>4</text:p>
          </table:table-cell>
          <table:table-cell table:formula="of:=YEAR([.C517])" office:value-type="float" office:value="2006">
            <text:p>2006</text:p>
          </table:table-cell>
          <table:table-cell office:value-type="date" office:date-value="2006-04-21">
            <text:p>04/21/06</text:p>
          </table:table-cell>
          <table:table-cell office:value-type="time" office:time-value="PT12H32M26S">
            <text:p>12:32:2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36">
            <text:p>136</text:p>
          </table:table-cell>
          <table:table-cell office:value-type="float" office:value="-5.65">
            <text:p>-5.65</text:p>
          </table:table-cell>
          <table:table-cell office:value-type="float" office:value="130.35">
            <text:p>130.3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0504-crevette</text:p>
          </table:table-cell>
          <table:table-cell table:number-columns-repeated="16"/>
        </table:table-row>
        <table:table-row table:style-name="ro1">
          <table:table-cell table:formula="of:=MONTH([.C518])" office:value-type="float" office:value="4">
            <text:p>4</text:p>
          </table:table-cell>
          <table:table-cell table:formula="of:=YEAR([.C518])" office:value-type="float" office:value="2006">
            <text:p>2006</text:p>
          </table:table-cell>
          <table:table-cell office:value-type="date" office:date-value="2006-04-21">
            <text:p>04/21/06</text:p>
          </table:table-cell>
          <table:table-cell office:value-type="time" office:time-value="PT09H29M28S">
            <text:p>09:29:2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66">
            <text:p>166</text:p>
          </table:table-cell>
          <table:table-cell office:value-type="float" office:value="-5.16">
            <text:p>-5.16</text:p>
          </table:table-cell>
          <table:table-cell office:value-type="float" office:value="160.84">
            <text:p>160.8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a02f-LuisVilla</text:p>
          </table:table-cell>
          <table:table-cell table:number-columns-repeated="16"/>
        </table:table-row>
        <table:table-row table:style-name="ro1">
          <table:table-cell table:formula="of:=MONTH([.C519])" office:value-type="float" office:value="4">
            <text:p>4</text:p>
          </table:table-cell>
          <table:table-cell table:formula="of:=YEAR([.C519])" office:value-type="float" office:value="2006">
            <text:p>2006</text:p>
          </table:table-cell>
          <table:table-cell office:value-type="date" office:date-value="2006-04-21">
            <text:p>04/21/06</text:p>
          </table:table-cell>
          <table:table-cell office:value-type="time" office:time-value="PT09H18M01S">
            <text:p>09:18:0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95">
            <text:p>95</text:p>
          </table:table-cell>
          <table:table-cell office:value-type="float" office:value="-4.06">
            <text:p>-4.06</text:p>
          </table:table-cell>
          <table:table-cell office:value-type="float" office:value="90.94">
            <text:p>90.9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1385-hughsie</text:p>
          </table:table-cell>
          <table:table-cell table:number-columns-repeated="16"/>
        </table:table-row>
        <table:table-row table:style-name="ro1">
          <table:table-cell table:formula="of:=MONTH([.C520])" office:value-type="float" office:value="4">
            <text:p>4</text:p>
          </table:table-cell>
          <table:table-cell table:formula="of:=YEAR([.C520])" office:value-type="float" office:value="2006">
            <text:p>2006</text:p>
          </table:table-cell>
          <table:table-cell office:value-type="date" office:date-value="2006-04-20">
            <text:p>04/20/06</text:p>
          </table:table-cell>
          <table:table-cell office:value-type="time" office:time-value="PT07H21M16S">
            <text:p>07:21:1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75">
            <text:p>75</text:p>
          </table:table-cell>
          <table:table-cell office:value-type="float" office:value="-3.28">
            <text:p>-3.28</text:p>
          </table:table-cell>
          <table:table-cell office:value-type="float" office:value="71.72">
            <text:p>71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41f1-thomas uhl</text:p>
          </table:table-cell>
          <table:table-cell table:number-columns-repeated="16"/>
        </table:table-row>
        <table:table-row table:style-name="ro1">
          <table:table-cell table:formula="of:=MONTH([.C521])" office:value-type="float" office:value="4">
            <text:p>4</text:p>
          </table:table-cell>
          <table:table-cell table:formula="of:=YEAR([.C521])" office:value-type="float" office:value="2006">
            <text:p>2006</text:p>
          </table:table-cell>
          <table:table-cell office:value-type="date" office:date-value="2006-04-19">
            <text:p>04/19/06</text:p>
          </table:table-cell>
          <table:table-cell office:value-type="time" office:time-value="PT16H51M45S">
            <text:p>04:51:4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231">
            <text:p>231</text:p>
          </table:table-cell>
          <table:table-cell office:value-type="float" office:value="-9.36">
            <text:p>-9.36</text:p>
          </table:table-cell>
          <table:table-cell office:value-type="float" office:value="221.64">
            <text:p>221.6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0336-liberforce</text:p>
          </table:table-cell>
          <table:table-cell table:number-columns-repeated="16"/>
        </table:table-row>
        <table:table-row table:style-name="ro1">
          <table:table-cell table:formula="of:=MONTH([.C522])" office:value-type="float" office:value="4">
            <text:p>4</text:p>
          </table:table-cell>
          <table:table-cell table:formula="of:=YEAR([.C522])" office:value-type="float" office:value="2006">
            <text:p>2006</text:p>
          </table:table-cell>
          <table:table-cell office:value-type="date" office:date-value="2006-04-19">
            <text:p>04/19/06</text:p>
          </table:table-cell>
          <table:table-cell office:value-type="time" office:time-value="PT10H00M33S">
            <text:p>10:00:3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523])" office:value-type="float" office:value="4">
            <text:p>4</text:p>
          </table:table-cell>
          <table:table-cell table:formula="of:=YEAR([.C523])" office:value-type="float" office:value="2006">
            <text:p>2006</text:p>
          </table:table-cell>
          <table:table-cell office:value-type="date" office:date-value="2006-04-19">
            <text:p>04/19/06</text:p>
          </table:table-cell>
          <table:table-cell office:value-type="time" office:time-value="PT03H21M11S">
            <text:p>03:21:1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241">
            <text:p>241</text:p>
          </table:table-cell>
          <table:table-cell office:value-type="float" office:value="-9.75">
            <text:p>-9.75</text:p>
          </table:table-cell>
          <table:table-cell office:value-type="float" office:value="231.25">
            <text:p>231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1ff8-davyd</text:p>
          </table:table-cell>
          <table:table-cell table:number-columns-repeated="16"/>
        </table:table-row>
        <table:table-row table:style-name="ro1">
          <table:table-cell table:formula="of:=MONTH([.C524])" office:value-type="float" office:value="4">
            <text:p>4</text:p>
          </table:table-cell>
          <table:table-cell table:formula="of:=YEAR([.C524])" office:value-type="float" office:value="2006">
            <text:p>2006</text:p>
          </table:table-cell>
          <table:table-cell office:value-type="date" office:date-value="2006-04-18">
            <text:p>04/18/06</text:p>
          </table:table-cell>
          <table:table-cell office:value-type="time" office:time-value="PT15H28M00S">
            <text:p>03:28:0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271">
            <text:p>271</text:p>
          </table:table-cell>
          <table:table-cell office:value-type="float" office:value="-10.92">
            <text:p>-10.92</text:p>
          </table:table-cell>
          <table:table-cell office:value-type="float" office:value="260.08">
            <text:p>260.0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0252-michaldominik</text:p>
          </table:table-cell>
          <table:table-cell table:number-columns-repeated="16"/>
        </table:table-row>
        <table:table-row table:style-name="ro1">
          <table:table-cell table:formula="of:=MONTH([.C525])" office:value-type="float" office:value="4">
            <text:p>4</text:p>
          </table:table-cell>
          <table:table-cell table:formula="of:=YEAR([.C525])" office:value-type="float" office:value="2006">
            <text:p>2006</text:p>
          </table:table-cell>
          <table:table-cell office:value-type="date" office:date-value="2006-04-17">
            <text:p>04/17/06</text:p>
          </table:table-cell>
          <table:table-cell office:value-type="time" office:time-value="PT14H26M59S">
            <text:p>02:26:5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10">
            <text:p>110</text:p>
          </table:table-cell>
          <table:table-cell office:value-type="float" office:value="-4.64">
            <text:p>-4.64</text:p>
          </table:table-cell>
          <table:table-cell office:value-type="float" office:value="105.36">
            <text:p>105.3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371b-olea</text:p>
          </table:table-cell>
          <table:table-cell table:number-columns-repeated="16"/>
        </table:table-row>
        <table:table-row table:style-name="ro1">
          <table:table-cell table:formula="of:=MONTH([.C526])" office:value-type="float" office:value="4">
            <text:p>4</text:p>
          </table:table-cell>
          <table:table-cell table:formula="of:=YEAR([.C526])" office:value-type="float" office:value="2006">
            <text:p>2006</text:p>
          </table:table-cell>
          <table:table-cell office:value-type="date" office:date-value="2006-04-17">
            <text:p>04/17/06</text:p>
          </table:table-cell>
          <table:table-cell office:value-type="time" office:time-value="PT12H46M18S">
            <text:p>12:46:1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1.95">
            <text:p>11.95</text:p>
          </table:table-cell>
          <table:table-cell office:value-type="float" office:value="-0.77">
            <text:p>-0.77</text:p>
          </table:table-cell>
          <table:table-cell office:value-type="float" office:value="11.18">
            <text:p>11.1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527])" office:value-type="float" office:value="4">
            <text:p>4</text:p>
          </table:table-cell>
          <table:table-cell table:formula="of:=YEAR([.C527])" office:value-type="float" office:value="2006">
            <text:p>2006</text:p>
          </table:table-cell>
          <table:table-cell office:value-type="date" office:date-value="2006-04-16">
            <text:p>04/16/06</text:p>
          </table:table-cell>
          <table:table-cell office:value-type="time" office:time-value="PT10H01M41S">
            <text:p>10:01:4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">
            <text:p>2</text:p>
          </table:table-cell>
          <table:table-cell office:value-type="float" office:value="-0.38">
            <text:p>-0.38</text:p>
          </table:table-cell>
          <table:table-cell office:value-type="float" office:value="1.62">
            <text:p>1.6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528])" office:value-type="float" office:value="4">
            <text:p>4</text:p>
          </table:table-cell>
          <table:table-cell table:formula="of:=YEAR([.C528])" office:value-type="float" office:value="2006">
            <text:p>2006</text:p>
          </table:table-cell>
          <table:table-cell office:value-type="date" office:date-value="2006-04-13">
            <text:p>04/13/06</text:p>
          </table:table-cell>
          <table:table-cell office:value-type="time" office:time-value="PT10H31M42S">
            <text:p>10:31:42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529])" office:value-type="float" office:value="4">
            <text:p>4</text:p>
          </table:table-cell>
          <table:table-cell table:formula="of:=YEAR([.C529])" office:value-type="float" office:value="2006">
            <text:p>2006</text:p>
          </table:table-cell>
          <table:table-cell office:value-type="date" office:date-value="2006-04-13">
            <text:p>04/13/06</text:p>
          </table:table-cell>
          <table:table-cell office:value-type="time" office:time-value="PT04H58M41S">
            <text:p>04:58:4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241">
            <text:p>241</text:p>
          </table:table-cell>
          <table:table-cell office:value-type="float" office:value="-9.75">
            <text:p>-9.75</text:p>
          </table:table-cell>
          <table:table-cell office:value-type="float" office:value="231.25">
            <text:p>231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2f2b-malerba</text:p>
          </table:table-cell>
          <table:table-cell table:number-columns-repeated="16"/>
        </table:table-row>
        <table:table-row table:style-name="ro1">
          <table:table-cell table:formula="of:=MONTH([.C530])" office:value-type="float" office:value="4">
            <text:p>4</text:p>
          </table:table-cell>
          <table:table-cell table:formula="of:=YEAR([.C530])" office:value-type="float" office:value="2006">
            <text:p>2006</text:p>
          </table:table-cell>
          <table:table-cell office:value-type="date" office:date-value="2006-04-12">
            <text:p>04/12/06</text:p>
          </table:table-cell>
          <table:table-cell office:value-type="time" office:time-value="PT15H26M13S">
            <text:p>03:26:1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96">
            <text:p>196</text:p>
          </table:table-cell>
          <table:table-cell office:value-type="float" office:value="-7.99">
            <text:p>-7.99</text:p>
          </table:table-cell>
          <table:table-cell office:value-type="float" office:value="188.01">
            <text:p>188.0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f7e6-Scollk</text:p>
          </table:table-cell>
          <table:table-cell table:number-columns-repeated="16"/>
        </table:table-row>
        <table:table-row table:style-name="ro1">
          <table:table-cell table:formula="of:=MONTH([.C531])" office:value-type="float" office:value="4">
            <text:p>4</text:p>
          </table:table-cell>
          <table:table-cell table:formula="of:=YEAR([.C531])" office:value-type="float" office:value="2006">
            <text:p>2006</text:p>
          </table:table-cell>
          <table:table-cell office:value-type="date" office:date-value="2006-04-12">
            <text:p>04/12/06</text:p>
          </table:table-cell>
          <table:table-cell office:value-type="time" office:time-value="PT15H23M44S">
            <text:p>03:23:4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96">
            <text:p>196</text:p>
          </table:table-cell>
          <table:table-cell office:value-type="float" office:value="-7.99">
            <text:p>-7.99</text:p>
          </table:table-cell>
          <table:table-cell office:value-type="float" office:value="188.01">
            <text:p>188.0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a8ba-Daniel Drake</text:p>
          </table:table-cell>
          <table:table-cell table:number-columns-repeated="16"/>
        </table:table-row>
        <table:table-row table:style-name="ro1">
          <table:table-cell table:formula="of:=MONTH([.C532])" office:value-type="float" office:value="4">
            <text:p>4</text:p>
          </table:table-cell>
          <table:table-cell table:formula="of:=YEAR([.C532])" office:value-type="float" office:value="2006">
            <text:p>2006</text:p>
          </table:table-cell>
          <table:table-cell office:value-type="date" office:date-value="2006-04-11">
            <text:p>04/11/06</text:p>
          </table:table-cell>
          <table:table-cell office:value-type="time" office:time-value="PT10H22M40S">
            <text:p>10:22:40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533])" office:value-type="float" office:value="4">
            <text:p>4</text:p>
          </table:table-cell>
          <table:table-cell table:formula="of:=YEAR([.C533])" office:value-type="float" office:value="2006">
            <text:p>2006</text:p>
          </table:table-cell>
          <table:table-cell office:value-type="date" office:date-value="2006-04-10">
            <text:p>04/10/06</text:p>
          </table:table-cell>
          <table:table-cell office:value-type="time" office:time-value="PT21H47M04S">
            <text:p>09:47:0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0">
            <text:p>1000</text:p>
          </table:table-cell>
          <table:table-cell office:value-type="float" office:value="-39.3">
            <text:p>-39.3</text:p>
          </table:table-cell>
          <table:table-cell office:value-type="float" office:value="960.7">
            <text:p>960.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Patron level donation ($1000.00 - $4999.99)</text:p>
          </table:table-cell>
          <table:table-cell table:number-columns-repeated="16"/>
        </table:table-row>
        <table:table-row table:style-name="ro1">
          <table:table-cell table:formula="of:=MONTH([.C534])" office:value-type="float" office:value="4">
            <text:p>4</text:p>
          </table:table-cell>
          <table:table-cell table:formula="of:=YEAR([.C534])" office:value-type="float" office:value="2006">
            <text:p>2006</text:p>
          </table:table-cell>
          <table:table-cell office:value-type="date" office:date-value="2006-04-05">
            <text:p>04/05/06</text:p>
          </table:table-cell>
          <table:table-cell office:value-type="time" office:time-value="PT13H56M49S">
            <text:p>01:56:4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5">
            <text:p>15</text:p>
          </table:table-cell>
          <table:table-cell office:value-type="float" office:value="-0.89">
            <text:p>-0.89</text:p>
          </table:table-cell>
          <table:table-cell office:value-type="float" office:value="14.11">
            <text:p>14.1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535])" office:value-type="float" office:value="4">
            <text:p>4</text:p>
          </table:table-cell>
          <table:table-cell table:formula="of:=YEAR([.C535])" office:value-type="float" office:value="2006">
            <text:p>2006</text:p>
          </table:table-cell>
          <table:table-cell office:value-type="date" office:date-value="2006-04-05">
            <text:p>04/05/06</text:p>
          </table:table-cell>
          <table:table-cell office:value-type="time" office:time-value="PT10H32M16S">
            <text:p>10:32:1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5">
            <text:p>15</text:p>
          </table:table-cell>
          <table:table-cell office:value-type="float" office:value="-0.89">
            <text:p>-0.89</text:p>
          </table:table-cell>
          <table:table-cell office:value-type="float" office:value="14.11">
            <text:p>14.1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536])" office:value-type="float" office:value="4">
            <text:p>4</text:p>
          </table:table-cell>
          <table:table-cell table:formula="of:=YEAR([.C536])" office:value-type="float" office:value="2006">
            <text:p>2006</text:p>
          </table:table-cell>
          <table:table-cell office:value-type="date" office:date-value="2006-04-02">
            <text:p>04/02/06</text:p>
          </table:table-cell>
          <table:table-cell office:value-type="time" office:time-value="PT01H35M23S">
            <text:p>01:35:23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70">
            <text:p>270</text:p>
          </table:table-cell>
          <table:table-cell office:value-type="float" office:value="-10.83">
            <text:p>-10.83</text:p>
          </table:table-cell>
          <table:table-cell office:value-type="float" office:value="259.17">
            <text:p>259.1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Sponsor level donation ($250.00 - $999.99)</text:p>
          </table:table-cell>
          <table:table-cell table:number-columns-repeated="16"/>
        </table:table-row>
        <table:table-row table:style-name="ro1">
          <table:table-cell table:formula="of:=MONTH([.C537])" office:value-type="float" office:value="3">
            <text:p>3</text:p>
          </table:table-cell>
          <table:table-cell table:formula="of:=YEAR([.C537])" office:value-type="float" office:value="2006">
            <text:p>2006</text:p>
          </table:table-cell>
          <table:table-cell office:value-type="date" office:date-value="2006-03-31">
            <text:p>03/31/06</text:p>
          </table:table-cell>
          <table:table-cell office:value-type="time" office:time-value="PT12H28M52S">
            <text:p>12:28:52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56">
            <text:p>156</text:p>
          </table:table-cell>
          <table:table-cell office:value-type="float" office:value="-6.43">
            <text:p>-6.43</text:p>
          </table:table-cell>
          <table:table-cell office:value-type="float" office:value="149.57">
            <text:p>149.5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fc49-gicmo</text:p>
          </table:table-cell>
          <table:table-cell table:number-columns-repeated="16"/>
        </table:table-row>
        <table:table-row table:style-name="ro1">
          <table:table-cell table:formula="of:=MONTH([.C538])" office:value-type="float" office:value="3">
            <text:p>3</text:p>
          </table:table-cell>
          <table:table-cell table:formula="of:=YEAR([.C538])" office:value-type="float" office:value="2006">
            <text:p>2006</text:p>
          </table:table-cell>
          <table:table-cell office:value-type="date" office:date-value="2006-03-31">
            <text:p>03/31/06</text:p>
          </table:table-cell>
          <table:table-cell office:value-type="time" office:time-value="PT12H07M06S">
            <text:p>12:07:06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91">
            <text:p>191</text:p>
          </table:table-cell>
          <table:table-cell office:value-type="float" office:value="-5.89">
            <text:p>-5.89</text:p>
          </table:table-cell>
          <table:table-cell office:value-type="float" office:value="185.11">
            <text:p>185.1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f766-treitter</text:p>
          </table:table-cell>
          <table:table-cell table:number-columns-repeated="16"/>
        </table:table-row>
        <table:table-row table:style-name="ro1">
          <table:table-cell table:formula="of:=MONTH([.C539])" office:value-type="float" office:value="3">
            <text:p>3</text:p>
          </table:table-cell>
          <table:table-cell table:formula="of:=YEAR([.C539])" office:value-type="float" office:value="2006">
            <text:p>2006</text:p>
          </table:table-cell>
          <table:table-cell office:value-type="date" office:date-value="2006-03-31">
            <text:p>03/31/06</text:p>
          </table:table-cell>
          <table:table-cell office:value-type="time" office:time-value="PT09H26M09S">
            <text:p>09:26:09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540])" office:value-type="float" office:value="3">
            <text:p>3</text:p>
          </table:table-cell>
          <table:table-cell table:formula="of:=YEAR([.C540])" office:value-type="float" office:value="2006">
            <text:p>2006</text:p>
          </table:table-cell>
          <table:table-cell office:value-type="date" office:date-value="2006-03-30">
            <text:p>03/30/06</text:p>
          </table:table-cell>
          <table:table-cell office:value-type="time" office:time-value="PT16H31M10S">
            <text:p>04:31:10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5">
            <text:p>5</text:p>
          </table:table-cell>
          <table:table-cell office:value-type="float" office:value="-0.55">
            <text:p>-0.55</text:p>
          </table:table-cell>
          <table:table-cell office:value-type="float" office:value="4.45">
            <text:p>4.4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e00d-lluis</text:p>
          </table:table-cell>
          <table:table-cell table:number-columns-repeated="16"/>
        </table:table-row>
        <table:table-row table:style-name="ro1">
          <table:table-cell table:formula="of:=MONTH([.C541])" office:value-type="float" office:value="3">
            <text:p>3</text:p>
          </table:table-cell>
          <table:table-cell table:formula="of:=YEAR([.C541])" office:value-type="float" office:value="2006">
            <text:p>2006</text:p>
          </table:table-cell>
          <table:table-cell office:value-type="date" office:date-value="2006-03-30">
            <text:p>03/30/06</text:p>
          </table:table-cell>
          <table:table-cell office:value-type="time" office:time-value="PT16H18M53S">
            <text:p>04:18:53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EUR</text:p>
          </table:table-cell>
          <table:table-cell office:value-type="float" office:value="10">
            <text:p>10</text:p>
          </table:table-cell>
          <table:table-cell office:value-type="float" office:value="-0.74">
            <text:p>-0.74</text:p>
          </table:table-cell>
          <table:table-cell office:value-type="float" office:value="9.26">
            <text:p>9.2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GUADEC 2006 Registration - c4ca-qgil</text:p>
          </table:table-cell>
          <table:table-cell table:number-columns-repeated="16"/>
        </table:table-row>
        <table:table-row table:style-name="ro1">
          <table:table-cell table:formula="of:=MONTH([.C542])" office:value-type="float" office:value="3">
            <text:p>3</text:p>
          </table:table-cell>
          <table:table-cell table:formula="of:=YEAR([.C542])" office:value-type="float" office:value="2006">
            <text:p>2006</text:p>
          </table:table-cell>
          <table:table-cell office:value-type="date" office:date-value="2006-03-30">
            <text:p>03/30/06</text:p>
          </table:table-cell>
          <table:table-cell office:value-type="time" office:time-value="PT09H07M28S">
            <text:p>09:07:28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543])" office:value-type="float" office:value="3">
            <text:p>3</text:p>
          </table:table-cell>
          <table:table-cell table:formula="of:=YEAR([.C543])" office:value-type="float" office:value="2006">
            <text:p>2006</text:p>
          </table:table-cell>
          <table:table-cell office:value-type="date" office:date-value="2006-03-27">
            <text:p>03/27/06</text:p>
          </table:table-cell>
          <table:table-cell office:value-type="time" office:time-value="PT09H51M08S">
            <text:p>09:51:08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1">
            <text:p>51</text:p>
          </table:table-cell>
          <table:table-cell office:value-type="float" office:value="-2.29">
            <text:p>-2.29</text:p>
          </table:table-cell>
          <table:table-cell office:value-type="float" office:value="48.71">
            <text:p>48.7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544])" office:value-type="float" office:value="3">
            <text:p>3</text:p>
          </table:table-cell>
          <table:table-cell table:formula="of:=YEAR([.C544])" office:value-type="float" office:value="2006">
            <text:p>2006</text:p>
          </table:table-cell>
          <table:table-cell office:value-type="date" office:date-value="2006-03-23">
            <text:p>03/23/06</text:p>
          </table:table-cell>
          <table:table-cell office:value-type="time" office:time-value="PT16H19M59S">
            <text:p>04:19:59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545])" office:value-type="float" office:value="3">
            <text:p>3</text:p>
          </table:table-cell>
          <table:table-cell table:formula="of:=YEAR([.C545])" office:value-type="float" office:value="2006">
            <text:p>2006</text:p>
          </table:table-cell>
          <table:table-cell office:value-type="date" office:date-value="2006-03-23">
            <text:p>03/23/06</text:p>
          </table:table-cell>
          <table:table-cell office:value-type="time" office:time-value="PT13H50M29S">
            <text:p>01:50:29 P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546])" office:value-type="float" office:value="3">
            <text:p>3</text:p>
          </table:table-cell>
          <table:table-cell table:formula="of:=YEAR([.C546])" office:value-type="float" office:value="2006">
            <text:p>2006</text:p>
          </table:table-cell>
          <table:table-cell office:value-type="date" office:date-value="2006-03-13">
            <text:p>03/13/06</text:p>
          </table:table-cell>
          <table:table-cell office:value-type="time" office:time-value="PT15H11M12S">
            <text:p>03:11:12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547])" office:value-type="float" office:value="3">
            <text:p>3</text:p>
          </table:table-cell>
          <table:table-cell table:formula="of:=YEAR([.C547])" office:value-type="float" office:value="2006">
            <text:p>2006</text:p>
          </table:table-cell>
          <table:table-cell office:value-type="date" office:date-value="2006-03-11">
            <text:p>03/11/06</text:p>
          </table:table-cell>
          <table:table-cell office:value-type="time" office:time-value="PT03H45M13S">
            <text:p>03:45:13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548])" office:value-type="float" office:value="3">
            <text:p>3</text:p>
          </table:table-cell>
          <table:table-cell table:formula="of:=YEAR([.C548])" office:value-type="float" office:value="2006">
            <text:p>2006</text:p>
          </table:table-cell>
          <table:table-cell office:value-type="date" office:date-value="2006-03-03">
            <text:p>03/03/06</text:p>
          </table:table-cell>
          <table:table-cell office:value-type="time" office:time-value="PT00H33M19S">
            <text:p>12:33:19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3.2">
            <text:p>-3.2</text:p>
          </table:table-cell>
          <table:table-cell office:value-type="float" office:value="96.8">
            <text:p>96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549])" office:value-type="float" office:value="2">
            <text:p>2</text:p>
          </table:table-cell>
          <table:table-cell table:formula="of:=YEAR([.C549])" office:value-type="float" office:value="2006">
            <text:p>2006</text:p>
          </table:table-cell>
          <table:table-cell office:value-type="date" office:date-value="2006-02-27">
            <text:p>02/27/06</text:p>
          </table:table-cell>
          <table:table-cell office:value-type="time" office:time-value="PT09H22M07S">
            <text:p>09:22:07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550])" office:value-type="float" office:value="2">
            <text:p>2</text:p>
          </table:table-cell>
          <table:table-cell table:formula="of:=YEAR([.C550])" office:value-type="float" office:value="2006">
            <text:p>2006</text:p>
          </table:table-cell>
          <table:table-cell office:value-type="date" office:date-value="2006-02-27">
            <text:p>02/27/06</text:p>
          </table:table-cell>
          <table:table-cell office:value-type="time" office:time-value="PT09H22M06S">
            <text:p>09:22:06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1">
            <text:p>0.91</text:p>
          </table:table-cell>
          <table:table-cell office:value-type="float" office:value="0">
            <text:p>0</text:p>
          </table:table-cell>
          <table:table-cell office:value-type="float" office:value="0.91">
            <text:p>0.91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551])" office:value-type="float" office:value="2">
            <text:p>2</text:p>
          </table:table-cell>
          <table:table-cell table:formula="of:=YEAR([.C551])" office:value-type="float" office:value="2006">
            <text:p>2006</text:p>
          </table:table-cell>
          <table:table-cell office:value-type="date" office:date-value="2006-02-26">
            <text:p>02/26/06</text:p>
          </table:table-cell>
          <table:table-cell office:value-type="time" office:time-value="PT00H34M13S">
            <text:p>12:34:13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5">
            <text:p>15</text:p>
          </table:table-cell>
          <table:table-cell office:value-type="float" office:value="-0.89">
            <text:p>-0.89</text:p>
          </table:table-cell>
          <table:table-cell office:value-type="float" office:value="14.11">
            <text:p>14.1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552])" office:value-type="float" office:value="2">
            <text:p>2</text:p>
          </table:table-cell>
          <table:table-cell table:formula="of:=YEAR([.C552])" office:value-type="float" office:value="2006">
            <text:p>2006</text:p>
          </table:table-cell>
          <table:table-cell office:value-type="date" office:date-value="2006-02-22">
            <text:p>02/22/06</text:p>
          </table:table-cell>
          <table:table-cell office:value-type="time" office:time-value="PT09H23M59S">
            <text:p>09:23:59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553])" office:value-type="float" office:value="2">
            <text:p>2</text:p>
          </table:table-cell>
          <table:table-cell table:formula="of:=YEAR([.C553])" office:value-type="float" office:value="2006">
            <text:p>2006</text:p>
          </table:table-cell>
          <table:table-cell office:value-type="date" office:date-value="2006-02-19">
            <text:p>02/19/06</text:p>
          </table:table-cell>
          <table:table-cell office:value-type="time" office:time-value="PT09H36M43S">
            <text:p>09:36:43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554])" office:value-type="float" office:value="2">
            <text:p>2</text:p>
          </table:table-cell>
          <table:table-cell table:formula="of:=YEAR([.C554])" office:value-type="float" office:value="2006">
            <text:p>2006</text:p>
          </table:table-cell>
          <table:table-cell office:value-type="date" office:date-value="2006-02-15">
            <text:p>02/15/06</text:p>
          </table:table-cell>
          <table:table-cell office:value-type="time" office:time-value="PT14H18M46S">
            <text:p>02:18:46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0">
            <text:p>250</text:p>
          </table:table-cell>
          <table:table-cell office:value-type="float" office:value="-10.05">
            <text:p>-10.05</text:p>
          </table:table-cell>
          <table:table-cell office:value-type="float" office:value="239.95">
            <text:p>239.9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Sponsor level donation ($250.00 - $999.99)</text:p>
          </table:table-cell>
          <table:table-cell table:number-columns-repeated="16"/>
        </table:table-row>
        <table:table-row table:style-name="ro1">
          <table:table-cell table:formula="of:=MONTH([.C555])" office:value-type="float" office:value="2">
            <text:p>2</text:p>
          </table:table-cell>
          <table:table-cell table:formula="of:=YEAR([.C555])" office:value-type="float" office:value="2006">
            <text:p>2006</text:p>
          </table:table-cell>
          <table:table-cell office:value-type="date" office:date-value="2006-02-07">
            <text:p>02/07/06</text:p>
          </table:table-cell>
          <table:table-cell office:value-type="time" office:time-value="PT19H13M26S">
            <text:p>07:13:26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556])" office:value-type="float" office:value="2">
            <text:p>2</text:p>
          </table:table-cell>
          <table:table-cell table:formula="of:=YEAR([.C556])" office:value-type="float" office:value="2006">
            <text:p>2006</text:p>
          </table:table-cell>
          <table:table-cell office:value-type="date" office:date-value="2006-02-07">
            <text:p>02/07/06</text:p>
          </table:table-cell>
          <table:table-cell office:value-type="time" office:time-value="PT05H57M22S">
            <text:p>05:57:22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20">
            <text:p>120</text:p>
          </table:table-cell>
          <table:table-cell office:value-type="float" office:value="-4.98">
            <text:p>-4.98</text:p>
          </table:table-cell>
          <table:table-cell office:value-type="float" office:value="115.02">
            <text:p>115.0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557])" office:value-type="float" office:value="2">
            <text:p>2</text:p>
          </table:table-cell>
          <table:table-cell table:formula="of:=YEAR([.C557])" office:value-type="float" office:value="2006">
            <text:p>2006</text:p>
          </table:table-cell>
          <table:table-cell office:value-type="date" office:date-value="2006-02-04">
            <text:p>02/04/06</text:p>
          </table:table-cell>
          <table:table-cell office:value-type="time" office:time-value="PT17H55M25S">
            <text:p>05:55:25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558])" office:value-type="float" office:value="2">
            <text:p>2</text:p>
          </table:table-cell>
          <table:table-cell table:formula="of:=YEAR([.C558])" office:value-type="float" office:value="2006">
            <text:p>2006</text:p>
          </table:table-cell>
          <table:table-cell office:value-type="date" office:date-value="2006-02-01">
            <text:p>02/01/06</text:p>
          </table:table-cell>
          <table:table-cell office:value-type="time" office:time-value="PT17H36M59S">
            <text:p>05:36:59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559])" office:value-type="float" office:value="1">
            <text:p>1</text:p>
          </table:table-cell>
          <table:table-cell table:formula="of:=YEAR([.C559])" office:value-type="float" office:value="2006">
            <text:p>2006</text:p>
          </table:table-cell>
          <table:table-cell office:value-type="date" office:date-value="2006-01-28">
            <text:p>01/28/06</text:p>
          </table:table-cell>
          <table:table-cell office:value-type="time" office:time-value="PT02H32M50S">
            <text:p>02:32:50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560])" office:value-type="float" office:value="1">
            <text:p>1</text:p>
          </table:table-cell>
          <table:table-cell table:formula="of:=YEAR([.C560])" office:value-type="float" office:value="2006">
            <text:p>2006</text:p>
          </table:table-cell>
          <table:table-cell office:value-type="date" office:date-value="2006-01-26">
            <text:p>01/26/06</text:p>
          </table:table-cell>
          <table:table-cell office:value-type="time" office:time-value="PT14H44M20S">
            <text:p>02:44:20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 level donation (up to $24.99)</text:p>
          </table:table-cell>
          <table:table-cell table:number-columns-repeated="16"/>
        </table:table-row>
        <table:table-row table:style-name="ro1">
          <table:table-cell table:formula="of:=MONTH([.C561])" office:value-type="float" office:value="1">
            <text:p>1</text:p>
          </table:table-cell>
          <table:table-cell table:formula="of:=YEAR([.C561])" office:value-type="float" office:value="2006">
            <text:p>2006</text:p>
          </table:table-cell>
          <table:table-cell office:value-type="date" office:date-value="2006-01-26">
            <text:p>01/26/06</text:p>
          </table:table-cell>
          <table:table-cell office:value-type="time" office:time-value="PT13H15M57S">
            <text:p>01:15:57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562])" office:value-type="float" office:value="1">
            <text:p>1</text:p>
          </table:table-cell>
          <table:table-cell table:formula="of:=YEAR([.C562])" office:value-type="float" office:value="2006">
            <text:p>2006</text:p>
          </table:table-cell>
          <table:table-cell office:value-type="date" office:date-value="2006-01-25">
            <text:p>01/25/06</text:p>
          </table:table-cell>
          <table:table-cell office:value-type="time" office:time-value="PT09H16M57S">
            <text:p>09:16:57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563])" office:value-type="float" office:value="1">
            <text:p>1</text:p>
          </table:table-cell>
          <table:table-cell table:formula="of:=YEAR([.C563])" office:value-type="float" office:value="2006">
            <text:p>2006</text:p>
          </table:table-cell>
          <table:table-cell office:value-type="date" office:date-value="2006-01-22">
            <text:p>01/22/06</text:p>
          </table:table-cell>
          <table:table-cell office:value-type="time" office:time-value="PT14H00M23S">
            <text:p>02:00:23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564])" office:value-type="float" office:value="1">
            <text:p>1</text:p>
          </table:table-cell>
          <table:table-cell table:formula="of:=YEAR([.C564])" office:value-type="float" office:value="2006">
            <text:p>2006</text:p>
          </table:table-cell>
          <table:table-cell office:value-type="date" office:date-value="2006-01-22">
            <text:p>01/22/06</text:p>
          </table:table-cell>
          <table:table-cell office:value-type="time" office:time-value="PT08H30M06S">
            <text:p>08:30:06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565])" office:value-type="float" office:value="1">
            <text:p>1</text:p>
          </table:table-cell>
          <table:table-cell table:formula="of:=YEAR([.C565])" office:value-type="float" office:value="2006">
            <text:p>2006</text:p>
          </table:table-cell>
          <table:table-cell office:value-type="date" office:date-value="2006-01-22">
            <text:p>01/22/06</text:p>
          </table:table-cell>
          <table:table-cell office:value-type="time" office:time-value="PT08H20M11S">
            <text:p>08:20:11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9.99">
            <text:p>49.99</text:p>
          </table:table-cell>
          <table:table-cell office:value-type="float" office:value="-1.75">
            <text:p>-1.75</text:p>
          </table:table-cell>
          <table:table-cell office:value-type="float" office:value="48.24">
            <text:p>48.2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ssociate level donation ($25.00 - $49.99)</text:p>
          </table:table-cell>
          <table:table-cell table:number-columns-repeated="16"/>
        </table:table-row>
        <table:table-row table:style-name="ro1">
          <table:table-cell table:formula="of:=MONTH([.C566])" office:value-type="float" office:value="1">
            <text:p>1</text:p>
          </table:table-cell>
          <table:table-cell table:formula="of:=YEAR([.C566])" office:value-type="float" office:value="2006">
            <text:p>2006</text:p>
          </table:table-cell>
          <table:table-cell office:value-type="date" office:date-value="2006-01-11">
            <text:p>01/11/06</text:p>
          </table:table-cell>
          <table:table-cell office:value-type="time" office:time-value="PT19H03M18S">
            <text:p>07:03:18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3.2">
            <text:p>-3.2</text:p>
          </table:table-cell>
          <table:table-cell office:value-type="float" office:value="96.8">
            <text:p>96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567])" office:value-type="float" office:value="1">
            <text:p>1</text:p>
          </table:table-cell>
          <table:table-cell table:formula="of:=YEAR([.C567])" office:value-type="float" office:value="2006">
            <text:p>2006</text:p>
          </table:table-cell>
          <table:table-cell office:value-type="date" office:date-value="2006-01-08">
            <text:p>01/08/06</text:p>
          </table:table-cell>
          <table:table-cell office:value-type="time" office:time-value="PT09H28M22S">
            <text:p>09:28:22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568])" office:value-type="float" office:value="1">
            <text:p>1</text:p>
          </table:table-cell>
          <table:table-cell table:formula="of:=YEAR([.C568])" office:value-type="float" office:value="2006">
            <text:p>2006</text:p>
          </table:table-cell>
          <table:table-cell office:value-type="date" office:date-value="2006-01-02">
            <text:p>01/02/06</text:p>
          </table:table-cell>
          <table:table-cell office:value-type="time" office:time-value="PT21H51M40S">
            <text:p>09:51:40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4">
            <text:p>74</text:p>
          </table:table-cell>
          <table:table-cell office:value-type="float" office:value="-3.19">
            <text:p>-3.19</text:p>
          </table:table-cell>
          <table:table-cell office:value-type="float" office:value="70.81">
            <text:p>70.8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569])" office:value-type="float" office:value="1">
            <text:p>1</text:p>
          </table:table-cell>
          <table:table-cell table:formula="of:=YEAR([.C569])" office:value-type="float" office:value="2006">
            <text:p>2006</text:p>
          </table:table-cell>
          <table:table-cell office:value-type="date" office:date-value="2006-01-02">
            <text:p>01/02/06</text:p>
          </table:table-cell>
          <table:table-cell office:value-type="time" office:time-value="PT13H34M32S">
            <text:p>01:34:32 P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99">
            <text:p>99</text:p>
          </table:table-cell>
          <table:table-cell office:value-type="float" office:value="-4.16">
            <text:p>-4.16</text:p>
          </table:table-cell>
          <table:table-cell office:value-type="float" office:value="94.84">
            <text:p>94.8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Benefactor level donation ($50.00 - $249.99)</text:p>
          </table:table-cell>
          <table:table-cell table:number-columns-repeated="16"/>
        </table:table-row>
        <table:table-row table:style-name="ro1">
          <table:table-cell table:formula="of:=MONTH([.C570])" office:value-type="float" office:value="1">
            <text:p>1</text:p>
          </table:table-cell>
          <table:table-cell table:formula="of:=YEAR([.C570])" office:value-type="float" office:value="2006">
            <text:p>2006</text:p>
          </table:table-cell>
          <table:table-cell office:value-type="date" office:date-value="2006-01-02">
            <text:p>01/02/06</text:p>
          </table:table-cell>
          <table:table-cell office:value-type="time" office:time-value="PT09H51M52S">
            <text:p>09:51:52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.69">
            <text:p>1.69</text:p>
          </table:table-cell>
          <table:table-cell office:value-type="float" office:value="0">
            <text:p>0</text:p>
          </table:table-cell>
          <table:table-cell office:value-type="float" office:value="1.69">
            <text:p>1.69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571])" office:value-type="float" office:value="1">
            <text:p>1</text:p>
          </table:table-cell>
          <table:table-cell table:formula="of:=YEAR([.C571])" office:value-type="float" office:value="2006">
            <text:p>2006</text:p>
          </table:table-cell>
          <table:table-cell office:value-type="date" office:date-value="2006-01-02">
            <text:p>01/02/06</text:p>
          </table:table-cell>
          <table:table-cell office:value-type="time" office:time-value="PT09H51M51S">
            <text:p>09:51:51 AM</text:p>
          </table:table-cell>
          <table:table-cell office:value-type="string">
            <text:p>PS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572])" office:value-type="float" office:value="3">
            <text:p>3</text:p>
          </table:table-cell>
          <table:table-cell table:formula="of:=YEAR([.C572])" office:value-type="float" office:value="2009">
            <text:p>2009</text:p>
          </table:table-cell>
          <table:table-cell office:value-type="date" office:date-value="2009-03-31">
            <text:p>03/31/09</text:p>
          </table:table-cell>
          <table:table-cell office:value-type="time" office:time-value="PT08H47M29S">
            <text:p>08:47:2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573])" office:value-type="float" office:value="3">
            <text:p>3</text:p>
          </table:table-cell>
          <table:table-cell table:formula="of:=YEAR([.C573])" office:value-type="float" office:value="2009">
            <text:p>2009</text:p>
          </table:table-cell>
          <table:table-cell office:value-type="date" office:date-value="2009-03-30">
            <text:p>03/30/09</text:p>
          </table:table-cell>
          <table:table-cell office:value-type="time" office:time-value="PT14H20M40S">
            <text:p>02:20:4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9.45">
            <text:p>29.45</text:p>
          </table:table-cell>
          <table:table-cell office:value-type="float" office:value="-1.15">
            <text:p>-1.15</text:p>
          </table:table-cell>
          <table:table-cell office:value-type="float" office:value="28.3">
            <text:p>28.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574])" office:value-type="float" office:value="3">
            <text:p>3</text:p>
          </table:table-cell>
          <table:table-cell table:formula="of:=YEAR([.C574])" office:value-type="float" office:value="2009">
            <text:p>2009</text:p>
          </table:table-cell>
          <table:table-cell office:value-type="date" office:date-value="2009-03-30">
            <text:p>03/30/09</text:p>
          </table:table-cell>
          <table:table-cell office:value-type="time" office:time-value="PT07H51M15S">
            <text:p>07:51:1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575])" office:value-type="float" office:value="3">
            <text:p>3</text:p>
          </table:table-cell>
          <table:table-cell table:formula="of:=YEAR([.C575])" office:value-type="float" office:value="2009">
            <text:p>2009</text:p>
          </table:table-cell>
          <table:table-cell office:value-type="date" office:date-value="2009-03-29">
            <text:p>03/29/09</text:p>
          </table:table-cell>
          <table:table-cell office:value-type="time" office:time-value="PT09H51M08S">
            <text:p>09:51:0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576])" office:value-type="float" office:value="3">
            <text:p>3</text:p>
          </table:table-cell>
          <table:table-cell table:formula="of:=YEAR([.C576])" office:value-type="float" office:value="2009">
            <text:p>2009</text:p>
          </table:table-cell>
          <table:table-cell office:value-type="date" office:date-value="2009-03-28">
            <text:p>03/28/09</text:p>
          </table:table-cell>
          <table:table-cell office:value-type="time" office:time-value="PT02H18M54S">
            <text:p>02:18:5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577])" office:value-type="float" office:value="3">
            <text:p>3</text:p>
          </table:table-cell>
          <table:table-cell table:formula="of:=YEAR([.C577])" office:value-type="float" office:value="2009">
            <text:p>2009</text:p>
          </table:table-cell>
          <table:table-cell office:value-type="date" office:date-value="2009-03-27">
            <text:p>03/27/09</text:p>
          </table:table-cell>
          <table:table-cell office:value-type="time" office:time-value="PT20H06M36S">
            <text:p>08:06:3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578])" office:value-type="float" office:value="3">
            <text:p>3</text:p>
          </table:table-cell>
          <table:table-cell table:formula="of:=YEAR([.C578])" office:value-type="float" office:value="2009">
            <text:p>2009</text:p>
          </table:table-cell>
          <table:table-cell office:value-type="date" office:date-value="2009-03-26">
            <text:p>03/26/09</text:p>
          </table:table-cell>
          <table:table-cell office:value-type="time" office:time-value="PT01H32M00S">
            <text:p>01:32:0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579])" office:value-type="float" office:value="3">
            <text:p>3</text:p>
          </table:table-cell>
          <table:table-cell table:formula="of:=YEAR([.C579])" office:value-type="float" office:value="2009">
            <text:p>2009</text:p>
          </table:table-cell>
          <table:table-cell office:value-type="date" office:date-value="2009-03-24">
            <text:p>03/24/09</text:p>
          </table:table-cell>
          <table:table-cell office:value-type="time" office:time-value="PT05H01M09S">
            <text:p>05:01:0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580])" office:value-type="float" office:value="3">
            <text:p>3</text:p>
          </table:table-cell>
          <table:table-cell table:formula="of:=YEAR([.C580])" office:value-type="float" office:value="2009">
            <text:p>2009</text:p>
          </table:table-cell>
          <table:table-cell office:value-type="date" office:date-value="2009-03-23">
            <text:p>03/23/09</text:p>
          </table:table-cell>
          <table:table-cell office:value-type="time" office:time-value="PT11H42M51S">
            <text:p>11:42:5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581])" office:value-type="float" office:value="3">
            <text:p>3</text:p>
          </table:table-cell>
          <table:table-cell table:formula="of:=YEAR([.C581])" office:value-type="float" office:value="2009">
            <text:p>2009</text:p>
          </table:table-cell>
          <table:table-cell office:value-type="date" office:date-value="2009-03-22">
            <text:p>03/22/09</text:p>
          </table:table-cell>
          <table:table-cell office:value-type="time" office:time-value="PT16H44M49S">
            <text:p>04:44:4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582])" office:value-type="float" office:value="3">
            <text:p>3</text:p>
          </table:table-cell>
          <table:table-cell table:formula="of:=YEAR([.C582])" office:value-type="float" office:value="2009">
            <text:p>2009</text:p>
          </table:table-cell>
          <table:table-cell office:value-type="date" office:date-value="2009-03-22">
            <text:p>03/22/09</text:p>
          </table:table-cell>
          <table:table-cell office:value-type="time" office:time-value="PT11H55M27S">
            <text:p>11:55:2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0">
            <text:p>500</text:p>
          </table:table-cell>
          <table:table-cell office:value-type="float" office:value="-19.8">
            <text:p>-19.8</text:p>
          </table:table-cell>
          <table:table-cell office:value-type="float" office:value="480.2">
            <text:p>480.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Sponsor level donation ($500-1200)</text:p>
          </table:table-cell>
          <table:table-cell table:number-columns-repeated="16"/>
        </table:table-row>
        <table:table-row table:style-name="ro1">
          <table:table-cell table:formula="of:=MONTH([.C583])" office:value-type="float" office:value="3">
            <text:p>3</text:p>
          </table:table-cell>
          <table:table-cell table:formula="of:=YEAR([.C583])" office:value-type="float" office:value="2009">
            <text:p>2009</text:p>
          </table:table-cell>
          <table:table-cell office:value-type="date" office:date-value="2009-03-22">
            <text:p>03/22/09</text:p>
          </table:table-cell>
          <table:table-cell office:value-type="time" office:time-value="PT05H48M23S">
            <text:p>05:48:2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584])" office:value-type="float" office:value="3">
            <text:p>3</text:p>
          </table:table-cell>
          <table:table-cell table:formula="of:=YEAR([.C584])" office:value-type="float" office:value="2009">
            <text:p>2009</text:p>
          </table:table-cell>
          <table:table-cell office:value-type="date" office:date-value="2009-03-22">
            <text:p>03/22/09</text:p>
          </table:table-cell>
          <table:table-cell office:value-type="time" office:time-value="PT02H40M18S">
            <text:p>02:40:1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585])" office:value-type="float" office:value="3">
            <text:p>3</text:p>
          </table:table-cell>
          <table:table-cell table:formula="of:=YEAR([.C585])" office:value-type="float" office:value="2009">
            <text:p>2009</text:p>
          </table:table-cell>
          <table:table-cell office:value-type="date" office:date-value="2009-03-21">
            <text:p>03/21/09</text:p>
          </table:table-cell>
          <table:table-cell office:value-type="time" office:time-value="PT06H18M52S">
            <text:p>06:18:5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586])" office:value-type="float" office:value="3">
            <text:p>3</text:p>
          </table:table-cell>
          <table:table-cell table:formula="of:=YEAR([.C586])" office:value-type="float" office:value="2009">
            <text:p>2009</text:p>
          </table:table-cell>
          <table:table-cell office:value-type="date" office:date-value="2009-03-20">
            <text:p>03/20/09</text:p>
          </table:table-cell>
          <table:table-cell office:value-type="time" office:time-value="PT02H58M27S">
            <text:p>02:58:2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587])" office:value-type="float" office:value="3">
            <text:p>3</text:p>
          </table:table-cell>
          <table:table-cell table:formula="of:=YEAR([.C587])" office:value-type="float" office:value="2009">
            <text:p>2009</text:p>
          </table:table-cell>
          <table:table-cell office:value-type="date" office:date-value="2009-03-20">
            <text:p>03/20/09</text:p>
          </table:table-cell>
          <table:table-cell office:value-type="time" office:time-value="PT02H25M56S">
            <text:p>02:25:5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588])" office:value-type="float" office:value="3">
            <text:p>3</text:p>
          </table:table-cell>
          <table:table-cell table:formula="of:=YEAR([.C588])" office:value-type="float" office:value="2009">
            <text:p>2009</text:p>
          </table:table-cell>
          <table:table-cell office:value-type="date" office:date-value="2009-03-19">
            <text:p>03/19/09</text:p>
          </table:table-cell>
          <table:table-cell office:value-type="time" office:time-value="PT19H36M23S">
            <text:p>07:36:2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589])" office:value-type="float" office:value="3">
            <text:p>3</text:p>
          </table:table-cell>
          <table:table-cell table:formula="of:=YEAR([.C589])" office:value-type="float" office:value="2009">
            <text:p>2009</text:p>
          </table:table-cell>
          <table:table-cell office:value-type="date" office:date-value="2009-03-19">
            <text:p>03/19/09</text:p>
          </table:table-cell>
          <table:table-cell office:value-type="time" office:time-value="PT14H01M17S">
            <text:p>02:01:17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590])" office:value-type="float" office:value="3">
            <text:p>3</text:p>
          </table:table-cell>
          <table:table-cell table:formula="of:=YEAR([.C590])" office:value-type="float" office:value="2009">
            <text:p>2009</text:p>
          </table:table-cell>
          <table:table-cell office:value-type="date" office:date-value="2009-03-19">
            <text:p>03/19/09</text:p>
          </table:table-cell>
          <table:table-cell office:value-type="time" office:time-value="PT13H43M02S">
            <text:p>01:43:0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591])" office:value-type="float" office:value="3">
            <text:p>3</text:p>
          </table:table-cell>
          <table:table-cell table:formula="of:=YEAR([.C591])" office:value-type="float" office:value="2009">
            <text:p>2009</text:p>
          </table:table-cell>
          <table:table-cell office:value-type="date" office:date-value="2009-03-19">
            <text:p>03/19/09</text:p>
          </table:table-cell>
          <table:table-cell office:value-type="time" office:time-value="PT10H56M46S">
            <text:p>10:56:4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592])" office:value-type="float" office:value="3">
            <text:p>3</text:p>
          </table:table-cell>
          <table:table-cell table:formula="of:=YEAR([.C592])" office:value-type="float" office:value="2009">
            <text:p>2009</text:p>
          </table:table-cell>
          <table:table-cell office:value-type="date" office:date-value="2009-03-19">
            <text:p>03/19/09</text:p>
          </table:table-cell>
          <table:table-cell office:value-type="time" office:time-value="PT10H46M37S">
            <text:p>10:46:3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593])" office:value-type="float" office:value="3">
            <text:p>3</text:p>
          </table:table-cell>
          <table:table-cell table:formula="of:=YEAR([.C593])" office:value-type="float" office:value="2009">
            <text:p>2009</text:p>
          </table:table-cell>
          <table:table-cell office:value-type="date" office:date-value="2009-03-19">
            <text:p>03/19/09</text:p>
          </table:table-cell>
          <table:table-cell office:value-type="time" office:time-value="PT08H49M56S">
            <text:p>08:49:5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594])" office:value-type="float" office:value="3">
            <text:p>3</text:p>
          </table:table-cell>
          <table:table-cell table:formula="of:=YEAR([.C594])" office:value-type="float" office:value="2009">
            <text:p>2009</text:p>
          </table:table-cell>
          <table:table-cell office:value-type="date" office:date-value="2009-03-19">
            <text:p>03/19/09</text:p>
          </table:table-cell>
          <table:table-cell office:value-type="time" office:time-value="PT07H20M12S">
            <text:p>07:20:1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595])" office:value-type="float" office:value="3">
            <text:p>3</text:p>
          </table:table-cell>
          <table:table-cell table:formula="of:=YEAR([.C595])" office:value-type="float" office:value="2009">
            <text:p>2009</text:p>
          </table:table-cell>
          <table:table-cell office:value-type="date" office:date-value="2009-03-19">
            <text:p>03/19/09</text:p>
          </table:table-cell>
          <table:table-cell office:value-type="time" office:time-value="PT05H34M20S">
            <text:p>05:34:2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596])" office:value-type="float" office:value="3">
            <text:p>3</text:p>
          </table:table-cell>
          <table:table-cell table:formula="of:=YEAR([.C596])" office:value-type="float" office:value="2009">
            <text:p>2009</text:p>
          </table:table-cell>
          <table:table-cell office:value-type="date" office:date-value="2009-03-19">
            <text:p>03/19/09</text:p>
          </table:table-cell>
          <table:table-cell office:value-type="time" office:time-value="PT04H39M17S">
            <text:p>04:39:1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597])" office:value-type="float" office:value="3">
            <text:p>3</text:p>
          </table:table-cell>
          <table:table-cell table:formula="of:=YEAR([.C597])" office:value-type="float" office:value="2009">
            <text:p>2009</text:p>
          </table:table-cell>
          <table:table-cell office:value-type="date" office:date-value="2009-03-19">
            <text:p>03/19/09</text:p>
          </table:table-cell>
          <table:table-cell office:value-type="time" office:time-value="PT02H28M00S">
            <text:p>02:28:0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50">
            <text:p>150</text:p>
          </table:table-cell>
          <table:table-cell office:value-type="float" office:value="-4.65">
            <text:p>-4.65</text:p>
          </table:table-cell>
          <table:table-cell office:value-type="float" office:value="145.35">
            <text:p>145.3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598])" office:value-type="float" office:value="3">
            <text:p>3</text:p>
          </table:table-cell>
          <table:table-cell table:formula="of:=YEAR([.C598])" office:value-type="float" office:value="2009">
            <text:p>2009</text:p>
          </table:table-cell>
          <table:table-cell office:value-type="date" office:date-value="2009-03-19">
            <text:p>03/19/09</text:p>
          </table:table-cell>
          <table:table-cell office:value-type="time" office:time-value="PT01H12M33S">
            <text:p>01:12:3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599])" office:value-type="float" office:value="3">
            <text:p>3</text:p>
          </table:table-cell>
          <table:table-cell table:formula="of:=YEAR([.C599])" office:value-type="float" office:value="2009">
            <text:p>2009</text:p>
          </table:table-cell>
          <table:table-cell office:value-type="date" office:date-value="2009-03-18">
            <text:p>03/18/09</text:p>
          </table:table-cell>
          <table:table-cell office:value-type="time" office:time-value="PT15H51M41S">
            <text:p>03:51:4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600])" office:value-type="float" office:value="3">
            <text:p>3</text:p>
          </table:table-cell>
          <table:table-cell table:formula="of:=YEAR([.C600])" office:value-type="float" office:value="2009">
            <text:p>2009</text:p>
          </table:table-cell>
          <table:table-cell office:value-type="date" office:date-value="2009-03-18">
            <text:p>03/18/09</text:p>
          </table:table-cell>
          <table:table-cell office:value-type="time" office:time-value="PT03H16M11S">
            <text:p>03:16:1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01])" office:value-type="float" office:value="3">
            <text:p>3</text:p>
          </table:table-cell>
          <table:table-cell table:formula="of:=YEAR([.C601])" office:value-type="float" office:value="2009">
            <text:p>2009</text:p>
          </table:table-cell>
          <table:table-cell office:value-type="date" office:date-value="2009-03-18">
            <text:p>03/18/09</text:p>
          </table:table-cell>
          <table:table-cell office:value-type="time" office:time-value="PT02H25M38S">
            <text:p>02:25:3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02])" office:value-type="float" office:value="3">
            <text:p>3</text:p>
          </table:table-cell>
          <table:table-cell table:formula="of:=YEAR([.C602])" office:value-type="float" office:value="2009">
            <text:p>2009</text:p>
          </table:table-cell>
          <table:table-cell office:value-type="date" office:date-value="2009-03-17">
            <text:p>03/17/09</text:p>
          </table:table-cell>
          <table:table-cell office:value-type="time" office:time-value="PT08H19M29S">
            <text:p>08:19:2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603])" office:value-type="float" office:value="3">
            <text:p>3</text:p>
          </table:table-cell>
          <table:table-cell table:formula="of:=YEAR([.C603])" office:value-type="float" office:value="2009">
            <text:p>2009</text:p>
          </table:table-cell>
          <table:table-cell office:value-type="date" office:date-value="2009-03-17">
            <text:p>03/17/09</text:p>
          </table:table-cell>
          <table:table-cell office:value-type="time" office:time-value="PT06H33M51S">
            <text:p>06:33:5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604])" office:value-type="float" office:value="3">
            <text:p>3</text:p>
          </table:table-cell>
          <table:table-cell table:formula="of:=YEAR([.C604])" office:value-type="float" office:value="2009">
            <text:p>2009</text:p>
          </table:table-cell>
          <table:table-cell office:value-type="date" office:date-value="2009-03-15">
            <text:p>03/15/09</text:p>
          </table:table-cell>
          <table:table-cell office:value-type="time" office:time-value="PT02H48M42S">
            <text:p>02:48:4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05])" office:value-type="float" office:value="3">
            <text:p>3</text:p>
          </table:table-cell>
          <table:table-cell table:formula="of:=YEAR([.C605])" office:value-type="float" office:value="2009">
            <text:p>2009</text:p>
          </table:table-cell>
          <table:table-cell office:value-type="date" office:date-value="2009-03-14">
            <text:p>03/14/09</text:p>
          </table:table-cell>
          <table:table-cell office:value-type="time" office:time-value="PT06H56M11S">
            <text:p>06:56:1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06])" office:value-type="float" office:value="3">
            <text:p>3</text:p>
          </table:table-cell>
          <table:table-cell table:formula="of:=YEAR([.C606])" office:value-type="float" office:value="2009">
            <text:p>2009</text:p>
          </table:table-cell>
          <table:table-cell office:value-type="date" office:date-value="2009-03-11">
            <text:p>03/11/09</text:p>
          </table:table-cell>
          <table:table-cell office:value-type="time" office:time-value="PT12H52M28S">
            <text:p>12:52:2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607])" office:value-type="float" office:value="3">
            <text:p>3</text:p>
          </table:table-cell>
          <table:table-cell table:formula="of:=YEAR([.C607])" office:value-type="float" office:value="2009">
            <text:p>2009</text:p>
          </table:table-cell>
          <table:table-cell office:value-type="date" office:date-value="2009-03-11">
            <text:p>03/11/09</text:p>
          </table:table-cell>
          <table:table-cell office:value-type="time" office:time-value="PT03H09M45S">
            <text:p>03:09:4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08])" office:value-type="float" office:value="3">
            <text:p>3</text:p>
          </table:table-cell>
          <table:table-cell table:formula="of:=YEAR([.C608])" office:value-type="float" office:value="2009">
            <text:p>2009</text:p>
          </table:table-cell>
          <table:table-cell office:value-type="date" office:date-value="2009-03-10">
            <text:p>03/10/09</text:p>
          </table:table-cell>
          <table:table-cell office:value-type="time" office:time-value="PT16H54M18S">
            <text:p>04:54:18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09])" office:value-type="float" office:value="3">
            <text:p>3</text:p>
          </table:table-cell>
          <table:table-cell table:formula="of:=YEAR([.C609])" office:value-type="float" office:value="2009">
            <text:p>2009</text:p>
          </table:table-cell>
          <table:table-cell office:value-type="date" office:date-value="2009-03-08">
            <text:p>03/08/09</text:p>
          </table:table-cell>
          <table:table-cell office:value-type="time" office:time-value="PT09H14M01S">
            <text:p>09:14:0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610])" office:value-type="float" office:value="3">
            <text:p>3</text:p>
          </table:table-cell>
          <table:table-cell table:formula="of:=YEAR([.C610])" office:value-type="float" office:value="2009">
            <text:p>2009</text:p>
          </table:table-cell>
          <table:table-cell office:value-type="date" office:date-value="2009-03-08">
            <text:p>03/08/09</text:p>
          </table:table-cell>
          <table:table-cell office:value-type="time" office:time-value="PT01H41M12S">
            <text:p>01:41:12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11])" office:value-type="float" office:value="3">
            <text:p>3</text:p>
          </table:table-cell>
          <table:table-cell table:formula="of:=YEAR([.C611])" office:value-type="float" office:value="2009">
            <text:p>2009</text:p>
          </table:table-cell>
          <table:table-cell office:value-type="date" office:date-value="2009-03-07">
            <text:p>03/07/09</text:p>
          </table:table-cell>
          <table:table-cell office:value-type="time" office:time-value="PT05H24M21S">
            <text:p>05:24:21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lear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12])" office:value-type="float" office:value="3">
            <text:p>3</text:p>
          </table:table-cell>
          <table:table-cell table:formula="of:=YEAR([.C612])" office:value-type="float" office:value="2009">
            <text:p>2009</text:p>
          </table:table-cell>
          <table:table-cell office:value-type="date" office:date-value="2009-03-06">
            <text:p>03/06/09</text:p>
          </table:table-cell>
          <table:table-cell office:value-type="time" office:time-value="PT16H16M48S">
            <text:p>04:16:48 P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13])" office:value-type="float" office:value="3">
            <text:p>3</text:p>
          </table:table-cell>
          <table:table-cell table:formula="of:=YEAR([.C613])" office:value-type="float" office:value="2009">
            <text:p>2009</text:p>
          </table:table-cell>
          <table:table-cell office:value-type="date" office:date-value="2009-03-05">
            <text:p>03/05/09</text:p>
          </table:table-cell>
          <table:table-cell office:value-type="time" office:time-value="PT00H12M24S">
            <text:p>12:12:24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614])" office:value-type="float" office:value="3">
            <text:p>3</text:p>
          </table:table-cell>
          <table:table-cell table:formula="of:=YEAR([.C614])" office:value-type="float" office:value="2009">
            <text:p>2009</text:p>
          </table:table-cell>
          <table:table-cell office:value-type="date" office:date-value="2009-03-04">
            <text:p>03/04/09</text:p>
          </table:table-cell>
          <table:table-cell office:value-type="time" office:time-value="PT05H53M52S">
            <text:p>05:53:52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615])" office:value-type="float" office:value="3">
            <text:p>3</text:p>
          </table:table-cell>
          <table:table-cell table:formula="of:=YEAR([.C615])" office:value-type="float" office:value="2009">
            <text:p>2009</text:p>
          </table:table-cell>
          <table:table-cell office:value-type="date" office:date-value="2009-03-04">
            <text:p>03/04/09</text:p>
          </table:table-cell>
          <table:table-cell office:value-type="time" office:time-value="PT04H05M04S">
            <text:p>04:05:04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616])" office:value-type="float" office:value="3">
            <text:p>3</text:p>
          </table:table-cell>
          <table:table-cell table:formula="of:=YEAR([.C616])" office:value-type="float" office:value="2009">
            <text:p>2009</text:p>
          </table:table-cell>
          <table:table-cell office:value-type="date" office:date-value="2009-03-04">
            <text:p>03/04/09</text:p>
          </table:table-cell>
          <table:table-cell office:value-type="time" office:time-value="PT01H48M10S">
            <text:p>01:48:10 AM</text:p>
          </table:table-cell>
          <table:table-cell office:value-type="string">
            <text:p>PS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80">
            <text:p>80</text:p>
          </table:table-cell>
          <table:table-cell office:value-type="float" office:value="-3.42">
            <text:p>-3.42</text:p>
          </table:table-cell>
          <table:table-cell office:value-type="float" office:value="76.58">
            <text:p>76.5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617])" office:value-type="float" office:value="3">
            <text:p>3</text:p>
          </table:table-cell>
          <table:table-cell table:formula="of:=YEAR([.C617])" office:value-type="float" office:value="2009">
            <text:p>2009</text:p>
          </table:table-cell>
          <table:table-cell office:value-type="date" office:date-value="2009-03-03">
            <text:p>03/03/09</text:p>
          </table:table-cell>
          <table:table-cell office:value-type="time" office:time-value="PT04H01M04S">
            <text:p>04:01:04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18])" office:value-type="float" office:value="3">
            <text:p>3</text:p>
          </table:table-cell>
          <table:table-cell table:formula="of:=YEAR([.C618])" office:value-type="float" office:value="2009">
            <text:p>2009</text:p>
          </table:table-cell>
          <table:table-cell office:value-type="date" office:date-value="2009-03-03">
            <text:p>03/03/09</text:p>
          </table:table-cell>
          <table:table-cell office:value-type="time" office:time-value="PT02H49M30S">
            <text:p>02:49:30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619])" office:value-type="float" office:value="3">
            <text:p>3</text:p>
          </table:table-cell>
          <table:table-cell table:formula="of:=YEAR([.C619])" office:value-type="float" office:value="2009">
            <text:p>2009</text:p>
          </table:table-cell>
          <table:table-cell office:value-type="date" office:date-value="2009-03-03">
            <text:p>03/03/09</text:p>
          </table:table-cell>
          <table:table-cell office:value-type="time" office:time-value="PT02H28M45S">
            <text:p>02:28:45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20])" office:value-type="float" office:value="3">
            <text:p>3</text:p>
          </table:table-cell>
          <table:table-cell table:formula="of:=YEAR([.C620])" office:value-type="float" office:value="2009">
            <text:p>2009</text:p>
          </table:table-cell>
          <table:table-cell office:value-type="date" office:date-value="2009-03-02">
            <text:p>03/02/09</text:p>
          </table:table-cell>
          <table:table-cell office:value-type="time" office:time-value="PT05H36M34S">
            <text:p>05:36:34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21])" office:value-type="float" office:value="3">
            <text:p>3</text:p>
          </table:table-cell>
          <table:table-cell table:formula="of:=YEAR([.C621])" office:value-type="float" office:value="2009">
            <text:p>2009</text:p>
          </table:table-cell>
          <table:table-cell office:value-type="date" office:date-value="2009-03-02">
            <text:p>03/02/09</text:p>
          </table:table-cell>
          <table:table-cell office:value-type="time" office:time-value="PT03H54M12S">
            <text:p>03:54:12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22])" office:value-type="float" office:value="3">
            <text:p>3</text:p>
          </table:table-cell>
          <table:table-cell table:formula="of:=YEAR([.C622])" office:value-type="float" office:value="2009">
            <text:p>2009</text:p>
          </table:table-cell>
          <table:table-cell office:value-type="date" office:date-value="2009-03-02">
            <text:p>03/02/09</text:p>
          </table:table-cell>
          <table:table-cell office:value-type="time" office:time-value="PT03H39M51S">
            <text:p>03:39:51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623])" office:value-type="float" office:value="3">
            <text:p>3</text:p>
          </table:table-cell>
          <table:table-cell table:formula="of:=YEAR([.C623])" office:value-type="float" office:value="2009">
            <text:p>2009</text:p>
          </table:table-cell>
          <table:table-cell office:value-type="date" office:date-value="2009-03-02">
            <text:p>03/02/09</text:p>
          </table:table-cell>
          <table:table-cell office:value-type="time" office:time-value="PT03H34M44S">
            <text:p>03:34:44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624])" office:value-type="float" office:value="3">
            <text:p>3</text:p>
          </table:table-cell>
          <table:table-cell table:formula="of:=YEAR([.C624])" office:value-type="float" office:value="2009">
            <text:p>2009</text:p>
          </table:table-cell>
          <table:table-cell office:value-type="date" office:date-value="2009-03-02">
            <text:p>03/02/09</text:p>
          </table:table-cell>
          <table:table-cell office:value-type="time" office:time-value="PT02H55M17S">
            <text:p>02:55:17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625])" office:value-type="float" office:value="3">
            <text:p>3</text:p>
          </table:table-cell>
          <table:table-cell table:formula="of:=YEAR([.C625])" office:value-type="float" office:value="2009">
            <text:p>2009</text:p>
          </table:table-cell>
          <table:table-cell office:value-type="date" office:date-value="2009-03-02">
            <text:p>03/02/09</text:p>
          </table:table-cell>
          <table:table-cell office:value-type="time" office:time-value="PT02H44M14S">
            <text:p>02:44:14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626])" office:value-type="float" office:value="3">
            <text:p>3</text:p>
          </table:table-cell>
          <table:table-cell table:formula="of:=YEAR([.C626])" office:value-type="float" office:value="2009">
            <text:p>2009</text:p>
          </table:table-cell>
          <table:table-cell office:value-type="date" office:date-value="2009-03-02">
            <text:p>03/02/09</text:p>
          </table:table-cell>
          <table:table-cell office:value-type="time" office:time-value="PT02H43M52S">
            <text:p>02:43:52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627])" office:value-type="float" office:value="3">
            <text:p>3</text:p>
          </table:table-cell>
          <table:table-cell table:formula="of:=YEAR([.C627])" office:value-type="float" office:value="2009">
            <text:p>2009</text:p>
          </table:table-cell>
          <table:table-cell office:value-type="date" office:date-value="2009-03-02">
            <text:p>03/02/09</text:p>
          </table:table-cell>
          <table:table-cell office:value-type="time" office:time-value="PT02H26M44S">
            <text:p>02:26:44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628])" office:value-type="float" office:value="3">
            <text:p>3</text:p>
          </table:table-cell>
          <table:table-cell table:formula="of:=YEAR([.C628])" office:value-type="float" office:value="2009">
            <text:p>2009</text:p>
          </table:table-cell>
          <table:table-cell office:value-type="date" office:date-value="2009-03-01">
            <text:p>03/01/09</text:p>
          </table:table-cell>
          <table:table-cell office:value-type="time" office:time-value="PT05H12M14S">
            <text:p>05:12:14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29])" office:value-type="float" office:value="3">
            <text:p>3</text:p>
          </table:table-cell>
          <table:table-cell table:formula="of:=YEAR([.C629])" office:value-type="float" office:value="2009">
            <text:p>2009</text:p>
          </table:table-cell>
          <table:table-cell office:value-type="date" office:date-value="2009-03-01">
            <text:p>03/01/09</text:p>
          </table:table-cell>
          <table:table-cell office:value-type="time" office:time-value="PT03H32M10S">
            <text:p>03:32:10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630])" office:value-type="float" office:value="3">
            <text:p>3</text:p>
          </table:table-cell>
          <table:table-cell table:formula="of:=YEAR([.C630])" office:value-type="float" office:value="2009">
            <text:p>2009</text:p>
          </table:table-cell>
          <table:table-cell office:value-type="date" office:date-value="2009-03-01">
            <text:p>03/01/09</text:p>
          </table:table-cell>
          <table:table-cell office:value-type="time" office:time-value="PT02H41M37S">
            <text:p>02:41:37 AM</text:p>
          </table:table-cell>
          <table:table-cell office:value-type="string">
            <text:p>PS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31])" office:value-type="float" office:value="4">
            <text:p>4</text:p>
          </table:table-cell>
          <table:table-cell table:formula="of:=YEAR([.C631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23H59M35S">
            <text:p>11:59:3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5">
            <text:p>45</text:p>
          </table:table-cell>
          <table:table-cell office:value-type="float" office:value="-2.06">
            <text:p>-2.06</text:p>
          </table:table-cell>
          <table:table-cell office:value-type="float" office:value="42.94">
            <text:p>42.9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632])" office:value-type="float" office:value="4">
            <text:p>4</text:p>
          </table:table-cell>
          <table:table-cell table:formula="of:=YEAR([.C632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21H51M19S">
            <text:p>09:51:1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633])" office:value-type="float" office:value="4">
            <text:p>4</text:p>
          </table:table-cell>
          <table:table-cell table:formula="of:=YEAR([.C633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20H26M37S">
            <text:p>08:26:37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34])" office:value-type="float" office:value="4">
            <text:p>4</text:p>
          </table:table-cell>
          <table:table-cell table:formula="of:=YEAR([.C634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20H23M24S">
            <text:p>08:23:24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35])" office:value-type="float" office:value="4">
            <text:p>4</text:p>
          </table:table-cell>
          <table:table-cell table:formula="of:=YEAR([.C635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9H43M27S">
            <text:p>07:43:27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36])" office:value-type="float" office:value="4">
            <text:p>4</text:p>
          </table:table-cell>
          <table:table-cell table:formula="of:=YEAR([.C636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8H49M12S">
            <text:p>06:49:1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5">
            <text:p>75</text:p>
          </table:table-cell>
          <table:table-cell office:value-type="float" office:value="-2.48">
            <text:p>-2.48</text:p>
          </table:table-cell>
          <table:table-cell office:value-type="float" office:value="72.52">
            <text:p>72.5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637])" office:value-type="float" office:value="4">
            <text:p>4</text:p>
          </table:table-cell>
          <table:table-cell table:formula="of:=YEAR([.C637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7H59M35S">
            <text:p>05:59:3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3.2">
            <text:p>-3.2</text:p>
          </table:table-cell>
          <table:table-cell office:value-type="float" office:value="96.8">
            <text:p>96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638])" office:value-type="float" office:value="4">
            <text:p>4</text:p>
          </table:table-cell>
          <table:table-cell table:formula="of:=YEAR([.C638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6H59M32S">
            <text:p>04:59:3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0">
            <text:p>200</text:p>
          </table:table-cell>
          <table:table-cell office:value-type="float" office:value="-8.1">
            <text:p>-8.1</text:p>
          </table:table-cell>
          <table:table-cell office:value-type="float" office:value="191.9">
            <text:p>191.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639])" office:value-type="float" office:value="4">
            <text:p>4</text:p>
          </table:table-cell>
          <table:table-cell table:formula="of:=YEAR([.C639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6H54M22S">
            <text:p>04:54:2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0">
            <text:p>40</text:p>
          </table:table-cell>
          <table:table-cell office:value-type="float" office:value="-1.46">
            <text:p>-1.46</text:p>
          </table:table-cell>
          <table:table-cell office:value-type="float" office:value="38.54">
            <text:p>38.5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640])" office:value-type="float" office:value="4">
            <text:p>4</text:p>
          </table:table-cell>
          <table:table-cell table:formula="of:=YEAR([.C640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6H04M31S">
            <text:p>04:04:3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641])" office:value-type="float" office:value="4">
            <text:p>4</text:p>
          </table:table-cell>
          <table:table-cell table:formula="of:=YEAR([.C641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5H55M24S">
            <text:p>03:55:2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642])" office:value-type="float" office:value="4">
            <text:p>4</text:p>
          </table:table-cell>
          <table:table-cell table:formula="of:=YEAR([.C642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5H43M51S">
            <text:p>03:43:5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0">
            <text:p>200</text:p>
          </table:table-cell>
          <table:table-cell office:value-type="float" office:value="-8.1">
            <text:p>-8.1</text:p>
          </table:table-cell>
          <table:table-cell office:value-type="float" office:value="191.9">
            <text:p>191.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643])" office:value-type="float" office:value="4">
            <text:p>4</text:p>
          </table:table-cell>
          <table:table-cell table:formula="of:=YEAR([.C643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5H25M49S">
            <text:p>03:25:4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644])" office:value-type="float" office:value="4">
            <text:p>4</text:p>
          </table:table-cell>
          <table:table-cell table:formula="of:=YEAR([.C644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4H53M31S">
            <text:p>02:53:3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17">
            <text:p>-1.17</text:p>
          </table:table-cell>
          <table:table-cell office:value-type="float" office:value="28.83">
            <text:p>28.8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645])" office:value-type="float" office:value="4">
            <text:p>4</text:p>
          </table:table-cell>
          <table:table-cell table:formula="of:=YEAR([.C645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4H53M13S">
            <text:p>02:53:1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646])" office:value-type="float" office:value="4">
            <text:p>4</text:p>
          </table:table-cell>
          <table:table-cell table:formula="of:=YEAR([.C646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4H50M34S">
            <text:p>02:50:34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47])" office:value-type="float" office:value="4">
            <text:p>4</text:p>
          </table:table-cell>
          <table:table-cell table:formula="of:=YEAR([.C647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4H16M48S">
            <text:p>02:16:4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648])" office:value-type="float" office:value="4">
            <text:p>4</text:p>
          </table:table-cell>
          <table:table-cell table:formula="of:=YEAR([.C648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4H14M37S">
            <text:p>02:14:37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49])" office:value-type="float" office:value="4">
            <text:p>4</text:p>
          </table:table-cell>
          <table:table-cell table:formula="of:=YEAR([.C649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4H08M33S">
            <text:p>02:08:33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50])" office:value-type="float" office:value="4">
            <text:p>4</text:p>
          </table:table-cell>
          <table:table-cell table:formula="of:=YEAR([.C650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4H00M09S">
            <text:p>02:00:0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651])" office:value-type="float" office:value="4">
            <text:p>4</text:p>
          </table:table-cell>
          <table:table-cell table:formula="of:=YEAR([.C651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3H49M43S">
            <text:p>01:49:43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52])" office:value-type="float" office:value="4">
            <text:p>4</text:p>
          </table:table-cell>
          <table:table-cell table:formula="of:=YEAR([.C652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3H45M02S">
            <text:p>01:45:0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653])" office:value-type="float" office:value="4">
            <text:p>4</text:p>
          </table:table-cell>
          <table:table-cell table:formula="of:=YEAR([.C653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3H39M57S">
            <text:p>01:39:57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0">
            <text:p>500</text:p>
          </table:table-cell>
          <table:table-cell office:value-type="float" office:value="-14.8">
            <text:p>-14.8</text:p>
          </table:table-cell>
          <table:table-cell office:value-type="float" office:value="485.2">
            <text:p>485.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Sponsor level donation ($500-1200)</text:p>
          </table:table-cell>
          <table:table-cell table:number-columns-repeated="16"/>
        </table:table-row>
        <table:table-row table:style-name="ro1">
          <table:table-cell table:formula="of:=MONTH([.C654])" office:value-type="float" office:value="4">
            <text:p>4</text:p>
          </table:table-cell>
          <table:table-cell table:formula="of:=YEAR([.C654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3H26M59S">
            <text:p>01:26:59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55])" office:value-type="float" office:value="4">
            <text:p>4</text:p>
          </table:table-cell>
          <table:table-cell table:formula="of:=YEAR([.C655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3H24M42S">
            <text:p>01:24:42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56])" office:value-type="float" office:value="4">
            <text:p>4</text:p>
          </table:table-cell>
          <table:table-cell table:formula="of:=YEAR([.C656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3H24M22S">
            <text:p>01:24:2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657])" office:value-type="float" office:value="4">
            <text:p>4</text:p>
          </table:table-cell>
          <table:table-cell table:formula="of:=YEAR([.C657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3H17M31S">
            <text:p>01:17:3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658])" office:value-type="float" office:value="4">
            <text:p>4</text:p>
          </table:table-cell>
          <table:table-cell table:formula="of:=YEAR([.C658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3H08M52S">
            <text:p>01:08:5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659])" office:value-type="float" office:value="4">
            <text:p>4</text:p>
          </table:table-cell>
          <table:table-cell table:formula="of:=YEAR([.C659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3H03M02S">
            <text:p>01:03:0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660])" office:value-type="float" office:value="4">
            <text:p>4</text:p>
          </table:table-cell>
          <table:table-cell table:formula="of:=YEAR([.C660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2H50M38S">
            <text:p>12:50:3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661])" office:value-type="float" office:value="4">
            <text:p>4</text:p>
          </table:table-cell>
          <table:table-cell table:formula="of:=YEAR([.C661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2H27M07S">
            <text:p>12:27:07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62])" office:value-type="float" office:value="4">
            <text:p>4</text:p>
          </table:table-cell>
          <table:table-cell table:formula="of:=YEAR([.C662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2H26M19S">
            <text:p>12:26:1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5">
            <text:p>75</text:p>
          </table:table-cell>
          <table:table-cell office:value-type="float" office:value="-2.48">
            <text:p>-2.48</text:p>
          </table:table-cell>
          <table:table-cell office:value-type="float" office:value="72.52">
            <text:p>72.5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663])" office:value-type="float" office:value="4">
            <text:p>4</text:p>
          </table:table-cell>
          <table:table-cell table:formula="of:=YEAR([.C663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2H20M46S">
            <text:p>12:20:46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64])" office:value-type="float" office:value="4">
            <text:p>4</text:p>
          </table:table-cell>
          <table:table-cell table:formula="of:=YEAR([.C664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2H15M10S">
            <text:p>12:15:10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65])" office:value-type="float" office:value="4">
            <text:p>4</text:p>
          </table:table-cell>
          <table:table-cell table:formula="of:=YEAR([.C665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2H09M23S">
            <text:p>12:09:2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666])" office:value-type="float" office:value="4">
            <text:p>4</text:p>
          </table:table-cell>
          <table:table-cell table:formula="of:=YEAR([.C666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2H01M33S">
            <text:p>12:01:3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667])" office:value-type="float" office:value="4">
            <text:p>4</text:p>
          </table:table-cell>
          <table:table-cell table:formula="of:=YEAR([.C667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1H40M16S">
            <text:p>11:40:1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0">
            <text:p>250</text:p>
          </table:table-cell>
          <table:table-cell office:value-type="float" office:value="-7.55">
            <text:p>-7.55</text:p>
          </table:table-cell>
          <table:table-cell office:value-type="float" office:value="242.45">
            <text:p>242.4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668])" office:value-type="float" office:value="4">
            <text:p>4</text:p>
          </table:table-cell>
          <table:table-cell table:formula="of:=YEAR([.C668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11H34M10S">
            <text:p>11:34:1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69])" office:value-type="float" office:value="4">
            <text:p>4</text:p>
          </table:table-cell>
          <table:table-cell table:formula="of:=YEAR([.C669])" office:value-type="float" office:value="2009">
            <text:p>2009</text:p>
          </table:table-cell>
          <table:table-cell office:value-type="date" office:date-value="2009-04-30">
            <text:p>04/30/09</text:p>
          </table:table-cell>
          <table:table-cell office:value-type="time" office:time-value="PT06H25M56S">
            <text:p>06:25:56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670])" office:value-type="float" office:value="4">
            <text:p>4</text:p>
          </table:table-cell>
          <table:table-cell table:formula="of:=YEAR([.C670])" office:value-type="float" office:value="2009">
            <text:p>2009</text:p>
          </table:table-cell>
          <table:table-cell office:value-type="date" office:date-value="2009-04-29">
            <text:p>04/29/09</text:p>
          </table:table-cell>
          <table:table-cell office:value-type="time" office:time-value="PT21H17M54S">
            <text:p>09:17:54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71])" office:value-type="float" office:value="4">
            <text:p>4</text:p>
          </table:table-cell>
          <table:table-cell table:formula="of:=YEAR([.C671])" office:value-type="float" office:value="2009">
            <text:p>2009</text:p>
          </table:table-cell>
          <table:table-cell office:value-type="date" office:date-value="2009-04-28">
            <text:p>04/28/09</text:p>
          </table:table-cell>
          <table:table-cell office:value-type="time" office:time-value="PT15H02M48S">
            <text:p>03:02:4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672])" office:value-type="float" office:value="4">
            <text:p>4</text:p>
          </table:table-cell>
          <table:table-cell table:formula="of:=YEAR([.C672])" office:value-type="float" office:value="2009">
            <text:p>2009</text:p>
          </table:table-cell>
          <table:table-cell office:value-type="date" office:date-value="2009-04-28">
            <text:p>04/28/09</text:p>
          </table:table-cell>
          <table:table-cell office:value-type="time" office:time-value="PT13H34M08S">
            <text:p>01:34:0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0">
            <text:p>250</text:p>
          </table:table-cell>
          <table:table-cell office:value-type="float" office:value="-10.05">
            <text:p>-10.05</text:p>
          </table:table-cell>
          <table:table-cell office:value-type="float" office:value="239.95">
            <text:p>239.9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673])" office:value-type="float" office:value="4">
            <text:p>4</text:p>
          </table:table-cell>
          <table:table-cell table:formula="of:=YEAR([.C673])" office:value-type="float" office:value="2009">
            <text:p>2009</text:p>
          </table:table-cell>
          <table:table-cell office:value-type="date" office:date-value="2009-04-28">
            <text:p>04/28/09</text:p>
          </table:table-cell>
          <table:table-cell office:value-type="time" office:time-value="PT02H38M20S">
            <text:p>02:38:2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74])" office:value-type="float" office:value="4">
            <text:p>4</text:p>
          </table:table-cell>
          <table:table-cell table:formula="of:=YEAR([.C674])" office:value-type="float" office:value="2009">
            <text:p>2009</text:p>
          </table:table-cell>
          <table:table-cell office:value-type="date" office:date-value="2009-04-26">
            <text:p>04/26/09</text:p>
          </table:table-cell>
          <table:table-cell office:value-type="time" office:time-value="PT04H10M35S">
            <text:p>04:10:3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25">
            <text:p>125</text:p>
          </table:table-cell>
          <table:table-cell office:value-type="float" office:value="-5.18">
            <text:p>-5.18</text:p>
          </table:table-cell>
          <table:table-cell office:value-type="float" office:value="119.82">
            <text:p>119.8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675])" office:value-type="float" office:value="4">
            <text:p>4</text:p>
          </table:table-cell>
          <table:table-cell table:formula="of:=YEAR([.C675])" office:value-type="float" office:value="2009">
            <text:p>2009</text:p>
          </table:table-cell>
          <table:table-cell office:value-type="date" office:date-value="2009-04-25">
            <text:p>04/25/09</text:p>
          </table:table-cell>
          <table:table-cell office:value-type="time" office:time-value="PT09H12M05S">
            <text:p>09:12:0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676])" office:value-type="float" office:value="4">
            <text:p>4</text:p>
          </table:table-cell>
          <table:table-cell table:formula="of:=YEAR([.C676])" office:value-type="float" office:value="2009">
            <text:p>2009</text:p>
          </table:table-cell>
          <table:table-cell office:value-type="date" office:date-value="2009-04-24">
            <text:p>04/24/09</text:p>
          </table:table-cell>
          <table:table-cell office:value-type="time" office:time-value="PT02H53M25S">
            <text:p>02:53:2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77])" office:value-type="float" office:value="4">
            <text:p>4</text:p>
          </table:table-cell>
          <table:table-cell table:formula="of:=YEAR([.C677])" office:value-type="float" office:value="2009">
            <text:p>2009</text:p>
          </table:table-cell>
          <table:table-cell office:value-type="date" office:date-value="2009-04-23">
            <text:p>04/23/09</text:p>
          </table:table-cell>
          <table:table-cell office:value-type="time" office:time-value="PT06H12M21S">
            <text:p>06:12:2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678])" office:value-type="float" office:value="4">
            <text:p>4</text:p>
          </table:table-cell>
          <table:table-cell table:formula="of:=YEAR([.C678])" office:value-type="float" office:value="2009">
            <text:p>2009</text:p>
          </table:table-cell>
          <table:table-cell office:value-type="date" office:date-value="2009-04-23">
            <text:p>04/23/09</text:p>
          </table:table-cell>
          <table:table-cell office:value-type="time" office:time-value="PT02H25M18S">
            <text:p>02:25:1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79])" office:value-type="float" office:value="4">
            <text:p>4</text:p>
          </table:table-cell>
          <table:table-cell table:formula="of:=YEAR([.C679])" office:value-type="float" office:value="2009">
            <text:p>2009</text:p>
          </table:table-cell>
          <table:table-cell office:value-type="date" office:date-value="2009-04-21">
            <text:p>04/21/09</text:p>
          </table:table-cell>
          <table:table-cell office:value-type="time" office:time-value="PT08H39M07S">
            <text:p>08:39:0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680])" office:value-type="float" office:value="4">
            <text:p>4</text:p>
          </table:table-cell>
          <table:table-cell table:formula="of:=YEAR([.C680])" office:value-type="float" office:value="2009">
            <text:p>2009</text:p>
          </table:table-cell>
          <table:table-cell office:value-type="date" office:date-value="2009-04-20">
            <text:p>04/20/09</text:p>
          </table:table-cell>
          <table:table-cell office:value-type="time" office:time-value="PT04H56M54S">
            <text:p>04:56:5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81])" office:value-type="float" office:value="4">
            <text:p>4</text:p>
          </table:table-cell>
          <table:table-cell table:formula="of:=YEAR([.C681])" office:value-type="float" office:value="2009">
            <text:p>2009</text:p>
          </table:table-cell>
          <table:table-cell office:value-type="date" office:date-value="2009-04-20">
            <text:p>04/20/09</text:p>
          </table:table-cell>
          <table:table-cell office:value-type="time" office:time-value="PT02H52M25S">
            <text:p>02:52:2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82])" office:value-type="float" office:value="4">
            <text:p>4</text:p>
          </table:table-cell>
          <table:table-cell table:formula="of:=YEAR([.C682])" office:value-type="float" office:value="2009">
            <text:p>2009</text:p>
          </table:table-cell>
          <table:table-cell office:value-type="date" office:date-value="2009-04-19">
            <text:p>04/19/09</text:p>
          </table:table-cell>
          <table:table-cell office:value-type="time" office:time-value="PT23H42M46S">
            <text:p>11:42:46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83])" office:value-type="float" office:value="4">
            <text:p>4</text:p>
          </table:table-cell>
          <table:table-cell table:formula="of:=YEAR([.C683])" office:value-type="float" office:value="2009">
            <text:p>2009</text:p>
          </table:table-cell>
          <table:table-cell office:value-type="date" office:date-value="2009-04-19">
            <text:p>04/19/09</text:p>
          </table:table-cell>
          <table:table-cell office:value-type="time" office:time-value="PT14H20M06S">
            <text:p>02:20:0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684])" office:value-type="float" office:value="4">
            <text:p>4</text:p>
          </table:table-cell>
          <table:table-cell table:formula="of:=YEAR([.C684])" office:value-type="float" office:value="2009">
            <text:p>2009</text:p>
          </table:table-cell>
          <table:table-cell office:value-type="date" office:date-value="2009-04-19">
            <text:p>04/19/09</text:p>
          </table:table-cell>
          <table:table-cell office:value-type="time" office:time-value="PT04H40M36S">
            <text:p>04:40:3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style-name="ce15"/>
          <table:table-cell table:number-columns-repeated="2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85])" office:value-type="float" office:value="4">
            <text:p>4</text:p>
          </table:table-cell>
          <table:table-cell table:formula="of:=YEAR([.C685])" office:value-type="float" office:value="2009">
            <text:p>2009</text:p>
          </table:table-cell>
          <table:table-cell office:value-type="date" office:date-value="2009-04-19">
            <text:p>04/19/09</text:p>
          </table:table-cell>
          <table:table-cell office:value-type="time" office:time-value="PT04H25M59S">
            <text:p>04:25:5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86])" office:value-type="float" office:value="4">
            <text:p>4</text:p>
          </table:table-cell>
          <table:table-cell table:formula="of:=YEAR([.C686])" office:value-type="float" office:value="2009">
            <text:p>2009</text:p>
          </table:table-cell>
          <table:table-cell office:value-type="date" office:date-value="2009-04-19">
            <text:p>04/19/09</text:p>
          </table:table-cell>
          <table:table-cell office:value-type="time" office:time-value="PT04H23M02S">
            <text:p>04:23:0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87])" office:value-type="float" office:value="4">
            <text:p>4</text:p>
          </table:table-cell>
          <table:table-cell table:formula="of:=YEAR([.C687])" office:value-type="float" office:value="2009">
            <text:p>2009</text:p>
          </table:table-cell>
          <table:table-cell office:value-type="date" office:date-value="2009-04-19">
            <text:p>04/19/09</text:p>
          </table:table-cell>
          <table:table-cell office:value-type="time" office:time-value="PT03H52M38S">
            <text:p>03:52:3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88])" office:value-type="float" office:value="4">
            <text:p>4</text:p>
          </table:table-cell>
          <table:table-cell table:formula="of:=YEAR([.C688])" office:value-type="float" office:value="2009">
            <text:p>2009</text:p>
          </table:table-cell>
          <table:table-cell office:value-type="date" office:date-value="2009-04-19">
            <text:p>04/19/09</text:p>
          </table:table-cell>
          <table:table-cell office:value-type="time" office:time-value="PT03H44M11S">
            <text:p>03:44:1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89])" office:value-type="float" office:value="4">
            <text:p>4</text:p>
          </table:table-cell>
          <table:table-cell table:formula="of:=YEAR([.C689])" office:value-type="float" office:value="2009">
            <text:p>2009</text:p>
          </table:table-cell>
          <table:table-cell office:value-type="date" office:date-value="2009-04-19">
            <text:p>04/19/09</text:p>
          </table:table-cell>
          <table:table-cell office:value-type="time" office:time-value="PT02H21M36S">
            <text:p>02:21:3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90])" office:value-type="float" office:value="4">
            <text:p>4</text:p>
          </table:table-cell>
          <table:table-cell table:formula="of:=YEAR([.C690])" office:value-type="float" office:value="2009">
            <text:p>2009</text:p>
          </table:table-cell>
          <table:table-cell office:value-type="date" office:date-value="2009-04-18">
            <text:p>04/18/09</text:p>
          </table:table-cell>
          <table:table-cell office:value-type="time" office:time-value="PT13H30M47S">
            <text:p>01:30:47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91])" office:value-type="float" office:value="4">
            <text:p>4</text:p>
          </table:table-cell>
          <table:table-cell table:formula="of:=YEAR([.C691])" office:value-type="float" office:value="2009">
            <text:p>2009</text:p>
          </table:table-cell>
          <table:table-cell office:value-type="date" office:date-value="2009-04-18">
            <text:p>04/18/09</text:p>
          </table:table-cell>
          <table:table-cell office:value-type="time" office:time-value="PT08H56M18S">
            <text:p>08:56:1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692])" office:value-type="float" office:value="4">
            <text:p>4</text:p>
          </table:table-cell>
          <table:table-cell table:formula="of:=YEAR([.C692])" office:value-type="float" office:value="2009">
            <text:p>2009</text:p>
          </table:table-cell>
          <table:table-cell office:value-type="date" office:date-value="2009-04-18">
            <text:p>04/18/09</text:p>
          </table:table-cell>
          <table:table-cell office:value-type="time" office:time-value="PT02H45M02S">
            <text:p>02:45:0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93])" office:value-type="float" office:value="4">
            <text:p>4</text:p>
          </table:table-cell>
          <table:table-cell table:formula="of:=YEAR([.C693])" office:value-type="float" office:value="2009">
            <text:p>2009</text:p>
          </table:table-cell>
          <table:table-cell office:value-type="date" office:date-value="2009-04-18">
            <text:p>04/18/09</text:p>
          </table:table-cell>
          <table:table-cell office:value-type="time" office:time-value="PT02H39M35S">
            <text:p>02:39:3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94])" office:value-type="float" office:value="4">
            <text:p>4</text:p>
          </table:table-cell>
          <table:table-cell table:formula="of:=YEAR([.C694])" office:value-type="float" office:value="2009">
            <text:p>2009</text:p>
          </table:table-cell>
          <table:table-cell office:value-type="date" office:date-value="2009-04-17">
            <text:p>04/17/09</text:p>
          </table:table-cell>
          <table:table-cell office:value-type="time" office:time-value="PT12H47M36S">
            <text:p>12:47:3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695])" office:value-type="float" office:value="4">
            <text:p>4</text:p>
          </table:table-cell>
          <table:table-cell table:formula="of:=YEAR([.C695])" office:value-type="float" office:value="2009">
            <text:p>2009</text:p>
          </table:table-cell>
          <table:table-cell office:value-type="date" office:date-value="2009-04-16">
            <text:p>04/16/09</text:p>
          </table:table-cell>
          <table:table-cell office:value-type="time" office:time-value="PT21H20M48S">
            <text:p>09:20:4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696])" office:value-type="float" office:value="4">
            <text:p>4</text:p>
          </table:table-cell>
          <table:table-cell table:formula="of:=YEAR([.C696])" office:value-type="float" office:value="2009">
            <text:p>2009</text:p>
          </table:table-cell>
          <table:table-cell office:value-type="date" office:date-value="2009-04-15">
            <text:p>04/15/09</text:p>
          </table:table-cell>
          <table:table-cell office:value-type="time" office:time-value="PT07H14M57S">
            <text:p>07:14:5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97])" office:value-type="float" office:value="4">
            <text:p>4</text:p>
          </table:table-cell>
          <table:table-cell table:formula="of:=YEAR([.C697])" office:value-type="float" office:value="2009">
            <text:p>2009</text:p>
          </table:table-cell>
          <table:table-cell office:value-type="date" office:date-value="2009-04-15">
            <text:p>04/15/09</text:p>
          </table:table-cell>
          <table:table-cell office:value-type="time" office:time-value="PT03H07M25S">
            <text:p>03:07:2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698])" office:value-type="float" office:value="4">
            <text:p>4</text:p>
          </table:table-cell>
          <table:table-cell table:formula="of:=YEAR([.C698])" office:value-type="float" office:value="2009">
            <text:p>2009</text:p>
          </table:table-cell>
          <table:table-cell office:value-type="date" office:date-value="2009-04-14">
            <text:p>04/14/09</text:p>
          </table:table-cell>
          <table:table-cell office:value-type="time" office:time-value="PT07H30M59S">
            <text:p>07:30:5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699])" office:value-type="float" office:value="4">
            <text:p>4</text:p>
          </table:table-cell>
          <table:table-cell table:formula="of:=YEAR([.C699])" office:value-type="float" office:value="2009">
            <text:p>2009</text:p>
          </table:table-cell>
          <table:table-cell office:value-type="date" office:date-value="2009-04-14">
            <text:p>04/14/09</text:p>
          </table:table-cell>
          <table:table-cell office:value-type="time" office:time-value="PT03H10M40S">
            <text:p>03:10:4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00])" office:value-type="float" office:value="4">
            <text:p>4</text:p>
          </table:table-cell>
          <table:table-cell table:formula="of:=YEAR([.C700])" office:value-type="float" office:value="2009">
            <text:p>2009</text:p>
          </table:table-cell>
          <table:table-cell office:value-type="date" office:date-value="2009-04-13">
            <text:p>04/13/09</text:p>
          </table:table-cell>
          <table:table-cell office:value-type="time" office:time-value="PT23H27M53S">
            <text:p>11:27:53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01])" office:value-type="float" office:value="4">
            <text:p>4</text:p>
          </table:table-cell>
          <table:table-cell table:formula="of:=YEAR([.C701])" office:value-type="float" office:value="2009">
            <text:p>2009</text:p>
          </table:table-cell>
          <table:table-cell office:value-type="date" office:date-value="2009-04-13">
            <text:p>04/13/09</text:p>
          </table:table-cell>
          <table:table-cell office:value-type="time" office:time-value="PT03H21M39S">
            <text:p>03:21:3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702])" office:value-type="float" office:value="4">
            <text:p>4</text:p>
          </table:table-cell>
          <table:table-cell table:formula="of:=YEAR([.C702])" office:value-type="float" office:value="2009">
            <text:p>2009</text:p>
          </table:table-cell>
          <table:table-cell office:value-type="date" office:date-value="2009-04-11">
            <text:p>04/11/09</text:p>
          </table:table-cell>
          <table:table-cell office:value-type="time" office:time-value="PT05H23M05S">
            <text:p>05:23:0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703])" office:value-type="float" office:value="4">
            <text:p>4</text:p>
          </table:table-cell>
          <table:table-cell table:formula="of:=YEAR([.C703])" office:value-type="float" office:value="2009">
            <text:p>2009</text:p>
          </table:table-cell>
          <table:table-cell office:value-type="date" office:date-value="2009-04-11">
            <text:p>04/11/09</text:p>
          </table:table-cell>
          <table:table-cell office:value-type="time" office:time-value="PT02H58M52S">
            <text:p>02:58:5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704])" office:value-type="float" office:value="4">
            <text:p>4</text:p>
          </table:table-cell>
          <table:table-cell table:formula="of:=YEAR([.C704])" office:value-type="float" office:value="2009">
            <text:p>2009</text:p>
          </table:table-cell>
          <table:table-cell office:value-type="date" office:date-value="2009-04-11">
            <text:p>04/11/09</text:p>
          </table:table-cell>
          <table:table-cell office:value-type="time" office:time-value="PT02H41M21S">
            <text:p>02:41:2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05])" office:value-type="float" office:value="4">
            <text:p>4</text:p>
          </table:table-cell>
          <table:table-cell table:formula="of:=YEAR([.C705])" office:value-type="float" office:value="2009">
            <text:p>2009</text:p>
          </table:table-cell>
          <table:table-cell office:value-type="date" office:date-value="2009-04-10">
            <text:p>04/10/09</text:p>
          </table:table-cell>
          <table:table-cell office:value-type="time" office:time-value="PT09H07M51S">
            <text:p>09:07:5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706])" office:value-type="float" office:value="4">
            <text:p>4</text:p>
          </table:table-cell>
          <table:table-cell table:formula="of:=YEAR([.C706])" office:value-type="float" office:value="2009">
            <text:p>2009</text:p>
          </table:table-cell>
          <table:table-cell office:value-type="date" office:date-value="2009-04-10">
            <text:p>04/10/09</text:p>
          </table:table-cell>
          <table:table-cell office:value-type="time" office:time-value="PT02H51M09S">
            <text:p>02:51:0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07])" office:value-type="float" office:value="4">
            <text:p>4</text:p>
          </table:table-cell>
          <table:table-cell table:formula="of:=YEAR([.C707])" office:value-type="float" office:value="2009">
            <text:p>2009</text:p>
          </table:table-cell>
          <table:table-cell office:value-type="date" office:date-value="2009-04-09">
            <text:p>04/09/09</text:p>
          </table:table-cell>
          <table:table-cell office:value-type="time" office:time-value="PT09H27M42S">
            <text:p>09:27:4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708])" office:value-type="float" office:value="4">
            <text:p>4</text:p>
          </table:table-cell>
          <table:table-cell table:formula="of:=YEAR([.C708])" office:value-type="float" office:value="2009">
            <text:p>2009</text:p>
          </table:table-cell>
          <table:table-cell office:value-type="date" office:date-value="2009-04-09">
            <text:p>04/09/09</text:p>
          </table:table-cell>
          <table:table-cell office:value-type="time" office:time-value="PT07H09M11S">
            <text:p>07:09:11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709])" office:value-type="float" office:value="4">
            <text:p>4</text:p>
          </table:table-cell>
          <table:table-cell table:formula="of:=YEAR([.C709])" office:value-type="float" office:value="2009">
            <text:p>2009</text:p>
          </table:table-cell>
          <table:table-cell office:value-type="date" office:date-value="2009-04-09">
            <text:p>04/09/09</text:p>
          </table:table-cell>
          <table:table-cell office:value-type="time" office:time-value="PT03H22M48S">
            <text:p>03:22:4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10])" office:value-type="float" office:value="4">
            <text:p>4</text:p>
          </table:table-cell>
          <table:table-cell table:formula="of:=YEAR([.C710])" office:value-type="float" office:value="2009">
            <text:p>2009</text:p>
          </table:table-cell>
          <table:table-cell office:value-type="date" office:date-value="2009-04-09">
            <text:p>04/09/09</text:p>
          </table:table-cell>
          <table:table-cell office:value-type="time" office:time-value="PT01H40M07S">
            <text:p>01:40:0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711])" office:value-type="float" office:value="4">
            <text:p>4</text:p>
          </table:table-cell>
          <table:table-cell table:formula="of:=YEAR([.C711])" office:value-type="float" office:value="2009">
            <text:p>2009</text:p>
          </table:table-cell>
          <table:table-cell office:value-type="date" office:date-value="2009-04-08">
            <text:p>04/08/09</text:p>
          </table:table-cell>
          <table:table-cell office:value-type="time" office:time-value="PT22H19M56S">
            <text:p>10:19:56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712])" office:value-type="float" office:value="4">
            <text:p>4</text:p>
          </table:table-cell>
          <table:table-cell table:formula="of:=YEAR([.C712])" office:value-type="float" office:value="2009">
            <text:p>2009</text:p>
          </table:table-cell>
          <table:table-cell office:value-type="date" office:date-value="2009-04-08">
            <text:p>04/08/09</text:p>
          </table:table-cell>
          <table:table-cell office:value-type="time" office:time-value="PT22H06M50S">
            <text:p>10:06:50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713])" office:value-type="float" office:value="4">
            <text:p>4</text:p>
          </table:table-cell>
          <table:table-cell table:formula="of:=YEAR([.C713])" office:value-type="float" office:value="2009">
            <text:p>2009</text:p>
          </table:table-cell>
          <table:table-cell office:value-type="date" office:date-value="2009-04-08">
            <text:p>04/08/09</text:p>
          </table:table-cell>
          <table:table-cell office:value-type="time" office:time-value="PT07H24M22S">
            <text:p>07:24:22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714])" office:value-type="float" office:value="4">
            <text:p>4</text:p>
          </table:table-cell>
          <table:table-cell table:formula="of:=YEAR([.C714])" office:value-type="float" office:value="2009">
            <text:p>2009</text:p>
          </table:table-cell>
          <table:table-cell office:value-type="date" office:date-value="2009-04-08">
            <text:p>04/08/09</text:p>
          </table:table-cell>
          <table:table-cell office:value-type="time" office:time-value="PT01H45M14S">
            <text:p>01:45:1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15])" office:value-type="float" office:value="4">
            <text:p>4</text:p>
          </table:table-cell>
          <table:table-cell table:formula="of:=YEAR([.C715])" office:value-type="float" office:value="2009">
            <text:p>2009</text:p>
          </table:table-cell>
          <table:table-cell office:value-type="date" office:date-value="2009-04-07">
            <text:p>04/07/09</text:p>
          </table:table-cell>
          <table:table-cell office:value-type="time" office:time-value="PT09H59M11S">
            <text:p>09:59:1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16])" office:value-type="float" office:value="4">
            <text:p>4</text:p>
          </table:table-cell>
          <table:table-cell table:formula="of:=YEAR([.C716])" office:value-type="float" office:value="2009">
            <text:p>2009</text:p>
          </table:table-cell>
          <table:table-cell office:value-type="date" office:date-value="2009-04-07">
            <text:p>04/07/09</text:p>
          </table:table-cell>
          <table:table-cell office:value-type="time" office:time-value="PT02H11M55S">
            <text:p>02:11:5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ancel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17])" office:value-type="float" office:value="4">
            <text:p>4</text:p>
          </table:table-cell>
          <table:table-cell table:formula="of:=YEAR([.C717])" office:value-type="float" office:value="2009">
            <text:p>2009</text:p>
          </table:table-cell>
          <table:table-cell office:value-type="date" office:date-value="2009-04-05">
            <text:p>04/05/09</text:p>
          </table:table-cell>
          <table:table-cell office:value-type="time" office:time-value="PT10H02M17S">
            <text:p>10:02:1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718])" office:value-type="float" office:value="4">
            <text:p>4</text:p>
          </table:table-cell>
          <table:table-cell table:formula="of:=YEAR([.C718])" office:value-type="float" office:value="2009">
            <text:p>2009</text:p>
          </table:table-cell>
          <table:table-cell office:value-type="date" office:date-value="2009-04-04">
            <text:p>04/04/09</text:p>
          </table:table-cell>
          <table:table-cell office:value-type="time" office:time-value="PT02H53M13S">
            <text:p>02:53:1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719])" office:value-type="float" office:value="4">
            <text:p>4</text:p>
          </table:table-cell>
          <table:table-cell table:formula="of:=YEAR([.C719])" office:value-type="float" office:value="2009">
            <text:p>2009</text:p>
          </table:table-cell>
          <table:table-cell office:value-type="date" office:date-value="2009-04-03">
            <text:p>04/03/09</text:p>
          </table:table-cell>
          <table:table-cell office:value-type="time" office:time-value="PT10H22M18S">
            <text:p>10:22:1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720])" office:value-type="float" office:value="4">
            <text:p>4</text:p>
          </table:table-cell>
          <table:table-cell table:formula="of:=YEAR([.C720])" office:value-type="float" office:value="2009">
            <text:p>2009</text:p>
          </table:table-cell>
          <table:table-cell office:value-type="date" office:date-value="2009-04-03">
            <text:p>04/03/09</text:p>
          </table:table-cell>
          <table:table-cell office:value-type="time" office:time-value="PT06H36M43S">
            <text:p>06:36:4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721])" office:value-type="float" office:value="4">
            <text:p>4</text:p>
          </table:table-cell>
          <table:table-cell table:formula="of:=YEAR([.C721])" office:value-type="float" office:value="2009">
            <text:p>2009</text:p>
          </table:table-cell>
          <table:table-cell office:value-type="date" office:date-value="2009-04-03">
            <text:p>04/03/09</text:p>
          </table:table-cell>
          <table:table-cell office:value-type="time" office:time-value="PT04H45M56S">
            <text:p>04:45:5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22])" office:value-type="float" office:value="4">
            <text:p>4</text:p>
          </table:table-cell>
          <table:table-cell table:formula="of:=YEAR([.C722])" office:value-type="float" office:value="2009">
            <text:p>2009</text:p>
          </table:table-cell>
          <table:table-cell office:value-type="date" office:date-value="2009-04-03">
            <text:p>04/03/09</text:p>
          </table:table-cell>
          <table:table-cell office:value-type="time" office:time-value="PT03H01M46S">
            <text:p>03:01:4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23])" office:value-type="float" office:value="4">
            <text:p>4</text:p>
          </table:table-cell>
          <table:table-cell table:formula="of:=YEAR([.C723])" office:value-type="float" office:value="2009">
            <text:p>2009</text:p>
          </table:table-cell>
          <table:table-cell office:value-type="date" office:date-value="2009-04-03">
            <text:p>04/03/09</text:p>
          </table:table-cell>
          <table:table-cell office:value-type="time" office:time-value="PT02H40M46S">
            <text:p>02:40:4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724])" office:value-type="float" office:value="4">
            <text:p>4</text:p>
          </table:table-cell>
          <table:table-cell table:formula="of:=YEAR([.C724])" office:value-type="float" office:value="2009">
            <text:p>2009</text:p>
          </table:table-cell>
          <table:table-cell office:value-type="date" office:date-value="2009-04-02">
            <text:p>04/02/09</text:p>
          </table:table-cell>
          <table:table-cell office:value-type="time" office:time-value="PT04H29M22S">
            <text:p>04:29:2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25])" office:value-type="float" office:value="4">
            <text:p>4</text:p>
          </table:table-cell>
          <table:table-cell table:formula="of:=YEAR([.C725])" office:value-type="float" office:value="2009">
            <text:p>2009</text:p>
          </table:table-cell>
          <table:table-cell office:value-type="date" office:date-value="2009-04-02">
            <text:p>04/02/09</text:p>
          </table:table-cell>
          <table:table-cell office:value-type="time" office:time-value="PT04H23M11S">
            <text:p>04:23:1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726])" office:value-type="float" office:value="4">
            <text:p>4</text:p>
          </table:table-cell>
          <table:table-cell table:formula="of:=YEAR([.C726])" office:value-type="float" office:value="2009">
            <text:p>2009</text:p>
          </table:table-cell>
          <table:table-cell office:value-type="date" office:date-value="2009-04-02">
            <text:p>04/02/09</text:p>
          </table:table-cell>
          <table:table-cell office:value-type="time" office:time-value="PT03H35M42S">
            <text:p>03:35:4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727])" office:value-type="float" office:value="4">
            <text:p>4</text:p>
          </table:table-cell>
          <table:table-cell table:formula="of:=YEAR([.C727])" office:value-type="float" office:value="2009">
            <text:p>2009</text:p>
          </table:table-cell>
          <table:table-cell office:value-type="date" office:date-value="2009-04-02">
            <text:p>04/02/09</text:p>
          </table:table-cell>
          <table:table-cell office:value-type="time" office:time-value="PT03H33M34S">
            <text:p>03:33:3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28])" office:value-type="float" office:value="4">
            <text:p>4</text:p>
          </table:table-cell>
          <table:table-cell table:formula="of:=YEAR([.C728])" office:value-type="float" office:value="2009">
            <text:p>2009</text:p>
          </table:table-cell>
          <table:table-cell office:value-type="date" office:date-value="2009-04-02">
            <text:p>04/02/09</text:p>
          </table:table-cell>
          <table:table-cell office:value-type="time" office:time-value="PT02H50M57S">
            <text:p>02:50:5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729])" office:value-type="float" office:value="4">
            <text:p>4</text:p>
          </table:table-cell>
          <table:table-cell table:formula="of:=YEAR([.C729])" office:value-type="float" office:value="2009">
            <text:p>2009</text:p>
          </table:table-cell>
          <table:table-cell office:value-type="date" office:date-value="2009-04-02">
            <text:p>04/02/09</text:p>
          </table:table-cell>
          <table:table-cell office:value-type="time" office:time-value="PT02H24M52S">
            <text:p>02:24:5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30])" office:value-type="float" office:value="4">
            <text:p>4</text:p>
          </table:table-cell>
          <table:table-cell table:formula="of:=YEAR([.C730])" office:value-type="float" office:value="2009">
            <text:p>2009</text:p>
          </table:table-cell>
          <table:table-cell office:value-type="date" office:date-value="2009-04-02">
            <text:p>04/02/09</text:p>
          </table:table-cell>
          <table:table-cell office:value-type="time" office:time-value="PT02H11M48S">
            <text:p>02:11:4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731])" office:value-type="float" office:value="4">
            <text:p>4</text:p>
          </table:table-cell>
          <table:table-cell table:formula="of:=YEAR([.C731])" office:value-type="float" office:value="2009">
            <text:p>2009</text:p>
          </table:table-cell>
          <table:table-cell office:value-type="date" office:date-value="2009-04-02">
            <text:p>04/02/09</text:p>
          </table:table-cell>
          <table:table-cell office:value-type="time" office:time-value="PT02H08M18S">
            <text:p>02:08:1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732])" office:value-type="float" office:value="4">
            <text:p>4</text:p>
          </table:table-cell>
          <table:table-cell table:formula="of:=YEAR([.C732])" office:value-type="float" office:value="2009">
            <text:p>2009</text:p>
          </table:table-cell>
          <table:table-cell office:value-type="date" office:date-value="2009-04-01">
            <text:p>04/01/09</text:p>
          </table:table-cell>
          <table:table-cell office:value-type="time" office:time-value="PT20H41M02S">
            <text:p>08:41:02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733])" office:value-type="float" office:value="4">
            <text:p>4</text:p>
          </table:table-cell>
          <table:table-cell table:formula="of:=YEAR([.C733])" office:value-type="float" office:value="2009">
            <text:p>2009</text:p>
          </table:table-cell>
          <table:table-cell office:value-type="date" office:date-value="2009-04-01">
            <text:p>04/01/09</text:p>
          </table:table-cell>
          <table:table-cell office:value-type="time" office:time-value="PT20H02M56S">
            <text:p>08:02:56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734])" office:value-type="float" office:value="4">
            <text:p>4</text:p>
          </table:table-cell>
          <table:table-cell table:formula="of:=YEAR([.C734])" office:value-type="float" office:value="2009">
            <text:p>2009</text:p>
          </table:table-cell>
          <table:table-cell office:value-type="date" office:date-value="2009-04-01">
            <text:p>04/01/09</text:p>
          </table:table-cell>
          <table:table-cell office:value-type="time" office:time-value="PT20H00M33S">
            <text:p>08:00:33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35])" office:value-type="float" office:value="4">
            <text:p>4</text:p>
          </table:table-cell>
          <table:table-cell table:formula="of:=YEAR([.C735])" office:value-type="float" office:value="2009">
            <text:p>2009</text:p>
          </table:table-cell>
          <table:table-cell office:value-type="date" office:date-value="2009-04-01">
            <text:p>04/01/09</text:p>
          </table:table-cell>
          <table:table-cell office:value-type="time" office:time-value="PT16H05M40S">
            <text:p>04:05:40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36])" office:value-type="float" office:value="4">
            <text:p>4</text:p>
          </table:table-cell>
          <table:table-cell table:formula="of:=YEAR([.C736])" office:value-type="float" office:value="2009">
            <text:p>2009</text:p>
          </table:table-cell>
          <table:table-cell office:value-type="date" office:date-value="2009-04-01">
            <text:p>04/01/09</text:p>
          </table:table-cell>
          <table:table-cell office:value-type="time" office:time-value="PT12H35M53S">
            <text:p>12:35:53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37])" office:value-type="float" office:value="4">
            <text:p>4</text:p>
          </table:table-cell>
          <table:table-cell table:formula="of:=YEAR([.C737])" office:value-type="float" office:value="2009">
            <text:p>2009</text:p>
          </table:table-cell>
          <table:table-cell office:value-type="date" office:date-value="2009-04-01">
            <text:p>04/01/09</text:p>
          </table:table-cell>
          <table:table-cell office:value-type="time" office:time-value="PT04H51M51S">
            <text:p>04:51:5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738])" office:value-type="float" office:value="4">
            <text:p>4</text:p>
          </table:table-cell>
          <table:table-cell table:formula="of:=YEAR([.C738])" office:value-type="float" office:value="2009">
            <text:p>2009</text:p>
          </table:table-cell>
          <table:table-cell office:value-type="date" office:date-value="2009-04-01">
            <text:p>04/01/09</text:p>
          </table:table-cell>
          <table:table-cell office:value-type="time" office:time-value="PT04H13M53S">
            <text:p>04:13:5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39])" office:value-type="float" office:value="4">
            <text:p>4</text:p>
          </table:table-cell>
          <table:table-cell table:formula="of:=YEAR([.C739])" office:value-type="float" office:value="2009">
            <text:p>2009</text:p>
          </table:table-cell>
          <table:table-cell office:value-type="date" office:date-value="2009-04-01">
            <text:p>04/01/09</text:p>
          </table:table-cell>
          <table:table-cell office:value-type="time" office:time-value="PT02H58M23S">
            <text:p>02:58:2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40])" office:value-type="float" office:value="4">
            <text:p>4</text:p>
          </table:table-cell>
          <table:table-cell table:formula="of:=YEAR([.C740])" office:value-type="float" office:value="2009">
            <text:p>2009</text:p>
          </table:table-cell>
          <table:table-cell office:value-type="date" office:date-value="2009-04-01">
            <text:p>04/01/09</text:p>
          </table:table-cell>
          <table:table-cell office:value-type="time" office:time-value="PT02H10M10S">
            <text:p>02:10:1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741])" office:value-type="float" office:value="5">
            <text:p>5</text:p>
          </table:table-cell>
          <table:table-cell table:formula="of:=YEAR([.C741])" office:value-type="float" office:value="2009">
            <text:p>2009</text:p>
          </table:table-cell>
          <table:table-cell office:value-type="date" office:date-value="2009-05-31">
            <text:p>05/31/09</text:p>
          </table:table-cell>
          <table:table-cell office:value-type="time" office:time-value="PT10H45M08S">
            <text:p>10:45:0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742])" office:value-type="float" office:value="5">
            <text:p>5</text:p>
          </table:table-cell>
          <table:table-cell table:formula="of:=YEAR([.C742])" office:value-type="float" office:value="2009">
            <text:p>2009</text:p>
          </table:table-cell>
          <table:table-cell office:value-type="date" office:date-value="2009-05-31">
            <text:p>05/31/09</text:p>
          </table:table-cell>
          <table:table-cell office:value-type="time" office:time-value="PT07H06M00S">
            <text:p>07:06:0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743])" office:value-type="float" office:value="5">
            <text:p>5</text:p>
          </table:table-cell>
          <table:table-cell table:formula="of:=YEAR([.C743])" office:value-type="float" office:value="2009">
            <text:p>2009</text:p>
          </table:table-cell>
          <table:table-cell office:value-type="date" office:date-value="2009-05-30">
            <text:p>05/30/09</text:p>
          </table:table-cell>
          <table:table-cell office:value-type="time" office:time-value="PT16H19M18S">
            <text:p>04:19:18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44])" office:value-type="float" office:value="5">
            <text:p>5</text:p>
          </table:table-cell>
          <table:table-cell table:formula="of:=YEAR([.C744])" office:value-type="float" office:value="2009">
            <text:p>2009</text:p>
          </table:table-cell>
          <table:table-cell office:value-type="date" office:date-value="2009-05-30">
            <text:p>05/30/09</text:p>
          </table:table-cell>
          <table:table-cell office:value-type="time" office:time-value="PT04H22M45S">
            <text:p>04:22:4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45])" office:value-type="float" office:value="5">
            <text:p>5</text:p>
          </table:table-cell>
          <table:table-cell table:formula="of:=YEAR([.C745])" office:value-type="float" office:value="2009">
            <text:p>2009</text:p>
          </table:table-cell>
          <table:table-cell office:value-type="date" office:date-value="2009-05-30">
            <text:p>05/30/09</text:p>
          </table:table-cell>
          <table:table-cell office:value-type="time" office:time-value="PT04H22M09S">
            <text:p>04:22:0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46])" office:value-type="float" office:value="5">
            <text:p>5</text:p>
          </table:table-cell>
          <table:table-cell table:formula="of:=YEAR([.C746])" office:value-type="float" office:value="2009">
            <text:p>2009</text:p>
          </table:table-cell>
          <table:table-cell office:value-type="date" office:date-value="2009-05-30">
            <text:p>05/30/09</text:p>
          </table:table-cell>
          <table:table-cell office:value-type="time" office:time-value="PT04H17M51S">
            <text:p>04:17:5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47])" office:value-type="float" office:value="5">
            <text:p>5</text:p>
          </table:table-cell>
          <table:table-cell table:formula="of:=YEAR([.C747])" office:value-type="float" office:value="2009">
            <text:p>2009</text:p>
          </table:table-cell>
          <table:table-cell office:value-type="date" office:date-value="2009-05-30">
            <text:p>05/30/09</text:p>
          </table:table-cell>
          <table:table-cell office:value-type="time" office:time-value="PT04H16M03S">
            <text:p>04:16:0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48])" office:value-type="float" office:value="5">
            <text:p>5</text:p>
          </table:table-cell>
          <table:table-cell table:formula="of:=YEAR([.C748])" office:value-type="float" office:value="2009">
            <text:p>2009</text:p>
          </table:table-cell>
          <table:table-cell office:value-type="date" office:date-value="2009-05-30">
            <text:p>05/30/09</text:p>
          </table:table-cell>
          <table:table-cell office:value-type="time" office:time-value="PT04H12M13S">
            <text:p>04:12:1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49])" office:value-type="float" office:value="5">
            <text:p>5</text:p>
          </table:table-cell>
          <table:table-cell table:formula="of:=YEAR([.C749])" office:value-type="float" office:value="2009">
            <text:p>2009</text:p>
          </table:table-cell>
          <table:table-cell office:value-type="date" office:date-value="2009-05-30">
            <text:p>05/30/09</text:p>
          </table:table-cell>
          <table:table-cell office:value-type="time" office:time-value="PT04H10M15S">
            <text:p>04:10:1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50])" office:value-type="float" office:value="5">
            <text:p>5</text:p>
          </table:table-cell>
          <table:table-cell table:formula="of:=YEAR([.C750])" office:value-type="float" office:value="2009">
            <text:p>2009</text:p>
          </table:table-cell>
          <table:table-cell office:value-type="date" office:date-value="2009-05-30">
            <text:p>05/30/09</text:p>
          </table:table-cell>
          <table:table-cell office:value-type="time" office:time-value="PT04H09M18S">
            <text:p>04:09:1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51])" office:value-type="float" office:value="5">
            <text:p>5</text:p>
          </table:table-cell>
          <table:table-cell table:formula="of:=YEAR([.C751])" office:value-type="float" office:value="2009">
            <text:p>2009</text:p>
          </table:table-cell>
          <table:table-cell office:value-type="date" office:date-value="2009-05-30">
            <text:p>05/30/09</text:p>
          </table:table-cell>
          <table:table-cell office:value-type="time" office:time-value="PT04H05M53S">
            <text:p>04:05:5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52])" office:value-type="float" office:value="5">
            <text:p>5</text:p>
          </table:table-cell>
          <table:table-cell table:formula="of:=YEAR([.C752])" office:value-type="float" office:value="2009">
            <text:p>2009</text:p>
          </table:table-cell>
          <table:table-cell office:value-type="date" office:date-value="2009-05-30">
            <text:p>05/30/09</text:p>
          </table:table-cell>
          <table:table-cell office:value-type="time" office:time-value="PT04H05M33S">
            <text:p>04:05:3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53])" office:value-type="float" office:value="5">
            <text:p>5</text:p>
          </table:table-cell>
          <table:table-cell table:formula="of:=YEAR([.C753])" office:value-type="float" office:value="2009">
            <text:p>2009</text:p>
          </table:table-cell>
          <table:table-cell office:value-type="date" office:date-value="2009-05-30">
            <text:p>05/30/09</text:p>
          </table:table-cell>
          <table:table-cell office:value-type="time" office:time-value="PT04H01M43S">
            <text:p>04:01:4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54])" office:value-type="float" office:value="5">
            <text:p>5</text:p>
          </table:table-cell>
          <table:table-cell table:formula="of:=YEAR([.C754])" office:value-type="float" office:value="2009">
            <text:p>2009</text:p>
          </table:table-cell>
          <table:table-cell office:value-type="date" office:date-value="2009-05-30">
            <text:p>05/30/09</text:p>
          </table:table-cell>
          <table:table-cell office:value-type="time" office:time-value="PT03H37M58S">
            <text:p>03:37:5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55])" office:value-type="float" office:value="5">
            <text:p>5</text:p>
          </table:table-cell>
          <table:table-cell table:formula="of:=YEAR([.C755])" office:value-type="float" office:value="2009">
            <text:p>2009</text:p>
          </table:table-cell>
          <table:table-cell office:value-type="date" office:date-value="2009-05-30">
            <text:p>05/30/09</text:p>
          </table:table-cell>
          <table:table-cell office:value-type="time" office:time-value="PT03H32M33S">
            <text:p>03:32:3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56])" office:value-type="float" office:value="5">
            <text:p>5</text:p>
          </table:table-cell>
          <table:table-cell table:formula="of:=YEAR([.C756])" office:value-type="float" office:value="2009">
            <text:p>2009</text:p>
          </table:table-cell>
          <table:table-cell office:value-type="date" office:date-value="2009-05-29">
            <text:p>05/29/09</text:p>
          </table:table-cell>
          <table:table-cell office:value-type="time" office:time-value="PT04H03M10S">
            <text:p>04:03:1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57])" office:value-type="float" office:value="5">
            <text:p>5</text:p>
          </table:table-cell>
          <table:table-cell table:formula="of:=YEAR([.C757])" office:value-type="float" office:value="2009">
            <text:p>2009</text:p>
          </table:table-cell>
          <table:table-cell office:value-type="date" office:date-value="2009-05-28">
            <text:p>05/28/09</text:p>
          </table:table-cell>
          <table:table-cell office:value-type="time" office:time-value="PT23H17M20S">
            <text:p>11:17:2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">
            <text:p>1</text:p>
          </table:table-cell>
          <table:table-cell office:value-type="float" office:value="-0.34">
            <text:p>-0.34</text:p>
          </table:table-cell>
          <table:table-cell office:value-type="float" office:value="0.66">
            <text:p>0.6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758])" office:value-type="float" office:value="5">
            <text:p>5</text:p>
          </table:table-cell>
          <table:table-cell table:formula="of:=YEAR([.C758])" office:value-type="float" office:value="2009">
            <text:p>2009</text:p>
          </table:table-cell>
          <table:table-cell office:value-type="date" office:date-value="2009-05-28">
            <text:p>05/28/09</text:p>
          </table:table-cell>
          <table:table-cell office:value-type="time" office:time-value="PT21H05M43S">
            <text:p>09:05:4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6">
            <text:p>26</text:p>
          </table:table-cell>
          <table:table-cell office:value-type="float" office:value="-1.31">
            <text:p>-1.31</text:p>
          </table:table-cell>
          <table:table-cell office:value-type="float" office:value="24.69">
            <text:p>24.69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759])" office:value-type="float" office:value="5">
            <text:p>5</text:p>
          </table:table-cell>
          <table:table-cell table:formula="of:=YEAR([.C759])" office:value-type="float" office:value="2009">
            <text:p>2009</text:p>
          </table:table-cell>
          <table:table-cell office:value-type="date" office:date-value="2009-05-28">
            <text:p>05/28/09</text:p>
          </table:table-cell>
          <table:table-cell office:value-type="time" office:time-value="PT16H12M12S">
            <text:p>04:12:1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760])" office:value-type="float" office:value="5">
            <text:p>5</text:p>
          </table:table-cell>
          <table:table-cell table:formula="of:=YEAR([.C760])" office:value-type="float" office:value="2009">
            <text:p>2009</text:p>
          </table:table-cell>
          <table:table-cell office:value-type="date" office:date-value="2009-05-28">
            <text:p>05/28/09</text:p>
          </table:table-cell>
          <table:table-cell office:value-type="time" office:time-value="PT05H08M17S">
            <text:p>05:08:1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3.2">
            <text:p>-3.2</text:p>
          </table:table-cell>
          <table:table-cell office:value-type="float" office:value="96.8">
            <text:p>96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761])" office:value-type="float" office:value="5">
            <text:p>5</text:p>
          </table:table-cell>
          <table:table-cell table:formula="of:=YEAR([.C761])" office:value-type="float" office:value="2009">
            <text:p>2009</text:p>
          </table:table-cell>
          <table:table-cell office:value-type="date" office:date-value="2009-05-28">
            <text:p>05/28/09</text:p>
          </table:table-cell>
          <table:table-cell office:value-type="time" office:time-value="PT02H52M56S">
            <text:p>02:52:5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62])" office:value-type="float" office:value="5">
            <text:p>5</text:p>
          </table:table-cell>
          <table:table-cell table:formula="of:=YEAR([.C762])" office:value-type="float" office:value="2009">
            <text:p>2009</text:p>
          </table:table-cell>
          <table:table-cell office:value-type="date" office:date-value="2009-05-26">
            <text:p>05/26/09</text:p>
          </table:table-cell>
          <table:table-cell office:value-type="time" office:time-value="PT13H35M10S">
            <text:p>01:35:1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60">
            <text:p>60</text:p>
          </table:table-cell>
          <table:table-cell office:value-type="float" office:value="-2.64">
            <text:p>-2.64</text:p>
          </table:table-cell>
          <table:table-cell office:value-type="float" office:value="57.36">
            <text:p>57.3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763])" office:value-type="float" office:value="5">
            <text:p>5</text:p>
          </table:table-cell>
          <table:table-cell table:formula="of:=YEAR([.C763])" office:value-type="float" office:value="2009">
            <text:p>2009</text:p>
          </table:table-cell>
          <table:table-cell office:value-type="date" office:date-value="2009-05-26">
            <text:p>05/26/09</text:p>
          </table:table-cell>
          <table:table-cell office:value-type="time" office:time-value="PT00H11M11S">
            <text:p>12:11:1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764])" office:value-type="float" office:value="5">
            <text:p>5</text:p>
          </table:table-cell>
          <table:table-cell table:formula="of:=YEAR([.C764])" office:value-type="float" office:value="2009">
            <text:p>2009</text:p>
          </table:table-cell>
          <table:table-cell office:value-type="date" office:date-value="2009-05-25">
            <text:p>05/25/09</text:p>
          </table:table-cell>
          <table:table-cell office:value-type="time" office:time-value="PT14H48M22S">
            <text:p>02:48:2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5">
            <text:p>35</text:p>
          </table:table-cell>
          <table:table-cell office:value-type="float" office:value="-1.32">
            <text:p>-1.32</text:p>
          </table:table-cell>
          <table:table-cell office:value-type="float" office:value="33.68">
            <text:p>33.6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765])" office:value-type="float" office:value="5">
            <text:p>5</text:p>
          </table:table-cell>
          <table:table-cell table:formula="of:=YEAR([.C765])" office:value-type="float" office:value="2009">
            <text:p>2009</text:p>
          </table:table-cell>
          <table:table-cell office:value-type="date" office:date-value="2009-05-25">
            <text:p>05/25/09</text:p>
          </table:table-cell>
          <table:table-cell office:value-type="time" office:time-value="PT12H28M10S">
            <text:p>12:28:10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66])" office:value-type="float" office:value="5">
            <text:p>5</text:p>
          </table:table-cell>
          <table:table-cell table:formula="of:=YEAR([.C766])" office:value-type="float" office:value="2009">
            <text:p>2009</text:p>
          </table:table-cell>
          <table:table-cell office:value-type="date" office:date-value="2009-05-25">
            <text:p>05/25/09</text:p>
          </table:table-cell>
          <table:table-cell office:value-type="time" office:time-value="PT09H05M28S">
            <text:p>09:05:2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767])" office:value-type="float" office:value="5">
            <text:p>5</text:p>
          </table:table-cell>
          <table:table-cell table:formula="of:=YEAR([.C767])" office:value-type="float" office:value="2009">
            <text:p>2009</text:p>
          </table:table-cell>
          <table:table-cell office:value-type="date" office:date-value="2009-05-25">
            <text:p>05/25/09</text:p>
          </table:table-cell>
          <table:table-cell office:value-type="time" office:time-value="PT04H10M31S">
            <text:p>04:10:3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768])" office:value-type="float" office:value="5">
            <text:p>5</text:p>
          </table:table-cell>
          <table:table-cell table:formula="of:=YEAR([.C768])" office:value-type="float" office:value="2009">
            <text:p>2009</text:p>
          </table:table-cell>
          <table:table-cell office:value-type="date" office:date-value="2009-05-24">
            <text:p>05/24/09</text:p>
          </table:table-cell>
          <table:table-cell office:value-type="time" office:time-value="PT05H54M40S">
            <text:p>05:54:4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769])" office:value-type="float" office:value="5">
            <text:p>5</text:p>
          </table:table-cell>
          <table:table-cell table:formula="of:=YEAR([.C769])" office:value-type="float" office:value="2009">
            <text:p>2009</text:p>
          </table:table-cell>
          <table:table-cell office:value-type="date" office:date-value="2009-05-24">
            <text:p>05/24/09</text:p>
          </table:table-cell>
          <table:table-cell office:value-type="time" office:time-value="PT02H12M43S">
            <text:p>02:12:4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70])" office:value-type="float" office:value="5">
            <text:p>5</text:p>
          </table:table-cell>
          <table:table-cell table:formula="of:=YEAR([.C770])" office:value-type="float" office:value="2009">
            <text:p>2009</text:p>
          </table:table-cell>
          <table:table-cell office:value-type="date" office:date-value="2009-05-23">
            <text:p>05/23/09</text:p>
          </table:table-cell>
          <table:table-cell office:value-type="time" office:time-value="PT02H23M28S">
            <text:p>02:23:2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71])" office:value-type="float" office:value="5">
            <text:p>5</text:p>
          </table:table-cell>
          <table:table-cell table:formula="of:=YEAR([.C771])" office:value-type="float" office:value="2009">
            <text:p>2009</text:p>
          </table:table-cell>
          <table:table-cell office:value-type="date" office:date-value="2009-05-21">
            <text:p>05/21/09</text:p>
          </table:table-cell>
          <table:table-cell office:value-type="time" office:time-value="PT20H17M08S">
            <text:p>08:17:0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772])" office:value-type="float" office:value="5">
            <text:p>5</text:p>
          </table:table-cell>
          <table:table-cell table:formula="of:=YEAR([.C772])" office:value-type="float" office:value="2009">
            <text:p>2009</text:p>
          </table:table-cell>
          <table:table-cell office:value-type="date" office:date-value="2009-05-20">
            <text:p>05/20/09</text:p>
          </table:table-cell>
          <table:table-cell office:value-type="time" office:time-value="PT14H54M53S">
            <text:p>02:54:5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773])" office:value-type="float" office:value="5">
            <text:p>5</text:p>
          </table:table-cell>
          <table:table-cell table:formula="of:=YEAR([.C773])" office:value-type="float" office:value="2009">
            <text:p>2009</text:p>
          </table:table-cell>
          <table:table-cell office:value-type="date" office:date-value="2009-05-20">
            <text:p>05/20/09</text:p>
          </table:table-cell>
          <table:table-cell office:value-type="time" office:time-value="PT04H12M48S">
            <text:p>04:12:4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74])" office:value-type="float" office:value="5">
            <text:p>5</text:p>
          </table:table-cell>
          <table:table-cell table:formula="of:=YEAR([.C774])" office:value-type="float" office:value="2009">
            <text:p>2009</text:p>
          </table:table-cell>
          <table:table-cell office:value-type="date" office:date-value="2009-05-20">
            <text:p>05/20/09</text:p>
          </table:table-cell>
          <table:table-cell office:value-type="time" office:time-value="PT03H01M48S">
            <text:p>03:01:4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75])" office:value-type="float" office:value="5">
            <text:p>5</text:p>
          </table:table-cell>
          <table:table-cell table:formula="of:=YEAR([.C775])" office:value-type="float" office:value="2009">
            <text:p>2009</text:p>
          </table:table-cell>
          <table:table-cell office:value-type="date" office:date-value="2009-05-19">
            <text:p>05/19/09</text:p>
          </table:table-cell>
          <table:table-cell office:value-type="time" office:time-value="PT20H09M52S">
            <text:p>08:09:5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0">
            <text:p>40</text:p>
          </table:table-cell>
          <table:table-cell office:value-type="float" office:value="-1.46">
            <text:p>-1.46</text:p>
          </table:table-cell>
          <table:table-cell office:value-type="float" office:value="38.54">
            <text:p>38.5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776])" office:value-type="float" office:value="5">
            <text:p>5</text:p>
          </table:table-cell>
          <table:table-cell table:formula="of:=YEAR([.C776])" office:value-type="float" office:value="2009">
            <text:p>2009</text:p>
          </table:table-cell>
          <table:table-cell office:value-type="date" office:date-value="2009-05-19">
            <text:p>05/19/09</text:p>
          </table:table-cell>
          <table:table-cell office:value-type="time" office:time-value="PT08H24M37S">
            <text:p>08:24:3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777])" office:value-type="float" office:value="5">
            <text:p>5</text:p>
          </table:table-cell>
          <table:table-cell table:formula="of:=YEAR([.C777])" office:value-type="float" office:value="2009">
            <text:p>2009</text:p>
          </table:table-cell>
          <table:table-cell office:value-type="date" office:date-value="2009-05-19">
            <text:p>05/19/09</text:p>
          </table:table-cell>
          <table:table-cell office:value-type="time" office:time-value="PT05H01M56S">
            <text:p>05:01:5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78])" office:value-type="float" office:value="5">
            <text:p>5</text:p>
          </table:table-cell>
          <table:table-cell table:formula="of:=YEAR([.C778])" office:value-type="float" office:value="2009">
            <text:p>2009</text:p>
          </table:table-cell>
          <table:table-cell office:value-type="date" office:date-value="2009-05-19">
            <text:p>05/19/09</text:p>
          </table:table-cell>
          <table:table-cell office:value-type="time" office:time-value="PT04H41M49S">
            <text:p>04:41:4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79])" office:value-type="float" office:value="5">
            <text:p>5</text:p>
          </table:table-cell>
          <table:table-cell table:formula="of:=YEAR([.C779])" office:value-type="float" office:value="2009">
            <text:p>2009</text:p>
          </table:table-cell>
          <table:table-cell office:value-type="date" office:date-value="2009-05-19">
            <text:p>05/19/09</text:p>
          </table:table-cell>
          <table:table-cell office:value-type="time" office:time-value="PT04H40M01S">
            <text:p>04:40:0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80])" office:value-type="float" office:value="5">
            <text:p>5</text:p>
          </table:table-cell>
          <table:table-cell table:formula="of:=YEAR([.C780])" office:value-type="float" office:value="2009">
            <text:p>2009</text:p>
          </table:table-cell>
          <table:table-cell office:value-type="date" office:date-value="2009-05-19">
            <text:p>05/19/09</text:p>
          </table:table-cell>
          <table:table-cell office:value-type="time" office:time-value="PT03H59M18S">
            <text:p>03:59:1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81])" office:value-type="float" office:value="5">
            <text:p>5</text:p>
          </table:table-cell>
          <table:table-cell table:formula="of:=YEAR([.C781])" office:value-type="float" office:value="2009">
            <text:p>2009</text:p>
          </table:table-cell>
          <table:table-cell office:value-type="date" office:date-value="2009-05-19">
            <text:p>05/19/09</text:p>
          </table:table-cell>
          <table:table-cell office:value-type="time" office:time-value="PT03H58M42S">
            <text:p>03:58:4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82])" office:value-type="float" office:value="5">
            <text:p>5</text:p>
          </table:table-cell>
          <table:table-cell table:formula="of:=YEAR([.C782])" office:value-type="float" office:value="2009">
            <text:p>2009</text:p>
          </table:table-cell>
          <table:table-cell office:value-type="date" office:date-value="2009-05-19">
            <text:p>05/19/09</text:p>
          </table:table-cell>
          <table:table-cell office:value-type="time" office:time-value="PT03H42M31S">
            <text:p>03:42:3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83])" office:value-type="float" office:value="5">
            <text:p>5</text:p>
          </table:table-cell>
          <table:table-cell table:formula="of:=YEAR([.C783])" office:value-type="float" office:value="2009">
            <text:p>2009</text:p>
          </table:table-cell>
          <table:table-cell office:value-type="date" office:date-value="2009-05-19">
            <text:p>05/19/09</text:p>
          </table:table-cell>
          <table:table-cell office:value-type="time" office:time-value="PT02H00M59S">
            <text:p>02:00:5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84])" office:value-type="float" office:value="5">
            <text:p>5</text:p>
          </table:table-cell>
          <table:table-cell table:formula="of:=YEAR([.C784])" office:value-type="float" office:value="2009">
            <text:p>2009</text:p>
          </table:table-cell>
          <table:table-cell office:value-type="date" office:date-value="2009-05-18">
            <text:p>05/18/09</text:p>
          </table:table-cell>
          <table:table-cell office:value-type="time" office:time-value="PT20H38M24S">
            <text:p>08:38:2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785])" office:value-type="float" office:value="5">
            <text:p>5</text:p>
          </table:table-cell>
          <table:table-cell table:formula="of:=YEAR([.C785])" office:value-type="float" office:value="2009">
            <text:p>2009</text:p>
          </table:table-cell>
          <table:table-cell office:value-type="date" office:date-value="2009-05-18">
            <text:p>05/18/09</text:p>
          </table:table-cell>
          <table:table-cell office:value-type="time" office:time-value="PT14H45M00S">
            <text:p>02:45:0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786])" office:value-type="float" office:value="5">
            <text:p>5</text:p>
          </table:table-cell>
          <table:table-cell table:formula="of:=YEAR([.C786])" office:value-type="float" office:value="2009">
            <text:p>2009</text:p>
          </table:table-cell>
          <table:table-cell office:value-type="date" office:date-value="2009-05-18">
            <text:p>05/18/09</text:p>
          </table:table-cell>
          <table:table-cell office:value-type="time" office:time-value="PT05H04M21S">
            <text:p>05:04:2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87])" office:value-type="float" office:value="5">
            <text:p>5</text:p>
          </table:table-cell>
          <table:table-cell table:formula="of:=YEAR([.C787])" office:value-type="float" office:value="2009">
            <text:p>2009</text:p>
          </table:table-cell>
          <table:table-cell office:value-type="date" office:date-value="2009-05-18">
            <text:p>05/18/09</text:p>
          </table:table-cell>
          <table:table-cell office:value-type="time" office:time-value="PT02H41M10S">
            <text:p>02:41:1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88])" office:value-type="float" office:value="5">
            <text:p>5</text:p>
          </table:table-cell>
          <table:table-cell table:formula="of:=YEAR([.C788])" office:value-type="float" office:value="2009">
            <text:p>2009</text:p>
          </table:table-cell>
          <table:table-cell office:value-type="date" office:date-value="2009-05-18">
            <text:p>05/18/09</text:p>
          </table:table-cell>
          <table:table-cell office:value-type="time" office:time-value="PT02H40M23S">
            <text:p>02:40:2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89])" office:value-type="float" office:value="5">
            <text:p>5</text:p>
          </table:table-cell>
          <table:table-cell table:formula="of:=YEAR([.C789])" office:value-type="float" office:value="2009">
            <text:p>2009</text:p>
          </table:table-cell>
          <table:table-cell office:value-type="date" office:date-value="2009-05-17">
            <text:p>05/17/09</text:p>
          </table:table-cell>
          <table:table-cell office:value-type="time" office:time-value="PT04H11M52S">
            <text:p>04:11:5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790])" office:value-type="float" office:value="5">
            <text:p>5</text:p>
          </table:table-cell>
          <table:table-cell table:formula="of:=YEAR([.C790])" office:value-type="float" office:value="2009">
            <text:p>2009</text:p>
          </table:table-cell>
          <table:table-cell office:value-type="date" office:date-value="2009-05-16">
            <text:p>05/16/09</text:p>
          </table:table-cell>
          <table:table-cell office:value-type="time" office:time-value="PT12H57M24S">
            <text:p>12:57:2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791])" office:value-type="float" office:value="5">
            <text:p>5</text:p>
          </table:table-cell>
          <table:table-cell table:formula="of:=YEAR([.C791])" office:value-type="float" office:value="2009">
            <text:p>2009</text:p>
          </table:table-cell>
          <table:table-cell office:value-type="date" office:date-value="2009-05-15">
            <text:p>05/15/09</text:p>
          </table:table-cell>
          <table:table-cell office:value-type="time" office:time-value="PT15H29M39S">
            <text:p>03:29:3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792])" office:value-type="float" office:value="5">
            <text:p>5</text:p>
          </table:table-cell>
          <table:table-cell table:formula="of:=YEAR([.C792])" office:value-type="float" office:value="2009">
            <text:p>2009</text:p>
          </table:table-cell>
          <table:table-cell office:value-type="date" office:date-value="2009-05-15">
            <text:p>05/15/09</text:p>
          </table:table-cell>
          <table:table-cell office:value-type="time" office:time-value="PT03H42M51S">
            <text:p>03:42:5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93])" office:value-type="float" office:value="5">
            <text:p>5</text:p>
          </table:table-cell>
          <table:table-cell table:formula="of:=YEAR([.C793])" office:value-type="float" office:value="2009">
            <text:p>2009</text:p>
          </table:table-cell>
          <table:table-cell office:value-type="date" office:date-value="2009-05-15">
            <text:p>05/15/09</text:p>
          </table:table-cell>
          <table:table-cell office:value-type="time" office:time-value="PT02H43M39S">
            <text:p>02:43:3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94])" office:value-type="float" office:value="5">
            <text:p>5</text:p>
          </table:table-cell>
          <table:table-cell table:formula="of:=YEAR([.C794])" office:value-type="float" office:value="2009">
            <text:p>2009</text:p>
          </table:table-cell>
          <table:table-cell office:value-type="date" office:date-value="2009-05-14">
            <text:p>05/14/09</text:p>
          </table:table-cell>
          <table:table-cell office:value-type="time" office:time-value="PT22H22M48S">
            <text:p>10:22:48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95])" office:value-type="float" office:value="5">
            <text:p>5</text:p>
          </table:table-cell>
          <table:table-cell table:formula="of:=YEAR([.C795])" office:value-type="float" office:value="2009">
            <text:p>2009</text:p>
          </table:table-cell>
          <table:table-cell office:value-type="date" office:date-value="2009-05-14">
            <text:p>05/14/09</text:p>
          </table:table-cell>
          <table:table-cell office:value-type="time" office:time-value="PT03H06M26S">
            <text:p>03:06:2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96])" office:value-type="float" office:value="5">
            <text:p>5</text:p>
          </table:table-cell>
          <table:table-cell table:formula="of:=YEAR([.C796])" office:value-type="float" office:value="2009">
            <text:p>2009</text:p>
          </table:table-cell>
          <table:table-cell office:value-type="date" office:date-value="2009-05-14">
            <text:p>05/14/09</text:p>
          </table:table-cell>
          <table:table-cell office:value-type="time" office:time-value="PT00H30M10S">
            <text:p>12:30:1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797])" office:value-type="float" office:value="5">
            <text:p>5</text:p>
          </table:table-cell>
          <table:table-cell table:formula="of:=YEAR([.C797])" office:value-type="float" office:value="2009">
            <text:p>2009</text:p>
          </table:table-cell>
          <table:table-cell office:value-type="date" office:date-value="2009-05-13">
            <text:p>05/13/09</text:p>
          </table:table-cell>
          <table:table-cell office:value-type="time" office:time-value="PT16H43M18S">
            <text:p>04:43:1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0">
            <text:p>20</text:p>
          </table:table-cell>
          <table:table-cell office:value-type="float" office:value="-0.88">
            <text:p>-0.88</text:p>
          </table:table-cell>
          <table:table-cell office:value-type="float" office:value="19.12">
            <text:p>19.1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798])" office:value-type="float" office:value="5">
            <text:p>5</text:p>
          </table:table-cell>
          <table:table-cell table:formula="of:=YEAR([.C798])" office:value-type="float" office:value="2009">
            <text:p>2009</text:p>
          </table:table-cell>
          <table:table-cell office:value-type="date" office:date-value="2009-05-13">
            <text:p>05/13/09</text:p>
          </table:table-cell>
          <table:table-cell office:value-type="time" office:time-value="PT13H58M48S">
            <text:p>01:58:48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799])" office:value-type="float" office:value="5">
            <text:p>5</text:p>
          </table:table-cell>
          <table:table-cell table:formula="of:=YEAR([.C799])" office:value-type="float" office:value="2009">
            <text:p>2009</text:p>
          </table:table-cell>
          <table:table-cell office:value-type="date" office:date-value="2009-05-13">
            <text:p>05/13/09</text:p>
          </table:table-cell>
          <table:table-cell office:value-type="time" office:time-value="PT03H28M42S">
            <text:p>03:28:4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800])" office:value-type="float" office:value="5">
            <text:p>5</text:p>
          </table:table-cell>
          <table:table-cell table:formula="of:=YEAR([.C800])" office:value-type="float" office:value="2009">
            <text:p>2009</text:p>
          </table:table-cell>
          <table:table-cell office:value-type="date" office:date-value="2009-05-13">
            <text:p>05/13/09</text:p>
          </table:table-cell>
          <table:table-cell office:value-type="time" office:time-value="PT00H11M59S">
            <text:p>12:11:5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01])" office:value-type="float" office:value="5">
            <text:p>5</text:p>
          </table:table-cell>
          <table:table-cell table:formula="of:=YEAR([.C801])" office:value-type="float" office:value="2009">
            <text:p>2009</text:p>
          </table:table-cell>
          <table:table-cell office:value-type="date" office:date-value="2009-05-12">
            <text:p>05/12/09</text:p>
          </table:table-cell>
          <table:table-cell office:value-type="time" office:time-value="PT23H06M40S">
            <text:p>11:06:4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5">
            <text:p>15</text:p>
          </table:table-cell>
          <table:table-cell office:value-type="float" office:value="-0.74">
            <text:p>-0.74</text:p>
          </table:table-cell>
          <table:table-cell office:value-type="float" office:value="14.26">
            <text:p>14.2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02])" office:value-type="float" office:value="5">
            <text:p>5</text:p>
          </table:table-cell>
          <table:table-cell table:formula="of:=YEAR([.C802])" office:value-type="float" office:value="2009">
            <text:p>2009</text:p>
          </table:table-cell>
          <table:table-cell office:value-type="date" office:date-value="2009-05-12">
            <text:p>05/12/09</text:p>
          </table:table-cell>
          <table:table-cell office:value-type="time" office:time-value="PT22H45M15S">
            <text:p>10:45:1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5">
            <text:p>75</text:p>
          </table:table-cell>
          <table:table-cell office:value-type="float" office:value="-3.23">
            <text:p>-3.23</text:p>
          </table:table-cell>
          <table:table-cell office:value-type="float" office:value="71.77">
            <text:p>71.7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03])" office:value-type="float" office:value="5">
            <text:p>5</text:p>
          </table:table-cell>
          <table:table-cell table:formula="of:=YEAR([.C803])" office:value-type="float" office:value="2009">
            <text:p>2009</text:p>
          </table:table-cell>
          <table:table-cell office:value-type="date" office:date-value="2009-05-12">
            <text:p>05/12/09</text:p>
          </table:table-cell>
          <table:table-cell office:value-type="time" office:time-value="PT22H25M28S">
            <text:p>10:25:28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804])" office:value-type="float" office:value="5">
            <text:p>5</text:p>
          </table:table-cell>
          <table:table-cell table:formula="of:=YEAR([.C804])" office:value-type="float" office:value="2009">
            <text:p>2009</text:p>
          </table:table-cell>
          <table:table-cell office:value-type="date" office:date-value="2009-05-12">
            <text:p>05/12/09</text:p>
          </table:table-cell>
          <table:table-cell office:value-type="time" office:time-value="PT18H06M49S">
            <text:p>06:06:4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05])" office:value-type="float" office:value="5">
            <text:p>5</text:p>
          </table:table-cell>
          <table:table-cell table:formula="of:=YEAR([.C805])" office:value-type="float" office:value="2009">
            <text:p>2009</text:p>
          </table:table-cell>
          <table:table-cell office:value-type="date" office:date-value="2009-05-12">
            <text:p>05/12/09</text:p>
          </table:table-cell>
          <table:table-cell office:value-type="time" office:time-value="PT17H17M56S">
            <text:p>05:17:5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06])" office:value-type="float" office:value="5">
            <text:p>5</text:p>
          </table:table-cell>
          <table:table-cell table:formula="of:=YEAR([.C806])" office:value-type="float" office:value="2009">
            <text:p>2009</text:p>
          </table:table-cell>
          <table:table-cell office:value-type="date" office:date-value="2009-05-12">
            <text:p>05/12/09</text:p>
          </table:table-cell>
          <table:table-cell office:value-type="time" office:time-value="PT15H47M50S">
            <text:p>03:47:5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07])" office:value-type="float" office:value="5">
            <text:p>5</text:p>
          </table:table-cell>
          <table:table-cell table:formula="of:=YEAR([.C807])" office:value-type="float" office:value="2009">
            <text:p>2009</text:p>
          </table:table-cell>
          <table:table-cell office:value-type="date" office:date-value="2009-05-12">
            <text:p>05/12/09</text:p>
          </table:table-cell>
          <table:table-cell office:value-type="time" office:time-value="PT14H57M31S">
            <text:p>02:57:31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808])" office:value-type="float" office:value="5">
            <text:p>5</text:p>
          </table:table-cell>
          <table:table-cell table:formula="of:=YEAR([.C808])" office:value-type="float" office:value="2009">
            <text:p>2009</text:p>
          </table:table-cell>
          <table:table-cell office:value-type="date" office:date-value="2009-05-12">
            <text:p>05/12/09</text:p>
          </table:table-cell>
          <table:table-cell office:value-type="time" office:time-value="PT12H01M53S">
            <text:p>12:01:5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09])" office:value-type="float" office:value="5">
            <text:p>5</text:p>
          </table:table-cell>
          <table:table-cell table:formula="of:=YEAR([.C809])" office:value-type="float" office:value="2009">
            <text:p>2009</text:p>
          </table:table-cell>
          <table:table-cell office:value-type="date" office:date-value="2009-05-12">
            <text:p>05/12/09</text:p>
          </table:table-cell>
          <table:table-cell office:value-type="time" office:time-value="PT10H59M55S">
            <text:p>10:59:5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10])" office:value-type="float" office:value="5">
            <text:p>5</text:p>
          </table:table-cell>
          <table:table-cell table:formula="of:=YEAR([.C810])" office:value-type="float" office:value="2009">
            <text:p>2009</text:p>
          </table:table-cell>
          <table:table-cell office:value-type="date" office:date-value="2009-05-12">
            <text:p>05/12/09</text:p>
          </table:table-cell>
          <table:table-cell office:value-type="time" office:time-value="PT10H00M43S">
            <text:p>10:00:4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11])" office:value-type="float" office:value="5">
            <text:p>5</text:p>
          </table:table-cell>
          <table:table-cell table:formula="of:=YEAR([.C811])" office:value-type="float" office:value="2009">
            <text:p>2009</text:p>
          </table:table-cell>
          <table:table-cell office:value-type="date" office:date-value="2009-05-12">
            <text:p>05/12/09</text:p>
          </table:table-cell>
          <table:table-cell office:value-type="time" office:time-value="PT09H42M57S">
            <text:p>09:42:5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12])" office:value-type="float" office:value="5">
            <text:p>5</text:p>
          </table:table-cell>
          <table:table-cell table:formula="of:=YEAR([.C812])" office:value-type="float" office:value="2009">
            <text:p>2009</text:p>
          </table:table-cell>
          <table:table-cell office:value-type="date" office:date-value="2009-05-12">
            <text:p>05/12/09</text:p>
          </table:table-cell>
          <table:table-cell office:value-type="time" office:time-value="PT08H28M47S">
            <text:p>08:28:4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13])" office:value-type="float" office:value="5">
            <text:p>5</text:p>
          </table:table-cell>
          <table:table-cell table:formula="of:=YEAR([.C813])" office:value-type="float" office:value="2009">
            <text:p>2009</text:p>
          </table:table-cell>
          <table:table-cell office:value-type="date" office:date-value="2009-05-12">
            <text:p>05/12/09</text:p>
          </table:table-cell>
          <table:table-cell office:value-type="time" office:time-value="PT05H59M46S">
            <text:p>05:59:4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814])" office:value-type="float" office:value="5">
            <text:p>5</text:p>
          </table:table-cell>
          <table:table-cell table:formula="of:=YEAR([.C814])" office:value-type="float" office:value="2009">
            <text:p>2009</text:p>
          </table:table-cell>
          <table:table-cell office:value-type="date" office:date-value="2009-05-11">
            <text:p>05/11/09</text:p>
          </table:table-cell>
          <table:table-cell office:value-type="time" office:time-value="PT20H04M19S">
            <text:p>08:04:1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15])" office:value-type="float" office:value="5">
            <text:p>5</text:p>
          </table:table-cell>
          <table:table-cell table:formula="of:=YEAR([.C815])" office:value-type="float" office:value="2009">
            <text:p>2009</text:p>
          </table:table-cell>
          <table:table-cell office:value-type="date" office:date-value="2009-05-11">
            <text:p>05/11/09</text:p>
          </table:table-cell>
          <table:table-cell office:value-type="time" office:time-value="PT17H23M26S">
            <text:p>05:23:2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16])" office:value-type="float" office:value="5">
            <text:p>5</text:p>
          </table:table-cell>
          <table:table-cell table:formula="of:=YEAR([.C816])" office:value-type="float" office:value="2009">
            <text:p>2009</text:p>
          </table:table-cell>
          <table:table-cell office:value-type="date" office:date-value="2009-05-11">
            <text:p>05/11/09</text:p>
          </table:table-cell>
          <table:table-cell office:value-type="time" office:time-value="PT11H26M40S">
            <text:p>11:26:4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17])" office:value-type="float" office:value="5">
            <text:p>5</text:p>
          </table:table-cell>
          <table:table-cell table:formula="of:=YEAR([.C817])" office:value-type="float" office:value="2009">
            <text:p>2009</text:p>
          </table:table-cell>
          <table:table-cell office:value-type="date" office:date-value="2009-05-11">
            <text:p>05/11/09</text:p>
          </table:table-cell>
          <table:table-cell office:value-type="time" office:time-value="PT10H54M38S">
            <text:p>10:54:3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18])" office:value-type="float" office:value="5">
            <text:p>5</text:p>
          </table:table-cell>
          <table:table-cell table:formula="of:=YEAR([.C818])" office:value-type="float" office:value="2009">
            <text:p>2009</text:p>
          </table:table-cell>
          <table:table-cell office:value-type="date" office:date-value="2009-05-11">
            <text:p>05/11/09</text:p>
          </table:table-cell>
          <table:table-cell office:value-type="time" office:time-value="PT04H49M30S">
            <text:p>04:49:3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19])" office:value-type="float" office:value="5">
            <text:p>5</text:p>
          </table:table-cell>
          <table:table-cell table:formula="of:=YEAR([.C819])" office:value-type="float" office:value="2009">
            <text:p>2009</text:p>
          </table:table-cell>
          <table:table-cell office:value-type="date" office:date-value="2009-05-11">
            <text:p>05/11/09</text:p>
          </table:table-cell>
          <table:table-cell office:value-type="time" office:time-value="PT02H17M11S">
            <text:p>02:17:1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820])" office:value-type="float" office:value="5">
            <text:p>5</text:p>
          </table:table-cell>
          <table:table-cell table:formula="of:=YEAR([.C820])" office:value-type="float" office:value="2009">
            <text:p>2009</text:p>
          </table:table-cell>
          <table:table-cell office:value-type="date" office:date-value="2009-05-10">
            <text:p>05/10/09</text:p>
          </table:table-cell>
          <table:table-cell office:value-type="time" office:time-value="PT14H53M44S">
            <text:p>02:53:4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21])" office:value-type="float" office:value="5">
            <text:p>5</text:p>
          </table:table-cell>
          <table:table-cell table:formula="of:=YEAR([.C821])" office:value-type="float" office:value="2009">
            <text:p>2009</text:p>
          </table:table-cell>
          <table:table-cell office:value-type="date" office:date-value="2009-05-10">
            <text:p>05/10/09</text:p>
          </table:table-cell>
          <table:table-cell office:value-type="time" office:time-value="PT03H04M06S">
            <text:p>03:04:0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822])" office:value-type="float" office:value="5">
            <text:p>5</text:p>
          </table:table-cell>
          <table:table-cell table:formula="of:=YEAR([.C822])" office:value-type="float" office:value="2009">
            <text:p>2009</text:p>
          </table:table-cell>
          <table:table-cell office:value-type="date" office:date-value="2009-05-10">
            <text:p>05/10/09</text:p>
          </table:table-cell>
          <table:table-cell office:value-type="time" office:time-value="PT02H42M45S">
            <text:p>02:42:4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823])" office:value-type="float" office:value="5">
            <text:p>5</text:p>
          </table:table-cell>
          <table:table-cell table:formula="of:=YEAR([.C823])" office:value-type="float" office:value="2009">
            <text:p>2009</text:p>
          </table:table-cell>
          <table:table-cell office:value-type="date" office:date-value="2009-05-10">
            <text:p>05/10/09</text:p>
          </table:table-cell>
          <table:table-cell office:value-type="time" office:time-value="PT01H06M00S">
            <text:p>01:06:0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824])" office:value-type="float" office:value="5">
            <text:p>5</text:p>
          </table:table-cell>
          <table:table-cell table:formula="of:=YEAR([.C824])" office:value-type="float" office:value="2009">
            <text:p>2009</text:p>
          </table:table-cell>
          <table:table-cell office:value-type="date" office:date-value="2009-05-09">
            <text:p>05/09/09</text:p>
          </table:table-cell>
          <table:table-cell office:value-type="time" office:time-value="PT12H05M22S">
            <text:p>12:05:22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825])" office:value-type="float" office:value="5">
            <text:p>5</text:p>
          </table:table-cell>
          <table:table-cell table:formula="of:=YEAR([.C825])" office:value-type="float" office:value="2009">
            <text:p>2009</text:p>
          </table:table-cell>
          <table:table-cell office:value-type="date" office:date-value="2009-05-09">
            <text:p>05/09/09</text:p>
          </table:table-cell>
          <table:table-cell office:value-type="time" office:time-value="PT06H57M08S">
            <text:p>06:57:0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3.2">
            <text:p>-3.2</text:p>
          </table:table-cell>
          <table:table-cell office:value-type="float" office:value="96.8">
            <text:p>96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26])" office:value-type="float" office:value="5">
            <text:p>5</text:p>
          </table:table-cell>
          <table:table-cell table:formula="of:=YEAR([.C826])" office:value-type="float" office:value="2009">
            <text:p>2009</text:p>
          </table:table-cell>
          <table:table-cell office:value-type="date" office:date-value="2009-05-09">
            <text:p>05/09/09</text:p>
          </table:table-cell>
          <table:table-cell office:value-type="time" office:time-value="PT06H19M48S">
            <text:p>06:19:4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827])" office:value-type="float" office:value="5">
            <text:p>5</text:p>
          </table:table-cell>
          <table:table-cell table:formula="of:=YEAR([.C827])" office:value-type="float" office:value="2009">
            <text:p>2009</text:p>
          </table:table-cell>
          <table:table-cell office:value-type="date" office:date-value="2009-05-09">
            <text:p>05/09/09</text:p>
          </table:table-cell>
          <table:table-cell office:value-type="time" office:time-value="PT05H15M26S">
            <text:p>05:15:2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828])" office:value-type="float" office:value="5">
            <text:p>5</text:p>
          </table:table-cell>
          <table:table-cell table:formula="of:=YEAR([.C828])" office:value-type="float" office:value="2009">
            <text:p>2009</text:p>
          </table:table-cell>
          <table:table-cell office:value-type="date" office:date-value="2009-05-09">
            <text:p>05/09/09</text:p>
          </table:table-cell>
          <table:table-cell office:value-type="time" office:time-value="PT03H51M51S">
            <text:p>03:51:5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29])" office:value-type="float" office:value="5">
            <text:p>5</text:p>
          </table:table-cell>
          <table:table-cell table:formula="of:=YEAR([.C829])" office:value-type="float" office:value="2009">
            <text:p>2009</text:p>
          </table:table-cell>
          <table:table-cell office:value-type="date" office:date-value="2009-05-09">
            <text:p>05/09/09</text:p>
          </table:table-cell>
          <table:table-cell office:value-type="time" office:time-value="PT02H44M53S">
            <text:p>02:44:5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30])" office:value-type="float" office:value="5">
            <text:p>5</text:p>
          </table:table-cell>
          <table:table-cell table:formula="of:=YEAR([.C830])" office:value-type="float" office:value="2009">
            <text:p>2009</text:p>
          </table:table-cell>
          <table:table-cell office:value-type="date" office:date-value="2009-05-08">
            <text:p>05/08/09</text:p>
          </table:table-cell>
          <table:table-cell office:value-type="time" office:time-value="PT16H09M08S">
            <text:p>04:09:0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31])" office:value-type="float" office:value="5">
            <text:p>5</text:p>
          </table:table-cell>
          <table:table-cell table:formula="of:=YEAR([.C831])" office:value-type="float" office:value="2009">
            <text:p>2009</text:p>
          </table:table-cell>
          <table:table-cell office:value-type="date" office:date-value="2009-05-08">
            <text:p>05/08/09</text:p>
          </table:table-cell>
          <table:table-cell office:value-type="time" office:time-value="PT15H50M19S">
            <text:p>03:50:1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32])" office:value-type="float" office:value="5">
            <text:p>5</text:p>
          </table:table-cell>
          <table:table-cell table:formula="of:=YEAR([.C832])" office:value-type="float" office:value="2009">
            <text:p>2009</text:p>
          </table:table-cell>
          <table:table-cell office:value-type="date" office:date-value="2009-05-08">
            <text:p>05/08/09</text:p>
          </table:table-cell>
          <table:table-cell office:value-type="time" office:time-value="PT15H47M39S">
            <text:p>03:47:3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33])" office:value-type="float" office:value="5">
            <text:p>5</text:p>
          </table:table-cell>
          <table:table-cell table:formula="of:=YEAR([.C833])" office:value-type="float" office:value="2009">
            <text:p>2009</text:p>
          </table:table-cell>
          <table:table-cell office:value-type="date" office:date-value="2009-05-08">
            <text:p>05/08/09</text:p>
          </table:table-cell>
          <table:table-cell office:value-type="time" office:time-value="PT13H22M10S">
            <text:p>01:22:1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34])" office:value-type="float" office:value="5">
            <text:p>5</text:p>
          </table:table-cell>
          <table:table-cell table:formula="of:=YEAR([.C834])" office:value-type="float" office:value="2009">
            <text:p>2009</text:p>
          </table:table-cell>
          <table:table-cell office:value-type="date" office:date-value="2009-05-08">
            <text:p>05/08/09</text:p>
          </table:table-cell>
          <table:table-cell office:value-type="time" office:time-value="PT12H31M26S">
            <text:p>12:31:2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35])" office:value-type="float" office:value="5">
            <text:p>5</text:p>
          </table:table-cell>
          <table:table-cell table:formula="of:=YEAR([.C835])" office:value-type="float" office:value="2009">
            <text:p>2009</text:p>
          </table:table-cell>
          <table:table-cell office:value-type="date" office:date-value="2009-05-08">
            <text:p>05/08/09</text:p>
          </table:table-cell>
          <table:table-cell office:value-type="time" office:time-value="PT07H11M29S">
            <text:p>07:11:2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36])" office:value-type="float" office:value="5">
            <text:p>5</text:p>
          </table:table-cell>
          <table:table-cell table:formula="of:=YEAR([.C836])" office:value-type="float" office:value="2009">
            <text:p>2009</text:p>
          </table:table-cell>
          <table:table-cell office:value-type="date" office:date-value="2009-05-08">
            <text:p>05/08/09</text:p>
          </table:table-cell>
          <table:table-cell office:value-type="time" office:time-value="PT03H21M12S">
            <text:p>03:21:1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37])" office:value-type="float" office:value="5">
            <text:p>5</text:p>
          </table:table-cell>
          <table:table-cell table:formula="of:=YEAR([.C837])" office:value-type="float" office:value="2009">
            <text:p>2009</text:p>
          </table:table-cell>
          <table:table-cell office:value-type="date" office:date-value="2009-05-08">
            <text:p>05/08/09</text:p>
          </table:table-cell>
          <table:table-cell office:value-type="time" office:time-value="PT01H09M22S">
            <text:p>01:09:2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838])" office:value-type="float" office:value="5">
            <text:p>5</text:p>
          </table:table-cell>
          <table:table-cell table:formula="of:=YEAR([.C838])" office:value-type="float" office:value="2009">
            <text:p>2009</text:p>
          </table:table-cell>
          <table:table-cell office:value-type="date" office:date-value="2009-05-07">
            <text:p>05/07/09</text:p>
          </table:table-cell>
          <table:table-cell office:value-type="time" office:time-value="PT19H35M39S">
            <text:p>07:35:39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839])" office:value-type="float" office:value="5">
            <text:p>5</text:p>
          </table:table-cell>
          <table:table-cell table:formula="of:=YEAR([.C839])" office:value-type="float" office:value="2009">
            <text:p>2009</text:p>
          </table:table-cell>
          <table:table-cell office:value-type="date" office:date-value="2009-05-07">
            <text:p>05/07/09</text:p>
          </table:table-cell>
          <table:table-cell office:value-type="time" office:time-value="PT14H03M30S">
            <text:p>02:03:3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40])" office:value-type="float" office:value="5">
            <text:p>5</text:p>
          </table:table-cell>
          <table:table-cell table:formula="of:=YEAR([.C840])" office:value-type="float" office:value="2009">
            <text:p>2009</text:p>
          </table:table-cell>
          <table:table-cell office:value-type="date" office:date-value="2009-05-07">
            <text:p>05/07/09</text:p>
          </table:table-cell>
          <table:table-cell office:value-type="time" office:time-value="PT11H31M20S">
            <text:p>11:31:20 AM</text:p>
          </table:table-cell>
          <table:table-cell office:value-type="string">
            <text:p>PDT</text:p>
          </table:table-cell>
          <table:table-cell/>
          <table:table-cell office:value-type="string">
            <text:p>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friends@gnome.org</text:p>
          </table:table-cell>
          <table:table-cell table:number-columns-repeated="20"/>
        </table:table-row>
        <table:table-row table:style-name="ro1">
          <table:table-cell table:formula="of:=MONTH([.C841])" office:value-type="float" office:value="5">
            <text:p>5</text:p>
          </table:table-cell>
          <table:table-cell table:formula="of:=YEAR([.C841])" office:value-type="float" office:value="2009">
            <text:p>2009</text:p>
          </table:table-cell>
          <table:table-cell office:value-type="date" office:date-value="2009-05-07">
            <text:p>05/07/09</text:p>
          </table:table-cell>
          <table:table-cell office:value-type="time" office:time-value="PT04H44M44S">
            <text:p>04:44:4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842])" office:value-type="float" office:value="5">
            <text:p>5</text:p>
          </table:table-cell>
          <table:table-cell table:formula="of:=YEAR([.C842])" office:value-type="float" office:value="2009">
            <text:p>2009</text:p>
          </table:table-cell>
          <table:table-cell office:value-type="date" office:date-value="2009-05-07">
            <text:p>05/07/09</text:p>
          </table:table-cell>
          <table:table-cell office:value-type="time" office:time-value="PT01H06M45S">
            <text:p>01:06:4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843])" office:value-type="float" office:value="5">
            <text:p>5</text:p>
          </table:table-cell>
          <table:table-cell table:formula="of:=YEAR([.C843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21H32M10S">
            <text:p>09:32:1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44])" office:value-type="float" office:value="5">
            <text:p>5</text:p>
          </table:table-cell>
          <table:table-cell table:formula="of:=YEAR([.C844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19H39M46S">
            <text:p>07:39:4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45])" office:value-type="float" office:value="5">
            <text:p>5</text:p>
          </table:table-cell>
          <table:table-cell table:formula="of:=YEAR([.C845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17H29M59S">
            <text:p>05:29:59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846])" office:value-type="float" office:value="5">
            <text:p>5</text:p>
          </table:table-cell>
          <table:table-cell table:formula="of:=YEAR([.C846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17H15M11S">
            <text:p>05:15:1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style-name="ce15"/>
          <table:table-cell table:number-columns-repeated="2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47])" office:value-type="float" office:value="5">
            <text:p>5</text:p>
          </table:table-cell>
          <table:table-cell table:formula="of:=YEAR([.C847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17H05M59S">
            <text:p>05:05:59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848])" office:value-type="float" office:value="5">
            <text:p>5</text:p>
          </table:table-cell>
          <table:table-cell table:formula="of:=YEAR([.C848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14H39M22S">
            <text:p>02:39:2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3.2">
            <text:p>-3.2</text:p>
          </table:table-cell>
          <table:table-cell office:value-type="float" office:value="96.8">
            <text:p>96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49])" office:value-type="float" office:value="5">
            <text:p>5</text:p>
          </table:table-cell>
          <table:table-cell table:formula="of:=YEAR([.C849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14H33M41S">
            <text:p>02:33:4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50])" office:value-type="float" office:value="5">
            <text:p>5</text:p>
          </table:table-cell>
          <table:table-cell table:formula="of:=YEAR([.C850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12H32M13S">
            <text:p>12:32:1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51])" office:value-type="float" office:value="5">
            <text:p>5</text:p>
          </table:table-cell>
          <table:table-cell table:formula="of:=YEAR([.C851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10H34M35S">
            <text:p>10:34:3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52])" office:value-type="float" office:value="5">
            <text:p>5</text:p>
          </table:table-cell>
          <table:table-cell table:formula="of:=YEAR([.C852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09H19M26S">
            <text:p>09:19:2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53])" office:value-type="float" office:value="5">
            <text:p>5</text:p>
          </table:table-cell>
          <table:table-cell table:formula="of:=YEAR([.C853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08H39M57S">
            <text:p>08:39:5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54])" office:value-type="float" office:value="5">
            <text:p>5</text:p>
          </table:table-cell>
          <table:table-cell table:formula="of:=YEAR([.C854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08H34M32S">
            <text:p>08:34:3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55])" office:value-type="float" office:value="5">
            <text:p>5</text:p>
          </table:table-cell>
          <table:table-cell table:formula="of:=YEAR([.C855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08H20M20S">
            <text:p>08:20:2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856])" office:value-type="float" office:value="5">
            <text:p>5</text:p>
          </table:table-cell>
          <table:table-cell table:formula="of:=YEAR([.C856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07H34M36S">
            <text:p>07:34:3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57])" office:value-type="float" office:value="5">
            <text:p>5</text:p>
          </table:table-cell>
          <table:table-cell table:formula="of:=YEAR([.C857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03H28M34S">
            <text:p>03:28:3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858])" office:value-type="float" office:value="5">
            <text:p>5</text:p>
          </table:table-cell>
          <table:table-cell table:formula="of:=YEAR([.C858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02H35M15S">
            <text:p>02:35:1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59])" office:value-type="float" office:value="5">
            <text:p>5</text:p>
          </table:table-cell>
          <table:table-cell table:formula="of:=YEAR([.C859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02H01M58S">
            <text:p>02:01:5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0">
            <text:p>40</text:p>
          </table:table-cell>
          <table:table-cell office:value-type="float" office:value="-1.86">
            <text:p>-1.86</text:p>
          </table:table-cell>
          <table:table-cell office:value-type="float" office:value="38.14">
            <text:p>38.1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60])" office:value-type="float" office:value="5">
            <text:p>5</text:p>
          </table:table-cell>
          <table:table-cell table:formula="of:=YEAR([.C860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01H07M10S">
            <text:p>01:07:1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61])" office:value-type="float" office:value="5">
            <text:p>5</text:p>
          </table:table-cell>
          <table:table-cell table:formula="of:=YEAR([.C861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00H46M24S">
            <text:p>12:46:2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62])" office:value-type="float" office:value="5">
            <text:p>5</text:p>
          </table:table-cell>
          <table:table-cell table:formula="of:=YEAR([.C862])" office:value-type="float" office:value="2009">
            <text:p>2009</text:p>
          </table:table-cell>
          <table:table-cell office:value-type="date" office:date-value="2009-05-06">
            <text:p>05/06/09</text:p>
          </table:table-cell>
          <table:table-cell office:value-type="time" office:time-value="PT00H04M31S">
            <text:p>12:04:3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63])" office:value-type="float" office:value="5">
            <text:p>5</text:p>
          </table:table-cell>
          <table:table-cell table:formula="of:=YEAR([.C863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22H28M16S">
            <text:p>10:28:1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64])" office:value-type="float" office:value="5">
            <text:p>5</text:p>
          </table:table-cell>
          <table:table-cell table:formula="of:=YEAR([.C864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13H18M28S">
            <text:p>01:18:28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65])" office:value-type="float" office:value="5">
            <text:p>5</text:p>
          </table:table-cell>
          <table:table-cell table:formula="of:=YEAR([.C865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12H27M45S">
            <text:p>12:27:4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66])" office:value-type="float" office:value="5">
            <text:p>5</text:p>
          </table:table-cell>
          <table:table-cell table:formula="of:=YEAR([.C866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11H59M34S">
            <text:p>11:59:3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67])" office:value-type="float" office:value="5">
            <text:p>5</text:p>
          </table:table-cell>
          <table:table-cell table:formula="of:=YEAR([.C867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11H20M38S">
            <text:p>11:20:3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5">
            <text:p>45</text:p>
          </table:table-cell>
          <table:table-cell office:value-type="float" office:value="-2.06">
            <text:p>-2.06</text:p>
          </table:table-cell>
          <table:table-cell office:value-type="float" office:value="42.94">
            <text:p>42.9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68])" office:value-type="float" office:value="5">
            <text:p>5</text:p>
          </table:table-cell>
          <table:table-cell table:formula="of:=YEAR([.C868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11H17M54S">
            <text:p>11:17:5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869])" office:value-type="float" office:value="5">
            <text:p>5</text:p>
          </table:table-cell>
          <table:table-cell table:formula="of:=YEAR([.C869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10H21M28S">
            <text:p>10:21:2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70])" office:value-type="float" office:value="5">
            <text:p>5</text:p>
          </table:table-cell>
          <table:table-cell table:formula="of:=YEAR([.C870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09H39M36S">
            <text:p>09:39:3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70">
            <text:p>70</text:p>
          </table:table-cell>
          <table:table-cell office:value-type="float" office:value="-3.03">
            <text:p>-3.03</text:p>
          </table:table-cell>
          <table:table-cell office:value-type="float" office:value="66.97">
            <text:p>66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71])" office:value-type="float" office:value="5">
            <text:p>5</text:p>
          </table:table-cell>
          <table:table-cell table:formula="of:=YEAR([.C871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07H45M30S">
            <text:p>07:45:3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72])" office:value-type="float" office:value="5">
            <text:p>5</text:p>
          </table:table-cell>
          <table:table-cell table:formula="of:=YEAR([.C872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06H46M18S">
            <text:p>06:46:1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73])" office:value-type="float" office:value="5">
            <text:p>5</text:p>
          </table:table-cell>
          <table:table-cell table:formula="of:=YEAR([.C873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06H11M47S">
            <text:p>06:11:4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74])" office:value-type="float" office:value="5">
            <text:p>5</text:p>
          </table:table-cell>
          <table:table-cell table:formula="of:=YEAR([.C874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05H26M14S">
            <text:p>05:26:1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75])" office:value-type="float" office:value="5">
            <text:p>5</text:p>
          </table:table-cell>
          <table:table-cell table:formula="of:=YEAR([.C875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05H10M26S">
            <text:p>05:10:2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76])" office:value-type="float" office:value="5">
            <text:p>5</text:p>
          </table:table-cell>
          <table:table-cell table:formula="of:=YEAR([.C876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02H22M42S">
            <text:p>02:22:4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">
            <text:p>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77])" office:value-type="float" office:value="5">
            <text:p>5</text:p>
          </table:table-cell>
          <table:table-cell table:formula="of:=YEAR([.C877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00H47M26S">
            <text:p>12:47:26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878])" office:value-type="float" office:value="5">
            <text:p>5</text:p>
          </table:table-cell>
          <table:table-cell table:formula="of:=YEAR([.C878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00H46M22S">
            <text:p>12:46:2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879])" office:value-type="float" office:value="5">
            <text:p>5</text:p>
          </table:table-cell>
          <table:table-cell table:formula="of:=YEAR([.C879])" office:value-type="float" office:value="2009">
            <text:p>2009</text:p>
          </table:table-cell>
          <table:table-cell office:value-type="date" office:date-value="2009-05-05">
            <text:p>05/05/09</text:p>
          </table:table-cell>
          <table:table-cell office:value-type="time" office:time-value="PT00H02M40S">
            <text:p>12:02:4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80])" office:value-type="float" office:value="5">
            <text:p>5</text:p>
          </table:table-cell>
          <table:table-cell table:formula="of:=YEAR([.C880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23H32M25S">
            <text:p>11:32:2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81])" office:value-type="float" office:value="5">
            <text:p>5</text:p>
          </table:table-cell>
          <table:table-cell table:formula="of:=YEAR([.C881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17H17M26S">
            <text:p>05:17:26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882])" office:value-type="float" office:value="5">
            <text:p>5</text:p>
          </table:table-cell>
          <table:table-cell table:formula="of:=YEAR([.C882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15H22M55S">
            <text:p>03:22:5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83])" office:value-type="float" office:value="5">
            <text:p>5</text:p>
          </table:table-cell>
          <table:table-cell table:formula="of:=YEAR([.C883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14H32M20S">
            <text:p>02:32:2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84])" office:value-type="float" office:value="5">
            <text:p>5</text:p>
          </table:table-cell>
          <table:table-cell table:formula="of:=YEAR([.C884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14H25M19S">
            <text:p>02:25:1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85])" office:value-type="float" office:value="5">
            <text:p>5</text:p>
          </table:table-cell>
          <table:table-cell table:formula="of:=YEAR([.C885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14H05M42S">
            <text:p>02:05:4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86])" office:value-type="float" office:value="5">
            <text:p>5</text:p>
          </table:table-cell>
          <table:table-cell table:formula="of:=YEAR([.C886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13H19M53S">
            <text:p>01:19:5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87])" office:value-type="float" office:value="5">
            <text:p>5</text:p>
          </table:table-cell>
          <table:table-cell table:formula="of:=YEAR([.C887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13H16M32S">
            <text:p>01:16:3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88])" office:value-type="float" office:value="5">
            <text:p>5</text:p>
          </table:table-cell>
          <table:table-cell table:formula="of:=YEAR([.C888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13H09M53S">
            <text:p>01:09:53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889])" office:value-type="float" office:value="5">
            <text:p>5</text:p>
          </table:table-cell>
          <table:table-cell table:formula="of:=YEAR([.C889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13H08M37S">
            <text:p>01:08:37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90])" office:value-type="float" office:value="5">
            <text:p>5</text:p>
          </table:table-cell>
          <table:table-cell table:formula="of:=YEAR([.C890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9H27M09S">
            <text:p>09:27:0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891])" office:value-type="float" office:value="5">
            <text:p>5</text:p>
          </table:table-cell>
          <table:table-cell table:formula="of:=YEAR([.C891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9H05M42S">
            <text:p>09:05:4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92])" office:value-type="float" office:value="5">
            <text:p>5</text:p>
          </table:table-cell>
          <table:table-cell table:formula="of:=YEAR([.C892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8H37M03S">
            <text:p>08:37:0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93])" office:value-type="float" office:value="5">
            <text:p>5</text:p>
          </table:table-cell>
          <table:table-cell table:formula="of:=YEAR([.C893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8H29M15S">
            <text:p>08:29:1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94])" office:value-type="float" office:value="5">
            <text:p>5</text:p>
          </table:table-cell>
          <table:table-cell table:formula="of:=YEAR([.C894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7H39M54S">
            <text:p>07:39:5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95])" office:value-type="float" office:value="5">
            <text:p>5</text:p>
          </table:table-cell>
          <table:table-cell table:formula="of:=YEAR([.C895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7H33M34S">
            <text:p>07:33:3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896])" office:value-type="float" office:value="5">
            <text:p>5</text:p>
          </table:table-cell>
          <table:table-cell table:formula="of:=YEAR([.C896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6H55M14S">
            <text:p>06:55:1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97])" office:value-type="float" office:value="5">
            <text:p>5</text:p>
          </table:table-cell>
          <table:table-cell table:formula="of:=YEAR([.C897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6H18M17S">
            <text:p>06:18:1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98])" office:value-type="float" office:value="5">
            <text:p>5</text:p>
          </table:table-cell>
          <table:table-cell table:formula="of:=YEAR([.C898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6H11M25S">
            <text:p>06:11:2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5">
            <text:p>15</text:p>
          </table:table-cell>
          <table:table-cell office:value-type="float" office:value="-0.89">
            <text:p>-0.89</text:p>
          </table:table-cell>
          <table:table-cell office:value-type="float" office:value="14.11">
            <text:p>14.1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899])" office:value-type="float" office:value="5">
            <text:p>5</text:p>
          </table:table-cell>
          <table:table-cell table:formula="of:=YEAR([.C899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5H35M59S">
            <text:p>05:35:5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00])" office:value-type="float" office:value="5">
            <text:p>5</text:p>
          </table:table-cell>
          <table:table-cell table:formula="of:=YEAR([.C900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4H47M24S">
            <text:p>04:47:2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01])" office:value-type="float" office:value="5">
            <text:p>5</text:p>
          </table:table-cell>
          <table:table-cell table:formula="of:=YEAR([.C901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3H26M23S">
            <text:p>03:26:2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902])" office:value-type="float" office:value="5">
            <text:p>5</text:p>
          </table:table-cell>
          <table:table-cell table:formula="of:=YEAR([.C902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1H54M26S">
            <text:p>01:54:26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03])" office:value-type="float" office:value="5">
            <text:p>5</text:p>
          </table:table-cell>
          <table:table-cell table:formula="of:=YEAR([.C903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1H37M02S">
            <text:p>01:37:0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04])" office:value-type="float" office:value="5">
            <text:p>5</text:p>
          </table:table-cell>
          <table:table-cell table:formula="of:=YEAR([.C904])" office:value-type="float" office:value="2009">
            <text:p>2009</text:p>
          </table:table-cell>
          <table:table-cell office:value-type="date" office:date-value="2009-05-04">
            <text:p>05/04/09</text:p>
          </table:table-cell>
          <table:table-cell office:value-type="time" office:time-value="PT01H29M45S">
            <text:p>01:29:4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0">
            <text:p>40</text:p>
          </table:table-cell>
          <table:table-cell office:value-type="float" office:value="-1.86">
            <text:p>-1.86</text:p>
          </table:table-cell>
          <table:table-cell office:value-type="float" office:value="38.14">
            <text:p>38.1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05])" office:value-type="float" office:value="5">
            <text:p>5</text:p>
          </table:table-cell>
          <table:table-cell table:formula="of:=YEAR([.C905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22H40M13S">
            <text:p>10:40:1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06])" office:value-type="float" office:value="5">
            <text:p>5</text:p>
          </table:table-cell>
          <table:table-cell table:formula="of:=YEAR([.C906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20H53M59S">
            <text:p>08:53:59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3.2">
            <text:p>-3.2</text:p>
          </table:table-cell>
          <table:table-cell office:value-type="float" office:value="96.8">
            <text:p>96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07])" office:value-type="float" office:value="5">
            <text:p>5</text:p>
          </table:table-cell>
          <table:table-cell table:formula="of:=YEAR([.C907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19H18M00S">
            <text:p>07:18:00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08])" office:value-type="float" office:value="5">
            <text:p>5</text:p>
          </table:table-cell>
          <table:table-cell table:formula="of:=YEAR([.C908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17H40M01S">
            <text:p>05:40:01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909])" office:value-type="float" office:value="5">
            <text:p>5</text:p>
          </table:table-cell>
          <table:table-cell table:formula="of:=YEAR([.C909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15H30M29S">
            <text:p>03:30:29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910])" office:value-type="float" office:value="5">
            <text:p>5</text:p>
          </table:table-cell>
          <table:table-cell table:formula="of:=YEAR([.C910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14H55M02S">
            <text:p>02:55:0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11])" office:value-type="float" office:value="5">
            <text:p>5</text:p>
          </table:table-cell>
          <table:table-cell table:formula="of:=YEAR([.C911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12H55M04S">
            <text:p>12:55:0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40">
            <text:p>40</text:p>
          </table:table-cell>
          <table:table-cell office:value-type="float" office:value="-1.86">
            <text:p>-1.86</text:p>
          </table:table-cell>
          <table:table-cell office:value-type="float" office:value="38.14">
            <text:p>38.14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12])" office:value-type="float" office:value="5">
            <text:p>5</text:p>
          </table:table-cell>
          <table:table-cell table:formula="of:=YEAR([.C912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9H39M02S">
            <text:p>09:39:0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13])" office:value-type="float" office:value="5">
            <text:p>5</text:p>
          </table:table-cell>
          <table:table-cell table:formula="of:=YEAR([.C913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9H15M45S">
            <text:p>09:15:4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914])" office:value-type="float" office:value="5">
            <text:p>5</text:p>
          </table:table-cell>
          <table:table-cell table:formula="of:=YEAR([.C914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8H49M31S">
            <text:p>08:49:3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15])" office:value-type="float" office:value="5">
            <text:p>5</text:p>
          </table:table-cell>
          <table:table-cell table:formula="of:=YEAR([.C915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6H04M09S">
            <text:p>06:04:0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916])" office:value-type="float" office:value="5">
            <text:p>5</text:p>
          </table:table-cell>
          <table:table-cell table:formula="of:=YEAR([.C916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5H58M50S">
            <text:p>05:58:5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lear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917])" office:value-type="float" office:value="5">
            <text:p>5</text:p>
          </table:table-cell>
          <table:table-cell table:formula="of:=YEAR([.C917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5H44M50S">
            <text:p>05:44:5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918])" office:value-type="float" office:value="5">
            <text:p>5</text:p>
          </table:table-cell>
          <table:table-cell table:formula="of:=YEAR([.C918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4H41M03S">
            <text:p>04:41:0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19])" office:value-type="float" office:value="5">
            <text:p>5</text:p>
          </table:table-cell>
          <table:table-cell table:formula="of:=YEAR([.C919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4H32M55S">
            <text:p>04:32:5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920])" office:value-type="float" office:value="5">
            <text:p>5</text:p>
          </table:table-cell>
          <table:table-cell table:formula="of:=YEAR([.C920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4H13M30S">
            <text:p>04:13:3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21])" office:value-type="float" office:value="5">
            <text:p>5</text:p>
          </table:table-cell>
          <table:table-cell table:formula="of:=YEAR([.C921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3H34M15S">
            <text:p>03:34:1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922])" office:value-type="float" office:value="5">
            <text:p>5</text:p>
          </table:table-cell>
          <table:table-cell table:formula="of:=YEAR([.C922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3H16M32S">
            <text:p>03:16:3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923])" office:value-type="float" office:value="5">
            <text:p>5</text:p>
          </table:table-cell>
          <table:table-cell table:formula="of:=YEAR([.C923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2H57M43S">
            <text:p>02:57:4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5">
            <text:p>35</text:p>
          </table:table-cell>
          <table:table-cell office:value-type="float" office:value="-1.32">
            <text:p>-1.32</text:p>
          </table:table-cell>
          <table:table-cell office:value-type="float" office:value="33.68">
            <text:p>33.6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24])" office:value-type="float" office:value="5">
            <text:p>5</text:p>
          </table:table-cell>
          <table:table-cell table:formula="of:=YEAR([.C924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2H43M38S">
            <text:p>02:43:3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925])" office:value-type="float" office:value="5">
            <text:p>5</text:p>
          </table:table-cell>
          <table:table-cell table:formula="of:=YEAR([.C925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2H23M49S">
            <text:p>02:23:4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5">
            <text:p>35</text:p>
          </table:table-cell>
          <table:table-cell office:value-type="float" office:value="-1.67">
            <text:p>-1.67</text:p>
          </table:table-cell>
          <table:table-cell office:value-type="float" office:value="33.33">
            <text:p>33.3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26])" office:value-type="float" office:value="5">
            <text:p>5</text:p>
          </table:table-cell>
          <table:table-cell table:formula="of:=YEAR([.C926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2H17M32S">
            <text:p>02:17:3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927])" office:value-type="float" office:value="5">
            <text:p>5</text:p>
          </table:table-cell>
          <table:table-cell table:formula="of:=YEAR([.C927])" office:value-type="float" office:value="2009">
            <text:p>2009</text:p>
          </table:table-cell>
          <table:table-cell office:value-type="date" office:date-value="2009-05-03">
            <text:p>05/03/09</text:p>
          </table:table-cell>
          <table:table-cell office:value-type="time" office:time-value="PT02H04M38S">
            <text:p>02:04:3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28])" office:value-type="float" office:value="5">
            <text:p>5</text:p>
          </table:table-cell>
          <table:table-cell table:formula="of:=YEAR([.C928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22H20M23S">
            <text:p>10:20:2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0">
            <text:p>1000</text:p>
          </table:table-cell>
          <table:table-cell office:value-type="float" office:value="-29.3">
            <text:p>-29.3</text:p>
          </table:table-cell>
          <table:table-cell office:value-type="float" office:value="970.7">
            <text:p>970.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Sponsor level donation ($500-1200)</text:p>
          </table:table-cell>
          <table:table-cell table:number-columns-repeated="16"/>
        </table:table-row>
        <table:table-row table:style-name="ro1">
          <table:table-cell table:formula="of:=MONTH([.C929])" office:value-type="float" office:value="5">
            <text:p>5</text:p>
          </table:table-cell>
          <table:table-cell table:formula="of:=YEAR([.C929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16H58M12S">
            <text:p>04:58:12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30])" office:value-type="float" office:value="5">
            <text:p>5</text:p>
          </table:table-cell>
          <table:table-cell table:formula="of:=YEAR([.C930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16H27M01S">
            <text:p>04:27:01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931])" office:value-type="float" office:value="5">
            <text:p>5</text:p>
          </table:table-cell>
          <table:table-cell table:formula="of:=YEAR([.C931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16H18M24S">
            <text:p>04:18:24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932])" office:value-type="float" office:value="5">
            <text:p>5</text:p>
          </table:table-cell>
          <table:table-cell table:formula="of:=YEAR([.C932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15H06M15S">
            <text:p>03:06:1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60">
            <text:p>60</text:p>
          </table:table-cell>
          <table:table-cell office:value-type="float" office:value="-2.64">
            <text:p>-2.64</text:p>
          </table:table-cell>
          <table:table-cell office:value-type="float" office:value="57.36">
            <text:p>57.36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33])" office:value-type="float" office:value="5">
            <text:p>5</text:p>
          </table:table-cell>
          <table:table-cell table:formula="of:=YEAR([.C933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13H22M45S">
            <text:p>01:22:45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34])" office:value-type="float" office:value="5">
            <text:p>5</text:p>
          </table:table-cell>
          <table:table-cell table:formula="of:=YEAR([.C934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11H36M34S">
            <text:p>11:36:3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935])" office:value-type="float" office:value="5">
            <text:p>5</text:p>
          </table:table-cell>
          <table:table-cell table:formula="of:=YEAR([.C935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11H05M18S">
            <text:p>11:05:1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36])" office:value-type="float" office:value="5">
            <text:p>5</text:p>
          </table:table-cell>
          <table:table-cell table:formula="of:=YEAR([.C936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10H56M18S">
            <text:p>10:56:1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37])" office:value-type="float" office:value="5">
            <text:p>5</text:p>
          </table:table-cell>
          <table:table-cell table:formula="of:=YEAR([.C937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10H29M51S">
            <text:p>10:29:5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38])" office:value-type="float" office:value="5">
            <text:p>5</text:p>
          </table:table-cell>
          <table:table-cell table:formula="of:=YEAR([.C938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10H22M51S">
            <text:p>10:22:5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39])" office:value-type="float" office:value="5">
            <text:p>5</text:p>
          </table:table-cell>
          <table:table-cell table:formula="of:=YEAR([.C939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10H02M55S">
            <text:p>10:02:5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40])" office:value-type="float" office:value="5">
            <text:p>5</text:p>
          </table:table-cell>
          <table:table-cell table:formula="of:=YEAR([.C940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9H32M09S">
            <text:p>09:32:0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4.2">
            <text:p>-4.2</text:p>
          </table:table-cell>
          <table:table-cell office:value-type="float" office:value="95.8">
            <text:p>95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41])" office:value-type="float" office:value="5">
            <text:p>5</text:p>
          </table:table-cell>
          <table:table-cell table:formula="of:=YEAR([.C941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8H28M12S">
            <text:p>08:28:1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942])" office:value-type="float" office:value="5">
            <text:p>5</text:p>
          </table:table-cell>
          <table:table-cell table:formula="of:=YEAR([.C942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8H25M09S">
            <text:p>08:25:0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43])" office:value-type="float" office:value="5">
            <text:p>5</text:p>
          </table:table-cell>
          <table:table-cell table:formula="of:=YEAR([.C943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8H20M27S">
            <text:p>08:20:2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44])" office:value-type="float" office:value="5">
            <text:p>5</text:p>
          </table:table-cell>
          <table:table-cell table:formula="of:=YEAR([.C944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8H17M25S">
            <text:p>08:17:2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1.75">
            <text:p>-1.75</text:p>
          </table:table-cell>
          <table:table-cell office:value-type="float" office:value="48.25">
            <text:p>48.2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45])" office:value-type="float" office:value="5">
            <text:p>5</text:p>
          </table:table-cell>
          <table:table-cell table:formula="of:=YEAR([.C945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7H53M04S">
            <text:p>07:53:0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46])" office:value-type="float" office:value="5">
            <text:p>5</text:p>
          </table:table-cell>
          <table:table-cell table:formula="of:=YEAR([.C946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6H31M58S">
            <text:p>06:31:5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47])" office:value-type="float" office:value="5">
            <text:p>5</text:p>
          </table:table-cell>
          <table:table-cell table:formula="of:=YEAR([.C947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6H06M27S">
            <text:p>06:06:2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948])" office:value-type="float" office:value="5">
            <text:p>5</text:p>
          </table:table-cell>
          <table:table-cell table:formula="of:=YEAR([.C948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6H03M18S">
            <text:p>06:03:1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49])" office:value-type="float" office:value="5">
            <text:p>5</text:p>
          </table:table-cell>
          <table:table-cell table:formula="of:=YEAR([.C949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5H58M50S">
            <text:p>05:58:5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50])" office:value-type="float" office:value="5">
            <text:p>5</text:p>
          </table:table-cell>
          <table:table-cell table:formula="of:=YEAR([.C950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5H52M52S">
            <text:p>05:52:5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51])" office:value-type="float" office:value="5">
            <text:p>5</text:p>
          </table:table-cell>
          <table:table-cell table:formula="of:=YEAR([.C951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5H22M58S">
            <text:p>05:22:5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52])" office:value-type="float" office:value="5">
            <text:p>5</text:p>
          </table:table-cell>
          <table:table-cell table:formula="of:=YEAR([.C952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5H18M31S">
            <text:p>05:18:3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953])" office:value-type="float" office:value="5">
            <text:p>5</text:p>
          </table:table-cell>
          <table:table-cell table:formula="of:=YEAR([.C953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5H12M35S">
            <text:p>05:12:3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54])" office:value-type="float" office:value="5">
            <text:p>5</text:p>
          </table:table-cell>
          <table:table-cell table:formula="of:=YEAR([.C954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4H52M39S">
            <text:p>04:52:3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55])" office:value-type="float" office:value="5">
            <text:p>5</text:p>
          </table:table-cell>
          <table:table-cell table:formula="of:=YEAR([.C955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4H52M22S">
            <text:p>04:52:2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56])" office:value-type="float" office:value="5">
            <text:p>5</text:p>
          </table:table-cell>
          <table:table-cell table:formula="of:=YEAR([.C956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4H17M31S">
            <text:p>04:17:3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957])" office:value-type="float" office:value="5">
            <text:p>5</text:p>
          </table:table-cell>
          <table:table-cell table:formula="of:=YEAR([.C957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4H10M54S">
            <text:p>04:10:5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58])" office:value-type="float" office:value="5">
            <text:p>5</text:p>
          </table:table-cell>
          <table:table-cell table:formula="of:=YEAR([.C958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3H58M19S">
            <text:p>03:58:1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59])" office:value-type="float" office:value="5">
            <text:p>5</text:p>
          </table:table-cell>
          <table:table-cell table:formula="of:=YEAR([.C959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3H29M21S">
            <text:p>03:29:2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60])" office:value-type="float" office:value="5">
            <text:p>5</text:p>
          </table:table-cell>
          <table:table-cell table:formula="of:=YEAR([.C960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3H27M04S">
            <text:p>03:27:04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961])" office:value-type="float" office:value="5">
            <text:p>5</text:p>
          </table:table-cell>
          <table:table-cell table:formula="of:=YEAR([.C961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3H16M53S">
            <text:p>03:16:5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962])" office:value-type="float" office:value="5">
            <text:p>5</text:p>
          </table:table-cell>
          <table:table-cell table:formula="of:=YEAR([.C962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2H56M51S">
            <text:p>02:56:5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963])" office:value-type="float" office:value="5">
            <text:p>5</text:p>
          </table:table-cell>
          <table:table-cell table:formula="of:=YEAR([.C963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2H55M37S">
            <text:p>02:55:3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964])" office:value-type="float" office:value="5">
            <text:p>5</text:p>
          </table:table-cell>
          <table:table-cell table:formula="of:=YEAR([.C964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2H47M08S">
            <text:p>02:47:0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965])" office:value-type="float" office:value="5">
            <text:p>5</text:p>
          </table:table-cell>
          <table:table-cell table:formula="of:=YEAR([.C965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2H31M10S">
            <text:p>02:31:10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966])" office:value-type="float" office:value="5">
            <text:p>5</text:p>
          </table:table-cell>
          <table:table-cell table:formula="of:=YEAR([.C966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2H14M54S">
            <text:p>02:14:5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67])" office:value-type="float" office:value="5">
            <text:p>5</text:p>
          </table:table-cell>
          <table:table-cell table:formula="of:=YEAR([.C967])" office:value-type="float" office:value="2009">
            <text:p>2009</text:p>
          </table:table-cell>
          <table:table-cell office:value-type="date" office:date-value="2009-05-02">
            <text:p>05/02/09</text:p>
          </table:table-cell>
          <table:table-cell office:value-type="time" office:time-value="PT01H38M45S">
            <text:p>01:38:45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68])" office:value-type="float" office:value="5">
            <text:p>5</text:p>
          </table:table-cell>
          <table:table-cell table:formula="of:=YEAR([.C968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21H47M43S">
            <text:p>09:47:4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69])" office:value-type="float" office:value="5">
            <text:p>5</text:p>
          </table:table-cell>
          <table:table-cell table:formula="of:=YEAR([.C969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19H39M34S">
            <text:p>07:39:3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3.2">
            <text:p>-3.2</text:p>
          </table:table-cell>
          <table:table-cell office:value-type="float" office:value="96.8">
            <text:p>96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70])" office:value-type="float" office:value="5">
            <text:p>5</text:p>
          </table:table-cell>
          <table:table-cell table:formula="of:=YEAR([.C970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15H38M51S">
            <text:p>03:38:51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03">
            <text:p>-1.03</text:p>
          </table:table-cell>
          <table:table-cell office:value-type="float" office:value="23.97">
            <text:p>23.97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71])" office:value-type="float" office:value="5">
            <text:p>5</text:p>
          </table:table-cell>
          <table:table-cell table:formula="of:=YEAR([.C971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15H24M44S">
            <text:p>03:24:44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72])" office:value-type="float" office:value="5">
            <text:p>5</text:p>
          </table:table-cell>
          <table:table-cell table:formula="of:=YEAR([.C972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15H09M36S">
            <text:p>03:09:36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973])" office:value-type="float" office:value="5">
            <text:p>5</text:p>
          </table:table-cell>
          <table:table-cell table:formula="of:=YEAR([.C973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14H30M16S">
            <text:p>02:30:16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974])" office:value-type="float" office:value="5">
            <text:p>5</text:p>
          </table:table-cell>
          <table:table-cell table:formula="of:=YEAR([.C974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13H47M08S">
            <text:p>01:47:08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975])" office:value-type="float" office:value="5">
            <text:p>5</text:p>
          </table:table-cell>
          <table:table-cell table:formula="of:=YEAR([.C975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13H41M03S">
            <text:p>01:41:03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76])" office:value-type="float" office:value="5">
            <text:p>5</text:p>
          </table:table-cell>
          <table:table-cell table:formula="of:=YEAR([.C976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13H35M50S">
            <text:p>01:35:50 P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977])" office:value-type="float" office:value="5">
            <text:p>5</text:p>
          </table:table-cell>
          <table:table-cell table:formula="of:=YEAR([.C977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12H04M06S">
            <text:p>12:04:06 P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78])" office:value-type="float" office:value="5">
            <text:p>5</text:p>
          </table:table-cell>
          <table:table-cell table:formula="of:=YEAR([.C978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11H59M23S">
            <text:p>11:59:23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30">
            <text:p>30</text:p>
          </table:table-cell>
          <table:table-cell office:value-type="float" office:value="-1.47">
            <text:p>-1.47</text:p>
          </table:table-cell>
          <table:table-cell office:value-type="float" office:value="28.53">
            <text:p>28.53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79])" office:value-type="float" office:value="5">
            <text:p>5</text:p>
          </table:table-cell>
          <table:table-cell table:formula="of:=YEAR([.C979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9H08M58S">
            <text:p>09:08:5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80])" office:value-type="float" office:value="5">
            <text:p>5</text:p>
          </table:table-cell>
          <table:table-cell table:formula="of:=YEAR([.C980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9H06M21S">
            <text:p>09:06:2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81])" office:value-type="float" office:value="5">
            <text:p>5</text:p>
          </table:table-cell>
          <table:table-cell table:formula="of:=YEAR([.C981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7H40M11S">
            <text:p>07:40:11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982])" office:value-type="float" office:value="5">
            <text:p>5</text:p>
          </table:table-cell>
          <table:table-cell table:formula="of:=YEAR([.C982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7H19M28S">
            <text:p>07:19:2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83])" office:value-type="float" office:value="5">
            <text:p>5</text:p>
          </table:table-cell>
          <table:table-cell table:formula="of:=YEAR([.C983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6H49M25S">
            <text:p>06:49:2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984])" office:value-type="float" office:value="5">
            <text:p>5</text:p>
          </table:table-cell>
          <table:table-cell table:formula="of:=YEAR([.C984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6H47M02S">
            <text:p>06:47:0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85])" office:value-type="float" office:value="5">
            <text:p>5</text:p>
          </table:table-cell>
          <table:table-cell table:formula="of:=YEAR([.C985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6H27M55S">
            <text:p>06:27:55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986])" office:value-type="float" office:value="5">
            <text:p>5</text:p>
          </table:table-cell>
          <table:table-cell table:formula="of:=YEAR([.C986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6H26M09S">
            <text:p>06:26:09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0">
            <text:p>100</text:p>
          </table:table-cell>
          <table:table-cell office:value-type="float" office:value="-3.2">
            <text:p>-3.2</text:p>
          </table:table-cell>
          <table:table-cell office:value-type="float" office:value="96.8">
            <text:p>96.8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87])" office:value-type="float" office:value="5">
            <text:p>5</text:p>
          </table:table-cell>
          <table:table-cell table:formula="of:=YEAR([.C987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5H54M27S">
            <text:p>05:54:27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88])" office:value-type="float" office:value="5">
            <text:p>5</text:p>
          </table:table-cell>
          <table:table-cell table:formula="of:=YEAR([.C988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5H35M48S">
            <text:p>05:35:4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989])" office:value-type="float" office:value="5">
            <text:p>5</text:p>
          </table:table-cell>
          <table:table-cell table:formula="of:=YEAR([.C989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3H36M24S">
            <text:p>03:36:24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90])" office:value-type="float" office:value="5">
            <text:p>5</text:p>
          </table:table-cell>
          <table:table-cell table:formula="of:=YEAR([.C990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3H06M42S">
            <text:p>03:06:42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91])" office:value-type="float" office:value="5">
            <text:p>5</text:p>
          </table:table-cell>
          <table:table-cell table:formula="of:=YEAR([.C991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2H50M49S">
            <text:p>02:50:49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992])" office:value-type="float" office:value="5">
            <text:p>5</text:p>
          </table:table-cell>
          <table:table-cell table:formula="of:=YEAR([.C992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2H39M32S">
            <text:p>02:39:32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993])" office:value-type="float" office:value="5">
            <text:p>5</text:p>
          </table:table-cell>
          <table:table-cell table:formula="of:=YEAR([.C993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2H38M47S">
            <text:p>02:38:47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59">
            <text:p>-0.59</text:p>
          </table:table-cell>
          <table:table-cell office:value-type="float" office:value="9.41">
            <text:p>9.4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994])" office:value-type="float" office:value="5">
            <text:p>5</text:p>
          </table:table-cell>
          <table:table-cell table:formula="of:=YEAR([.C994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2H20M03S">
            <text:p>02:20:03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Adopt a hacker</text:p>
          </table:table-cell>
          <table:table-cell table:number-columns-repeated="16"/>
        </table:table-row>
        <table:table-row table:style-name="ro1">
          <table:table-cell table:formula="of:=MONTH([.C995])" office:value-type="float" office:value="5">
            <text:p>5</text:p>
          </table:table-cell>
          <table:table-cell table:formula="of:=YEAR([.C995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2H00M28S">
            <text:p>02:00:28 AM</text:p>
          </table:table-cell>
          <table:table-cell office:value-type="string">
            <text:p>PDT</text:p>
          </table:table-cell>
          <table:table-cell/>
          <table:table-cell office:value-type="string">
            <text:p>Subscription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10">
            <text:p>10</text:p>
          </table:table-cell>
          <table:table-cell office:value-type="float" office:value="-0.69">
            <text:p>-0.69</text:p>
          </table:table-cell>
          <table:table-cell office:value-type="float" office:value="9.31">
            <text:p>9.31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dopt a hacker for $10/month</text:p>
          </table:table-cell>
          <table:table-cell table:number-columns-repeated="16"/>
        </table:table-row>
        <table:table-row table:style-name="ro1">
          <table:table-cell table:formula="of:=MONTH([.C996])" office:value-type="float" office:value="5">
            <text:p>5</text:p>
          </table:table-cell>
          <table:table-cell table:formula="of:=YEAR([.C996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1H38M40S">
            <text:p>01:38:40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25">
            <text:p>25</text:p>
          </table:table-cell>
          <table:table-cell office:value-type="float" office:value="-1.28">
            <text:p>-1.28</text:p>
          </table:table-cell>
          <table:table-cell office:value-type="float" office:value="23.72">
            <text:p>23.72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97])" office:value-type="float" office:value="5">
            <text:p>5</text:p>
          </table:table-cell>
          <table:table-cell table:formula="of:=YEAR([.C997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0H41M38S">
            <text:p>12:41:38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  <table:table-row table:style-name="ro1">
          <table:table-cell table:formula="of:=MONTH([.C998])" office:value-type="float" office:value="5">
            <text:p>5</text:p>
          </table:table-cell>
          <table:table-cell table:formula="of:=YEAR([.C998])" office:value-type="float" office:value="2009">
            <text:p>2009</text:p>
          </table:table-cell>
          <table:table-cell office:value-type="date" office:date-value="2009-05-01">
            <text:p>05/01/09</text:p>
          </table:table-cell>
          <table:table-cell office:value-type="time" office:time-value="PT00H17M51S">
            <text:p>12:17:51 AM</text:p>
          </table:table-cell>
          <table:table-cell office:value-type="string">
            <text:p>PDT</text:p>
          </table:table-cell>
          <table:table-cell/>
          <table:table-cell office:value-type="string">
            <text:p>Web Accept Payment Received</text:p>
          </table:table-cell>
          <table:table-cell office:value-type="string">
            <text:p>Completed</text:p>
          </table:table-cell>
          <table:table-cell office:value-type="string">
            <text:p>USD</text:p>
          </table:table-cell>
          <table:table-cell office:value-type="float" office:value="50">
            <text:p>50</text:p>
          </table:table-cell>
          <table:table-cell office:value-type="float" office:value="-2.25">
            <text:p>-2.25</text:p>
          </table:table-cell>
          <table:table-cell office:value-type="float" office:value="47.75">
            <text:p>47.75</text:p>
          </table:table-cell>
          <table:table-cell/>
          <table:table-cell office:value-type="string">
            <text:p>friends@gnome.org</text:p>
          </table:table-cell>
          <table:table-cell table:number-columns-repeated="3"/>
          <table:table-cell office:value-type="string">
            <text:p>Friends of GNOME - Associate level donation ($25-500)</text:p>
          </table:table-cell>
          <table:table-cell table:number-columns-repeated="16"/>
        </table:table-row>
      </table:table>
      <table:named-expressions>
        <table:named-range table:name="jan06" table:base-cell-address="$graphs.$J$3" table:cell-range-address="$'Data by month'.$O$3:.$P$4"/>
        <table:named-range table:name="feb06" table:base-cell-address="$graphs.$J$5" table:cell-range-address="$'Data by month'.$O$5:.$P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8">06/08/2009</text:date>, <text:time>08:2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editing-duration>PT03H30M56S</meta:editing-duration>
    <meta:editing-cycles>11</meta:editing-cycles>
    <meta:creation-date>2009-06-02T21:28:12.21</meta:creation-date>
    <meta:initial-creator>Jaap Haitsma</meta:initial-creator>
    <dc:date>2009-06-03T01:18:09.41</dc:date>
    <dc:creator>Jaap Haitsma</dc:creator>
    <meta:document-statistic meta:table-count="3" meta:cell-count="13863" meta:object-count="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4" style:family="chart" style:data-style-name="N101">
      <style:chart-properties chart:display-label="true" chart:logarithmic="false" chart:reverse-direction="false" text:line-break="false" chart:visible="true" chart:axis-position="start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24.199cm" svg:height="11.371cm" chart:class="chart:line" chart:style-name="ch1">
        <chart:plot-area chart:style-name="ch2" table:cell-range-address="'Data by month'.A4:'Data by month'.A43 'Data by month'.E3:'Data by month'.E43" chart:data-source-has-labels="both" svg:x="0.483cm" svg:y="0.227cm" svg:width="23.233cm" svg:height="10.917cm">
          <chart:axis chart:dimension="x" chart:name="primary-x" chart:style-name="ch3">
            <chart:categories table:cell-range-address="'Data by month'.A4:'Data by month'.A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ta by month'.E4:'Data by month'.E43" chart:label-cell-address="'Data by month'.E3:'Data by month'.E3" chart:class="chart:line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Data by month'.E3:'Data by month'.E3">$614</text:p>
              </table:table-cell>
            </table:table-row>
          </table:table-header-rows>
          <table:table-rows>
            <table:table-row>
              <table:table-cell office:value-type="string">
                <text:p text:id="'Data by month'.A4:'Data by month'.A43">Feb 2006</text:p>
              </table:table-cell>
              <table:table-cell office:value-type="float" office:value="480.38">
                <text:p text:id="'Data by month'.E4:'Data by month'.E43">480.38</text:p>
              </table:table-cell>
            </table:table-row>
            <table:table-row>
              <table:table-cell office:value-type="string">
                <text:p>Mar 2006</text:p>
              </table:table-cell>
              <table:table-cell office:value-type="float" office:value="667.22">
                <text:p>667.22</text:p>
              </table:table-cell>
            </table:table-row>
            <table:table-row>
              <table:table-cell office:value-type="string">
                <text:p>Apr 2006</text:p>
              </table:table-cell>
              <table:table-cell office:value-type="float" office:value="7715.57">
                <text:p>7715.57</text:p>
              </table:table-cell>
            </table:table-row>
            <table:table-row>
              <table:table-cell office:value-type="string">
                <text:p>May 2006</text:p>
              </table:table-cell>
              <table:table-cell office:value-type="float" office:value="1203.37">
                <text:p>1203.37</text:p>
              </table:table-cell>
            </table:table-row>
            <table:table-row>
              <table:table-cell office:value-type="string">
                <text:p>Jun 2006</text:p>
              </table:table-cell>
              <table:table-cell office:value-type="float" office:value="1050.02">
                <text:p>1050.02</text:p>
              </table:table-cell>
            </table:table-row>
            <table:table-row>
              <table:table-cell office:value-type="string">
                <text:p>Jul 2006</text:p>
              </table:table-cell>
              <table:table-cell office:value-type="float" office:value="1027.68">
                <text:p>1027.68</text:p>
              </table:table-cell>
            </table:table-row>
            <table:table-row>
              <table:table-cell office:value-type="string">
                <text:p>Aug 2006</text:p>
              </table:table-cell>
              <table:table-cell office:value-type="float" office:value="301.24">
                <text:p>301.24</text:p>
              </table:table-cell>
            </table:table-row>
            <table:table-row>
              <table:table-cell office:value-type="string">
                <text:p>Sep 2006</text:p>
              </table:table-cell>
              <table:table-cell office:value-type="float" office:value="298.63">
                <text:p>298.63</text:p>
              </table:table-cell>
            </table:table-row>
            <table:table-row>
              <table:table-cell office:value-type="string">
                <text:p>Oct 2006</text:p>
              </table:table-cell>
              <table:table-cell office:value-type="float" office:value="140.25">
                <text:p>140.25</text:p>
              </table:table-cell>
            </table:table-row>
            <table:table-row>
              <table:table-cell office:value-type="string">
                <text:p>Nov 2006</text:p>
              </table:table-cell>
              <table:table-cell office:value-type="float" office:value="120.66">
                <text:p>120.66</text:p>
              </table:table-cell>
            </table:table-row>
            <table:table-row>
              <table:table-cell office:value-type="string">
                <text:p>Dec 2006</text:p>
              </table:table-cell>
              <table:table-cell office:value-type="float" office:value="1565.56">
                <text:p>1565.56</text:p>
              </table:table-cell>
            </table:table-row>
            <table:table-row>
              <table:table-cell office:value-type="string">
                <text:p>Jan 2007</text:p>
              </table:table-cell>
              <table:table-cell office:value-type="float" office:value="236.23">
                <text:p>236.23</text:p>
              </table:table-cell>
            </table:table-row>
            <table:table-row>
              <table:table-cell office:value-type="string">
                <text:p>Feb 2007</text:p>
              </table:table-cell>
              <table:table-cell office:value-type="float" office:value="340.24">
                <text:p>340.24</text:p>
              </table:table-cell>
            </table:table-row>
            <table:table-row>
              <table:table-cell office:value-type="string">
                <text:p>Mar 2007</text:p>
              </table:table-cell>
              <table:table-cell office:value-type="float" office:value="207.16">
                <text:p>207.16</text:p>
              </table:table-cell>
            </table:table-row>
            <table:table-row>
              <table:table-cell office:value-type="string">
                <text:p>Apr 2007</text:p>
              </table:table-cell>
              <table:table-cell office:value-type="float" office:value="238.26">
                <text:p>238.26</text:p>
              </table:table-cell>
            </table:table-row>
            <table:table-row>
              <table:table-cell office:value-type="string">
                <text:p>May 2007</text:p>
              </table:table-cell>
              <table:table-cell office:value-type="float" office:value="247.3">
                <text:p>247.3</text:p>
              </table:table-cell>
            </table:table-row>
            <table:table-row>
              <table:table-cell office:value-type="string">
                <text:p>Jun 2007</text:p>
              </table:table-cell>
              <table:table-cell office:value-type="float" office:value="61.46">
                <text:p>61.46</text:p>
              </table:table-cell>
            </table:table-row>
            <table:table-row>
              <table:table-cell office:value-type="string">
                <text:p>Jul 2007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string">
                <text:p>Aug 2007</text:p>
              </table:table-cell>
              <table:table-cell office:value-type="float" office:value="179.13">
                <text:p>179.13</text:p>
              </table:table-cell>
            </table:table-row>
            <table:table-row>
              <table:table-cell office:value-type="string">
                <text:p>Sep 2007</text:p>
              </table:table-cell>
              <table:table-cell office:value-type="float" office:value="1339.78">
                <text:p>1339.78</text:p>
              </table:table-cell>
            </table:table-row>
            <table:table-row>
              <table:table-cell office:value-type="string">
                <text:p>Oct 2007</text:p>
              </table:table-cell>
              <table:table-cell office:value-type="float" office:value="183.87">
                <text:p>183.87</text:p>
              </table:table-cell>
            </table:table-row>
            <table:table-row>
              <table:table-cell office:value-type="string">
                <text:p>Nov 200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Dec 2007</text:p>
              </table:table-cell>
              <table:table-cell office:value-type="float" office:value="777.21">
                <text:p>777.21</text:p>
              </table:table-cell>
            </table:table-row>
            <table:table-row>
              <table:table-cell office:value-type="string">
                <text:p>Jan 2008</text:p>
              </table:table-cell>
              <table:table-cell office:value-type="float" office:value="278.06">
                <text:p>278.06</text:p>
              </table:table-cell>
            </table:table-row>
            <table:table-row>
              <table:table-cell office:value-type="string">
                <text:p>Feb 2008</text:p>
              </table:table-cell>
              <table:table-cell office:value-type="float" office:value="194.37">
                <text:p>194.37</text:p>
              </table:table-cell>
            </table:table-row>
            <table:table-row>
              <table:table-cell office:value-type="string">
                <text:p>Mar 2008</text:p>
              </table:table-cell>
              <table:table-cell office:value-type="float" office:value="358.8">
                <text:p>358.8</text:p>
              </table:table-cell>
            </table:table-row>
            <table:table-row>
              <table:table-cell office:value-type="string">
                <text:p>Apr 2008</text:p>
              </table:table-cell>
              <table:table-cell office:value-type="float" office:value="885.33">
                <text:p>885.33</text:p>
              </table:table-cell>
            </table:table-row>
            <table:table-row>
              <table:table-cell office:value-type="string">
                <text:p>May 2008</text:p>
              </table:table-cell>
              <table:table-cell office:value-type="float" office:value="488.92">
                <text:p>488.92</text:p>
              </table:table-cell>
            </table:table-row>
            <table:table-row>
              <table:table-cell office:value-type="string">
                <text:p>Jun 2008</text:p>
              </table:table-cell>
              <table:table-cell office:value-type="float" office:value="750.65">
                <text:p>750.65</text:p>
              </table:table-cell>
            </table:table-row>
            <table:table-row>
              <table:table-cell office:value-type="string">
                <text:p>Jul 2008</text:p>
              </table:table-cell>
              <table:table-cell office:value-type="float" office:value="847.69">
                <text:p>847.69</text:p>
              </table:table-cell>
            </table:table-row>
            <table:table-row>
              <table:table-cell office:value-type="string">
                <text:p>Aug 2008</text:p>
              </table:table-cell>
              <table:table-cell office:value-type="float" office:value="126.76">
                <text:p>126.76</text:p>
              </table:table-cell>
            </table:table-row>
            <table:table-row>
              <table:table-cell office:value-type="string">
                <text:p>Sep 2008</text:p>
              </table:table-cell>
              <table:table-cell office:value-type="float" office:value="1038.99">
                <text:p>1038.99</text:p>
              </table:table-cell>
            </table:table-row>
            <table:table-row>
              <table:table-cell office:value-type="string">
                <text:p>Oct 2008</text:p>
              </table:table-cell>
              <table:table-cell office:value-type="float" office:value="88.85">
                <text:p>88.85</text:p>
              </table:table-cell>
            </table:table-row>
            <table:table-row>
              <table:table-cell office:value-type="string">
                <text:p>Nov 2008</text:p>
              </table:table-cell>
              <table:table-cell office:value-type="float" office:value="212.08">
                <text:p>212.08</text:p>
              </table:table-cell>
            </table:table-row>
            <table:table-row>
              <table:table-cell office:value-type="string">
                <text:p>Dec 2008</text:p>
              </table:table-cell>
              <table:table-cell office:value-type="float" office:value="1153.15">
                <text:p>1153.15</text:p>
              </table:table-cell>
            </table:table-row>
            <table:table-row>
              <table:table-cell office:value-type="string">
                <text:p>Jan 2009</text:p>
              </table:table-cell>
              <table:table-cell office:value-type="float" office:value="3853.46">
                <text:p>3853.46</text:p>
              </table:table-cell>
            </table:table-row>
            <table:table-row>
              <table:table-cell office:value-type="string">
                <text:p>Feb 2009</text:p>
              </table:table-cell>
              <table:table-cell office:value-type="float" office:value="1205.35">
                <text:p>1205.35</text:p>
              </table:table-cell>
            </table:table-row>
            <table:table-row>
              <table:table-cell office:value-type="string">
                <text:p>Mar 2009</text:p>
              </table:table-cell>
              <table:table-cell office:value-type="float" office:value="1652.54">
                <text:p>1652.54</text:p>
              </table:table-cell>
            </table:table-row>
            <table:table-row>
              <table:table-cell office:value-type="string">
                <text:p>Apr 2009</text:p>
              </table:table-cell>
              <table:table-cell office:value-type="float" office:value="3315.77999999999">
                <text:p>3315.77999999999</text:p>
              </table:table-cell>
            </table:table-row>
            <table:table-row>
              <table:table-cell office:value-type="string">
                <text:p>May 2009</text:p>
              </table:table-cell>
              <table:table-cell office:value-type="float" office:value="7340.87000000001">
                <text:p>7340.87000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start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bar" chart:style-name="ch1">
        <chart:plot-area chart:style-name="ch2" table:cell-range-address="'Data by month'.O31:'Data by month'.P35" chart:data-source-has-labels="both" svg:x="0.16cm" svg:y="0.14cm" svg:width="7.68cm" svg:height="6.72cm">
          <chart:axis chart:dimension="x" chart:name="primary-x" chart:style-name="ch3">
            <chart:categories table:cell-range-address="'Data by month'.O32:'Data by month'.O3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ta by month'.P32:'Data by month'.P35" chart:label-cell-address="'Data by month'.P31:'Data by month'.P3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Data by month'.P31:'Data by month'.P31">Total</text:p>
              </table:table-cell>
            </table:table-row>
          </table:table-header-rows>
          <table:table-rows>
            <table:table-row>
              <table:table-cell office:value-type="string">
                <text:p text:id="'Data by month'.O32:'Data by month'.O35">2006</text:p>
              </table:table-cell>
              <table:table-cell office:value-type="float" office:value="15184.34">
                <text:p text:id="'Data by month'.P32:'Data by month'.P35">15184.34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4020.75">
                <text:p>4020.75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6423.65">
                <text:p>6423.6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6910.4399999999">
                <text:p>16910.4399999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101">
      <style:chart-properties chart:display-label="true" chart:logarithmic="false" chart:reverse-direction="false" text:line-break="false" chart:visible="tru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32.2cm" svg:height="7.705cm" chart:class="chart:line" chart:style-name="ch1">
        <chart:legend chart:legend-position="end" svg:x="29.743cm" svg:y="3.544cm" chart:style-name="ch2"/>
        <chart:plot-area chart:style-name="ch3" table:cell-range-address="'Data by month'.A3:'Data by month'.A44 'Data by month'.K2:'Data by month'.K41" chart:data-source-has-labels="both" svg:x="0.644cm" svg:y="0.154cm" svg:width="28.455cm" svg:height="7.243cm">
          <chart:axis chart:dimension="x" chart:name="primary-x" chart:style-name="ch4">
            <chart:categories table:cell-range-address="'Data by month'.A3:'Data by month'.A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ta by month'.K3:'Data by month'.K41" chart:label-cell-address="'Data by month'.K2:'Data by month'.K2" chart:class="chart:line">
            <chart:data-point chart:repeated="3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Data by month'.K2:'Data by month'.K2"> Revenue</text:p>
              </table:table-cell>
            </table:table-row>
          </table:table-header-rows>
          <table:table-rows>
            <table:table-row>
              <table:table-cell office:value-type="string">
                <text:p text:id="'Data by month'.A3:'Data by month'.A44">Jan 2006</text:p>
              </table:table-cell>
              <table:table-cell office:value-type="float" office:value="613.76">
                <text:p text:id="'Data by month'.K3:'Data by month'.K41">613.76</text:p>
              </table:table-cell>
            </table:table-row>
            <table:table-row>
              <table:table-cell office:value-type="string">
                <text:p>Feb 2006</text:p>
              </table:table-cell>
              <table:table-cell office:value-type="float" office:value="480.38">
                <text:p>480.38</text:p>
              </table:table-cell>
            </table:table-row>
            <table:table-row>
              <table:table-cell office:value-type="string">
                <text:p>Mar 2006</text:p>
              </table:table-cell>
              <table:table-cell office:value-type="float" office:value="667.22">
                <text:p>667.22</text:p>
              </table:table-cell>
            </table:table-row>
            <table:table-row>
              <table:table-cell office:value-type="string">
                <text:p>Apr 2006</text:p>
              </table:table-cell>
              <table:table-cell office:value-type="float" office:value="7715.57">
                <text:p>7715.57</text:p>
              </table:table-cell>
            </table:table-row>
            <table:table-row>
              <table:table-cell office:value-type="string">
                <text:p>May 2006</text:p>
              </table:table-cell>
              <table:table-cell office:value-type="float" office:value="1203.37">
                <text:p>1203.37</text:p>
              </table:table-cell>
            </table:table-row>
            <table:table-row>
              <table:table-cell office:value-type="string">
                <text:p>Jun 2006</text:p>
              </table:table-cell>
              <table:table-cell office:value-type="float" office:value="1050.02">
                <text:p>1050.02</text:p>
              </table:table-cell>
            </table:table-row>
            <table:table-row>
              <table:table-cell office:value-type="string">
                <text:p>Jul 2006</text:p>
              </table:table-cell>
              <table:table-cell office:value-type="float" office:value="1027.68">
                <text:p>1027.68</text:p>
              </table:table-cell>
            </table:table-row>
            <table:table-row>
              <table:table-cell office:value-type="string">
                <text:p>Aug 2006</text:p>
              </table:table-cell>
              <table:table-cell office:value-type="float" office:value="301.24">
                <text:p>301.24</text:p>
              </table:table-cell>
            </table:table-row>
            <table:table-row>
              <table:table-cell office:value-type="string">
                <text:p>Sep 2006</text:p>
              </table:table-cell>
              <table:table-cell office:value-type="float" office:value="298.63">
                <text:p>298.63</text:p>
              </table:table-cell>
            </table:table-row>
            <table:table-row>
              <table:table-cell office:value-type="string">
                <text:p>Oct 2006</text:p>
              </table:table-cell>
              <table:table-cell office:value-type="float" office:value="140.25">
                <text:p>140.25</text:p>
              </table:table-cell>
            </table:table-row>
            <table:table-row>
              <table:table-cell office:value-type="string">
                <text:p>Nov 2006</text:p>
              </table:table-cell>
              <table:table-cell office:value-type="float" office:value="120.66">
                <text:p>120.66</text:p>
              </table:table-cell>
            </table:table-row>
            <table:table-row>
              <table:table-cell office:value-type="string">
                <text:p>Dec 2006</text:p>
              </table:table-cell>
              <table:table-cell office:value-type="float" office:value="1565.56">
                <text:p>1565.56</text:p>
              </table:table-cell>
            </table:table-row>
            <table:table-row>
              <table:table-cell office:value-type="string">
                <text:p>Jan 2007</text:p>
              </table:table-cell>
              <table:table-cell office:value-type="float" office:value="236.23">
                <text:p>236.23</text:p>
              </table:table-cell>
            </table:table-row>
            <table:table-row>
              <table:table-cell office:value-type="string">
                <text:p>Feb 2007</text:p>
              </table:table-cell>
              <table:table-cell office:value-type="float" office:value="340.24">
                <text:p>340.24</text:p>
              </table:table-cell>
            </table:table-row>
            <table:table-row>
              <table:table-cell office:value-type="string">
                <text:p>Mar 2007</text:p>
              </table:table-cell>
              <table:table-cell office:value-type="float" office:value="207.16">
                <text:p>207.16</text:p>
              </table:table-cell>
            </table:table-row>
            <table:table-row>
              <table:table-cell office:value-type="string">
                <text:p>Apr 2007</text:p>
              </table:table-cell>
              <table:table-cell office:value-type="float" office:value="238.26">
                <text:p>238.26</text:p>
              </table:table-cell>
            </table:table-row>
            <table:table-row>
              <table:table-cell office:value-type="string">
                <text:p>May 2007</text:p>
              </table:table-cell>
              <table:table-cell office:value-type="float" office:value="247.3">
                <text:p>247.3</text:p>
              </table:table-cell>
            </table:table-row>
            <table:table-row>
              <table:table-cell office:value-type="string">
                <text:p>Jun 2007</text:p>
              </table:table-cell>
              <table:table-cell office:value-type="float" office:value="61.46">
                <text:p>61.46</text:p>
              </table:table-cell>
            </table:table-row>
            <table:table-row>
              <table:table-cell office:value-type="string">
                <text:p>Jul 2007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string">
                <text:p>Aug 2007</text:p>
              </table:table-cell>
              <table:table-cell office:value-type="float" office:value="179.13">
                <text:p>179.13</text:p>
              </table:table-cell>
            </table:table-row>
            <table:table-row>
              <table:table-cell office:value-type="string">
                <text:p>Sep 2007</text:p>
              </table:table-cell>
              <table:table-cell office:value-type="float" office:value="1339.78">
                <text:p>1339.78</text:p>
              </table:table-cell>
            </table:table-row>
            <table:table-row>
              <table:table-cell office:value-type="string">
                <text:p>Oct 2007</text:p>
              </table:table-cell>
              <table:table-cell office:value-type="float" office:value="183.87">
                <text:p>183.87</text:p>
              </table:table-cell>
            </table:table-row>
            <table:table-row>
              <table:table-cell office:value-type="string">
                <text:p>Nov 200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Dec 2007</text:p>
              </table:table-cell>
              <table:table-cell office:value-type="float" office:value="777.21">
                <text:p>777.21</text:p>
              </table:table-cell>
            </table:table-row>
            <table:table-row>
              <table:table-cell office:value-type="string">
                <text:p>Jan 2008</text:p>
              </table:table-cell>
              <table:table-cell office:value-type="float" office:value="278.06">
                <text:p>278.06</text:p>
              </table:table-cell>
            </table:table-row>
            <table:table-row>
              <table:table-cell office:value-type="string">
                <text:p>Feb 2008</text:p>
              </table:table-cell>
              <table:table-cell office:value-type="float" office:value="194.37">
                <text:p>194.37</text:p>
              </table:table-cell>
            </table:table-row>
            <table:table-row>
              <table:table-cell office:value-type="string">
                <text:p>Mar 2008</text:p>
              </table:table-cell>
              <table:table-cell office:value-type="float" office:value="358.8">
                <text:p>358.8</text:p>
              </table:table-cell>
            </table:table-row>
            <table:table-row>
              <table:table-cell office:value-type="string">
                <text:p>Apr 2008</text:p>
              </table:table-cell>
              <table:table-cell office:value-type="float" office:value="885.33">
                <text:p>885.33</text:p>
              </table:table-cell>
            </table:table-row>
            <table:table-row>
              <table:table-cell office:value-type="string">
                <text:p>May 2008</text:p>
              </table:table-cell>
              <table:table-cell office:value-type="float" office:value="488.92">
                <text:p>488.92</text:p>
              </table:table-cell>
            </table:table-row>
            <table:table-row>
              <table:table-cell office:value-type="string">
                <text:p>Jun 2008</text:p>
              </table:table-cell>
              <table:table-cell office:value-type="float" office:value="750.65">
                <text:p>750.65</text:p>
              </table:table-cell>
            </table:table-row>
            <table:table-row>
              <table:table-cell office:value-type="string">
                <text:p>Jul 2008</text:p>
              </table:table-cell>
              <table:table-cell office:value-type="float" office:value="847.69">
                <text:p>847.69</text:p>
              </table:table-cell>
            </table:table-row>
            <table:table-row>
              <table:table-cell office:value-type="string">
                <text:p>Aug 2008</text:p>
              </table:table-cell>
              <table:table-cell office:value-type="float" office:value="126.76">
                <text:p>126.76</text:p>
              </table:table-cell>
            </table:table-row>
            <table:table-row>
              <table:table-cell office:value-type="string">
                <text:p>Sep 2008</text:p>
              </table:table-cell>
              <table:table-cell office:value-type="float" office:value="1038.99">
                <text:p>1038.99</text:p>
              </table:table-cell>
            </table:table-row>
            <table:table-row>
              <table:table-cell office:value-type="string">
                <text:p>Oct 2008</text:p>
              </table:table-cell>
              <table:table-cell office:value-type="float" office:value="88.85">
                <text:p>88.85</text:p>
              </table:table-cell>
            </table:table-row>
            <table:table-row>
              <table:table-cell office:value-type="string">
                <text:p>Nov 2008</text:p>
              </table:table-cell>
              <table:table-cell office:value-type="float" office:value="212.08">
                <text:p>212.08</text:p>
              </table:table-cell>
            </table:table-row>
            <table:table-row>
              <table:table-cell office:value-type="string">
                <text:p>Dec 2008</text:p>
              </table:table-cell>
              <table:table-cell office:value-type="float" office:value="1153.15">
                <text:p>1153.15</text:p>
              </table:table-cell>
            </table:table-row>
            <table:table-row>
              <table:table-cell office:value-type="string">
                <text:p>Jan 2009</text:p>
              </table:table-cell>
              <table:table-cell office:value-type="float" office:value="3377.44999999999">
                <text:p>3377.44999999999</text:p>
              </table:table-cell>
            </table:table-row>
            <table:table-row>
              <table:table-cell office:value-type="string">
                <text:p>Feb 2009</text:p>
              </table:table-cell>
              <table:table-cell office:value-type="float" office:value="1074.51">
                <text:p>1074.51</text:p>
              </table:table-cell>
            </table:table-row>
            <table:table-row>
              <table:table-cell office:value-type="string">
                <text:p>Mar 2009</text:p>
              </table:table-cell>
              <table:table-cell office:value-type="float" office:value="1306.87">
                <text:p>1306.87</text:p>
              </table:table-cell>
            </table:table-row>
            <table:table-row>
              <table:table-cell office:value-type="string">
                <text:p>Apr 200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May 200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Jun 2009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30.109cm" svg:height="6.881cm" chart:class="chart:line" chart:style-name="ch1">
        <chart:legend chart:legend-position="end" svg:x="24.491cm" svg:y="3.132cm" chart:style-name="ch2"/>
        <chart:plot-area chart:style-name="ch3" table:cell-range-address="'Data by month'.A3:'Data by month'.A41 'Data by month'.L2:'Data by month'.L41" chart:data-source-has-labels="both" svg:x="0.602cm" svg:y="0.137cm" svg:width="23.288cm" svg:height="6.47cm">
          <chart:axis chart:dimension="x" chart:name="primary-x" chart:style-name="ch4">
            <chart:categories table:cell-range-address="'Data by month'.A3:'Data by month'.A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ta by month'.L3:'Data by month'.L41" chart:label-cell-address="'Data by month'.L2:'Data by month'.L2" chart:class="chart:line">
            <chart:data-point chart:repeated="3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Data by month'.L2:'Data by month'.L2">Average</text:p>
              </table:table-cell>
            </table:table-row>
          </table:table-header-rows>
          <table:table-rows>
            <table:table-row>
              <table:table-cell office:value-type="string">
                <text:p text:id="'Data by month'.A3:'Data by month'.A41">Jan 2006</text:p>
              </table:table-cell>
              <table:table-cell office:value-type="float" office:value="47.2123076923077">
                <text:p text:id="'Data by month'.L3:'Data by month'.L41">47.2123076923077</text:p>
              </table:table-cell>
            </table:table-row>
            <table:table-row>
              <table:table-cell office:value-type="string">
                <text:p>Feb 2006</text:p>
              </table:table-cell>
              <table:table-cell office:value-type="float" office:value="48.038">
                <text:p>48.038</text:p>
              </table:table-cell>
            </table:table-row>
            <table:table-row>
              <table:table-cell office:value-type="string">
                <text:p>Mar 2006</text:p>
              </table:table-cell>
              <table:table-cell office:value-type="float" office:value="55.6016666666667">
                <text:p>55.6016666666667</text:p>
              </table:table-cell>
            </table:table-row>
            <table:table-row>
              <table:table-cell office:value-type="string">
                <text:p>Apr 2006</text:p>
              </table:table-cell>
              <table:table-cell office:value-type="float" office:value="164.161063829787">
                <text:p>164.161063829787</text:p>
              </table:table-cell>
            </table:table-row>
            <table:table-row>
              <table:table-cell office:value-type="string">
                <text:p>May 2006</text:p>
              </table:table-cell>
              <table:table-cell office:value-type="float" office:value="46.2834615384616">
                <text:p>46.2834615384616</text:p>
              </table:table-cell>
            </table:table-row>
            <table:table-row>
              <table:table-cell office:value-type="string">
                <text:p>Jun 2006</text:p>
              </table:table-cell>
              <table:table-cell office:value-type="float" office:value="58.3344444444445">
                <text:p>58.3344444444445</text:p>
              </table:table-cell>
            </table:table-row>
            <table:table-row>
              <table:table-cell office:value-type="string">
                <text:p>Jul 2006</text:p>
              </table:table-cell>
              <table:table-cell office:value-type="float" office:value="102.768">
                <text:p>102.768</text:p>
              </table:table-cell>
            </table:table-row>
            <table:table-row>
              <table:table-cell office:value-type="string">
                <text:p>Aug 2006</text:p>
              </table:table-cell>
              <table:table-cell office:value-type="float" office:value="30.124">
                <text:p>30.124</text:p>
              </table:table-cell>
            </table:table-row>
            <table:table-row>
              <table:table-cell office:value-type="string">
                <text:p>Sep 2006</text:p>
              </table:table-cell>
              <table:table-cell office:value-type="float" office:value="19.9086666666667">
                <text:p>19.9086666666667</text:p>
              </table:table-cell>
            </table:table-row>
            <table:table-row>
              <table:table-cell office:value-type="string">
                <text:p>Oct 2006</text:p>
              </table:table-cell>
              <table:table-cell office:value-type="float" office:value="14.025">
                <text:p>14.025</text:p>
              </table:table-cell>
            </table:table-row>
            <table:table-row>
              <table:table-cell office:value-type="string">
                <text:p>Nov 2006</text:p>
              </table:table-cell>
              <table:table-cell office:value-type="float" office:value="15.0825">
                <text:p>15.0825</text:p>
              </table:table-cell>
            </table:table-row>
            <table:table-row>
              <table:table-cell office:value-type="string">
                <text:p>Dec 2006</text:p>
              </table:table-cell>
              <table:table-cell office:value-type="float" office:value="111.825714285714">
                <text:p>111.825714285714</text:p>
              </table:table-cell>
            </table:table-row>
            <table:table-row>
              <table:table-cell office:value-type="string">
                <text:p>Jan 2007</text:p>
              </table:table-cell>
              <table:table-cell office:value-type="float" office:value="16.8735714285714">
                <text:p>16.8735714285714</text:p>
              </table:table-cell>
            </table:table-row>
            <table:table-row>
              <table:table-cell office:value-type="string">
                <text:p>Feb 2007</text:p>
              </table:table-cell>
              <table:table-cell office:value-type="float" office:value="22.6826666666667">
                <text:p>22.6826666666667</text:p>
              </table:table-cell>
            </table:table-row>
            <table:table-row>
              <table:table-cell office:value-type="string">
                <text:p>Mar 2007</text:p>
              </table:table-cell>
              <table:table-cell office:value-type="float" office:value="17.2633333333333">
                <text:p>17.2633333333333</text:p>
              </table:table-cell>
            </table:table-row>
            <table:table-row>
              <table:table-cell office:value-type="string">
                <text:p>Apr 2007</text:p>
              </table:table-cell>
              <table:table-cell office:value-type="float" office:value="34.0371428571429">
                <text:p>34.0371428571429</text:p>
              </table:table-cell>
            </table:table-row>
            <table:table-row>
              <table:table-cell office:value-type="string">
                <text:p>May 2007</text:p>
              </table:table-cell>
              <table:table-cell office:value-type="float" office:value="20.6083333333333">
                <text:p>20.6083333333333</text:p>
              </table:table-cell>
            </table:table-row>
            <table:table-row>
              <table:table-cell office:value-type="string">
                <text:p>Jun 2007</text:p>
              </table:table-cell>
              <table:table-cell office:value-type="float" office:value="12.292">
                <text:p>12.292</text:p>
              </table:table-cell>
            </table:table-row>
            <table:table-row>
              <table:table-cell office:value-type="string">
                <text:p>Jul 2007</text:p>
              </table:table-cell>
              <table:table-cell office:value-type="float" office:value="21.9444444444444">
                <text:p>21.9444444444444</text:p>
              </table:table-cell>
            </table:table-row>
            <table:table-row>
              <table:table-cell office:value-type="string">
                <text:p>Aug 2007</text:p>
              </table:table-cell>
              <table:table-cell office:value-type="float" office:value="25.59">
                <text:p>25.59</text:p>
              </table:table-cell>
            </table:table-row>
            <table:table-row>
              <table:table-cell office:value-type="string">
                <text:p>Sep 2007</text:p>
              </table:table-cell>
              <table:table-cell office:value-type="float" office:value="148.864444444444">
                <text:p>148.864444444444</text:p>
              </table:table-cell>
            </table:table-row>
            <table:table-row>
              <table:table-cell office:value-type="string">
                <text:p>Oct 2007</text:p>
              </table:table-cell>
              <table:table-cell office:value-type="float" office:value="22.98375">
                <text:p>22.98375</text:p>
              </table:table-cell>
            </table:table-row>
            <table:table-row>
              <table:table-cell office:value-type="string">
                <text:p>Nov 2007</text:p>
              </table:table-cell>
              <table:table-cell office:value-type="float" office:value="3.1525">
                <text:p>3.1525</text:p>
              </table:table-cell>
            </table:table-row>
            <table:table-row>
              <table:table-cell office:value-type="string">
                <text:p>Dec 2007</text:p>
              </table:table-cell>
              <table:table-cell office:value-type="float" office:value="64.7675">
                <text:p>64.7675</text:p>
              </table:table-cell>
            </table:table-row>
            <table:table-row>
              <table:table-cell office:value-type="string">
                <text:p>Jan 2008</text:p>
              </table:table-cell>
              <table:table-cell office:value-type="float" office:value="25.2781818181818">
                <text:p>25.2781818181818</text:p>
              </table:table-cell>
            </table:table-row>
            <table:table-row>
              <table:table-cell office:value-type="string">
                <text:p>Feb 2008</text:p>
              </table:table-cell>
              <table:table-cell office:value-type="float" office:value="21.5966666666667">
                <text:p>21.5966666666667</text:p>
              </table:table-cell>
            </table:table-row>
            <table:table-row>
              <table:table-cell office:value-type="string">
                <text:p>Mar 2008</text:p>
              </table:table-cell>
              <table:table-cell office:value-type="float" office:value="32.6181818181818">
                <text:p>32.6181818181818</text:p>
              </table:table-cell>
            </table:table-row>
            <table:table-row>
              <table:table-cell office:value-type="string">
                <text:p>Apr 2008</text:p>
              </table:table-cell>
              <table:table-cell office:value-type="float" office:value="110.66625">
                <text:p>110.66625</text:p>
              </table:table-cell>
            </table:table-row>
            <table:table-row>
              <table:table-cell office:value-type="string">
                <text:p>May 2008</text:p>
              </table:table-cell>
              <table:table-cell office:value-type="float" office:value="6.88619718309859">
                <text:p>6.88619718309859</text:p>
              </table:table-cell>
            </table:table-row>
            <table:table-row>
              <table:table-cell office:value-type="string">
                <text:p>Jun 2008</text:p>
              </table:table-cell>
              <table:table-cell office:value-type="float" office:value="125.108333333333">
                <text:p>125.108333333333</text:p>
              </table:table-cell>
            </table:table-row>
            <table:table-row>
              <table:table-cell office:value-type="string">
                <text:p>Jul 2008</text:p>
              </table:table-cell>
              <table:table-cell office:value-type="float" office:value="105.96125">
                <text:p>105.96125</text:p>
              </table:table-cell>
            </table:table-row>
            <table:table-row>
              <table:table-cell office:value-type="string">
                <text:p>Aug 2008</text:p>
              </table:table-cell>
              <table:table-cell office:value-type="float" office:value="18.1085714285714">
                <text:p>18.1085714285714</text:p>
              </table:table-cell>
            </table:table-row>
            <table:table-row>
              <table:table-cell office:value-type="string">
                <text:p>Sep 2008</text:p>
              </table:table-cell>
              <table:table-cell office:value-type="float" office:value="86.5825">
                <text:p>86.5825</text:p>
              </table:table-cell>
            </table:table-row>
            <table:table-row>
              <table:table-cell office:value-type="string">
                <text:p>Oct 2008</text:p>
              </table:table-cell>
              <table:table-cell office:value-type="float" office:value="11.10625">
                <text:p>11.10625</text:p>
              </table:table-cell>
            </table:table-row>
            <table:table-row>
              <table:table-cell office:value-type="string">
                <text:p>Nov 2008</text:p>
              </table:table-cell>
              <table:table-cell office:value-type="float" office:value="30.2971428571429">
                <text:p>30.2971428571429</text:p>
              </table:table-cell>
            </table:table-row>
            <table:table-row>
              <table:table-cell office:value-type="string">
                <text:p>Dec 2008</text:p>
              </table:table-cell>
              <table:table-cell office:value-type="float" office:value="104.831818181818">
                <text:p>104.831818181818</text:p>
              </table:table-cell>
            </table:table-row>
            <table:table-row>
              <table:table-cell office:value-type="string">
                <text:p>Jan 2009</text:p>
              </table:table-cell>
              <table:table-cell office:value-type="float" office:value="56.2908333333333">
                <text:p>56.2908333333333</text:p>
              </table:table-cell>
            </table:table-row>
            <table:table-row>
              <table:table-cell office:value-type="string">
                <text:p>Feb 2009</text:p>
              </table:table-cell>
              <table:table-cell office:value-type="float" office:value="38.3753571428571">
                <text:p>38.3753571428571</text:p>
              </table:table-cell>
            </table:table-row>
            <table:table-row>
              <table:table-cell office:value-type="string">
                <text:p>Mar 2009</text:p>
              </table:table-cell>
              <table:table-cell office:value-type="float" office:value="59.4031818181818">
                <text:p>59.40318181818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fill-color="#ff420e"/>
      <style:text-properties fo:font-size="6pt" style:font-size-asian="6pt" style:font-size-complex="6pt"/>
    </style:style>
    <style:style style:name="ch10" style:family="chart"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0.324cm" svg:height="7.785cm" chart:class="chart:bar" chart:style-name="ch1">
        <chart:title svg:x="7.714cm" svg:y="0.163cm" chart:style-name="ch2">
          <text:p>Compare months by year</text:p>
        </chart:title>
        <chart:legend chart:legend-position="end" svg:x="18.633cm" svg:y="2.944cm" chart:style-name="ch3"/>
        <chart:plot-area chart:style-name="ch4" table:cell-range-address="'Data by month'.R31:'Data by month'.V43" chart:data-source-has-labels="both" svg:x="0.406cm" svg:y="0.814cm" svg:width="17.822cm" svg:height="6.661cm">
          <chart:axis chart:dimension="x" chart:name="primary-x" chart:style-name="ch5">
            <chart:categories table:cell-range-address="'Data by month'.R32:'Data by month'.R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Data by month'.S32:'Data by month'.S43" chart:label-cell-address="'Data by month'.S31:'Data by month'.S31" chart:class="chart:bar">
            <chart:data-point chart:repeated="12"/>
          </chart:series>
          <chart:series chart:style-name="ch9" chart:values-cell-range-address="'Data by month'.T32:'Data by month'.T43" chart:label-cell-address="'Data by month'.T31:'Data by month'.T31" chart:class="chart:bar">
            <chart:data-point chart:repeated="12"/>
          </chart:series>
          <chart:series chart:style-name="ch10" chart:values-cell-range-address="'Data by month'.U32:'Data by month'.U43" chart:label-cell-address="'Data by month'.U31:'Data by month'.U31" chart:class="chart:bar">
            <chart:data-point chart:repeated="12"/>
          </chart:series>
          <chart:series chart:style-name="ch11" chart:values-cell-range-address="'Data by month'.V32:'Data by month'.V43" chart:label-cell-address="'Data by month'.V31:'Data by month'.V31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Data by month'.S31:'Data by month'.S31">2006</text:p>
              </table:table-cell>
              <table:table-cell office:value-type="string">
                <text:p text:id="'Data by month'.T31:'Data by month'.T31">2007</text:p>
              </table:table-cell>
              <table:table-cell office:value-type="string">
                <text:p text:id="'Data by month'.U31:'Data by month'.U31">2008</text:p>
              </table:table-cell>
              <table:table-cell office:value-type="string">
                <text:p text:id="'Data by month'.V31:'Data by month'.V31">2009</text:p>
              </table:table-cell>
            </table:table-row>
          </table:table-header-rows>
          <table:table-rows>
            <table:table-row>
              <table:table-cell office:value-type="string">
                <text:p text:id="'Data by month'.R32:'Data by month'.R43">Jan</text:p>
              </table:table-cell>
              <table:table-cell office:value-type="float" office:value="613.76">
                <text:p text:id="'Data by month'.S32:'Data by month'.S43">613.76</text:p>
              </table:table-cell>
              <table:table-cell office:value-type="float" office:value="236.23">
                <text:p text:id="'Data by month'.T32:'Data by month'.T43">236.23</text:p>
              </table:table-cell>
              <table:table-cell office:value-type="float" office:value="278.06">
                <text:p text:id="'Data by month'.U32:'Data by month'.U43">278.06</text:p>
              </table:table-cell>
              <table:table-cell office:value-type="float" office:value="3853.46">
                <text:p text:id="'Data by month'.V32:'Data by month'.V43">3853.46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80.38">
                <text:p>480.38</text:p>
              </table:table-cell>
              <table:table-cell office:value-type="float" office:value="340.24">
                <text:p>340.24</text:p>
              </table:table-cell>
              <table:table-cell office:value-type="float" office:value="194.37">
                <text:p>194.37</text:p>
              </table:table-cell>
              <table:table-cell office:value-type="float" office:value="1205.35">
                <text:p>1205.35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667.22">
                <text:p>667.22</text:p>
              </table:table-cell>
              <table:table-cell office:value-type="float" office:value="207.16">
                <text:p>207.16</text:p>
              </table:table-cell>
              <table:table-cell office:value-type="float" office:value="358.8">
                <text:p>358.8</text:p>
              </table:table-cell>
              <table:table-cell office:value-type="float" office:value="1652.54">
                <text:p>1652.54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7715.57">
                <text:p>7715.57</text:p>
              </table:table-cell>
              <table:table-cell office:value-type="float" office:value="238.26">
                <text:p>238.26</text:p>
              </table:table-cell>
              <table:table-cell office:value-type="float" office:value="885.33">
                <text:p>885.33</text:p>
              </table:table-cell>
              <table:table-cell office:value-type="float" office:value="3315.77999999999">
                <text:p>3315.77999999999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1203.37">
                <text:p>1203.37</text:p>
              </table:table-cell>
              <table:table-cell office:value-type="float" office:value="247.3">
                <text:p>247.3</text:p>
              </table:table-cell>
              <table:table-cell office:value-type="float" office:value="488.92">
                <text:p>488.92</text:p>
              </table:table-cell>
              <table:table-cell office:value-type="float" office:value="7340.87000000001">
                <text:p>7340.87000000001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1050.02">
                <text:p>1050.02</text:p>
              </table:table-cell>
              <table:table-cell office:value-type="float" office:value="61.46">
                <text:p>61.46</text:p>
              </table:table-cell>
              <table:table-cell office:value-type="float" office:value="750.65">
                <text:p>750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1027.68">
                <text:p>1027.68</text:p>
              </table:table-cell>
              <table:table-cell office:value-type="float" office:value="197.5">
                <text:p>197.5</text:p>
              </table:table-cell>
              <table:table-cell office:value-type="float" office:value="847.69">
                <text:p>847.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301.24">
                <text:p>301.24</text:p>
              </table:table-cell>
              <table:table-cell office:value-type="float" office:value="179.13">
                <text:p>179.13</text:p>
              </table:table-cell>
              <table:table-cell office:value-type="float" office:value="126.76">
                <text:p>126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298.63">
                <text:p>298.63</text:p>
              </table:table-cell>
              <table:table-cell office:value-type="float" office:value="1339.78">
                <text:p>1339.78</text:p>
              </table:table-cell>
              <table:table-cell office:value-type="float" office:value="1038.99">
                <text:p>1038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140.25">
                <text:p>140.25</text:p>
              </table:table-cell>
              <table:table-cell office:value-type="float" office:value="183.87">
                <text:p>183.87</text:p>
              </table:table-cell>
              <table:table-cell office:value-type="float" office:value="88.85">
                <text:p>88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20.66">
                <text:p>120.66</text:p>
              </table:table-cell>
              <table:table-cell office:value-type="float" office:value="12.61">
                <text:p>12.61</text:p>
              </table:table-cell>
              <table:table-cell office:value-type="float" office:value="212.08">
                <text:p>212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1565.56">
                <text:p>1565.56</text:p>
              </table:table-cell>
              <table:table-cell office:value-type="float" office:value="777.21">
                <text:p>777.21</text:p>
              </table:table-cell>
              <table:table-cell office:value-type="float" office:value="1153.15">
                <text:p>1153.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101">
      <style:chart-properties chart:display-label="true" chart:logarithmic="false" chart:reverse-direction="false" text:line-break="false" chart:visible="tru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fill-color="#579d1c"/>
      <style:text-properties fo:font-size="6pt" style:font-size-asian="6pt" style:font-size-complex="6pt"/>
    </style:style>
    <style:style style:name="ch11" style:family="chart">
      <style:graphic-properties draw:fill-color="#7e0021"/>
      <style:text-properties fo:font-size="6pt" style:font-size-asian="6pt" style:font-size-complex="6pt"/>
    </style:style>
    <style:style style:name="ch12" style:family="chart">
      <style:graphic-properties draw:fill-color="#83caff"/>
      <style:text-properties fo:font-size="6pt" style:font-size-asian="6pt" style:font-size-complex="6pt"/>
    </style:style>
    <style:style style:name="ch13" style:family="chart">
      <style:graphic-properties draw:fill-color="#314004"/>
      <style:text-properties fo:font-size="6pt" style:font-size-asian="6pt" style:font-size-complex="6pt"/>
    </style:style>
    <style:style style:name="ch14" style:family="chart">
      <style:graphic-properties draw:fill-color="#aecf00"/>
      <style:text-properties fo:font-size="6pt" style:font-size-asian="6pt" style:font-size-complex="6pt"/>
    </style:style>
    <style:style style:name="ch15" style:family="chart">
      <style:graphic-properties draw:fill-color="#4b1f6f"/>
      <style:text-properties fo:font-size="6pt" style:font-size-asian="6pt" style:font-size-complex="6pt"/>
    </style:style>
    <style:style style:name="ch16" style:family="chart">
      <style:graphic-properties draw:fill-color="#ff950e"/>
      <style:text-properties fo:font-size="6pt" style:font-size-asian="6pt" style:font-size-complex="6pt"/>
    </style:style>
    <style:style style:name="ch17" style:family="chart">
      <style:graphic-properties draw:fill-color="#c5000b"/>
      <style:text-properties fo:font-size="6pt" style:font-size-asian="6pt" style:font-size-complex="6pt"/>
    </style:style>
    <style:style style:name="ch18" style:family="chart">
      <style:graphic-properties draw:fill-color="#0084d1"/>
      <style:text-properties fo:font-size="6pt" style:font-size-asian="6pt" style:font-size-complex="6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draw:stroke="none" svg:stroke-color="#b3b3b3" draw:fill="solid" draw:fill-color="#cccccc"/>
    </style:style>
  </office:automatic-styles>
  <office:body>
    <office:chart>
      <chart:chart svg:width="18.941cm" svg:height="8.109cm" chart:class="chart:bar" chart:style-name="ch1">
        <chart:legend chart:legend-position="end" svg:x="17.384cm" svg:y="1.398cm" chart:style-name="ch2"/>
        <chart:plot-area chart:style-name="ch3" table:cell-range-address="'Data by month'.R31:'Data by month'.V43" chart:data-source-has-labels="both" svg:x="0.378cm" svg:y="0.162cm" svg:width="16.629cm" svg:height="7.623cm">
          <chart:axis chart:dimension="x" chart:name="primary-x" chart:style-name="ch4">
            <chart:categories table:cell-range-address="'Data by month'.S31:'Data by month'.V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ta by month'.S32:'Data by month'.V32" chart:label-cell-address="'Data by month'.R32:'Data by month'.R32" chart:class="chart:bar">
            <chart:data-point chart:repeated="4"/>
          </chart:series>
          <chart:series chart:style-name="ch8" chart:values-cell-range-address="'Data by month'.S33:'Data by month'.V33" chart:label-cell-address="'Data by month'.R33:'Data by month'.R33" chart:class="chart:bar">
            <chart:data-point chart:repeated="4"/>
          </chart:series>
          <chart:series chart:style-name="ch9" chart:values-cell-range-address="'Data by month'.S34:'Data by month'.V34" chart:label-cell-address="'Data by month'.R34:'Data by month'.R34" chart:class="chart:bar">
            <chart:data-point chart:repeated="4"/>
          </chart:series>
          <chart:series chart:style-name="ch10" chart:values-cell-range-address="'Data by month'.S35:'Data by month'.V35" chart:label-cell-address="'Data by month'.R35:'Data by month'.R35" chart:class="chart:bar">
            <chart:data-point chart:repeated="4"/>
          </chart:series>
          <chart:series chart:style-name="ch11" chart:values-cell-range-address="'Data by month'.S36:'Data by month'.V36" chart:label-cell-address="'Data by month'.R36:'Data by month'.R36" chart:class="chart:bar">
            <chart:data-point chart:repeated="4"/>
          </chart:series>
          <chart:series chart:style-name="ch12" chart:values-cell-range-address="'Data by month'.S37:'Data by month'.V37" chart:label-cell-address="'Data by month'.R37:'Data by month'.R37" chart:class="chart:bar">
            <chart:data-point chart:repeated="4"/>
          </chart:series>
          <chart:series chart:style-name="ch13" chart:values-cell-range-address="'Data by month'.S38:'Data by month'.V38" chart:label-cell-address="'Data by month'.R38:'Data by month'.R38" chart:class="chart:bar">
            <chart:data-point chart:repeated="4"/>
          </chart:series>
          <chart:series chart:style-name="ch14" chart:values-cell-range-address="'Data by month'.S39:'Data by month'.V39" chart:label-cell-address="'Data by month'.R39:'Data by month'.R39" chart:class="chart:bar">
            <chart:data-point chart:repeated="4"/>
          </chart:series>
          <chart:series chart:style-name="ch15" chart:values-cell-range-address="'Data by month'.S40:'Data by month'.V40" chart:label-cell-address="'Data by month'.R40:'Data by month'.R40" chart:class="chart:bar">
            <chart:data-point chart:repeated="4"/>
          </chart:series>
          <chart:series chart:style-name="ch16" chart:values-cell-range-address="'Data by month'.S41:'Data by month'.V41" chart:label-cell-address="'Data by month'.R41:'Data by month'.R41" chart:class="chart:bar">
            <chart:data-point chart:repeated="4"/>
          </chart:series>
          <chart:series chart:style-name="ch17" chart:values-cell-range-address="'Data by month'.S42:'Data by month'.V42" chart:label-cell-address="'Data by month'.R42:'Data by month'.R42" chart:class="chart:bar">
            <chart:data-point chart:repeated="4"/>
          </chart:series>
          <chart:series chart:style-name="ch18" chart:values-cell-range-address="'Data by month'.S43:'Data by month'.V43" chart:label-cell-address="'Data by month'.R43:'Data by month'.R43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Data by month'.S31:'Data by month'.V31">2006</text:p>
              </table:table-cell>
              <table:table-cell office:value-type="string">
                <text:p>2007</text:p>
              </table:table-cell>
              <table:table-cell office:value-type="string">
                <text:p>2008</text:p>
              </table:table-cell>
              <table:table-cell office:value-type="string">
                <text:p>2009</text:p>
              </table:table-cell>
            </table:table-row>
          </table:table-header-rows>
          <table:table-rows>
            <table:table-row>
              <table:table-cell office:value-type="string">
                <text:p text:id="'Data by month'.R32:'Data by month'.R32">Jan</text:p>
              </table:table-cell>
              <table:table-cell office:value-type="float" office:value="613.76">
                <text:p text:id="'Data by month'.S32:'Data by month'.V32">613.76</text:p>
              </table:table-cell>
              <table:table-cell office:value-type="float" office:value="236.23">
                <text:p>236.23</text:p>
              </table:table-cell>
              <table:table-cell office:value-type="float" office:value="278.06">
                <text:p>278.06</text:p>
              </table:table-cell>
              <table:table-cell office:value-type="float" office:value="3853.46">
                <text:p>3853.46</text:p>
              </table:table-cell>
            </table:table-row>
            <table:table-row>
              <table:table-cell office:value-type="string">
                <text:p text:id="'Data by month'.R33:'Data by month'.R33">Feb</text:p>
              </table:table-cell>
              <table:table-cell office:value-type="float" office:value="480.38">
                <text:p text:id="'Data by month'.S33:'Data by month'.V33">480.38</text:p>
              </table:table-cell>
              <table:table-cell office:value-type="float" office:value="340.24">
                <text:p>340.24</text:p>
              </table:table-cell>
              <table:table-cell office:value-type="float" office:value="194.37">
                <text:p>194.37</text:p>
              </table:table-cell>
              <table:table-cell office:value-type="float" office:value="1205.35">
                <text:p>1205.35</text:p>
              </table:table-cell>
            </table:table-row>
            <table:table-row>
              <table:table-cell office:value-type="string">
                <text:p text:id="'Data by month'.R34:'Data by month'.R34">Mar</text:p>
              </table:table-cell>
              <table:table-cell office:value-type="float" office:value="667.22">
                <text:p text:id="'Data by month'.S34:'Data by month'.V34">667.22</text:p>
              </table:table-cell>
              <table:table-cell office:value-type="float" office:value="207.16">
                <text:p>207.16</text:p>
              </table:table-cell>
              <table:table-cell office:value-type="float" office:value="358.8">
                <text:p>358.8</text:p>
              </table:table-cell>
              <table:table-cell office:value-type="float" office:value="1652.54">
                <text:p>1652.54</text:p>
              </table:table-cell>
            </table:table-row>
            <table:table-row>
              <table:table-cell office:value-type="string">
                <text:p text:id="'Data by month'.R35:'Data by month'.R35">Apr</text:p>
              </table:table-cell>
              <table:table-cell office:value-type="float" office:value="7715.57">
                <text:p text:id="'Data by month'.S35:'Data by month'.V35">7715.57</text:p>
              </table:table-cell>
              <table:table-cell office:value-type="float" office:value="238.26">
                <text:p>238.26</text:p>
              </table:table-cell>
              <table:table-cell office:value-type="float" office:value="885.33">
                <text:p>885.33</text:p>
              </table:table-cell>
              <table:table-cell office:value-type="float" office:value="3315.77999999999">
                <text:p>3315.77999999999</text:p>
              </table:table-cell>
            </table:table-row>
            <table:table-row>
              <table:table-cell office:value-type="string">
                <text:p text:id="'Data by month'.R36:'Data by month'.R36">May</text:p>
              </table:table-cell>
              <table:table-cell office:value-type="float" office:value="1203.37">
                <text:p text:id="'Data by month'.S36:'Data by month'.V36">1203.37</text:p>
              </table:table-cell>
              <table:table-cell office:value-type="float" office:value="247.3">
                <text:p>247.3</text:p>
              </table:table-cell>
              <table:table-cell office:value-type="float" office:value="488.92">
                <text:p>488.92</text:p>
              </table:table-cell>
              <table:table-cell office:value-type="float" office:value="7340.87000000001">
                <text:p>7340.87000000001</text:p>
              </table:table-cell>
            </table:table-row>
            <table:table-row>
              <table:table-cell office:value-type="string">
                <text:p text:id="'Data by month'.R37:'Data by month'.R37">Jun</text:p>
              </table:table-cell>
              <table:table-cell office:value-type="float" office:value="1050.02">
                <text:p text:id="'Data by month'.S37:'Data by month'.V37">1050.02</text:p>
              </table:table-cell>
              <table:table-cell office:value-type="float" office:value="61.46">
                <text:p>61.46</text:p>
              </table:table-cell>
              <table:table-cell office:value-type="float" office:value="750.65">
                <text:p>750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'Data by month'.R38:'Data by month'.R38">Jul</text:p>
              </table:table-cell>
              <table:table-cell office:value-type="float" office:value="1027.68">
                <text:p text:id="'Data by month'.S38:'Data by month'.V38">1027.68</text:p>
              </table:table-cell>
              <table:table-cell office:value-type="float" office:value="197.5">
                <text:p>197.5</text:p>
              </table:table-cell>
              <table:table-cell office:value-type="float" office:value="847.69">
                <text:p>847.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'Data by month'.R39:'Data by month'.R39">Aug</text:p>
              </table:table-cell>
              <table:table-cell office:value-type="float" office:value="301.24">
                <text:p text:id="'Data by month'.S39:'Data by month'.V39">301.24</text:p>
              </table:table-cell>
              <table:table-cell office:value-type="float" office:value="179.13">
                <text:p>179.13</text:p>
              </table:table-cell>
              <table:table-cell office:value-type="float" office:value="126.76">
                <text:p>126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'Data by month'.R40:'Data by month'.R40">Sep</text:p>
              </table:table-cell>
              <table:table-cell office:value-type="float" office:value="298.63">
                <text:p text:id="'Data by month'.S40:'Data by month'.V40">298.63</text:p>
              </table:table-cell>
              <table:table-cell office:value-type="float" office:value="1339.78">
                <text:p>1339.78</text:p>
              </table:table-cell>
              <table:table-cell office:value-type="float" office:value="1038.99">
                <text:p>1038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'Data by month'.R41:'Data by month'.R41">Oct</text:p>
              </table:table-cell>
              <table:table-cell office:value-type="float" office:value="140.25">
                <text:p text:id="'Data by month'.S41:'Data by month'.V41">140.25</text:p>
              </table:table-cell>
              <table:table-cell office:value-type="float" office:value="183.87">
                <text:p>183.87</text:p>
              </table:table-cell>
              <table:table-cell office:value-type="float" office:value="88.85">
                <text:p>88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'Data by month'.R42:'Data by month'.R42">Nov</text:p>
              </table:table-cell>
              <table:table-cell office:value-type="float" office:value="120.66">
                <text:p text:id="'Data by month'.S42:'Data by month'.V42">120.66</text:p>
              </table:table-cell>
              <table:table-cell office:value-type="float" office:value="12.61">
                <text:p>12.61</text:p>
              </table:table-cell>
              <table:table-cell office:value-type="float" office:value="212.08">
                <text:p>212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'Data by month'.R43:'Data by month'.R43">Dec</text:p>
              </table:table-cell>
              <table:table-cell office:value-type="float" office:value="1565.56">
                <text:p text:id="'Data by month'.S43:'Data by month'.V43">1565.56</text:p>
              </table:table-cell>
              <table:table-cell office:value-type="float" office:value="777.21">
                <text:p>777.21</text:p>
              </table:table-cell>
              <table:table-cell office:value-type="float" office:value="1153.15">
                <text:p>1153.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2.414cm" svg:height="9.432cm" chart:class="chart:line" chart:style-name="ch1">
        <chart:legend chart:legend-position="end" svg:x="20.681cm" svg:y="3.768cm" chart:style-name="ch2"/>
        <chart:plot-area chart:style-name="ch3" table:cell-range-address="'Data by month'.R31:'Data by month'.V43" chart:data-source-has-labels="both" svg:x="0.447cm" svg:y="0.188cm" svg:width="19.786cm" svg:height="8.868cm">
          <chart:axis chart:dimension="x" chart:name="primary-x" chart:style-name="ch4">
            <chart:categories table:cell-range-address="'Data by month'.R32:'Data by month'.R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ta by month'.S32:'Data by month'.S43" chart:label-cell-address="'Data by month'.S31:'Data by month'.S31" chart:class="chart:line">
            <chart:data-point chart:repeated="12"/>
          </chart:series>
          <chart:series chart:style-name="ch8" chart:values-cell-range-address="'Data by month'.T32:'Data by month'.T43" chart:label-cell-address="'Data by month'.T31:'Data by month'.T31" chart:class="chart:line">
            <chart:data-point chart:repeated="12"/>
          </chart:series>
          <chart:series chart:style-name="ch9" chart:values-cell-range-address="'Data by month'.U32:'Data by month'.U43" chart:label-cell-address="'Data by month'.U31:'Data by month'.U31" chart:class="chart:line">
            <chart:data-point chart:repeated="12"/>
          </chart:series>
          <chart:series chart:style-name="ch10" chart:values-cell-range-address="'Data by month'.V32:'Data by month'.V43" chart:label-cell-address="'Data by month'.V31:'Data by month'.V31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Data by month'.S31:'Data by month'.S31">2006</text:p>
              </table:table-cell>
              <table:table-cell office:value-type="string">
                <text:p text:id="'Data by month'.T31:'Data by month'.T31">2007</text:p>
              </table:table-cell>
              <table:table-cell office:value-type="string">
                <text:p text:id="'Data by month'.U31:'Data by month'.U31">2008</text:p>
              </table:table-cell>
              <table:table-cell office:value-type="string">
                <text:p text:id="'Data by month'.V31:'Data by month'.V31">2009</text:p>
              </table:table-cell>
            </table:table-row>
          </table:table-header-rows>
          <table:table-rows>
            <table:table-row>
              <table:table-cell office:value-type="string">
                <text:p text:id="'Data by month'.R32:'Data by month'.R43">Jan</text:p>
              </table:table-cell>
              <table:table-cell office:value-type="float" office:value="613.76">
                <text:p text:id="'Data by month'.S32:'Data by month'.S43">613.76</text:p>
              </table:table-cell>
              <table:table-cell office:value-type="float" office:value="236.23">
                <text:p text:id="'Data by month'.T32:'Data by month'.T43">236.23</text:p>
              </table:table-cell>
              <table:table-cell office:value-type="float" office:value="278.06">
                <text:p text:id="'Data by month'.U32:'Data by month'.U43">278.06</text:p>
              </table:table-cell>
              <table:table-cell office:value-type="float" office:value="3853.46">
                <text:p text:id="'Data by month'.V32:'Data by month'.V43">3853.46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80.38">
                <text:p>480.38</text:p>
              </table:table-cell>
              <table:table-cell office:value-type="float" office:value="340.24">
                <text:p>340.24</text:p>
              </table:table-cell>
              <table:table-cell office:value-type="float" office:value="194.37">
                <text:p>194.37</text:p>
              </table:table-cell>
              <table:table-cell office:value-type="float" office:value="1205.35">
                <text:p>1205.35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667.22">
                <text:p>667.22</text:p>
              </table:table-cell>
              <table:table-cell office:value-type="float" office:value="207.16">
                <text:p>207.16</text:p>
              </table:table-cell>
              <table:table-cell office:value-type="float" office:value="358.8">
                <text:p>358.8</text:p>
              </table:table-cell>
              <table:table-cell office:value-type="float" office:value="1652.54">
                <text:p>1652.54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7715.57">
                <text:p>7715.57</text:p>
              </table:table-cell>
              <table:table-cell office:value-type="float" office:value="238.26">
                <text:p>238.26</text:p>
              </table:table-cell>
              <table:table-cell office:value-type="float" office:value="885.33">
                <text:p>885.33</text:p>
              </table:table-cell>
              <table:table-cell office:value-type="float" office:value="3315.77999999999">
                <text:p>3315.77999999999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1203.37">
                <text:p>1203.37</text:p>
              </table:table-cell>
              <table:table-cell office:value-type="float" office:value="247.3">
                <text:p>247.3</text:p>
              </table:table-cell>
              <table:table-cell office:value-type="float" office:value="488.92">
                <text:p>488.92</text:p>
              </table:table-cell>
              <table:table-cell office:value-type="float" office:value="7340.87000000001">
                <text:p>7340.87000000001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1050.02">
                <text:p>1050.02</text:p>
              </table:table-cell>
              <table:table-cell office:value-type="float" office:value="61.46">
                <text:p>61.46</text:p>
              </table:table-cell>
              <table:table-cell office:value-type="float" office:value="750.65">
                <text:p>750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1027.68">
                <text:p>1027.68</text:p>
              </table:table-cell>
              <table:table-cell office:value-type="float" office:value="197.5">
                <text:p>197.5</text:p>
              </table:table-cell>
              <table:table-cell office:value-type="float" office:value="847.69">
                <text:p>847.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301.24">
                <text:p>301.24</text:p>
              </table:table-cell>
              <table:table-cell office:value-type="float" office:value="179.13">
                <text:p>179.13</text:p>
              </table:table-cell>
              <table:table-cell office:value-type="float" office:value="126.76">
                <text:p>126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298.63">
                <text:p>298.63</text:p>
              </table:table-cell>
              <table:table-cell office:value-type="float" office:value="1339.78">
                <text:p>1339.78</text:p>
              </table:table-cell>
              <table:table-cell office:value-type="float" office:value="1038.99">
                <text:p>1038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140.25">
                <text:p>140.25</text:p>
              </table:table-cell>
              <table:table-cell office:value-type="float" office:value="183.87">
                <text:p>183.87</text:p>
              </table:table-cell>
              <table:table-cell office:value-type="float" office:value="88.85">
                <text:p>88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20.66">
                <text:p>120.66</text:p>
              </table:table-cell>
              <table:table-cell office:value-type="float" office:value="12.61">
                <text:p>12.61</text:p>
              </table:table-cell>
              <table:table-cell office:value-type="float" office:value="212.08">
                <text:p>212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1565.56">
                <text:p>1565.56</text:p>
              </table:table-cell>
              <table:table-cell office:value-type="float" office:value="777.21">
                <text:p>777.21</text:p>
              </table:table-cell>
              <table:table-cell office:value-type="float" office:value="1153.15">
                <text:p>1153.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tacked="true" chart:connect-bars="false" chart:treat-empty-cells="leave-gap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002cm" svg:height="6.987cm" chart:class="chart:bar" chart:style-name="ch1">
        <chart:title svg:x="1.521cm" svg:y="0.147cm" chart:style-name="ch2">
          <text:p>Money from subscriptions</text:p>
        </chart:title>
        <chart:legend chart:legend-position="end" svg:x="5.79cm" svg:y="2.972cm" chart:style-name="ch3"/>
        <chart:plot-area chart:style-name="ch4" table:cell-range-address="'Data by month'.P48:'Data by month'.R53" chart:data-source-has-labels="both" svg:x="0.16cm" svg:y="0.782cm" svg:width="5.471cm" svg:height="5.927cm">
          <chart:axis chart:dimension="x" chart:name="primary-x" chart:style-name="ch5">
            <chart:categories table:cell-range-address="'Data by month'.P49:'Data by month'.P5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Data by month'.Q49:'Data by month'.Q53" chart:label-cell-address="'Data by month'.Q48:'Data by month'.Q48" chart:class="chart:bar">
            <chart:data-point chart:repeated="5"/>
          </chart:series>
          <chart:series chart:style-name="ch9" chart:values-cell-range-address="'Data by month'.R49:'Data by month'.R53" chart:label-cell-address="'Data by month'.R48:'Data by month'.R48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Data by month'.Q48:'Data by month'.Q48">Subscriber</text:p>
              </table:table-cell>
              <table:table-cell office:value-type="string">
                <text:p text:id="'Data by month'.R48:'Data by month'.R48">Other</text:p>
              </table:table-cell>
            </table:table-row>
          </table:table-header-rows>
          <table:table-rows>
            <table:table-row>
              <table:table-cell office:value-type="string">
                <text:p text:id="'Data by month'.P49:'Data by month'.P53">Jan</text:p>
              </table:table-cell>
              <table:table-cell office:value-type="float" office:value="476.01">
                <text:p text:id="'Data by month'.Q49:'Data by month'.Q53">476.01</text:p>
              </table:table-cell>
              <table:table-cell office:value-type="float" office:value="3377.44999999999">
                <text:p text:id="'Data by month'.R49:'Data by month'.R53">3377.44999999999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130.84">
                <text:p>130.84</text:p>
              </table:table-cell>
              <table:table-cell office:value-type="float" office:value="1074.51">
                <text:p>1074.51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345.67">
                <text:p>345.67</text:p>
              </table:table-cell>
              <table:table-cell office:value-type="float" office:value="1306.87">
                <text:p>1306.87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599.03">
                <text:p>599.03</text:p>
              </table:table-cell>
              <table:table-cell office:value-type="float" office:value="2716.74999999999">
                <text:p>2716.74999999999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934.299999999998">
                <text:p>934.299999999998</text:p>
              </table:table-cell>
              <table:table-cell office:value-type="float" office:value="6406.57000000001">
                <text:p>6406.5700000000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